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063in" style:rel-column-width="6915*"/>
    </style:style>
    <style:style style:name="Table1.B" style:family="table-column">
      <style:table-column-properties style:column-width="2.9514in" style:rel-column-width="28898*"/>
    </style:style>
    <style:style style:name="Table1.C" style:family="table-column">
      <style:table-column-properties style:column-width="3.0354in" style:rel-column-width="297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in" fo:margin-bottom="0in"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in" fo:margin-bottom="0in"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in" fo:margin-bottom="0in" loext:contextual-spacing="false" fo:line-height="150%"/>
      <style:text-properties officeooo:paragraph-rsid="0049163e"/>
    </style:style>
    <style:style style:name="P19"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0.3937in" fo:margin-right="0in" fo:margin-top="0in" fo:margin-bottom="0in" loext:contextual-spacing="false" fo:line-height="150%" fo:text-indent="0in" style:auto-text-indent="false">
        <style:tab-stops>
          <style:tab-stop style:position="5.1189in"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1665in" fo:margin-bottom="0.0835in" loext:contextual-spacing="false" fo:line-height="150%"/>
      <style:text-properties officeooo:paragraph-rsid="005576c8"/>
    </style:style>
    <style:style style:name="P24" style:family="paragraph" style:parent-style-name="Standard">
      <style:paragraph-properties fo:margin-top="0.1665in" fo:margin-bottom="0.0835in"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2" style:family="paragraph" style:parent-style-name="Text_20_body">
      <style:text-properties fo:font-size="12pt" fo:font-weight="normal" style:font-size-asian="10.5pt" style:font-weight-asian="normal" style:font-size-complex="12pt" style:font-weight-complex="normal"/>
    </style:style>
    <style:style style:name="P63" style:family="paragraph" style:parent-style-name="Text_20_body">
      <style:text-properties fo:font-size="12pt" fo:font-weight="normal" officeooo:paragraph-rsid="00de4d59" style:font-size-asian="10.5pt" style:font-weight-asian="normal" style:font-size-complex="12pt" style:font-weight-complex="normal"/>
    </style:style>
    <style:style style:name="P64" style:family="paragraph" style:parent-style-name="Text_20_body">
      <style:text-properties fo:font-size="12pt" fo:font-weight="normal" officeooo:paragraph-rsid="00fb3506" style:font-size-asian="10.5pt" style:font-weight-asian="normal" style:font-size-complex="12pt" style:font-weight-complex="normal"/>
    </style:style>
    <style:style style:name="P65" style:family="paragraph" style:parent-style-name="Text_20_body">
      <style:text-properties fo:font-size="12pt" fo:font-weight="normal" officeooo:paragraph-rsid="0100ff04" style:font-size-asian="10.5pt" style:font-weight-asian="normal" style:font-size-complex="12pt" style:font-weight-complex="normal"/>
    </style:style>
    <style:style style:name="P66" style:family="paragraph" style:parent-style-name="Text_20_body">
      <style:text-properties fo:font-size="12pt" fo:font-weight="normal" officeooo:paragraph-rsid="0104319f" style:font-size-asian="10.5pt" style:font-weight-asian="normal" style:font-size-complex="12pt" style:font-weight-complex="normal"/>
    </style:style>
    <style:style style:name="P67" style:family="paragraph" style:parent-style-name="Text_20_body">
      <style:text-properties fo:font-size="12pt" fo:font-weight="normal" officeooo:paragraph-rsid="010b6373" style:font-size-asian="10.5pt" style:font-weight-asian="normal" style:font-size-complex="12pt" style:font-weight-complex="normal"/>
    </style:style>
    <style:style style:name="P68" style:family="paragraph" style:parent-style-name="Text_20_body">
      <style:text-properties fo:font-size="12pt" fo:font-weight="normal" officeooo:paragraph-rsid="011969cb" style:font-size-asian="10.5pt" style:font-weight-asian="normal" style:font-size-complex="12pt" style:font-weight-complex="normal"/>
    </style:style>
    <style:style style:name="P69" style:family="paragraph" style:parent-style-name="Text_20_body">
      <style:text-properties fo:font-size="12pt" fo:font-weight="normal" officeooo:paragraph-rsid="012d1994" style:font-size-asian="10.5pt" style:font-weight-asian="normal" style:font-size-complex="12pt" style:font-weight-complex="normal"/>
    </style:style>
    <style:style style:name="P70" style:family="paragraph" style:parent-style-name="Text_20_body">
      <style:text-properties fo:font-size="12pt" fo:font-weight="normal" officeooo:paragraph-rsid="0135bc43" style:font-size-asian="10.5pt" style:font-weight-asian="normal" style:font-size-complex="12pt" style:font-weight-complex="normal"/>
    </style:style>
    <style:style style:name="P71" style:family="paragraph" style:parent-style-name="Text_20_body">
      <style:text-properties fo:font-size="12pt" fo:font-weight="normal" officeooo:paragraph-rsid="0136d03a" style:font-size-asian="10.5pt" style:font-weight-asian="normal" style:font-size-complex="12pt" style:font-weight-complex="normal"/>
    </style:style>
    <style:style style:name="P72" style:family="paragraph" style:parent-style-name="Text_20_body">
      <style:text-properties fo:font-size="12pt" fo:font-weight="normal" officeooo:paragraph-rsid="014575f3" style:font-size-asian="10.5pt" style:font-weight-asian="normal" style:font-size-complex="12pt" style:font-weight-complex="normal"/>
    </style:style>
    <style:style style:name="P73" style:family="paragraph" style:parent-style-name="Text_20_body">
      <style:text-properties fo:font-size="12pt" fo:font-weight="normal" officeooo:paragraph-rsid="041ef74b" style:font-size-asian="10.5pt" style:font-weight-asian="normal" style:font-size-complex="12pt" style:font-weight-complex="normal"/>
    </style:style>
    <style:style style:name="P74" style:family="paragraph" style:parent-style-name="Text_20_body">
      <style:text-properties officeooo:paragraph-rsid="011c0122"/>
    </style:style>
    <style:style style:name="P75" style:family="paragraph" style:parent-style-name="Text_20_body">
      <style:text-properties officeooo:paragraph-rsid="0135bc43"/>
    </style:style>
    <style:style style:name="P76" style:family="paragraph" style:parent-style-name="Text_20_body">
      <style:text-properties officeooo:paragraph-rsid="01c99122"/>
    </style:style>
    <style:style style:name="P77" style:family="paragraph" style:parent-style-name="Text_20_body">
      <style:text-properties officeooo:paragraph-rsid="026687f9"/>
    </style:style>
    <style:style style:name="P78" style:family="paragraph" style:parent-style-name="Text_20_body">
      <style:text-properties officeooo:paragraph-rsid="03b35b42"/>
    </style:style>
    <style:style style:name="P79" style:family="paragraph" style:parent-style-name="Text_20_body">
      <style:text-properties officeooo:paragraph-rsid="041230c8"/>
    </style:style>
    <style:style style:name="P80" style:family="paragraph" style:parent-style-name="Text_20_body">
      <style:text-properties officeooo:paragraph-rsid="01b0f35a"/>
    </style:style>
    <style:style style:name="P8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2" style:family="paragraph" style:parent-style-name="Preformatted_20_Text">
      <style:paragraph-properties fo:margin-top="0in" fo:margin-bottom="0.1965in" loext:contextual-spacing="false"/>
      <style:text-properties fo:color="#000000" style:font-name="Courier New1"/>
    </style:style>
    <style:style style:name="P83" style:family="paragraph" style:parent-style-name="Preformatted_20_Text">
      <style:paragraph-properties fo:margin-top="0in" fo:margin-bottom="0.1965in" loext:contextual-spacing="false"/>
      <style:text-properties fo:color="#000000" style:font-name="Courier New1" fo:font-size="10pt" officeooo:paragraph-rsid="009ae1b2" style:font-size-asian="10pt" style:font-size-complex="10pt"/>
    </style:style>
    <style:style style:name="P84" style:family="paragraph" style:parent-style-name="Text_20_body">
      <style:paragraph-properties fo:margin-top="0in" fo:margin-bottom="0.1965in" loext:contextual-spacing="false"/>
      <style:text-properties fo:color="#000000" style:font-name="Courier New1" officeooo:paragraph-rsid="03fb7c9c"/>
    </style:style>
    <style:style style:name="P85" style:family="paragraph" style:parent-style-name="Preformatted_20_Text">
      <style:text-properties fo:color="#000000" style:font-name="Courier New1"/>
    </style:style>
    <style:style style:name="P86" style:family="paragraph" style:parent-style-name="Preformatted_20_Text">
      <style:text-properties fo:color="#000000" style:font-name="Courier New1" fo:font-size="10pt" style:font-size-asian="10pt" style:font-size-complex="10pt"/>
    </style:style>
    <style:style style:name="P87" style:family="paragraph" style:parent-style-name="Preformatted_20_Text">
      <style:text-properties fo:color="#000000" style:font-name="Courier New" fo:font-size="10pt" officeooo:paragraph-rsid="00b7bea8" style:font-size-asian="10pt" style:font-size-complex="10pt"/>
    </style:style>
    <style:style style:name="P88" style:family="paragraph" style:parent-style-name="Preformatted_20_Text">
      <style:text-properties fo:color="#000000" style:font-name="Times New Roman" fo:font-size="12pt" officeooo:rsid="00c9d900" style:font-size-asian="10.5pt" style:font-size-complex="12pt"/>
    </style:style>
    <style:style style:name="P89" style:family="paragraph" style:parent-style-name="Preformatted_20_Text">
      <style:text-properties fo:color="#000000" style:font-name="Times New Roman" fo:font-size="12pt" officeooo:rsid="00cdd594" officeooo:paragraph-rsid="00cf3bf2" style:font-size-asian="10.5pt" style:font-size-complex="12pt"/>
    </style:style>
    <style:style style:name="P90"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91" style:family="paragraph" style:parent-style-name="Preformatted_20_Text">
      <style:text-properties style:font-name="Courier New"/>
    </style:style>
    <style:style style:name="P92" style:family="paragraph" style:parent-style-name="Preformatted_20_Text">
      <style:text-properties officeooo:paragraph-rsid="00cf3bf2"/>
    </style:style>
    <style:style style:name="P93" style:family="paragraph" style:parent-style-name="Standard">
      <style:paragraph-properties fo:margin-left="0.5in" fo:margin-right="0in" fo:margin-top="0.0835in" fo:margin-bottom="0.25in" loext:contextual-spacing="false" fo:line-height="150%" fo:text-align="start" style:justify-single-word="false" fo:text-indent="0in"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94"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9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9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9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98" style:family="paragraph" style:parent-style-name="Figura">
      <style:text-properties officeooo:paragraph-rsid="036f557d"/>
    </style:style>
    <style:style style:name="P9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1" style:family="paragraph" style:parent-style-name="Text_20_body">
      <style:text-properties fo:font-size="12pt" fo:font-weight="normal" officeooo:paragraph-rsid="0440820f" style:font-size-asian="10.5pt" style:font-weight-asian="normal" style:font-size-complex="12pt" style:font-weight-complex="normal"/>
    </style:style>
    <style:style style:name="P102" style:family="paragraph" style:parent-style-name="Text_20_body">
      <style:text-properties officeooo:paragraph-rsid="043ee7c2"/>
    </style:style>
    <style:style style:name="P103" style:family="paragraph" style:parent-style-name="Text_20_body">
      <style:text-properties style:font-name="Times New Roman" officeooo:rsid="02a7f7f1" officeooo:paragraph-rsid="03f1a5f4"/>
    </style:style>
    <style:style style:name="P104"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107"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108"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109"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110"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11"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112"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113" style:family="paragraph" style:parent-style-name="Text_20_body">
      <style:text-properties fo:color="#000000" style:font-name="Times New Roman" fo:font-size="12pt" officeooo:paragraph-rsid="048606fa"/>
    </style:style>
    <style:style style:name="P114" style:family="paragraph" style:parent-style-name="Text_20_body">
      <style:text-properties fo:color="#000000" style:font-name="Times New Roman" officeooo:paragraph-rsid="048606fa"/>
    </style:style>
    <style:style style:name="P115"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116" style:family="paragraph" style:parent-style-name="Text_20_body">
      <style:text-properties fo:color="#000000" style:font-name="Courier New" officeooo:paragraph-rsid="048606fa" fo:background-color="#ffffff"/>
    </style:style>
    <style:style style:name="P117"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118"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119" style:family="paragraph" style:parent-style-name="Text_20_body">
      <style:text-properties fo:color="#000000" style:font-name="Courier New" officeooo:paragraph-rsid="048606fa"/>
    </style:style>
    <style:style style:name="P120" style:family="paragraph" style:parent-style-name="Text_20_body">
      <style:text-properties fo:color="#000000" style:font-name="Courier New1" fo:font-size="9pt" officeooo:paragraph-rsid="048606fa"/>
    </style:style>
    <style:style style:name="P121" style:family="paragraph" style:parent-style-name="Text_20_body">
      <style:text-properties fo:color="#000000" officeooo:paragraph-rsid="048606fa"/>
    </style:style>
    <style:style style:name="P122" style:family="paragraph" style:parent-style-name="Text_20_body">
      <style:text-properties officeooo:paragraph-rsid="047eec83"/>
    </style:style>
    <style:style style:name="P123" style:family="paragraph" style:parent-style-name="Text_20_body">
      <style:text-properties officeooo:paragraph-rsid="026619e2"/>
    </style:style>
    <style:style style:name="P124"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25" style:family="paragraph" style:parent-style-name="Text_20_body">
      <style:text-properties officeooo:paragraph-rsid="048606fa"/>
    </style:style>
    <style:style style:name="P126" style:family="paragraph" style:parent-style-name="Heading_20_1">
      <style:text-properties fo:font-size="16pt" fo:font-weight="bold" officeooo:rsid="008bd18f" style:font-size-asian="14pt" style:font-weight-asian="bold" style:font-size-complex="16pt" style:font-weight-complex="bold"/>
    </style:style>
    <style:style style:name="P12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128" style:family="paragraph" style:parent-style-name="Heading_20_1">
      <style:text-properties fo:font-size="16pt" fo:font-weight="bold" officeooo:rsid="01ccf7cf" style:font-size-asian="14pt" style:font-weight-asian="bold" style:font-size-complex="16pt" style:font-weight-complex="bold"/>
    </style:style>
    <style:style style:name="P129" style:family="paragraph" style:parent-style-name="Heading_20_1">
      <style:text-properties fo:font-size="16pt" style:font-size-asian="14pt" style:font-size-complex="16pt"/>
    </style:style>
    <style:style style:name="P13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131" style:family="paragraph" style:parent-style-name="Heading_20_1">
      <style:paragraph-properties fo:break-before="page"/>
      <style:text-properties style:font-name="Liberation Sans" fo:font-size="18pt" style:font-size-asian="18pt" style:font-size-complex="18pt"/>
    </style:style>
    <style:style style:name="P132" style:family="paragraph" style:parent-style-name="Heading_20_2">
      <style:text-properties officeooo:paragraph-rsid="0299c5a8"/>
    </style:style>
    <style:style style:name="P133" style:family="paragraph" style:parent-style-name="Heading_20_2">
      <style:text-properties style:font-name="Liberation Sans"/>
    </style:style>
    <style:style style:name="P134" style:family="paragraph" style:parent-style-name="Heading_20_2">
      <style:text-properties officeooo:paragraph-rsid="029d0aaa"/>
    </style:style>
    <style:style style:name="P135"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136"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137" style:family="paragraph" style:parent-style-name="Heading_20_2">
      <style:text-properties fo:font-size="16pt" officeooo:paragraph-rsid="048606fa" style:font-size-asian="16pt" style:font-size-complex="16pt"/>
    </style:style>
    <style:style style:name="P13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139" style:family="paragraph" style:parent-style-name="Heading_20_2">
      <style:text-properties officeooo:paragraph-rsid="046bde8a"/>
    </style:style>
    <style:style style:name="P140" style:family="paragraph" style:parent-style-name="Heading_20_2">
      <style:text-properties officeooo:paragraph-rsid="04709406"/>
    </style:style>
    <style:style style:name="P141" style:family="paragraph" style:parent-style-name="Heading_20_2">
      <style:text-properties style:font-name="Liberation Sans" fo:font-size="16pt" style:font-size-asian="16pt" style:font-size-complex="16pt"/>
    </style:style>
    <style:style style:name="P142" style:family="paragraph" style:parent-style-name="Heading_20_2">
      <style:text-properties officeooo:paragraph-rsid="0476547c"/>
    </style:style>
    <style:style style:name="P1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6bde8a"/>
    </style:style>
    <style:style style:name="P1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09406"/>
    </style:style>
    <style:style style:name="P169" style:family="paragraph" style:parent-style-name="Preformatted_20_Text">
      <style:paragraph-properties fo:margin-top="0in" fo:margin-bottom="0.1965in"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font-size-asian="10.5pt" style:font-size-complex="12pt"/>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style>
    <style:style style:name="P17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09406"/>
    </style:style>
    <style:style style:name="P17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6547c"/>
    </style:style>
    <style:style style:name="P17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8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8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8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8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8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90" style:family="paragraph" style:parent-style-name="Preformatted_20_Text">
      <style:paragraph-properties fo:margin-top="0in" fo:margin-bottom="0.1965in" loext:contextual-spacing="false"/>
      <style:text-properties fo:color="#000000" style:font-name="Courier New1" fo:font-size="9pt" officeooo:paragraph-rsid="046bde8a" style:font-size-asian="9pt" style:font-size-complex="9pt"/>
    </style:style>
    <style:style style:name="P191" style:family="paragraph" style:parent-style-name="Preformatted_20_Text">
      <style:paragraph-properties fo:margin-top="0in" fo:margin-bottom="0.1965in" loext:contextual-spacing="false"/>
      <style:text-properties fo:color="#000000" style:font-name="Courier New1" fo:font-size="9pt" officeooo:paragraph-rsid="0476547c" style:font-size-asian="9pt" style:font-size-complex="9pt"/>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6547c" style:font-size-asian="9pt" style:font-size-complex="9pt"/>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6bde8a"/>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09406"/>
    </style:style>
    <style:style style:name="P195" style:family="paragraph" style:parent-style-name="Preformatted_20_Text">
      <style:paragraph-properties fo:margin-top="0in" fo:margin-bottom="0.1965in"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96" style:family="paragraph" style:parent-style-name="Preformatted_20_Text">
      <style:paragraph-properties fo:margin-top="0in" fo:margin-bottom="0.1965in" loext:contextual-spacing="false"/>
      <style:text-properties fo:color="#000000" style:font-name="Courier New1" fo:font-size="9pt" officeooo:paragraph-rsid="0476547c"/>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8606fa"/>
    </style:style>
    <style:style style:name="P198" style:family="paragraph" style:parent-style-name="Preformatted_20_Text">
      <style:paragraph-properties fo:margin-top="0in" fo:margin-bottom="0.1965in" loext:contextual-spacing="false"/>
      <style:text-properties fo:color="#000000" style:font-name="Courier New1" officeooo:paragraph-rsid="046bde8a"/>
    </style:style>
    <style:style style:name="P1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6bde8a"/>
    </style:style>
    <style:style style:name="P200" style:family="paragraph" style:parent-style-name="Preformatted_20_Text">
      <style:paragraph-properties fo:margin-top="0in" fo:margin-bottom="0.1965in" loext:contextual-spacing="false"/>
      <style:text-properties fo:color="#000000" style:font-name="Courier New1" fo:font-size="10pt" officeooo:paragraph-rsid="04709406" style:font-size-asian="10pt" style:font-size-complex="10pt"/>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officeooo:paragraph-rsid="04709406" style:font-size-asian="10pt" style:font-size-complex="10pt"/>
    </style:style>
    <style:style style:name="P202" style:family="paragraph" style:parent-style-name="Preformatted_20_Text">
      <style:paragraph-properties fo:margin-top="0in" fo:margin-bottom="0.1965in" loext:contextual-spacing="false"/>
      <style:text-properties fo:color="#000000" style:font-name="Courier New1" fo:font-size="10pt" officeooo:paragraph-rsid="048606fa" style:font-size-asian="10pt" style:font-size-complex="10pt"/>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margin-top="0in" fo:margin-bottom="0.1965in" loext:contextual-spacing="false"/>
      <style:text-properties fo:color="#000000" style:font-name="Courier New1" officeooo:paragraph-rsid="04709406"/>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09406"/>
    </style:style>
    <style:style style:name="P206" style:family="paragraph" style:parent-style-name="Preformatted_20_Text">
      <style:paragraph-properties fo:margin-top="0in" fo:margin-bottom="0.1965in" loext:contextual-spacing="false"/>
      <style:text-properties fo:color="#000000" style:font-name="Courier New1" fo:font-size="8pt" officeooo:paragraph-rsid="0476547c" style:font-size-asian="8pt" style:font-size-complex="8pt"/>
    </style:style>
    <style:style style:name="P20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8pt" officeooo:paragraph-rsid="0476547c" style:font-size-asian="8pt" style:font-size-complex="8pt"/>
    </style:style>
    <style:style style:name="P2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6547c"/>
    </style:style>
    <style:style style:name="P209" style:family="paragraph" style:parent-style-name="Preformatted_20_Text">
      <style:paragraph-properties fo:margin-top="0in" fo:margin-bottom="0.1965in" loext:contextual-spacing="false"/>
      <style:text-properties fo:color="#000000" style:font-name="Courier New" fo:font-size="9pt" officeooo:paragraph-rsid="046bde8a" style:font-size-asian="9pt" style:font-size-complex="9pt"/>
    </style:style>
    <style:style style:name="P21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6bde8a" style:font-size-asian="9pt" style:font-size-complex="9pt"/>
    </style:style>
    <style:style style:name="P211" style:family="paragraph" style:parent-style-name="Preformatted_20_Text">
      <style:paragraph-properties fo:margin-top="0in" fo:margin-bottom="0.1965in" loext:contextual-spacing="false"/>
      <style:text-properties fo:color="#000000" style:font-name="Courier New" fo:font-size="9pt" officeooo:paragraph-rsid="0476547c" style:font-size-asian="9pt" style:font-size-complex="9pt"/>
    </style:style>
    <style:style style:name="P2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4" style:family="paragraph" style:parent-style-name="Preformatted_20_Text">
      <style:paragraph-properties fo:margin-top="0in" fo:margin-bottom="0.1965in" loext:contextual-spacing="false"/>
      <style:text-properties fo:color="#000000" style:font-name="Courier New" fo:font-size="10pt" officeooo:paragraph-rsid="048606fa" style:font-size-asian="10pt" style:font-size-complex="10pt"/>
    </style:style>
    <style:style style:name="P215" style:family="paragraph" style:parent-style-name="Preformatted_20_Text">
      <style:paragraph-properties fo:margin-top="0in" fo:margin-bottom="0.1965in" loext:contextual-spacing="false"/>
      <style:text-properties fo:color="#000000" fo:font-size="9pt" officeooo:paragraph-rsid="046bde8a" style:font-size-asian="9pt" style:font-size-complex="9pt"/>
    </style:style>
    <style:style style:name="P216" style:family="paragraph" style:parent-style-name="Preformatted_20_Text">
      <style:paragraph-properties fo:margin-top="0in" fo:margin-bottom="0.1965in" loext:contextual-spacing="false"/>
      <style:text-properties fo:color="#000000" fo:font-size="9pt" officeooo:paragraph-rsid="0476547c" style:font-size-asian="9pt" style:font-size-complex="9pt"/>
    </style:style>
    <style:style style:name="P2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9pt" officeooo:paragraph-rsid="048606fa"/>
    </style:style>
    <style:style style:name="P2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4709406"/>
    </style:style>
    <style:style style:name="P219"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6bde8a" style:font-size-asian="10.5pt" style:font-weight-asian="normal" style:font-size-complex="12pt" style:font-weight-complex="normal"/>
    </style:style>
    <style:style style:name="P220"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709406" style:font-size-asian="10.5pt" style:font-weight-asian="normal" style:font-size-complex="12pt" style:font-weight-complex="normal"/>
    </style:style>
    <style:style style:name="P2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style:font-name="Courier New1" fo:font-size="9pt" fo:font-weight="bold" officeooo:paragraph-rsid="0476547c" style:font-size-asian="9pt" style:font-size-complex="9pt"/>
    </style:style>
    <style:style style:name="P222"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6bde8a"/>
    </style:style>
    <style:style style:name="P223"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76547c"/>
    </style:style>
    <style:style style:name="P224"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15edca"/>
    </style:style>
    <style:style style:name="P225"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8606fa"/>
    </style:style>
    <style:style style:name="P226" style:family="paragraph" style:parent-style-name="Preformatted_20_Text">
      <style:text-properties fo:color="#000000" style:font-name="Courier New" fo:font-size="9pt" officeooo:paragraph-rsid="046bde8a" style:font-size-asian="9pt" style:font-size-complex="9pt"/>
    </style:style>
    <style:style style:name="P227"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6bde8a" style:font-size-asian="9pt" style:font-size-complex="9pt"/>
    </style:style>
    <style:style style:name="P228" style:family="paragraph" style:parent-style-name="Preformatted_20_Text">
      <style:text-properties fo:color="#000000" style:font-name="Courier New" fo:font-size="9pt" officeooo:paragraph-rsid="0476547c" style:font-size-asian="9pt" style:font-size-complex="9pt"/>
    </style:style>
    <style:style style:name="P229" style:family="paragraph" style:parent-style-name="Preformatted_20_Text">
      <style:text-properties fo:color="#000000" style:font-name="Courier New" fo:font-size="10pt" officeooo:paragraph-rsid="048606fa" style:font-size-asian="10pt" style:font-size-complex="10pt"/>
    </style:style>
    <style:style style:name="P230" style:family="paragraph" style:parent-style-name="Preformatted_20_Text">
      <style:text-properties fo:color="#000000" style:font-name="Courier New1" fo:font-size="9pt" officeooo:paragraph-rsid="046bde8a" style:font-size-asian="9pt" style:font-size-complex="9pt"/>
    </style:style>
    <style:style style:name="P231" style:family="paragraph" style:parent-style-name="Preformatted_20_Text">
      <style:text-properties fo:color="#000000" style:font-name="Courier New1" fo:font-size="9pt" officeooo:paragraph-rsid="0476547c"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4"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36" style:family="paragraph" style:parent-style-name="Preformatted_20_Text">
      <style:text-properties fo:color="#000000" style:font-name="Courier New1" officeooo:paragraph-rsid="046bde8a"/>
    </style:style>
    <style:style style:name="P237" style:family="paragraph" style:parent-style-name="Preformatted_20_Text">
      <style:text-properties fo:color="#000000" style:font-name="Courier New1" officeooo:paragraph-rsid="04709406"/>
    </style:style>
    <style:style style:name="P238" style:family="paragraph" style:parent-style-name="Preformatted_20_Text">
      <style:text-properties fo:color="#000000" style:font-name="Courier New1" fo:font-size="8pt" officeooo:paragraph-rsid="0476547c" style:font-size-asian="8pt" style:font-size-complex="8pt"/>
    </style:style>
    <style:style style:name="P239" style:family="paragraph" style:parent-style-name="Preformatted_20_Text">
      <style:text-properties fo:color="#000000" fo:font-size="9pt" officeooo:paragraph-rsid="046bde8a" style:font-size-asian="9pt" style:font-size-complex="9pt"/>
    </style:style>
    <style:style style:name="P240" style:family="paragraph" style:parent-style-name="Preformatted_20_Text">
      <style:text-properties fo:color="#000000" fo:font-size="9pt" officeooo:paragraph-rsid="0476547c" style:font-size-asian="9pt" style:font-size-complex="9pt"/>
    </style:style>
    <style:style style:name="P241" style:family="paragraph" style:parent-style-name="Preformatted_20_Text">
      <style:text-properties fo:color="#000000" officeooo:paragraph-rsid="046bde8a"/>
    </style:style>
    <style:style style:name="P242"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43" style:family="paragraph" style:parent-style-name="Preformatted_20_Text">
      <style:text-properties fo:color="#000000" fo:font-size="10pt" officeooo:paragraph-rsid="04709406" style:font-size-asian="10pt" style:font-size-complex="10pt"/>
    </style:style>
    <style:style style:name="P244" style:family="paragraph" style:parent-style-name="Preformatted_20_Text">
      <style:text-properties fo:color="#000000" fo:font-size="10pt" officeooo:paragraph-rsid="048606fa" style:font-size-asian="10pt" style:font-size-complex="10pt"/>
    </style:style>
    <style:style style:name="P245" style:family="paragraph" style:parent-style-name="Preformatted_20_Text">
      <style:text-properties fo:color="#000000" officeooo:paragraph-rsid="04709406"/>
    </style:style>
    <style:style style:name="P246"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47"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48" style:family="paragraph" style:parent-style-name="Contents_20_1">
      <style:paragraph-properties>
        <style:tab-stops>
          <style:tab-stop style:position="6.6929in" style:type="right" style:leader-style="dotted" style:leader-text="."/>
        </style:tab-stops>
      </style:paragraph-properties>
    </style:style>
    <style:style style:name="P24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fo:font-style="normal" officeooo:rsid="03ccf76d" style:font-style-asian="normal" style:font-style-complex="normal"/>
    </style:style>
    <style:style style:name="T292" style:family="text">
      <style:text-properties style:font-name="Times New Roman" fo:language="ro" fo:country="RO"/>
    </style:style>
    <style:style style:name="T293" style:family="text">
      <style:text-properties style:font-name="Times New Roman" fo:language="ro" fo:country="RO" officeooo:rsid="03475b77"/>
    </style:style>
    <style:style style:name="T294" style:family="text">
      <style:text-properties style:font-name="Times New Roman" fo:language="ro" fo:country="RO" officeooo:rsid="03490277"/>
    </style:style>
    <style:style style:name="T295" style:family="text">
      <style:text-properties style:font-name="Times New Roman" fo:language="ro" fo:country="RO" officeooo:rsid="0349ae39"/>
    </style:style>
    <style:style style:name="T296" style:family="text">
      <style:text-properties style:font-name="Times New Roman" fo:language="ro" fo:country="RO" officeooo:rsid="034caf69"/>
    </style:style>
    <style:style style:name="T297" style:family="text">
      <style:text-properties style:font-name="Times New Roman" fo:language="ro" fo:country="RO" officeooo:rsid="009b879c" style:language-asian="zxx" style:country-asian="none" style:language-complex="zxx" style:country-complex="none"/>
    </style:style>
    <style:style style:name="T298" style:family="text">
      <style:text-properties style:font-name="Times New Roman" fo:language="ro" fo:country="RO" officeooo:rsid="03c94c73" style:language-asian="zxx" style:country-asian="none" style:language-complex="zxx" style:country-complex="none"/>
    </style:style>
    <style:style style:name="T299" style:family="text">
      <style:text-properties style:font-name="Times New Roman" officeooo:rsid="03a68f9d"/>
    </style:style>
    <style:style style:name="T300" style:family="text">
      <style:text-properties style:font-name="Times New Roman" officeooo:rsid="03a6abe0"/>
    </style:style>
    <style:style style:name="T301" style:family="text">
      <style:text-properties style:font-name="Times New Roman" officeooo:rsid="03a7e008"/>
    </style:style>
    <style:style style:name="T302" style:family="text">
      <style:text-properties style:font-name="Times New Roman" officeooo:rsid="03a9b6e2"/>
    </style:style>
    <style:style style:name="T303" style:family="text">
      <style:text-properties style:font-name="Times New Roman" officeooo:rsid="03ab6eba"/>
    </style:style>
    <style:style style:name="T304" style:family="text">
      <style:text-properties style:font-name="Times New Roman" officeooo:rsid="03ab81f3"/>
    </style:style>
    <style:style style:name="T305" style:family="text">
      <style:text-properties style:font-name="Times New Roman" officeooo:rsid="03abb0a3"/>
    </style:style>
    <style:style style:name="T306" style:family="text">
      <style:text-properties style:font-name="Times New Roman" officeooo:rsid="03ac909a"/>
    </style:style>
    <style:style style:name="T307" style:family="text">
      <style:text-properties style:font-name="Times New Roman" officeooo:rsid="03ae3a00"/>
    </style:style>
    <style:style style:name="T308" style:family="text">
      <style:text-properties style:font-name="Times New Roman" officeooo:rsid="03ae86de"/>
    </style:style>
    <style:style style:name="T309" style:family="text">
      <style:text-properties style:font-name="Times New Roman" officeooo:rsid="03ae9284"/>
    </style:style>
    <style:style style:name="T310" style:family="text">
      <style:text-properties style:font-name="Times New Roman" officeooo:rsid="03af9c57"/>
    </style:style>
    <style:style style:name="T311" style:family="text">
      <style:text-properties style:font-name="Times New Roman" officeooo:rsid="03b0f2b5"/>
    </style:style>
    <style:style style:name="T312" style:family="text">
      <style:text-properties style:font-name="Times New Roman" officeooo:rsid="03b1c9e3"/>
    </style:style>
    <style:style style:name="T313" style:family="text">
      <style:text-properties style:font-name="Times New Roman" officeooo:rsid="03b35b42"/>
    </style:style>
    <style:style style:name="T314" style:family="text">
      <style:text-properties style:font-name="Times New Roman" officeooo:rsid="03b4963c"/>
    </style:style>
    <style:style style:name="T315" style:family="text">
      <style:text-properties style:font-name="Times New Roman" officeooo:rsid="03b539c1"/>
    </style:style>
    <style:style style:name="T316" style:family="text">
      <style:text-properties style:font-name="Times New Roman" officeooo:rsid="03b5976e"/>
    </style:style>
    <style:style style:name="T317" style:family="text">
      <style:text-properties style:font-name="Times New Roman" officeooo:rsid="03b6de4c"/>
    </style:style>
    <style:style style:name="T318" style:family="text">
      <style:text-properties style:font-name="Times New Roman" officeooo:rsid="03b7414d"/>
    </style:style>
    <style:style style:name="T319" style:family="text">
      <style:text-properties style:font-name="Times New Roman" officeooo:rsid="03b76466"/>
    </style:style>
    <style:style style:name="T320" style:family="text">
      <style:text-properties style:font-name="Times New Roman" officeooo:rsid="03c94c73"/>
    </style:style>
    <style:style style:name="T321" style:family="text">
      <style:text-properties style:font-name="Times New Roman" officeooo:rsid="03cafc00"/>
    </style:style>
    <style:style style:name="T322" style:family="text">
      <style:text-properties style:font-name="Times New Roman" officeooo:rsid="03cb1c33"/>
    </style:style>
    <style:style style:name="T323" style:family="text">
      <style:text-properties style:font-name="Times New Roman" officeooo:rsid="03ccf76d"/>
    </style:style>
    <style:style style:name="T324" style:family="text">
      <style:text-properties style:font-name="Times New Roman" officeooo:rsid="03cda687"/>
    </style:style>
    <style:style style:name="T325" style:family="text">
      <style:text-properties style:font-name="Times New Roman" officeooo:rsid="03ce5fe3"/>
    </style:style>
    <style:style style:name="T326" style:family="text">
      <style:text-properties style:font-name="Times New Roman" officeooo:rsid="03d1e0fc"/>
    </style:style>
    <style:style style:name="T327" style:family="text">
      <style:text-properties fo:color="#000080" fo:font-weight="bold"/>
    </style:style>
    <style:style style:name="T328" style:family="text">
      <style:text-properties fo:color="#000080" fo:font-weight="bold" officeooo:rsid="00b9a56c"/>
    </style:style>
    <style:style style:name="T329" style:family="text">
      <style:text-properties fo:color="#000080" fo:font-weight="bold" officeooo:rsid="0220aa61"/>
    </style:style>
    <style:style style:name="T330" style:family="text">
      <style:text-properties fo:color="#000080" fo:font-weight="bold" officeooo:rsid="0221dadd"/>
    </style:style>
    <style:style style:name="T331" style:family="text">
      <style:text-properties fo:color="#000080" fo:font-weight="bold" officeooo:rsid="0224a079"/>
    </style:style>
    <style:style style:name="T332" style:family="text">
      <style:text-properties fo:color="#000080" fo:font-weight="bold" officeooo:rsid="02251837"/>
    </style:style>
    <style:style style:name="T333" style:family="text">
      <style:text-properties fo:color="#000080" fo:font-weight="bold" style:font-size-asian="9pt" style:font-size-complex="9pt"/>
    </style:style>
    <style:style style:name="T334" style:family="text">
      <style:text-properties fo:color="#000080" style:font-name="Courier New1" fo:font-weight="bold"/>
    </style:style>
    <style:style style:name="T335" style:family="text">
      <style:text-properties fo:color="#000080" style:font-name="Courier New1" fo:font-weight="bold" officeooo:rsid="01db029f" style:font-size-asian="12pt"/>
    </style:style>
    <style:style style:name="T336" style:family="text">
      <style:text-properties fo:color="#000080" style:font-name="Courier New1" fo:font-weight="bold" officeooo:rsid="01e28ab7" style:font-size-asian="12pt"/>
    </style:style>
    <style:style style:name="T337" style:family="text">
      <style:text-properties fo:color="#000080" style:font-name="Courier New1" fo:font-weight="bold" style:font-size-asian="9pt" style:font-size-complex="9pt"/>
    </style:style>
    <style:style style:name="T338" style:family="text">
      <style:text-properties fo:color="#000080" style:font-name="Courier New1" fo:font-size="10pt" fo:font-weight="bold" style:font-size-asian="10pt" style:font-size-complex="10pt"/>
    </style:style>
    <style:style style:name="T33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40" style:family="text">
      <style:text-properties fo:color="#000080" style:font-name="Courier New1" fo:font-style="normal" fo:font-weight="bold" officeooo:rsid="01e4af87" style:font-size-asian="12pt" style:font-style-asian="normal" style:font-style-complex="normal"/>
    </style:style>
    <style:style style:name="T341" style:family="text">
      <style:text-properties fo:color="#000080" style:font-name="Courier New1" fo:font-style="normal" fo:font-weight="bold" officeooo:rsid="01e82c47" style:font-size-asian="12pt" style:font-style-asian="normal" style:font-style-complex="normal"/>
    </style:style>
    <style:style style:name="T342" style:family="text">
      <style:text-properties fo:color="#000080" style:font-name="Courier New1" fo:font-style="normal" fo:font-weight="bold" officeooo:rsid="01e9703c" style:font-size-asian="12pt" style:font-style-asian="normal" style:font-style-complex="normal"/>
    </style:style>
    <style:style style:name="T343" style:family="text">
      <style:text-properties fo:color="#000080" style:font-name="Courier New1" fo:font-size="9pt" fo:font-weight="bold"/>
    </style:style>
    <style:style style:name="T344" style:family="text">
      <style:text-properties fo:color="#000080" style:font-name="Courier New" fo:font-size="10pt" fo:font-weight="bold" style:font-size-asian="10pt" style:font-size-complex="10pt"/>
    </style:style>
    <style:style style:name="T345" style:family="text">
      <style:text-properties fo:color="#000080" style:font-name="Courier New" fo:font-size="10pt" fo:font-weight="bold" officeooo:rsid="00a1a0a3" style:font-size-asian="10pt" style:font-size-complex="10pt"/>
    </style:style>
    <style:style style:name="T346" style:family="text">
      <style:text-properties fo:color="#000080" style:font-name="Courier New" fo:font-size="10pt" fo:font-weight="bold" officeooo:rsid="00a869b8" style:font-size-asian="10pt" style:font-size-complex="10pt"/>
    </style:style>
    <style:style style:name="T347" style:family="text">
      <style:text-properties fo:color="#000080" style:font-name="Courier New" fo:font-size="10pt" fo:font-weight="bold" officeooo:rsid="00ab58cc" style:font-size-asian="10pt" style:font-size-complex="10pt"/>
    </style:style>
    <style:style style:name="T348" style:family="text">
      <style:text-properties fo:color="#000080" style:font-name="Courier New" fo:font-size="10pt" fo:font-weight="bold" officeooo:rsid="00c16195" style:font-size-asian="10pt" style:font-size-complex="10pt"/>
    </style:style>
    <style:style style:name="T349" style:family="text">
      <style:text-properties fo:color="#000080" style:font-name="Courier New" fo:font-size="10pt" fo:font-weight="bold" officeooo:rsid="00c9d900" style:font-size-asian="10pt" style:font-size-complex="10pt"/>
    </style:style>
    <style:style style:name="T350" style:family="text">
      <style:text-properties fo:color="#000080" style:font-name="Courier New" fo:font-size="10pt" fo:font-weight="bold" officeooo:rsid="00cdd594" style:font-size-asian="10pt" style:font-size-complex="10pt"/>
    </style:style>
    <style:style style:name="T351" style:family="text">
      <style:text-properties fo:color="#000080" style:font-name="Courier New" fo:font-size="10pt" fo:font-weight="bold" officeooo:rsid="00d1e5dd" style:font-size-asian="10pt" style:font-size-complex="10pt"/>
    </style:style>
    <style:style style:name="T352" style:family="text">
      <style:text-properties fo:color="#000080" style:font-name="Courier New" fo:font-size="10pt" fo:font-weight="bold" officeooo:rsid="00d1f816" style:font-size-asian="10pt" style:font-size-complex="10pt"/>
    </style:style>
    <style:style style:name="T353" style:family="text">
      <style:text-properties fo:color="#000080" style:font-name="Courier New" fo:font-size="10pt" fo:font-weight="bold" officeooo:rsid="00cdd594" style:font-size-asian="10pt" style:font-weight-asian="bold" style:font-size-complex="10pt" style:font-weight-complex="bold"/>
    </style:style>
    <style:style style:name="T35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55" style:family="text">
      <style:text-properties fo:color="#000080" style:font-name="Courier New" fo:font-size="10pt" fo:font-weight="normal" officeooo:rsid="00d1f816" style:font-size-asian="10pt" style:font-weight-asian="normal" style:font-size-complex="10pt" style:font-weight-complex="normal"/>
    </style:style>
    <style:style style:name="T356" style:family="text">
      <style:text-properties fo:color="#000080" style:font-name="Courier New" fo:font-weight="bold"/>
    </style:style>
    <style:style style:name="T357" style:family="text">
      <style:text-properties fo:color="#000080" style:font-name="Courier New" fo:font-style="normal" fo:font-weight="bold" officeooo:rsid="01eab36e" style:font-size-asian="12pt" style:font-style-asian="normal" style:font-style-complex="normal"/>
    </style:style>
    <style:style style:name="T358" style:family="text">
      <style:text-properties fo:color="#000080" style:font-name="Courier New" fo:font-style="normal" fo:font-weight="bold" officeooo:rsid="01f1f5a1" style:font-size-asian="12pt" style:font-style-asian="normal" style:font-style-complex="normal"/>
    </style:style>
    <style:style style:name="T359" style:family="text">
      <style:text-properties fo:color="#000080" style:font-name="Courier New" fo:font-style="normal" fo:font-weight="bold" officeooo:rsid="01f29317" style:font-size-asian="12pt" style:font-style-asian="normal" style:font-style-complex="normal"/>
    </style:style>
    <style:style style:name="T36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6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color="#000080" fo:font-size="10pt" fo:font-weight="bold" style:font-size-asian="10pt" style:font-size-complex="10pt"/>
    </style:style>
    <style:style style:name="T36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6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color="#000080" style:text-underline-style="none" fo:font-weight="bold" officeooo:rsid="022928f9"/>
    </style:style>
    <style:style style:name="T367" style:family="text">
      <style:text-properties fo:color="#000080" style:text-underline-style="none" fo:font-weight="bold" officeooo:rsid="0229849c"/>
    </style:style>
    <style:style style:name="T368" style:family="text">
      <style:text-properties fo:color="#000080" style:text-underline-style="none" fo:font-weight="bold" officeooo:rsid="022b64c6"/>
    </style:style>
    <style:style style:name="T369" style:family="text">
      <style:text-properties fo:color="#000080" style:text-underline-style="none" fo:font-weight="bold" officeooo:rsid="022ce5ee"/>
    </style:style>
    <style:style style:name="T370" style:family="text">
      <style:text-properties fo:color="#000080" style:text-underline-style="none" fo:font-weight="bold" officeooo:rsid="022d42da"/>
    </style:style>
    <style:style style:name="T371" style:family="text">
      <style:text-properties fo:color="#000080" style:text-underline-style="none" fo:font-weight="bold" officeooo:rsid="02325bc8"/>
    </style:style>
    <style:style style:name="T372" style:family="text">
      <style:text-properties fo:color="#000080" fo:font-size="9pt" fo:font-weight="bold"/>
    </style:style>
    <style:style style:name="T373" style:family="text">
      <style:text-properties fo:color="#000080" fo:font-size="9pt" fo:font-weight="bold" style:font-size-asian="9pt" style:font-size-complex="9pt"/>
    </style:style>
    <style:style style:name="T374" style:family="text">
      <style:text-properties fo:color="#000080" fo:font-style="normal" fo:font-weight="bold" officeooo:rsid="023c089f" style:font-style-asian="normal" style:font-weight-asian="normal" style:font-style-complex="normal" style:font-weight-complex="normal"/>
    </style:style>
    <style:style style:name="T375" style:family="text">
      <style:text-properties fo:color="#000080" fo:font-style="normal" fo:font-weight="bold" officeooo:rsid="02c870b5" style:font-style-asian="normal" style:font-weight-asian="normal" style:font-style-complex="normal" style:font-weight-complex="normal"/>
    </style:style>
    <style:style style:name="T376" style:family="text">
      <style:text-properties fo:color="#000080" fo:font-style="normal" officeooo:rsid="0242f156" style:font-style-asian="normal" style:font-style-complex="normal"/>
    </style:style>
    <style:style style:name="T377" style:family="text">
      <style:text-properties fo:color="#660e7a" fo:font-weight="bold"/>
    </style:style>
    <style:style style:name="T378" style:family="text">
      <style:text-properties fo:color="#660e7a" fo:font-weight="bold" officeooo:rsid="0224a079"/>
    </style:style>
    <style:style style:name="T379" style:family="text">
      <style:text-properties fo:color="#660e7a" fo:font-weight="bold" style:font-size-asian="9pt" style:font-size-complex="9pt"/>
    </style:style>
    <style:style style:name="T380" style:family="text">
      <style:text-properties fo:color="#660e7a" style:font-name="Courier New1" fo:font-weight="bold"/>
    </style:style>
    <style:style style:name="T381" style:family="text">
      <style:text-properties fo:color="#660e7a" style:font-name="Courier New1" fo:font-size="10pt" fo:font-weight="bold" style:font-size-asian="10pt" style:font-size-complex="10pt"/>
    </style:style>
    <style:style style:name="T382"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3" style:family="text">
      <style:text-properties fo:color="#660e7a" style:font-name="Courier New1" fo:font-size="9pt" fo:font-weight="bold"/>
    </style:style>
    <style:style style:name="T384" style:family="text">
      <style:text-properties fo:color="#660e7a" style:font-name="Courier New1" fo:font-style="italic" fo:font-weight="bold"/>
    </style:style>
    <style:style style:name="T385" style:family="text">
      <style:text-properties fo:color="#660e7a" style:font-name="Courier New" fo:font-size="10pt" fo:font-weight="bold" style:font-size-asian="10pt" style:font-size-complex="10pt"/>
    </style:style>
    <style:style style:name="T386" style:family="text">
      <style:text-properties fo:color="#660e7a" style:font-name="Courier New" fo:font-size="10pt" fo:font-weight="bold" officeooo:rsid="00a1a0a3" style:font-size-asian="10pt" style:font-size-complex="10pt"/>
    </style:style>
    <style:style style:name="T387" style:family="text">
      <style:text-properties fo:color="#660e7a" style:font-name="Courier New" fo:font-size="10pt" fo:font-weight="bold" officeooo:rsid="00a869b8" style:font-size-asian="10pt" style:font-size-complex="10pt"/>
    </style:style>
    <style:style style:name="T388" style:family="text">
      <style:text-properties fo:color="#660e7a" style:font-name="Courier New" fo:font-size="10pt" fo:font-weight="bold" officeooo:rsid="00ab58cc" style:font-size-asian="10pt" style:font-size-complex="10pt"/>
    </style:style>
    <style:style style:name="T389" style:family="text">
      <style:text-properties fo:color="#660e7a" style:font-name="Courier New" fo:font-size="10pt" fo:font-weight="bold" officeooo:rsid="00d1f816" style:font-size-asian="10pt" style:font-size-complex="10pt"/>
    </style:style>
    <style:style style:name="T390" style:family="text">
      <style:text-properties fo:color="#660e7a" style:font-name="Courier New" fo:font-weight="bold"/>
    </style:style>
    <style:style style:name="T391" style:family="text">
      <style:text-properties fo:color="#660e7a" fo:font-size="10pt" fo:font-weight="bold" style:font-size-asian="10pt" style:font-size-complex="10pt"/>
    </style:style>
    <style:style style:name="T392" style:family="text">
      <style:text-properties fo:color="#660e7a" style:text-underline-style="none" fo:font-weight="bold" officeooo:rsid="022928f9"/>
    </style:style>
    <style:style style:name="T393" style:family="text">
      <style:text-properties fo:color="#660e7a" style:text-underline-style="none" fo:font-weight="bold" officeooo:rsid="0229849c"/>
    </style:style>
    <style:style style:name="T394" style:family="text">
      <style:text-properties fo:color="#660e7a" style:text-underline-style="none" fo:font-weight="bold" officeooo:rsid="022b64c6"/>
    </style:style>
    <style:style style:name="T395" style:family="text">
      <style:text-properties fo:color="#660e7a" style:text-underline-style="none" fo:font-weight="bold" officeooo:rsid="022d42da"/>
    </style:style>
    <style:style style:name="T396" style:family="text">
      <style:text-properties fo:color="#660e7a" style:text-underline-style="none" fo:font-weight="bold" officeooo:rsid="02325bc8"/>
    </style:style>
    <style:style style:name="T397" style:family="text">
      <style:text-properties fo:color="#660e7a" fo:font-size="9pt" fo:font-weight="bold"/>
    </style:style>
    <style:style style:name="T398" style:family="text">
      <style:text-properties fo:color="#660e7a" fo:font-style="normal" fo:font-weight="bold" officeooo:rsid="023c089f" style:font-style-asian="normal" style:font-weight-asian="normal" style:font-style-complex="normal" style:font-weight-complex="normal"/>
    </style:style>
    <style:style style:name="T399" style:family="text">
      <style:text-properties fo:color="#660e7a" fo:font-style="italic" fo:font-weight="bold"/>
    </style:style>
    <style:style style:name="T400" style:family="text">
      <style:text-properties fo:color="#660e7a" fo:font-style="italic" fo:font-weight="bold" officeooo:rsid="02c870b5" style:font-style-asian="normal" style:font-weight-asian="normal" style:font-style-complex="normal" style:font-weight-complex="normal"/>
    </style:style>
    <style:style style:name="T401" style:family="text">
      <style:text-properties fo:color="#000000" style:font-name="Courier New1"/>
    </style:style>
    <style:style style:name="T402" style:family="text">
      <style:text-properties fo:color="#000000" style:font-name="Courier New1" fo:font-size="10pt" style:font-size-asian="10pt" style:font-size-complex="10pt"/>
    </style:style>
    <style:style style:name="T403"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4"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05" style:family="text">
      <style:text-properties fo:color="#000000" style:font-name="Times New Roman" fo:font-size="12pt" officeooo:rsid="00a997d9" style:font-size-asian="10.5pt" style:font-size-complex="12pt"/>
    </style:style>
    <style:style style:name="T406" style:family="text">
      <style:text-properties fo:color="#000000" style:font-name="Times New Roman" fo:font-size="12pt" officeooo:rsid="00aa3f33" style:font-size-asian="10.5pt" style:font-size-complex="12pt"/>
    </style:style>
    <style:style style:name="T407" style:family="text">
      <style:text-properties fo:color="#000000" style:font-name="Times New Roman" fo:font-size="12pt" officeooo:rsid="00ab58cc" style:font-size-asian="10.5pt" style:font-size-complex="12pt"/>
    </style:style>
    <style:style style:name="T408" style:family="text">
      <style:text-properties fo:color="#000000" style:font-name="Times New Roman" fo:font-size="12pt" officeooo:rsid="00ac6637" style:font-size-asian="10.5pt" style:font-size-complex="12pt"/>
    </style:style>
    <style:style style:name="T409" style:family="text">
      <style:text-properties fo:color="#000000" style:font-name="Times New Roman" fo:font-size="12pt" officeooo:rsid="00adf87d" style:font-size-asian="10.5pt" style:font-size-complex="12pt"/>
    </style:style>
    <style:style style:name="T410" style:family="text">
      <style:text-properties fo:color="#000000" style:font-name="Times New Roman" fo:font-size="12pt" officeooo:rsid="00aff78b" style:font-size-asian="10.5pt" style:font-size-complex="12pt"/>
    </style:style>
    <style:style style:name="T411" style:family="text">
      <style:text-properties fo:color="#000000" style:font-name="Times New Roman" fo:font-size="12pt" officeooo:rsid="00b34e18" style:font-size-asian="10.5pt" style:font-size-complex="12pt"/>
    </style:style>
    <style:style style:name="T412" style:family="text">
      <style:text-properties fo:color="#000000" style:font-name="Times New Roman" fo:font-size="12pt" officeooo:rsid="00b47bf3" style:font-size-asian="10.5pt" style:font-size-complex="12pt"/>
    </style:style>
    <style:style style:name="T413" style:family="text">
      <style:text-properties fo:color="#000000" style:font-name="Times New Roman" fo:font-size="12pt" officeooo:rsid="00b546fe" style:font-size-asian="10.5pt" style:font-size-complex="12pt"/>
    </style:style>
    <style:style style:name="T414" style:family="text">
      <style:text-properties fo:color="#000000" style:font-name="Times New Roman" fo:font-size="12pt" officeooo:rsid="00b62d4f" style:font-size-asian="10.5pt" style:font-size-complex="12pt"/>
    </style:style>
    <style:style style:name="T415" style:family="text">
      <style:text-properties fo:color="#000000" style:font-name="Times New Roman" fo:font-size="12pt" officeooo:rsid="00b9a56c" style:font-size-asian="10.5pt" style:font-size-complex="12pt"/>
    </style:style>
    <style:style style:name="T416" style:family="text">
      <style:text-properties fo:color="#000000" style:font-name="Times New Roman" fo:font-size="12pt" officeooo:rsid="00c0a67e" style:font-size-asian="10.5pt" style:font-size-complex="12pt"/>
    </style:style>
    <style:style style:name="T417" style:family="text">
      <style:text-properties fo:color="#000000" style:font-name="Times New Roman" fo:font-size="12pt" officeooo:rsid="00c0d0d2" style:font-size-asian="10.5pt" style:font-size-complex="12pt"/>
    </style:style>
    <style:style style:name="T418" style:family="text">
      <style:text-properties fo:color="#000000" style:font-name="Times New Roman" fo:font-size="12pt" officeooo:rsid="00c16195" style:font-size-asian="10.5pt" style:font-size-complex="12pt"/>
    </style:style>
    <style:style style:name="T419" style:family="text">
      <style:text-properties fo:color="#000000" style:font-name="Times New Roman" fo:font-size="12pt" officeooo:rsid="00c4da2f" style:font-size-asian="10.5pt" style:font-size-complex="12pt"/>
    </style:style>
    <style:style style:name="T420" style:family="text">
      <style:text-properties fo:color="#000000" style:font-name="Times New Roman" fo:font-size="12pt" officeooo:rsid="00c93209" style:font-size-asian="10.5pt" style:font-size-complex="12pt"/>
    </style:style>
    <style:style style:name="T421" style:family="text">
      <style:text-properties fo:color="#000000" style:font-name="Times New Roman" fo:font-size="12pt" officeooo:rsid="00c9ce66" style:font-size-asian="10.5pt" style:font-size-complex="12pt"/>
    </style:style>
    <style:style style:name="T422" style:family="text">
      <style:text-properties fo:color="#000000" style:font-name="Times New Roman" fo:font-size="12pt" officeooo:rsid="00c9d900" style:font-size-asian="10.5pt" style:font-size-complex="12pt"/>
    </style:style>
    <style:style style:name="T423" style:family="text">
      <style:text-properties fo:color="#000000" style:font-name="Times New Roman" fo:font-size="12pt" officeooo:rsid="00cdd594" style:font-size-asian="10.5pt" style:font-size-complex="12pt"/>
    </style:style>
    <style:style style:name="T424" style:family="text">
      <style:text-properties fo:color="#000000" style:font-name="Times New Roman" fo:font-size="12pt" officeooo:rsid="00d1e5dd" style:font-size-asian="10.5pt" style:font-size-complex="12pt"/>
    </style:style>
    <style:style style:name="T425" style:family="text">
      <style:text-properties fo:color="#000000" style:font-name="Times New Roman" fo:font-size="12pt" officeooo:rsid="00d1f2f6" style:font-size-asian="10.5pt" style:font-size-complex="12pt"/>
    </style:style>
    <style:style style:name="T426" style:family="text">
      <style:text-properties fo:color="#000000" style:font-name="Times New Roman" fo:font-size="12pt" officeooo:rsid="00d1f816" style:font-size-asian="10.5pt" style:font-size-complex="12pt"/>
    </style:style>
    <style:style style:name="T427" style:family="text">
      <style:text-properties fo:color="#000000" style:font-name="Times New Roman" fo:font-size="12pt" officeooo:rsid="00d40fcb" style:font-size-asian="10.5pt" style:font-size-complex="12pt"/>
    </style:style>
    <style:style style:name="T428" style:family="text">
      <style:text-properties fo:color="#000000" style:font-name="Times New Roman" fo:font-size="12pt" officeooo:rsid="03e61ee1" style:font-size-asian="10.5pt" style:font-size-complex="12pt"/>
    </style:style>
    <style:style style:name="T429" style:family="text">
      <style:text-properties fo:color="#000000" style:font-name="Times New Roman" fo:font-size="12pt" officeooo:rsid="03e74a44" style:font-size-asian="10.5pt" style:font-size-complex="12pt"/>
    </style:style>
    <style:style style:name="T430" style:family="text">
      <style:text-properties fo:color="#000000" style:font-name="Times New Roman" fo:font-size="12pt" officeooo:rsid="03e8fd56" style:font-size-asian="10.5pt" style:font-size-complex="12pt"/>
    </style:style>
    <style:style style:name="T431" style:family="text">
      <style:text-properties fo:color="#000000" style:font-name="Times New Roman" fo:font-size="12pt" officeooo:rsid="03ea3695" style:font-size-asian="10.5pt" style:font-size-complex="12pt"/>
    </style:style>
    <style:style style:name="T432" style:family="text">
      <style:text-properties fo:color="#000000" style:font-name="Times New Roman" fo:font-size="12pt" officeooo:rsid="03ee74d9" style:font-size-asian="10.5pt" style:font-size-complex="12pt"/>
    </style:style>
    <style:style style:name="T433" style:family="text">
      <style:text-properties fo:color="#000000" style:font-name="Times New Roman" fo:font-size="12pt" officeooo:rsid="03f0f07a" style:font-size-asian="10.5pt" style:font-size-complex="12pt"/>
    </style:style>
    <style:style style:name="T434" style:family="text">
      <style:text-properties fo:color="#000000" style:font-name="Times New Roman" fo:font-size="12pt" officeooo:rsid="03f4213e" style:font-size-asian="10.5pt" style:font-size-complex="12pt"/>
    </style:style>
    <style:style style:name="T435" style:family="text">
      <style:text-properties fo:color="#000000" style:font-name="Times New Roman" fo:font-size="12pt" officeooo:rsid="03f85fa7" style:font-size-asian="10.5pt" style:font-size-complex="12pt"/>
    </style:style>
    <style:style style:name="T436" style:family="text">
      <style:text-properties fo:color="#000000" style:font-name="Times New Roman" fo:font-size="12pt" officeooo:rsid="03f8ac48" style:font-size-asian="10.5pt" style:font-size-complex="12pt"/>
    </style:style>
    <style:style style:name="T437" style:family="text">
      <style:text-properties fo:color="#000000" style:font-name="Times New Roman" fo:font-size="12pt" officeooo:rsid="03f9f5e4" style:font-size-asian="10.5pt" style:font-size-complex="12pt"/>
    </style:style>
    <style:style style:name="T438" style:family="text">
      <style:text-properties fo:color="#000000" style:font-name="Times New Roman" fo:font-size="12pt" officeooo:rsid="03fde798" style:font-size-asian="10.5pt" style:font-size-complex="12pt"/>
    </style:style>
    <style:style style:name="T439" style:family="text">
      <style:text-properties fo:color="#000000" style:font-name="Times New Roman" fo:font-size="12pt" officeooo:rsid="0402335d" style:font-size-asian="10.5pt" style:font-size-complex="12pt"/>
    </style:style>
    <style:style style:name="T440" style:family="text">
      <style:text-properties fo:color="#000000" style:font-name="Times New Roman" fo:font-size="12pt" officeooo:rsid="040379c7" style:font-size-asian="10.5pt" style:font-size-complex="12pt"/>
    </style:style>
    <style:style style:name="T441" style:family="text">
      <style:text-properties fo:color="#000000" style:font-name="Times New Roman" fo:font-size="12pt" officeooo:rsid="04042bbc" style:font-size-asian="10.5pt" style:font-size-complex="12pt"/>
    </style:style>
    <style:style style:name="T442" style:family="text">
      <style:text-properties fo:color="#000000" style:font-name="Times New Roman" fo:font-size="12pt" officeooo:rsid="04043d92" style:font-size-asian="10.5pt" style:font-size-complex="12pt"/>
    </style:style>
    <style:style style:name="T443" style:family="text">
      <style:text-properties fo:color="#000000" style:font-name="Times New Roman" fo:font-size="12pt" officeooo:rsid="0405dee2" style:font-size-asian="10.5pt" style:font-size-complex="12pt"/>
    </style:style>
    <style:style style:name="T444" style:family="text">
      <style:text-properties fo:color="#000000" style:font-name="Times New Roman" fo:font-size="12pt" officeooo:rsid="0407f182" style:font-size-asian="10.5pt" style:font-size-complex="12pt"/>
    </style:style>
    <style:style style:name="T445" style:family="text">
      <style:text-properties fo:color="#000000" style:font-name="Times New Roman" fo:font-size="12pt" officeooo:rsid="0409f308" style:font-size-asian="10.5pt" style:font-size-complex="12pt"/>
    </style:style>
    <style:style style:name="T446" style:family="text">
      <style:text-properties fo:color="#000000" style:font-name="Times New Roman" fo:font-size="12pt" officeooo:rsid="040be2d4" style:font-size-asian="10.5pt" style:font-size-complex="12pt"/>
    </style:style>
    <style:style style:name="T447" style:family="text">
      <style:text-properties fo:color="#000000" style:font-name="Times New Roman" fo:font-size="12pt" officeooo:rsid="040c805c" style:font-size-asian="10.5pt" style:font-size-complex="12pt"/>
    </style:style>
    <style:style style:name="T448" style:family="text">
      <style:text-properties fo:color="#000000" style:font-name="Times New Roman" fo:font-size="12pt" officeooo:rsid="040e2f77" style:font-size-asian="10.5pt" style:font-size-complex="12pt"/>
    </style:style>
    <style:style style:name="T449" style:family="text">
      <style:text-properties fo:color="#000000" style:font-name="Times New Roman" fo:font-size="12pt" fo:font-weight="normal" officeooo:rsid="00de4d59" style:font-size-asian="10.5pt" style:font-weight-asian="normal" style:font-size-complex="12pt" style:font-weight-complex="normal"/>
    </style:style>
    <style:style style:name="T450" style:family="text">
      <style:text-properties fo:color="#000000" style:font-name="Times New Roman" fo:font-size="12pt" fo:font-weight="normal" officeooo:rsid="011c0122" style:font-size-asian="10.5pt" style:font-weight-asian="normal" style:font-size-complex="12pt" style:font-weight-complex="normal"/>
    </style:style>
    <style:style style:name="T451" style:family="text">
      <style:text-properties fo:color="#000000" style:font-name="Times New Roman" fo:font-size="12pt" fo:font-weight="normal" officeooo:rsid="00e24901" style:font-size-asian="10.5pt" style:font-weight-asian="normal" style:font-size-complex="12pt" style:font-weight-complex="normal"/>
    </style:style>
    <style:style style:name="T452" style:family="text">
      <style:text-properties fo:color="#000000" style:font-name="Times New Roman" fo:font-size="12pt" fo:font-weight="normal" officeooo:rsid="0145f11f" style:font-size-asian="10.5pt" style:font-weight-asian="normal" style:font-size-complex="12pt" style:font-weight-complex="normal"/>
    </style:style>
    <style:style style:name="T453" style:family="text">
      <style:text-properties fo:color="#000000" style:font-name="Times New Roman" fo:font-size="12pt" fo:font-weight="normal" officeooo:rsid="0147246b" style:font-size-asian="10.5pt" style:font-weight-asian="normal" style:font-size-complex="12pt" style:font-weight-complex="normal"/>
    </style:style>
    <style:style style:name="T454" style:family="text">
      <style:text-properties fo:color="#000000" style:font-name="Times New Roman" fo:font-size="12pt" fo:font-weight="normal" officeooo:rsid="0147949f" style:font-size-asian="10.5pt" style:font-weight-asian="normal" style:font-size-complex="12pt" style:font-weight-complex="normal"/>
    </style:style>
    <style:style style:name="T455" style:family="text">
      <style:text-properties fo:color="#000000" style:font-name="Times New Roman" fo:font-size="12pt" fo:font-weight="normal" officeooo:rsid="00e986d6" style:font-size-asian="10.5pt" style:font-weight-asian="normal" style:font-size-complex="12pt" style:font-weight-complex="normal"/>
    </style:style>
    <style:style style:name="T456" style:family="text">
      <style:text-properties fo:color="#000000" style:font-name="Times New Roman" fo:font-size="12pt" fo:font-weight="normal" officeooo:rsid="01496b65" style:font-size-asian="10.5pt" style:font-weight-asian="normal" style:font-size-complex="12pt" style:font-weight-complex="normal"/>
    </style:style>
    <style:style style:name="T457" style:family="text">
      <style:text-properties fo:color="#000000" style:font-name="Times New Roman" fo:font-size="12pt" fo:font-weight="normal" officeooo:rsid="00f70450" style:font-size-asian="10.5pt" style:font-weight-asian="normal" style:font-size-complex="12pt" style:font-weight-complex="normal"/>
    </style:style>
    <style:style style:name="T458" style:family="text">
      <style:text-properties fo:color="#000000" style:font-name="Times New Roman" fo:font-size="12pt" fo:font-weight="normal" officeooo:rsid="00f89ede" style:font-size-asian="10.5pt" style:font-weight-asian="normal" style:font-size-complex="12pt" style:font-weight-complex="normal"/>
    </style:style>
    <style:style style:name="T459" style:family="text">
      <style:text-properties fo:color="#000000" style:font-name="Times New Roman" fo:font-size="12pt" fo:font-weight="normal" officeooo:rsid="0430bb24" style:font-size-asian="10.5pt" style:font-weight-asian="normal" style:font-size-complex="12pt" style:font-weight-complex="normal"/>
    </style:style>
    <style:style style:name="T460" style:family="text">
      <style:text-properties fo:color="#000000" style:font-name="Times New Roman" fo:font-size="12pt" fo:font-weight="normal" officeooo:rsid="043c8e05" style:font-size-asian="10.5pt" style:font-weight-asian="normal" style:font-size-complex="12pt" style:font-weight-complex="normal"/>
    </style:style>
    <style:style style:name="T461" style:family="text">
      <style:text-properties fo:color="#000000" style:font-name="Times New Roman" fo:font-size="12pt" fo:font-weight="normal" officeooo:rsid="043e0535" style:font-size-asian="10.5pt" style:font-weight-asian="normal" style:font-size-complex="12pt" style:font-weight-complex="normal"/>
    </style:style>
    <style:style style:name="T462" style:family="text">
      <style:text-properties fo:color="#000000" style:font-name="Times New Roman" fo:font-size="12pt" fo:font-weight="normal" officeooo:rsid="043ee7c2" style:font-size-asian="10.5pt" style:font-weight-asian="normal" style:font-size-complex="12pt" style:font-weight-complex="normal"/>
    </style:style>
    <style:style style:name="T463" style:family="text">
      <style:text-properties fo:color="#000000" style:font-name="Times New Roman" fo:font-size="12pt" fo:font-weight="normal" officeooo:rsid="013426c0" style:font-size-asian="10.5pt" style:font-weight-asian="normal" style:font-size-complex="12pt" style:font-weight-complex="normal"/>
    </style:style>
    <style:style style:name="T464" style:family="text">
      <style:text-properties fo:color="#000000" style:font-name="Times New Roman" fo:font-size="12pt" fo:font-weight="normal" officeooo:rsid="04363789" style:font-size-asian="10.5pt" style:font-weight-asian="normal" style:font-size-complex="12pt" style:font-weight-complex="normal"/>
    </style:style>
    <style:style style:name="T465" style:family="text">
      <style:text-properties fo:color="#000000" style:font-name="Times New Roman" fo:font-size="12pt" fo:font-weight="normal" officeooo:rsid="043f7d8a" style:font-size-asian="10.5pt" style:font-weight-asian="normal" style:font-size-complex="12pt" style:font-weight-complex="normal"/>
    </style:style>
    <style:style style:name="T466" style:family="text">
      <style:text-properties fo:color="#000000" style:font-name="Times New Roman" fo:font-size="12pt" fo:font-weight="normal" officeooo:rsid="04421b3f" style:font-size-asian="10.5pt" style:font-weight-asian="normal" style:font-size-complex="12pt" style:font-weight-complex="normal"/>
    </style:style>
    <style:style style:name="T467" style:family="text">
      <style:text-properties fo:color="#000000" style:font-name="Times New Roman" fo:font-size="12pt" fo:font-weight="normal" officeooo:rsid="0457defc" style:font-size-asian="10.5pt" style:font-weight-asian="normal" style:font-size-complex="12pt" style:font-weight-complex="normal"/>
    </style:style>
    <style:style style:name="T468" style:family="text">
      <style:text-properties fo:color="#000000" style:font-name="Times New Roman" fo:font-size="12pt" fo:font-weight="normal" officeooo:rsid="01af7c02" style:font-size-asian="10.5pt" style:font-weight-asian="normal" style:font-size-complex="12pt" style:font-weight-complex="normal"/>
    </style:style>
    <style:style style:name="T469" style:family="text">
      <style:text-properties fo:color="#000000" style:font-name="Times New Roman" fo:font-size="12pt" fo:font-weight="normal" officeooo:rsid="019cc390" style:font-size-asian="10.5pt" style:font-weight-asian="normal" style:font-size-complex="12pt" style:font-weight-complex="normal"/>
    </style:style>
    <style:style style:name="T470" style:family="text">
      <style:text-properties fo:color="#000000" style:font-name="Times New Roman" fo:font-size="12pt" fo:font-weight="normal" officeooo:rsid="01ad93a3" style:font-size-asian="10.5pt" style:font-weight-asian="normal" style:font-size-complex="12pt" style:font-weight-complex="normal"/>
    </style:style>
    <style:style style:name="T471" style:family="text">
      <style:text-properties fo:color="#000000" style:font-name="Times New Roman" fo:font-size="12pt" fo:font-weight="normal" officeooo:rsid="047bde86" style:font-size-asian="10.5pt" style:font-weight-asian="normal" style:font-size-complex="12pt" style:font-weight-complex="normal"/>
    </style:style>
    <style:style style:name="T47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7" style:family="text">
      <style:text-properties fo:color="#000000"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478"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9"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80"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1"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82"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83" style:family="text">
      <style:text-properties fo:color="#000000" style:font-name="Times New Roman" fo:font-size="12pt" fo:font-style="italic" officeooo:rsid="00a997d9" style:font-size-asian="10.5pt" style:font-style-asian="italic" style:font-size-complex="12pt" style:font-style-complex="italic"/>
    </style:style>
    <style:style style:name="T484" style:family="text">
      <style:text-properties fo:color="#000000" style:font-name="Times New Roman" fo:font-size="12pt" fo:font-style="italic" officeooo:rsid="00ac6637" style:font-size-asian="10.5pt" style:font-style-asian="italic" style:font-size-complex="12pt" style:font-style-complex="italic"/>
    </style:style>
    <style:style style:name="T485" style:family="text">
      <style:text-properties fo:color="#000000" style:font-name="Times New Roman" fo:font-size="12pt" fo:font-style="italic" officeooo:rsid="00aff78b" style:font-size-asian="10.5pt" style:font-style-asian="italic" style:font-size-complex="12pt" style:font-style-complex="italic"/>
    </style:style>
    <style:style style:name="T486" style:family="text">
      <style:text-properties fo:color="#000000" style:font-name="Times New Roman" fo:font-size="12pt" fo:font-style="italic" officeooo:rsid="00b34e18" style:font-size-asian="10.5pt" style:font-style-asian="italic" style:font-size-complex="12pt" style:font-style-complex="italic"/>
    </style:style>
    <style:style style:name="T487" style:family="text">
      <style:text-properties fo:color="#000000" style:font-name="Times New Roman" fo:font-size="12pt" fo:font-style="italic" officeooo:rsid="00b47bf3" style:font-size-asian="10.5pt" style:font-style-asian="italic" style:font-size-complex="12pt" style:font-style-complex="italic"/>
    </style:style>
    <style:style style:name="T488" style:family="text">
      <style:text-properties fo:color="#000000" style:font-name="Times New Roman" fo:font-size="12pt" fo:font-style="italic" officeooo:rsid="00c0a67e" style:font-size-asian="10.5pt" style:font-style-asian="italic" style:font-size-complex="12pt" style:font-style-complex="italic"/>
    </style:style>
    <style:style style:name="T489" style:family="text">
      <style:text-properties fo:color="#000000" style:font-name="Times New Roman" fo:font-size="12pt" fo:font-style="italic" officeooo:rsid="03fde798" style:font-size-asian="10.5pt" style:font-style-asian="italic" style:font-size-complex="12pt" style:font-style-complex="italic"/>
    </style:style>
    <style:style style:name="T490" style:family="text">
      <style:text-properties fo:color="#000000" style:font-name="Times New Roman" fo:font-size="12pt" fo:font-style="italic" officeooo:rsid="0402335d" style:font-size-asian="10.5pt" style:font-style-asian="italic" style:font-size-complex="12pt" style:font-style-complex="italic"/>
    </style:style>
    <style:style style:name="T491" style:family="text">
      <style:text-properties fo:color="#000000" style:font-name="Times New Roman" fo:font-size="12pt" fo:font-style="italic" officeooo:rsid="00c16195" style:font-size-asian="10.5pt" style:font-style-asian="italic" style:font-size-complex="12pt" style:font-style-complex="italic"/>
    </style:style>
    <style:style style:name="T492" style:family="text">
      <style:text-properties fo:color="#000000" style:font-name="Times New Roman" fo:font-size="12pt" fo:font-style="italic" officeooo:rsid="00d1e5dd" style:font-size-asian="10.5pt" style:font-style-asian="italic" style:font-size-complex="12pt" style:font-style-complex="italic"/>
    </style:style>
    <style:style style:name="T493" style:family="text">
      <style:text-properties fo:color="#000000" style:font-name="Times New Roman" fo:font-size="12pt" fo:font-style="italic" officeooo:rsid="00d1f816" style:font-size-asian="10.5pt" style:font-style-asian="italic" style:font-size-complex="12pt" style:font-style-complex="italic"/>
    </style:style>
    <style:style style:name="T494"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5"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8" style:family="text">
      <style:text-properties fo:color="#000000" style:font-name="Times New Roman" fo:font-size="16pt" fo:font-weight="bold" officeooo:rsid="00d829ed" style:font-size-asian="16pt" style:font-weight-asian="bold" style:font-size-complex="16pt" style:font-weight-complex="bold"/>
    </style:style>
    <style:style style:name="T499" style:family="text">
      <style:text-properties fo:color="#000000" style:font-name="Times New Roman" fo:font-size="16pt" fo:font-weight="bold" officeooo:rsid="00f36711" style:font-size-asian="16pt" style:font-weight-asian="bold" style:font-size-complex="16pt" style:font-weight-complex="bold"/>
    </style:style>
    <style:style style:name="T500" style:family="text">
      <style:text-properties fo:color="#000000" style:font-name="Times New Roman" fo:font-size="16pt" fo:font-weight="bold" officeooo:rsid="019ac4ef" style:font-size-asian="14pt" style:font-weight-asian="bold" style:font-size-complex="16pt" style:font-weight-complex="bold"/>
    </style:style>
    <style:style style:name="T501"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02" style:family="text">
      <style:text-properties fo:color="#000000" style:font-name="Times New Roman" officeooo:rsid="00d829ed"/>
    </style:style>
    <style:style style:name="T503" style:family="text">
      <style:text-properties fo:color="#000000" style:font-name="Times New Roman" officeooo:rsid="00da1926"/>
    </style:style>
    <style:style style:name="T504" style:family="text">
      <style:text-properties fo:color="#000000" style:font-name="Times New Roman" officeooo:rsid="00db6647"/>
    </style:style>
    <style:style style:name="T505" style:family="text">
      <style:text-properties fo:color="#000000" style:font-name="Times New Roman" officeooo:rsid="00dc645e"/>
    </style:style>
    <style:style style:name="T506" style:family="text">
      <style:text-properties fo:color="#000000" style:font-name="Times New Roman" officeooo:rsid="00dc83ca"/>
    </style:style>
    <style:style style:name="T507" style:family="text">
      <style:text-properties fo:color="#000000" style:font-name="Times New Roman" officeooo:rsid="00ddd576"/>
    </style:style>
    <style:style style:name="T508" style:family="text">
      <style:text-properties fo:color="#000000" style:font-name="Times New Roman" officeooo:rsid="00de4d59"/>
    </style:style>
    <style:style style:name="T509" style:family="text">
      <style:text-properties fo:color="#000000" style:font-name="Times New Roman" officeooo:rsid="00e0719e"/>
    </style:style>
    <style:style style:name="T510" style:family="text">
      <style:text-properties fo:color="#000000" style:font-name="Times New Roman" officeooo:rsid="00e24901"/>
    </style:style>
    <style:style style:name="T511" style:family="text">
      <style:text-properties fo:color="#000000" style:font-name="Times New Roman" officeooo:rsid="00e37c2a"/>
    </style:style>
    <style:style style:name="T512" style:family="text">
      <style:text-properties fo:color="#000000" style:font-name="Times New Roman" officeooo:rsid="00e5a662"/>
    </style:style>
    <style:style style:name="T513" style:family="text">
      <style:text-properties fo:color="#000000" style:font-name="Times New Roman" officeooo:rsid="00e6b4a7"/>
    </style:style>
    <style:style style:name="T514" style:family="text">
      <style:text-properties fo:color="#000000" style:font-name="Times New Roman" officeooo:rsid="00e986d6"/>
    </style:style>
    <style:style style:name="T515" style:family="text">
      <style:text-properties fo:color="#000000" style:font-name="Times New Roman" officeooo:rsid="00ea9339"/>
    </style:style>
    <style:style style:name="T516" style:family="text">
      <style:text-properties fo:color="#000000" style:font-name="Times New Roman" officeooo:rsid="00eb35bf"/>
    </style:style>
    <style:style style:name="T517" style:family="text">
      <style:text-properties fo:color="#000000" style:font-name="Times New Roman" officeooo:rsid="00f0a1a0"/>
    </style:style>
    <style:style style:name="T518" style:family="text">
      <style:text-properties fo:color="#000000" style:font-name="Times New Roman" officeooo:rsid="00f10b3f"/>
    </style:style>
    <style:style style:name="T519" style:family="text">
      <style:text-properties fo:color="#000000" style:font-name="Times New Roman" officeooo:rsid="00f1f2b2"/>
    </style:style>
    <style:style style:name="T520" style:family="text">
      <style:text-properties fo:color="#000000" style:font-name="Times New Roman" officeooo:rsid="00f36711"/>
    </style:style>
    <style:style style:name="T521" style:family="text">
      <style:text-properties fo:color="#000000" style:font-name="Times New Roman" officeooo:rsid="00f70450"/>
    </style:style>
    <style:style style:name="T522" style:family="text">
      <style:text-properties fo:color="#000000" style:font-name="Times New Roman" officeooo:rsid="00f89ede"/>
    </style:style>
    <style:style style:name="T523" style:family="text">
      <style:text-properties fo:color="#000000" style:font-name="Times New Roman" officeooo:rsid="00fc05ba"/>
    </style:style>
    <style:style style:name="T524" style:family="text">
      <style:text-properties fo:color="#000000" style:font-name="Times New Roman" officeooo:rsid="00fd2374"/>
    </style:style>
    <style:style style:name="T525" style:family="text">
      <style:text-properties fo:color="#000000" style:font-name="Times New Roman" officeooo:rsid="01002bda"/>
    </style:style>
    <style:style style:name="T526" style:family="text">
      <style:text-properties fo:color="#000000" style:font-name="Times New Roman" officeooo:rsid="0100ff04"/>
    </style:style>
    <style:style style:name="T527" style:family="text">
      <style:text-properties fo:color="#000000" style:font-name="Times New Roman" officeooo:rsid="0104319f"/>
    </style:style>
    <style:style style:name="T528" style:family="text">
      <style:text-properties fo:color="#000000" style:font-name="Times New Roman" officeooo:rsid="01062c76"/>
    </style:style>
    <style:style style:name="T529" style:family="text">
      <style:text-properties fo:color="#000000" style:font-name="Times New Roman" officeooo:rsid="0106a0df"/>
    </style:style>
    <style:style style:name="T530" style:family="text">
      <style:text-properties fo:color="#000000" style:font-name="Times New Roman" officeooo:rsid="01075749"/>
    </style:style>
    <style:style style:name="T531" style:family="text">
      <style:text-properties fo:color="#000000" style:font-name="Times New Roman" officeooo:rsid="010a8185"/>
    </style:style>
    <style:style style:name="T532" style:family="text">
      <style:text-properties fo:color="#000000" style:font-name="Times New Roman" officeooo:rsid="010b75a2"/>
    </style:style>
    <style:style style:name="T533" style:family="text">
      <style:text-properties fo:color="#000000" style:font-name="Times New Roman" officeooo:rsid="010c185e"/>
    </style:style>
    <style:style style:name="T534" style:family="text">
      <style:text-properties fo:color="#000000" style:font-name="Times New Roman" officeooo:rsid="010dbc00"/>
    </style:style>
    <style:style style:name="T535" style:family="text">
      <style:text-properties fo:color="#000000" style:font-name="Times New Roman" officeooo:rsid="01112f01"/>
    </style:style>
    <style:style style:name="T536" style:family="text">
      <style:text-properties fo:color="#000000" style:font-name="Times New Roman" officeooo:rsid="01114563"/>
    </style:style>
    <style:style style:name="T537" style:family="text">
      <style:text-properties fo:color="#000000" style:font-name="Times New Roman" officeooo:rsid="0111b1f0"/>
    </style:style>
    <style:style style:name="T538" style:family="text">
      <style:text-properties fo:color="#000000" style:font-name="Times New Roman" officeooo:rsid="01132aaf"/>
    </style:style>
    <style:style style:name="T539" style:family="text">
      <style:text-properties fo:color="#000000" style:font-name="Times New Roman" officeooo:rsid="0117814a"/>
    </style:style>
    <style:style style:name="T540" style:family="text">
      <style:text-properties fo:color="#000000" style:font-name="Times New Roman" officeooo:rsid="011c0122"/>
    </style:style>
    <style:style style:name="T541" style:family="text">
      <style:text-properties fo:color="#000000" style:font-name="Times New Roman" officeooo:rsid="011e26a9"/>
    </style:style>
    <style:style style:name="T542" style:family="text">
      <style:text-properties fo:color="#000000" style:font-name="Times New Roman" officeooo:rsid="011f25e7"/>
    </style:style>
    <style:style style:name="T543" style:family="text">
      <style:text-properties fo:color="#000000" style:font-name="Times New Roman" officeooo:rsid="0122cf0c"/>
    </style:style>
    <style:style style:name="T544" style:family="text">
      <style:text-properties fo:color="#000000" style:font-name="Times New Roman" officeooo:rsid="012486fa"/>
    </style:style>
    <style:style style:name="T545" style:family="text">
      <style:text-properties fo:color="#000000" style:font-name="Times New Roman" officeooo:rsid="01267826"/>
    </style:style>
    <style:style style:name="T546" style:family="text">
      <style:text-properties fo:color="#000000" style:font-name="Times New Roman" officeooo:rsid="01299615"/>
    </style:style>
    <style:style style:name="T547" style:family="text">
      <style:text-properties fo:color="#000000" style:font-name="Times New Roman" officeooo:rsid="012b1ef3"/>
    </style:style>
    <style:style style:name="T548" style:family="text">
      <style:text-properties fo:color="#000000" style:font-name="Times New Roman" officeooo:rsid="012d69f5"/>
    </style:style>
    <style:style style:name="T549" style:family="text">
      <style:text-properties fo:color="#000000" style:font-name="Times New Roman" officeooo:rsid="013426c0"/>
    </style:style>
    <style:style style:name="T550" style:family="text">
      <style:text-properties fo:color="#000000" style:font-name="Times New Roman" officeooo:rsid="0136d03a"/>
    </style:style>
    <style:style style:name="T551" style:family="text">
      <style:text-properties fo:color="#000000" style:font-name="Times New Roman" officeooo:rsid="0138e4e7"/>
    </style:style>
    <style:style style:name="T552" style:family="text">
      <style:text-properties fo:color="#000000" style:font-name="Times New Roman" officeooo:rsid="013a8143"/>
    </style:style>
    <style:style style:name="T553" style:family="text">
      <style:text-properties fo:color="#000000" style:font-name="Times New Roman" officeooo:rsid="0141d1b5"/>
    </style:style>
    <style:style style:name="T554" style:family="text">
      <style:text-properties fo:color="#000000" style:font-name="Times New Roman" officeooo:rsid="01429fa6"/>
    </style:style>
    <style:style style:name="T555" style:family="text">
      <style:text-properties fo:color="#000000" style:font-name="Times New Roman" officeooo:rsid="0142f33d"/>
    </style:style>
    <style:style style:name="T556" style:family="text">
      <style:text-properties fo:color="#000000" style:font-name="Times New Roman" officeooo:rsid="0144d273"/>
    </style:style>
    <style:style style:name="T557" style:family="text">
      <style:text-properties fo:color="#000000" style:font-name="Times New Roman" officeooo:rsid="01452c39"/>
    </style:style>
    <style:style style:name="T558" style:family="text">
      <style:text-properties fo:color="#000000" style:font-name="Times New Roman" officeooo:rsid="014575f3"/>
    </style:style>
    <style:style style:name="T559" style:family="text">
      <style:text-properties fo:color="#000000" style:font-name="Times New Roman" officeooo:rsid="01458c5b"/>
    </style:style>
    <style:style style:name="T560" style:family="text">
      <style:text-properties fo:color="#000000" style:font-name="Times New Roman" officeooo:rsid="0414b0c2"/>
    </style:style>
    <style:style style:name="T561" style:family="text">
      <style:text-properties fo:color="#000000" style:font-name="Times New Roman" officeooo:rsid="04153a84"/>
    </style:style>
    <style:style style:name="T562" style:family="text">
      <style:text-properties fo:color="#000000" style:font-name="Times New Roman" fo:font-style="italic" officeooo:rsid="0415e8a8" style:font-style-asian="italic" style:font-style-complex="italic"/>
    </style:style>
    <style:style style:name="T563" style:family="text">
      <style:text-properties fo:color="#000000" style:font-name="Times New Roman" fo:font-style="italic" officeooo:rsid="00dc645e" style:font-style-asian="italic" style:font-style-complex="italic"/>
    </style:style>
    <style:style style:name="T564" style:family="text">
      <style:text-properties fo:color="#000000" style:font-name="Times New Roman" fo:font-style="italic" officeooo:rsid="00dc83ca" style:font-style-asian="italic" style:font-style-complex="italic"/>
    </style:style>
    <style:style style:name="T565" style:family="text">
      <style:text-properties fo:color="#000000" style:font-name="Times New Roman" fo:font-style="italic" officeooo:rsid="00de4d59" style:font-style-asian="italic" style:font-style-complex="italic"/>
    </style:style>
    <style:style style:name="T566" style:family="text">
      <style:text-properties fo:color="#000000" style:font-name="Times New Roman" fo:font-style="italic" officeooo:rsid="00e0719e" style:font-style-asian="italic" style:font-style-complex="italic"/>
    </style:style>
    <style:style style:name="T567" style:family="text">
      <style:text-properties fo:color="#000000" style:font-name="Times New Roman" fo:font-style="italic" officeooo:rsid="00f0a1a0" style:font-style-asian="italic" style:font-style-complex="italic"/>
    </style:style>
    <style:style style:name="T568" style:family="text">
      <style:text-properties fo:color="#000000" style:font-name="Times New Roman" fo:font-style="italic" officeooo:rsid="041ef74b" style:font-style-asian="italic" style:font-style-complex="italic"/>
    </style:style>
    <style:style style:name="T569" style:family="text">
      <style:text-properties fo:color="#000000" style:font-name="Times New Roman" fo:font-style="italic" officeooo:rsid="00f10b3f" style:font-style-asian="italic" style:font-style-complex="italic"/>
    </style:style>
    <style:style style:name="T570" style:family="text">
      <style:text-properties fo:color="#000000" style:font-name="Times New Roman" fo:font-style="italic" officeooo:rsid="0421d02a" style:font-style-asian="italic" style:font-style-complex="italic"/>
    </style:style>
    <style:style style:name="T571" style:family="text">
      <style:text-properties fo:color="#000000" style:font-name="Times New Roman" fo:font-style="italic" officeooo:rsid="00fc05ba" style:font-style-asian="italic" style:font-style-complex="italic"/>
    </style:style>
    <style:style style:name="T572" style:family="text">
      <style:text-properties fo:color="#000000" style:font-name="Times New Roman" fo:font-style="italic" officeooo:rsid="010273df" style:font-style-asian="italic" style:font-style-complex="italic"/>
    </style:style>
    <style:style style:name="T573" style:family="text">
      <style:text-properties fo:color="#000000" style:font-name="Times New Roman" fo:font-style="italic" officeooo:rsid="0104319f" style:font-style-asian="italic" style:font-style-complex="italic"/>
    </style:style>
    <style:style style:name="T574" style:family="text">
      <style:text-properties fo:color="#000000" style:font-name="Times New Roman" fo:font-style="italic" officeooo:rsid="01062c76" style:font-style-asian="italic" style:font-style-complex="italic"/>
    </style:style>
    <style:style style:name="T575" style:family="text">
      <style:text-properties fo:color="#000000" style:font-name="Times New Roman" fo:font-style="italic" officeooo:rsid="01075749" style:font-style-asian="italic" style:font-style-complex="italic"/>
    </style:style>
    <style:style style:name="T576" style:family="text">
      <style:text-properties fo:color="#000000" style:font-name="Times New Roman" fo:font-style="italic" officeooo:rsid="010c185e" style:font-style-asian="italic" style:font-style-complex="italic"/>
    </style:style>
    <style:style style:name="T577" style:family="text">
      <style:text-properties fo:color="#000000" style:font-name="Times New Roman" fo:font-style="italic" officeooo:rsid="01114563" style:font-style-asian="italic" style:font-style-complex="italic"/>
    </style:style>
    <style:style style:name="T578" style:family="text">
      <style:text-properties fo:color="#000000" style:font-name="Times New Roman" fo:font-style="italic" officeooo:rsid="0111b1f0" style:font-style-asian="italic" style:font-style-complex="italic"/>
    </style:style>
    <style:style style:name="T579" style:family="text">
      <style:text-properties fo:color="#000000" style:font-name="Times New Roman" fo:font-style="italic" officeooo:rsid="0117814a" style:font-style-asian="italic" style:font-style-complex="italic"/>
    </style:style>
    <style:style style:name="T580" style:family="text">
      <style:text-properties fo:color="#000000" style:font-name="Times New Roman" fo:font-style="italic" officeooo:rsid="04327fdd" style:font-style-asian="italic" style:font-style-complex="italic"/>
    </style:style>
    <style:style style:name="T581" style:family="text">
      <style:text-properties fo:color="#000000" style:font-name="Times New Roman" fo:font-style="italic" officeooo:rsid="0127ccfd" style:font-style-asian="italic" style:font-style-complex="italic"/>
    </style:style>
    <style:style style:name="T582" style:family="text">
      <style:text-properties fo:color="#000000" style:font-name="Times New Roman" fo:font-style="italic" officeooo:rsid="00f1f2b2" style:font-style-asian="italic" style:font-style-complex="italic"/>
    </style:style>
    <style:style style:name="T583" style:family="text">
      <style:text-properties fo:color="#000000" style:font-name="Times New Roman" fo:font-style="italic" officeooo:rsid="00f36711" style:font-style-asian="italic" style:font-style-complex="italic"/>
    </style:style>
    <style:style style:name="T584" style:family="text">
      <style:text-properties fo:color="#000000" style:font-name="Times New Roman" fo:font-style="italic" officeooo:rsid="00f70450" style:font-style-asian="italic" style:font-style-complex="italic"/>
    </style:style>
    <style:style style:name="T585" style:family="text">
      <style:text-properties fo:color="#000000" style:font-name="Times New Roman" fo:font-style="italic" officeooo:rsid="013756f2" style:font-style-asian="italic" style:font-style-complex="italic"/>
    </style:style>
    <style:style style:name="T586" style:family="text">
      <style:text-properties fo:color="#000000" style:font-name="Times New Roman" fo:font-style="italic" officeooo:rsid="01385047" style:font-style-asian="italic" style:font-style-complex="italic"/>
    </style:style>
    <style:style style:name="T587" style:family="text">
      <style:text-properties fo:color="#000000" style:font-name="Times New Roman" fo:font-style="italic" officeooo:rsid="0138e4e7" style:font-style-asian="italic" style:font-style-complex="italic"/>
    </style:style>
    <style:style style:name="T588" style:family="text">
      <style:text-properties fo:color="#000000" style:font-name="Times New Roman" fo:font-style="italic" officeooo:rsid="013a26df" style:font-style-asian="italic" style:font-style-complex="italic"/>
    </style:style>
    <style:style style:name="T589" style:family="text">
      <style:text-properties fo:color="#000000" style:font-name="Times New Roman" fo:font-style="italic" officeooo:rsid="013a8143" style:font-style-asian="italic" style:font-style-complex="italic"/>
    </style:style>
    <style:style style:name="T590" style:family="text">
      <style:text-properties fo:color="#000000" style:font-name="Times New Roman" fo:font-style="italic" officeooo:rsid="01452c39" style:font-style-asian="italic" style:font-style-complex="italic"/>
    </style:style>
    <style:style style:name="T591" style:family="text">
      <style:text-properties fo:color="#000000" style:font-name="Times New Roman" fo:font-style="italic" officeooo:rsid="02c274fe" style:font-style-asian="italic" style:font-style-complex="italic"/>
    </style:style>
    <style:style style:name="T592" style:family="text">
      <style:text-properties fo:color="#000000" style:font-name="Times New Roman" fo:font-style="italic" style:text-underline-style="none" officeooo:rsid="00de4d59" style:font-style-asian="italic" style:font-style-complex="italic"/>
    </style:style>
    <style:style style:name="T593" style:family="text">
      <style:text-properties fo:color="#000000" style:font-name="Times New Roman" officeooo:rsid="041711b7"/>
    </style:style>
    <style:style style:name="T594" style:family="text">
      <style:text-properties fo:color="#000000" style:font-name="Times New Roman" officeooo:rsid="041828ca"/>
    </style:style>
    <style:style style:name="T595" style:family="text">
      <style:text-properties fo:color="#000000" style:font-name="Times New Roman" fo:language="en" fo:country="US" fo:font-style="italic" officeooo:rsid="041961a5" style:font-style-asian="italic" style:font-style-complex="italic"/>
    </style:style>
    <style:style style:name="T596" style:family="text">
      <style:text-properties fo:color="#000000" style:font-name="Times New Roman" fo:language="en" fo:country="US" officeooo:rsid="041a1909"/>
    </style:style>
    <style:style style:name="T597" style:family="text">
      <style:text-properties fo:color="#000000" style:font-name="Times New Roman" fo:language="en" fo:country="US" officeooo:rsid="04256378"/>
    </style:style>
    <style:style style:name="T598" style:family="text">
      <style:text-properties fo:color="#000000" style:font-name="Times New Roman" fo:language="ro" fo:country="RO" officeooo:rsid="041a1909"/>
    </style:style>
    <style:style style:name="T599" style:family="text">
      <style:text-properties fo:color="#000000" style:font-name="Times New Roman" officeooo:rsid="041ac484"/>
    </style:style>
    <style:style style:name="T600" style:family="text">
      <style:text-properties fo:color="#000000" style:font-name="Times New Roman" officeooo:rsid="041ba111"/>
    </style:style>
    <style:style style:name="T601" style:family="text">
      <style:text-properties fo:color="#000000" style:font-name="Times New Roman" officeooo:rsid="041ba3b5"/>
    </style:style>
    <style:style style:name="T602" style:family="text">
      <style:text-properties fo:color="#000000" style:font-name="Times New Roman" officeooo:rsid="041c2d5c"/>
    </style:style>
    <style:style style:name="T603" style:family="text">
      <style:text-properties fo:color="#000000" style:font-name="Times New Roman" officeooo:rsid="041d48b8"/>
    </style:style>
    <style:style style:name="T604" style:family="text">
      <style:text-properties fo:color="#000000" style:font-name="Times New Roman" officeooo:rsid="041de542"/>
    </style:style>
    <style:style style:name="T605" style:family="text">
      <style:text-properties fo:color="#000000" style:font-name="Times New Roman" officeooo:rsid="041ef74b"/>
    </style:style>
    <style:style style:name="T606" style:family="text">
      <style:text-properties fo:color="#000000" style:font-name="Times New Roman" officeooo:rsid="0420e7a6"/>
    </style:style>
    <style:style style:name="T607" style:family="text">
      <style:text-properties fo:color="#000000" style:font-name="Times New Roman" fo:font-style="normal" officeooo:rsid="00f10b3f" style:font-style-asian="normal" style:font-style-complex="normal"/>
    </style:style>
    <style:style style:name="T608" style:family="text">
      <style:text-properties fo:color="#000000" style:font-name="Times New Roman" fo:font-style="normal" officeooo:rsid="0420e7a6" style:font-style-asian="normal" style:font-style-complex="normal"/>
    </style:style>
    <style:style style:name="T609" style:family="text">
      <style:text-properties fo:color="#000000" style:font-name="Times New Roman" fo:font-style="normal" officeooo:rsid="04327fdd" style:font-style-asian="normal" style:font-style-complex="normal"/>
    </style:style>
    <style:style style:name="T610" style:family="text">
      <style:text-properties fo:color="#000000" style:font-name="Times New Roman" fo:font-style="normal" officeooo:rsid="014575f3" style:font-style-asian="normal" style:font-style-complex="normal"/>
    </style:style>
    <style:style style:name="T611" style:family="text">
      <style:text-properties fo:color="#000000" style:font-name="Times New Roman" fo:font-style="normal" officeooo:rsid="02c0bf5b" style:font-style-asian="normal" style:font-style-complex="normal"/>
    </style:style>
    <style:style style:name="T612" style:family="text">
      <style:text-properties fo:color="#000000" style:font-name="Times New Roman" fo:font-style="normal" officeooo:rsid="02c274fe" style:font-style-asian="normal" style:font-style-complex="normal"/>
    </style:style>
    <style:style style:name="T613" style:family="text">
      <style:text-properties fo:color="#000000" style:font-name="Times New Roman" fo:font-style="normal" style:text-underline-style="none" officeooo:rsid="02325bc8" style:font-style-asian="normal" style:font-style-complex="normal"/>
    </style:style>
    <style:style style:name="T614" style:family="text">
      <style:text-properties fo:color="#000000" style:font-name="Times New Roman" fo:font-style="normal" style:text-underline-style="none" officeooo:rsid="0233bac4" style:font-style-asian="normal" style:font-style-complex="normal"/>
    </style:style>
    <style:style style:name="T615" style:family="text">
      <style:text-properties fo:color="#000000" style:font-name="Times New Roman" fo:font-style="normal" style:text-underline-style="none" officeooo:rsid="046df911" style:font-style-asian="normal" style:font-style-complex="normal"/>
    </style:style>
    <style:style style:name="T616" style:family="text">
      <style:text-properties fo:color="#000000" style:font-name="Times New Roman" officeooo:rsid="0421d02a"/>
    </style:style>
    <style:style style:name="T617" style:family="text">
      <style:text-properties fo:color="#000000" style:font-name="Times New Roman" officeooo:rsid="0421dd83"/>
    </style:style>
    <style:style style:name="T618" style:family="text">
      <style:text-properties fo:color="#000000" style:font-name="Times New Roman" officeooo:rsid="0422f542"/>
    </style:style>
    <style:style style:name="T619" style:family="text">
      <style:text-properties fo:color="#000000" style:font-name="Times New Roman" officeooo:rsid="04230245"/>
    </style:style>
    <style:style style:name="T620" style:family="text">
      <style:text-properties fo:color="#000000" style:font-name="Times New Roman" officeooo:rsid="04236c85"/>
    </style:style>
    <style:style style:name="T621" style:family="text">
      <style:text-properties fo:color="#000000" style:font-name="Times New Roman" officeooo:rsid="04239a8a"/>
    </style:style>
    <style:style style:name="T622" style:family="text">
      <style:text-properties fo:color="#000000" style:font-name="Times New Roman" officeooo:rsid="04255603"/>
    </style:style>
    <style:style style:name="T623" style:family="text">
      <style:text-properties fo:color="#000000" style:font-name="Times New Roman" officeooo:rsid="04256378"/>
    </style:style>
    <style:style style:name="T624" style:family="text">
      <style:text-properties fo:color="#000000" style:font-name="Times New Roman" officeooo:rsid="042822aa"/>
    </style:style>
    <style:style style:name="T625" style:family="text">
      <style:text-properties fo:color="#000000" style:font-name="Times New Roman" officeooo:rsid="042a13f9"/>
    </style:style>
    <style:style style:name="T626" style:family="text">
      <style:text-properties fo:color="#000000" style:font-name="Times New Roman" officeooo:rsid="042bc39b"/>
    </style:style>
    <style:style style:name="T627" style:family="text">
      <style:text-properties fo:color="#000000" style:font-name="Times New Roman" officeooo:rsid="042cd50e"/>
    </style:style>
    <style:style style:name="T628" style:family="text">
      <style:text-properties fo:color="#000000" style:font-name="Times New Roman" officeooo:rsid="042e6e94"/>
    </style:style>
    <style:style style:name="T629" style:family="text">
      <style:text-properties fo:color="#000000" style:font-name="Times New Roman" officeooo:rsid="042fd699"/>
    </style:style>
    <style:style style:name="T630" style:family="text">
      <style:text-properties fo:color="#000000" style:font-name="Times New Roman" officeooo:rsid="04327fdd"/>
    </style:style>
    <style:style style:name="T631" style:family="text">
      <style:text-properties fo:color="#000000" style:font-name="Times New Roman" officeooo:rsid="04330ea6"/>
    </style:style>
    <style:style style:name="T632" style:family="text">
      <style:text-properties fo:color="#000000" style:font-name="Times New Roman" officeooo:rsid="04338ddb"/>
    </style:style>
    <style:style style:name="T633" style:family="text">
      <style:text-properties fo:color="#000000" style:font-name="Times New Roman" officeooo:rsid="0433ae22"/>
    </style:style>
    <style:style style:name="T634" style:family="text">
      <style:text-properties fo:color="#000000" style:font-name="Times New Roman" officeooo:rsid="04348822"/>
    </style:style>
    <style:style style:name="T635" style:family="text">
      <style:text-properties fo:color="#000000" style:font-name="Times New Roman" officeooo:rsid="04363789"/>
    </style:style>
    <style:style style:name="T636" style:family="text">
      <style:text-properties fo:color="#000000" style:font-name="Times New Roman" officeooo:rsid="0437db23"/>
    </style:style>
    <style:style style:name="T637" style:family="text">
      <style:text-properties fo:color="#000000" style:font-name="Times New Roman" officeooo:rsid="0438da0c"/>
    </style:style>
    <style:style style:name="T638" style:family="text">
      <style:text-properties fo:color="#000000" style:font-name="Times New Roman" officeooo:rsid="04392667"/>
    </style:style>
    <style:style style:name="T639" style:family="text">
      <style:text-properties fo:color="#000000" style:font-name="Times New Roman" officeooo:rsid="0439674a"/>
    </style:style>
    <style:style style:name="T640" style:family="text">
      <style:text-properties fo:color="#000000" style:font-name="Times New Roman" officeooo:rsid="043b1168"/>
    </style:style>
    <style:style style:name="T641" style:family="text">
      <style:text-properties fo:color="#000000" style:font-name="Times New Roman" officeooo:rsid="043be212"/>
    </style:style>
    <style:style style:name="T642" style:family="text">
      <style:text-properties fo:color="#000000" style:font-name="Times New Roman" officeooo:rsid="043c8e05"/>
    </style:style>
    <style:style style:name="T643" style:family="text">
      <style:text-properties fo:color="#000000" style:font-name="Times New Roman" officeooo:rsid="043f7d8a"/>
    </style:style>
    <style:style style:name="T644" style:family="text">
      <style:text-properties fo:color="#000000" style:font-name="Times New Roman" officeooo:rsid="0440820f"/>
    </style:style>
    <style:style style:name="T645" style:family="text">
      <style:text-properties fo:color="#000000" style:font-name="Times New Roman" officeooo:rsid="04421b3f"/>
    </style:style>
    <style:style style:name="T646" style:family="text">
      <style:text-properties fo:color="#000000" style:font-name="Courier New" fo:font-size="10pt" style:font-size-asian="10pt" style:font-size-complex="10pt"/>
    </style:style>
    <style:style style:name="T647" style:family="text">
      <style:text-properties fo:color="#000000" style:font-name="Courier New" fo:font-size="10pt" officeooo:rsid="00a869b8" style:font-size-asian="10pt" style:font-size-complex="10pt"/>
    </style:style>
    <style:style style:name="T648" style:family="text">
      <style:text-properties fo:color="#000000" style:font-name="Courier New" fo:font-size="10pt" officeooo:rsid="00ab58cc" style:font-size-asian="10pt" style:font-size-complex="10pt"/>
    </style:style>
    <style:style style:name="T649" style:family="text">
      <style:text-properties fo:color="#000000" style:font-name="Courier New" fo:font-size="10pt" officeooo:rsid="00c16195" style:font-size-asian="10pt" style:font-size-complex="10pt"/>
    </style:style>
    <style:style style:name="T650" style:family="text">
      <style:text-properties fo:color="#000000" style:font-name="Courier New" fo:font-size="10pt" officeooo:rsid="00c9d900" style:font-size-asian="10pt" style:font-size-complex="10pt"/>
    </style:style>
    <style:style style:name="T651" style:family="text">
      <style:text-properties fo:color="#000000" style:font-name="Courier New" fo:font-size="10pt" officeooo:rsid="00cdd594" style:font-size-asian="10pt" style:font-size-complex="10pt"/>
    </style:style>
    <style:style style:name="T652" style:family="text">
      <style:text-properties fo:color="#000000" style:font-name="Courier New" fo:font-size="10pt" officeooo:rsid="00cf3bf2" style:font-size-asian="10pt" style:font-size-complex="10pt"/>
    </style:style>
    <style:style style:name="T653" style:family="text">
      <style:text-properties fo:color="#000000" style:font-name="Courier New" fo:font-size="10pt" officeooo:rsid="00d1e5dd" style:font-size-asian="10pt" style:font-size-complex="10pt"/>
    </style:style>
    <style:style style:name="T654" style:family="text">
      <style:text-properties fo:color="#000000" style:font-name="Courier New" fo:font-size="10pt" officeooo:rsid="00d1f816" style:font-size-asian="10pt" style:font-size-complex="10pt"/>
    </style:style>
    <style:style style:name="T655" style:family="text">
      <style:text-properties fo:color="#000000" fo:font-size="10pt" style:font-size-asian="10pt" style:font-size-complex="10pt"/>
    </style:style>
    <style:style style:name="T656" style:family="text">
      <style:text-properties fo:color="#000000" style:font-name="Liberation Sans" fo:font-size="16pt" fo:font-weight="bold" officeooo:rsid="00d829ed" style:font-size-asian="16pt" style:font-weight-asian="bold" style:font-size-complex="16pt" style:font-weight-complex="bold"/>
    </style:style>
    <style:style style:name="T657" style:family="text">
      <style:text-properties fo:color="#000000" style:font-name="Liberation Sans" fo:font-size="16pt" fo:font-weight="bold" officeooo:rsid="00f9761d" style:font-size-asian="16pt" style:font-weight-asian="bold" style:font-size-complex="16pt" style:font-weight-complex="bold"/>
    </style:style>
    <style:style style:name="T658" style:family="text">
      <style:text-properties fo:color="#000000" style:font-name="Liberation Sans" fo:font-size="16pt" fo:font-weight="bold" officeooo:rsid="013639bc" style:font-size-asian="16pt" style:font-weight-asian="bold" style:font-size-complex="16pt" style:font-weight-complex="bold"/>
    </style:style>
    <style:style style:name="T659" style:family="text">
      <style:text-properties fo:color="#000000" style:font-name="Liberation Sans" fo:font-size="16pt" fo:font-weight="bold" officeooo:rsid="046f5315" style:font-size-asian="16pt" style:font-weight-asian="bold" style:font-size-complex="16pt" style:font-weight-complex="bold"/>
    </style:style>
    <style:style style:name="T660" style:family="text">
      <style:text-properties fo:color="#000000" style:font-name="Liberation Sans" fo:font-size="16pt" fo:font-weight="bold" officeooo:rsid="0477191f" style:font-size-asian="16pt" style:font-weight-asian="bold" style:font-size-complex="16pt" style:font-weight-complex="bold"/>
    </style:style>
    <style:style style:name="T661" style:family="text">
      <style:text-properties fo:color="#000000" fo:font-style="normal" style:text-underline-style="none" fo:font-weight="bold" officeooo:rsid="04709406" style:font-style-asian="normal" style:font-weight-asian="bold" style:font-style-complex="normal" style:font-weight-complex="bold"/>
    </style:style>
    <style:style style:name="T662"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63" style:family="text">
      <style:text-properties fo:color="#000000" fo:font-style="normal" style:font-style-asian="normal" style:font-style-complex="normal"/>
    </style:style>
    <style:style style:name="T664" style:family="text">
      <style:text-properties fo:color="#000000" fo:font-style="normal" officeooo:rsid="032cc17e" style:font-style-asian="normal" style:font-style-complex="normal"/>
    </style:style>
    <style:style style:name="T665"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6"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67" style:family="text">
      <style:text-properties fo:color="#0000ff"/>
    </style:style>
    <style:style style:name="T668" style:family="text">
      <style:text-properties fo:color="#0000ff" style:font-name="Courier New" fo:font-size="10pt" officeooo:rsid="00a1a0a3" style:font-size-asian="10pt" style:font-size-complex="10pt"/>
    </style:style>
    <style:style style:name="T669" style:family="text">
      <style:text-properties fo:color="#0000ff" style:font-name="Courier New" fo:font-size="10pt" fo:font-weight="normal" officeooo:rsid="00d1f816" style:font-size-asian="10pt" style:font-weight-asian="normal" style:font-size-complex="10pt" style:font-weight-complex="normal"/>
    </style:style>
    <style:style style:name="T670" style:family="text">
      <style:text-properties fo:color="#0000ff" style:font-name="Courier New1"/>
    </style:style>
    <style:style style:name="T671" style:family="text">
      <style:text-properties fo:color="#0000ff" style:font-name="Courier New1" fo:font-size="9pt"/>
    </style:style>
    <style:style style:name="T672" style:family="text">
      <style:text-properties fo:color="#0000ff" officeooo:rsid="0220aa61"/>
    </style:style>
    <style:style style:name="T673" style:family="text">
      <style:text-properties fo:color="#0000ff" style:text-underline-style="none" officeooo:rsid="022b64c6"/>
    </style:style>
    <style:style style:name="T674" style:family="text">
      <style:text-properties fo:color="#0000ff" style:text-underline-style="none" officeooo:rsid="022d42da"/>
    </style:style>
    <style:style style:name="T675" style:family="text">
      <style:text-properties fo:color="#0000ff" style:text-underline-style="none" officeooo:rsid="02325bc8"/>
    </style:style>
    <style:style style:name="T676" style:family="text">
      <style:text-properties fo:color="#0000ff" fo:font-style="normal" fo:font-weight="normal" officeooo:rsid="02c870b5" style:font-style-asian="normal" style:font-weight-asian="normal" style:font-style-complex="normal" style:font-weight-complex="normal"/>
    </style:style>
    <style:style style:name="T677" style:family="text">
      <style:text-properties style:font-name="Courier New"/>
    </style:style>
    <style:style style:name="T678" style:family="text">
      <style:text-properties style:font-name="Courier New" fo:font-size="10pt" style:font-size-asian="10pt" style:font-size-complex="10pt"/>
    </style:style>
    <style:style style:name="T679" style:family="text">
      <style:text-properties style:font-name="Courier New" fo:font-size="10pt" officeooo:rsid="00a1a0a3" style:font-size-asian="10pt" style:font-size-complex="10pt"/>
    </style:style>
    <style:style style:name="T68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81"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2" style:family="text">
      <style:text-properties style:font-name="Courier New" fo:font-style="normal" officeooo:rsid="01eab36e" style:font-size-asian="12pt" style:font-style-asian="normal" style:font-style-complex="normal"/>
    </style:style>
    <style:style style:name="T683" style:family="text">
      <style:text-properties style:font-name="Courier New" fo:font-style="normal" officeooo:rsid="01f1f5a1" style:font-size-asian="12pt" style:font-style-asian="normal" style:font-style-complex="normal"/>
    </style:style>
    <style:style style:name="T684" style:family="text">
      <style:text-properties style:font-name="Courier New" fo:font-style="normal" officeooo:rsid="01f29317" style:font-size-asian="12pt" style:font-style-asian="normal" style:font-style-complex="normal"/>
    </style:style>
    <style:style style:name="T68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7"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8"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89" style:family="text">
      <style:text-properties officeooo:rsid="00b9a56c"/>
    </style:style>
    <style:style style:name="T690" style:family="text">
      <style:text-properties officeooo:rsid="0131e978"/>
    </style:style>
    <style:style style:name="T691" style:family="text">
      <style:text-properties officeooo:rsid="013756f2"/>
    </style:style>
    <style:style style:name="T692" style:family="text">
      <style:text-properties officeooo:rsid="013b0f51"/>
    </style:style>
    <style:style style:name="T693" style:family="text">
      <style:text-properties officeooo:rsid="013b9174"/>
    </style:style>
    <style:style style:name="T694" style:family="text">
      <style:text-properties officeooo:rsid="013d90d1"/>
    </style:style>
    <style:style style:name="T695" style:family="text">
      <style:text-properties officeooo:rsid="0153c657"/>
    </style:style>
    <style:style style:name="T696" style:family="text">
      <style:text-properties officeooo:rsid="01561853"/>
    </style:style>
    <style:style style:name="T697" style:family="text">
      <style:text-properties style:font-size-asian="12pt"/>
    </style:style>
    <style:style style:name="T698" style:family="text">
      <style:text-properties officeooo:rsid="0156d09c" style:font-size-asian="12pt"/>
    </style:style>
    <style:style style:name="T699" style:family="text">
      <style:text-properties officeooo:rsid="0158829c" style:font-size-asian="12pt"/>
    </style:style>
    <style:style style:name="T700" style:family="text">
      <style:text-properties officeooo:rsid="015946f1" style:font-size-asian="12pt"/>
    </style:style>
    <style:style style:name="T701" style:family="text">
      <style:text-properties officeooo:rsid="015af81d" style:font-size-asian="12pt"/>
    </style:style>
    <style:style style:name="T702" style:family="text">
      <style:text-properties officeooo:rsid="015dccf8" style:font-size-asian="12pt"/>
    </style:style>
    <style:style style:name="T703" style:family="text">
      <style:text-properties officeooo:rsid="015eb780" style:font-size-asian="12pt"/>
    </style:style>
    <style:style style:name="T704" style:family="text">
      <style:text-properties officeooo:rsid="015f2026" style:font-size-asian="12pt"/>
    </style:style>
    <style:style style:name="T705" style:family="text">
      <style:text-properties officeooo:rsid="015f8c3c" style:font-size-asian="12pt"/>
    </style:style>
    <style:style style:name="T706" style:family="text">
      <style:text-properties officeooo:rsid="0160c4c9" style:font-size-asian="12pt"/>
    </style:style>
    <style:style style:name="T707" style:family="text">
      <style:text-properties officeooo:rsid="01632740" style:font-size-asian="12pt"/>
    </style:style>
    <style:style style:name="T708" style:family="text">
      <style:text-properties officeooo:rsid="01639af8" style:font-size-asian="12pt"/>
    </style:style>
    <style:style style:name="T709" style:family="text">
      <style:text-properties officeooo:rsid="0164adb0" style:font-size-asian="12pt"/>
    </style:style>
    <style:style style:name="T710" style:family="text">
      <style:text-properties officeooo:rsid="0165c5fd" style:font-size-asian="12pt"/>
    </style:style>
    <style:style style:name="T711" style:family="text">
      <style:text-properties officeooo:rsid="0167d021" style:font-size-asian="12pt"/>
    </style:style>
    <style:style style:name="T712" style:family="text">
      <style:text-properties officeooo:rsid="01688689" style:font-size-asian="12pt"/>
    </style:style>
    <style:style style:name="T713" style:family="text">
      <style:text-properties officeooo:rsid="016a24dd" style:font-size-asian="12pt"/>
    </style:style>
    <style:style style:name="T714" style:family="text">
      <style:text-properties officeooo:rsid="016c10e9" style:font-size-asian="12pt"/>
    </style:style>
    <style:style style:name="T715" style:family="text">
      <style:text-properties officeooo:rsid="016dca30" style:font-size-asian="12pt"/>
    </style:style>
    <style:style style:name="T716" style:family="text">
      <style:text-properties officeooo:rsid="016e560d" style:font-size-asian="12pt"/>
    </style:style>
    <style:style style:name="T717" style:family="text">
      <style:text-properties officeooo:rsid="0171861b" style:font-size-asian="12pt"/>
    </style:style>
    <style:style style:name="T718" style:family="text">
      <style:text-properties officeooo:rsid="0172a02c" style:font-size-asian="12pt"/>
    </style:style>
    <style:style style:name="T719" style:family="text">
      <style:text-properties officeooo:rsid="017390a7" style:font-size-asian="12pt"/>
    </style:style>
    <style:style style:name="T720" style:family="text">
      <style:text-properties officeooo:rsid="017656ac" style:font-size-asian="12pt"/>
    </style:style>
    <style:style style:name="T721" style:family="text">
      <style:text-properties officeooo:rsid="01784a49" style:font-size-asian="12pt"/>
    </style:style>
    <style:style style:name="T722" style:family="text">
      <style:text-properties officeooo:rsid="017a497b" style:font-size-asian="12pt"/>
    </style:style>
    <style:style style:name="T723" style:family="text">
      <style:text-properties officeooo:rsid="017a9dbe" style:font-size-asian="12pt"/>
    </style:style>
    <style:style style:name="T724" style:family="text">
      <style:text-properties officeooo:rsid="017bf02e" style:font-size-asian="12pt"/>
    </style:style>
    <style:style style:name="T725" style:family="text">
      <style:text-properties officeooo:rsid="017edcf5" style:font-size-asian="12pt"/>
    </style:style>
    <style:style style:name="T726" style:family="text">
      <style:text-properties officeooo:rsid="017fb7e8" style:font-size-asian="12pt"/>
    </style:style>
    <style:style style:name="T727" style:family="text">
      <style:text-properties officeooo:rsid="0181af62" style:font-size-asian="12pt"/>
    </style:style>
    <style:style style:name="T728" style:family="text">
      <style:text-properties officeooo:rsid="01825491" style:font-size-asian="12pt"/>
    </style:style>
    <style:style style:name="T729" style:family="text">
      <style:text-properties officeooo:rsid="0183962a" style:font-size-asian="12pt"/>
    </style:style>
    <style:style style:name="T730" style:family="text">
      <style:text-properties officeooo:rsid="0184f1a2" style:font-size-asian="12pt"/>
    </style:style>
    <style:style style:name="T731" style:family="text">
      <style:text-properties officeooo:rsid="0185e187" style:font-size-asian="12pt"/>
    </style:style>
    <style:style style:name="T732" style:family="text">
      <style:text-properties officeooo:rsid="018794b3" style:font-size-asian="12pt"/>
    </style:style>
    <style:style style:name="T733" style:family="text">
      <style:text-properties officeooo:rsid="0188e32f" style:font-size-asian="12pt"/>
    </style:style>
    <style:style style:name="T734" style:family="text">
      <style:text-properties officeooo:rsid="018a874d" style:font-size-asian="12pt"/>
    </style:style>
    <style:style style:name="T735" style:family="text">
      <style:text-properties officeooo:rsid="018ab181" style:font-size-asian="12pt"/>
    </style:style>
    <style:style style:name="T736" style:family="text">
      <style:text-properties officeooo:rsid="018c9db6" style:font-size-asian="12pt"/>
    </style:style>
    <style:style style:name="T737" style:family="text">
      <style:text-properties officeooo:rsid="018da817" style:font-size-asian="12pt"/>
    </style:style>
    <style:style style:name="T738" style:family="text">
      <style:text-properties officeooo:rsid="018f3510" style:font-size-asian="12pt"/>
    </style:style>
    <style:style style:name="T739" style:family="text">
      <style:text-properties officeooo:rsid="018ffb41" style:font-size-asian="12pt"/>
    </style:style>
    <style:style style:name="T740" style:family="text">
      <style:text-properties officeooo:rsid="019063a8" style:font-size-asian="12pt"/>
    </style:style>
    <style:style style:name="T741" style:family="text">
      <style:text-properties officeooo:rsid="0193081e" style:font-size-asian="12pt"/>
    </style:style>
    <style:style style:name="T742" style:family="text">
      <style:text-properties officeooo:rsid="01943226" style:font-size-asian="12pt"/>
    </style:style>
    <style:style style:name="T743" style:family="text">
      <style:text-properties officeooo:rsid="01947931" style:font-size-asian="12pt"/>
    </style:style>
    <style:style style:name="T744" style:family="text">
      <style:text-properties officeooo:rsid="01ab7b67" style:font-size-asian="12pt"/>
    </style:style>
    <style:style style:name="T745" style:family="text">
      <style:text-properties officeooo:rsid="01bb5aaf" style:font-size-asian="12pt"/>
    </style:style>
    <style:style style:name="T746" style:family="text">
      <style:text-properties officeooo:rsid="01bb67ed" style:font-size-asian="12pt"/>
    </style:style>
    <style:style style:name="T747" style:family="text">
      <style:text-properties officeooo:rsid="01a8d2f4" style:font-size-asian="12pt"/>
    </style:style>
    <style:style style:name="T748" style:family="text">
      <style:text-properties officeooo:rsid="01c35e1c" style:font-size-asian="12pt"/>
    </style:style>
    <style:style style:name="T749" style:family="text">
      <style:text-properties officeooo:rsid="01c46931" style:font-size-asian="12pt"/>
    </style:style>
    <style:style style:name="T750" style:family="text">
      <style:text-properties officeooo:rsid="01d8b60c" style:font-size-asian="12pt"/>
    </style:style>
    <style:style style:name="T751" style:family="text">
      <style:text-properties officeooo:rsid="01da5578" style:font-size-asian="12pt"/>
    </style:style>
    <style:style style:name="T752" style:family="text">
      <style:text-properties officeooo:rsid="01dabef0" style:font-size-asian="12pt"/>
    </style:style>
    <style:style style:name="T753" style:family="text">
      <style:text-properties officeooo:rsid="01db029f" style:font-size-asian="12pt"/>
    </style:style>
    <style:style style:name="T754" style:family="text">
      <style:text-properties officeooo:rsid="01dc5b65" style:font-size-asian="12pt"/>
    </style:style>
    <style:style style:name="T755" style:family="text">
      <style:text-properties officeooo:rsid="01e28ab7" style:font-size-asian="12pt"/>
    </style:style>
    <style:style style:name="T756" style:family="text">
      <style:text-properties officeooo:rsid="01e31ed0" style:font-size-asian="12pt"/>
    </style:style>
    <style:style style:name="T757" style:family="text">
      <style:text-properties officeooo:rsid="01e4af87" style:font-size-asian="12pt"/>
    </style:style>
    <style:style style:name="T758" style:family="text">
      <style:text-properties officeooo:rsid="04441773" style:font-size-asian="12pt"/>
    </style:style>
    <style:style style:name="T759" style:family="text">
      <style:text-properties officeooo:rsid="04453e00" style:font-size-asian="12pt"/>
    </style:style>
    <style:style style:name="T760" style:family="text">
      <style:text-properties officeooo:rsid="04454d97" style:font-size-asian="12pt"/>
    </style:style>
    <style:style style:name="T761" style:family="text">
      <style:text-properties officeooo:rsid="0446ea96" style:font-size-asian="12pt"/>
    </style:style>
    <style:style style:name="T762" style:family="text">
      <style:text-properties officeooo:rsid="0446fe0d" style:font-size-asian="12pt"/>
    </style:style>
    <style:style style:name="T763" style:family="text">
      <style:text-properties officeooo:rsid="044814b0" style:font-size-asian="12pt"/>
    </style:style>
    <style:style style:name="T764" style:family="text">
      <style:text-properties officeooo:rsid="0448d473" style:font-size-asian="12pt"/>
    </style:style>
    <style:style style:name="T765" style:family="text">
      <style:text-properties officeooo:rsid="044a977d" style:font-size-asian="12pt"/>
    </style:style>
    <style:style style:name="T766" style:family="text">
      <style:text-properties officeooo:rsid="044c3960" style:font-size-asian="12pt"/>
    </style:style>
    <style:style style:name="T767" style:family="text">
      <style:text-properties officeooo:rsid="044d48d4" style:font-size-asian="12pt"/>
    </style:style>
    <style:style style:name="T768" style:family="text">
      <style:text-properties officeooo:rsid="045a6446" style:font-size-asian="12pt"/>
    </style:style>
    <style:style style:name="T769" style:family="text">
      <style:text-properties officeooo:rsid="045be666" style:font-size-asian="12pt"/>
    </style:style>
    <style:style style:name="T770" style:family="text">
      <style:text-properties officeooo:rsid="045d2531" style:font-size-asian="12pt"/>
    </style:style>
    <style:style style:name="T771" style:family="text">
      <style:text-properties officeooo:rsid="045ebab3" style:font-size-asian="12pt"/>
    </style:style>
    <style:style style:name="T772" style:family="text">
      <style:text-properties officeooo:rsid="0461d3b3" style:font-size-asian="12pt"/>
    </style:style>
    <style:style style:name="T773" style:family="text">
      <style:text-properties officeooo:rsid="0462f076" style:font-size-asian="12pt"/>
    </style:style>
    <style:style style:name="T774" style:family="text">
      <style:text-properties officeooo:rsid="01e04794" style:font-size-asian="12pt"/>
    </style:style>
    <style:style style:name="T775" style:family="text">
      <style:text-properties officeooo:rsid="0195fc2d"/>
    </style:style>
    <style:style style:name="T776" style:family="text">
      <style:text-properties officeooo:rsid="019ac4ef" style:font-size-asian="10.5pt"/>
    </style:style>
    <style:style style:name="T777" style:family="text">
      <style:text-properties officeooo:rsid="019cc390" style:font-size-asian="10.5pt"/>
    </style:style>
    <style:style style:name="T778" style:family="text">
      <style:text-properties officeooo:rsid="01aec1c9" style:font-size-asian="10.5pt"/>
    </style:style>
    <style:style style:name="T779" style:family="text">
      <style:text-properties officeooo:rsid="0457defc" style:font-size-asian="10.5pt"/>
    </style:style>
    <style:style style:name="T780" style:family="text">
      <style:text-properties officeooo:rsid="04597468" style:font-size-asian="10.5pt"/>
    </style:style>
    <style:style style:name="T781" style:family="text">
      <style:text-properties officeooo:rsid="01a98d29"/>
    </style:style>
    <style:style style:name="T782" style:family="text">
      <style:text-properties officeooo:rsid="01ac002a"/>
    </style:style>
    <style:style style:name="T783" style:family="text">
      <style:text-properties officeooo:rsid="01af7c02"/>
    </style:style>
    <style:style style:name="T784" style:family="text">
      <style:text-properties officeooo:rsid="01d08f56"/>
    </style:style>
    <style:style style:name="T785" style:family="text">
      <style:text-properties officeooo:rsid="01d49048"/>
    </style:style>
    <style:style style:name="T786" style:family="text">
      <style:text-properties fo:font-style="italic"/>
    </style:style>
    <style:style style:name="T787" style:family="text">
      <style:text-properties fo:font-style="italic" officeooo:rsid="01da5578" style:font-size-asian="12pt" style:font-style-asian="italic" style:font-style-complex="italic"/>
    </style:style>
    <style:style style:name="T788" style:family="text">
      <style:text-properties fo:font-style="italic" officeooo:rsid="01e28ab7" style:font-size-asian="12pt" style:font-style-asian="italic" style:font-style-complex="italic"/>
    </style:style>
    <style:style style:name="T789" style:family="text">
      <style:text-properties fo:font-style="italic" officeooo:rsid="01e4af87" style:font-size-asian="12pt" style:font-style-asian="italic" style:font-style-complex="italic"/>
    </style:style>
    <style:style style:name="T790" style:family="text">
      <style:text-properties fo:font-style="italic" officeooo:rsid="01e82c47" style:font-size-asian="12pt" style:font-style-asian="italic" style:font-style-complex="italic"/>
    </style:style>
    <style:style style:name="T791" style:family="text">
      <style:text-properties fo:font-style="italic" officeooo:rsid="017390a7" style:font-size-asian="12pt" style:font-style-asian="italic" style:font-style-complex="italic"/>
    </style:style>
    <style:style style:name="T792" style:family="text">
      <style:text-properties fo:font-style="italic" officeooo:rsid="01784a49" style:font-size-asian="12pt" style:font-style-asian="italic" style:font-style-complex="italic"/>
    </style:style>
    <style:style style:name="T793" style:family="text">
      <style:text-properties fo:font-style="italic" officeooo:rsid="01dabef0" style:font-size-asian="12pt" style:font-style-asian="italic" style:font-style-complex="italic"/>
    </style:style>
    <style:style style:name="T794" style:family="text">
      <style:text-properties fo:font-style="italic" officeooo:rsid="01dc5b65" style:font-size-asian="12pt" style:font-style-asian="italic" style:font-style-complex="italic"/>
    </style:style>
    <style:style style:name="T795" style:family="text">
      <style:text-properties fo:font-style="italic" officeooo:rsid="01e9703c" style:font-size-asian="12pt" style:font-style-asian="italic" style:font-style-complex="italic"/>
    </style:style>
    <style:style style:name="T796" style:family="text">
      <style:text-properties fo:font-style="italic" officeooo:rsid="01f29317" style:font-size-asian="12pt" style:font-style-asian="italic" style:font-style-complex="italic"/>
    </style:style>
    <style:style style:name="T797" style:family="text">
      <style:text-properties fo:font-style="italic" officeooo:rsid="01f1f5a1" style:font-size-asian="12pt"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officeooo:rsid="023b19d6" style:font-style-asian="italic" style:font-style-complex="italic"/>
    </style:style>
    <style:style style:name="T800" style:family="text">
      <style:text-properties fo:font-style="italic" officeooo:rsid="02416d63" style:font-style-asian="italic" style:font-style-complex="italic"/>
    </style:style>
    <style:style style:name="T801" style:family="text">
      <style:text-properties fo:font-style="italic" officeooo:rsid="022599c6" style:font-style-asian="italic" style:font-style-complex="italic"/>
    </style:style>
    <style:style style:name="T802" style:family="text">
      <style:text-properties fo:font-style="italic" officeooo:rsid="022739be" style:font-style-asian="italic" style:font-style-complex="italic"/>
    </style:style>
    <style:style style:name="T803" style:family="text">
      <style:text-properties fo:font-style="italic" officeooo:rsid="02353903" style:font-style-asian="italic" style:font-style-complex="italic"/>
    </style:style>
    <style:style style:name="T804" style:family="text">
      <style:text-properties fo:font-style="italic" officeooo:rsid="0242723d" style:font-style-asian="italic" style:font-style-complex="italic"/>
    </style:style>
    <style:style style:name="T805" style:family="text">
      <style:text-properties fo:font-style="italic" officeooo:rsid="0242f156" style:font-style-asian="italic" style:font-style-complex="italic"/>
    </style:style>
    <style:style style:name="T806" style:family="text">
      <style:text-properties fo:font-style="italic" officeooo:rsid="024a65e9" style:font-style-asian="italic" style:font-style-complex="italic"/>
    </style:style>
    <style:style style:name="T807" style:family="text">
      <style:text-properties fo:font-style="italic" officeooo:rsid="024af1d8" style:font-style-asian="italic" style:font-style-complex="italic"/>
    </style:style>
    <style:style style:name="T808" style:family="text">
      <style:text-properties fo:font-style="italic" officeooo:rsid="024ec640" style:font-style-asian="italic" style:font-style-complex="italic"/>
    </style:style>
    <style:style style:name="T809" style:family="text">
      <style:text-properties fo:font-style="italic" officeooo:rsid="0253a66e" style:font-style-asian="italic" style:font-style-complex="italic"/>
    </style:style>
    <style:style style:name="T810" style:family="text">
      <style:text-properties fo:font-style="italic" officeooo:rsid="021b7192" style:font-style-asian="italic" style:font-style-complex="italic"/>
    </style:style>
    <style:style style:name="T811" style:family="text">
      <style:text-properties fo:font-style="italic" officeooo:rsid="0220aa61" style:font-style-asian="italic" style:font-style-complex="italic"/>
    </style:style>
    <style:style style:name="T812" style:family="text">
      <style:text-properties fo:font-style="italic" officeooo:rsid="02396907" style:font-style-asian="italic" style:font-style-complex="italic"/>
    </style:style>
    <style:style style:name="T813" style:family="text">
      <style:text-properties fo:font-style="italic" officeooo:rsid="023b755d" style:font-style-asian="italic" style:font-style-complex="italic"/>
    </style:style>
    <style:style style:name="T814" style:family="text">
      <style:text-properties fo:font-style="italic" officeooo:rsid="023c089f" style:font-style-asian="italic" style:font-style-complex="italic"/>
    </style:style>
    <style:style style:name="T815" style:family="text">
      <style:text-properties fo:font-style="italic" officeooo:rsid="02422b7c" style:font-style-asian="italic" style:font-style-complex="italic"/>
    </style:style>
    <style:style style:name="T816" style:family="text">
      <style:text-properties fo:font-style="italic" officeooo:rsid="02469bb4" style:font-style-asian="italic" style:font-style-complex="italic"/>
    </style:style>
    <style:style style:name="T817" style:family="text">
      <style:text-properties fo:font-style="italic" officeooo:rsid="024ac5fa" style:font-style-asian="italic" style:font-style-complex="italic"/>
    </style:style>
    <style:style style:name="T818" style:family="text">
      <style:text-properties fo:font-style="italic" officeooo:rsid="024dbf60" style:font-style-asian="italic" style:font-style-complex="italic"/>
    </style:style>
    <style:style style:name="T819" style:family="text">
      <style:text-properties fo:font-style="italic" officeooo:rsid="02b705ab" style:font-style-asian="italic" style:font-style-complex="italic"/>
    </style:style>
    <style:style style:name="T820" style:family="text">
      <style:text-properties fo:font-style="italic" officeooo:rsid="02bd4e93" style:font-style-asian="italic" style:font-style-complex="italic"/>
    </style:style>
    <style:style style:name="T821" style:family="text">
      <style:text-properties fo:font-style="italic" officeooo:rsid="02c0bf5b" style:font-style-asian="italic" style:font-style-complex="italic"/>
    </style:style>
    <style:style style:name="T822" style:family="text">
      <style:text-properties fo:font-style="italic" officeooo:rsid="02e0ee49" style:font-style-asian="italic" style:font-style-complex="italic"/>
    </style:style>
    <style:style style:name="T823" style:family="text">
      <style:text-properties fo:font-style="italic" officeooo:rsid="02e5ea83" style:font-style-asian="italic" style:font-style-complex="italic"/>
    </style:style>
    <style:style style:name="T824" style:family="text">
      <style:text-properties fo:font-style="italic" officeooo:rsid="02e67f45" style:font-style-asian="italic" style:font-style-complex="italic"/>
    </style:style>
    <style:style style:name="T825" style:family="text">
      <style:text-properties fo:font-style="italic" officeooo:rsid="02f2e86d" style:font-style-asian="italic" style:font-style-complex="italic"/>
    </style:style>
    <style:style style:name="T826" style:family="text">
      <style:text-properties fo:font-style="italic" officeooo:rsid="02f3916b" style:font-style-asian="italic" style:font-style-complex="italic"/>
    </style:style>
    <style:style style:name="T827" style:family="text">
      <style:text-properties fo:font-style="italic" officeooo:rsid="02f5a3f2" style:font-style-asian="italic" style:font-style-complex="italic"/>
    </style:style>
    <style:style style:name="T828" style:family="text">
      <style:text-properties fo:font-style="italic" officeooo:rsid="02f71cc1" style:font-style-asian="italic" style:font-style-complex="italic"/>
    </style:style>
    <style:style style:name="T829" style:family="text">
      <style:text-properties fo:font-style="italic" officeooo:rsid="02f9e9c3" style:font-style-asian="italic" style:font-style-complex="italic"/>
    </style:style>
    <style:style style:name="T830" style:family="text">
      <style:text-properties fo:font-style="italic" officeooo:rsid="030010df" style:font-style-asian="italic" style:font-style-complex="italic"/>
    </style:style>
    <style:style style:name="T831" style:family="text">
      <style:text-properties fo:font-style="italic" officeooo:rsid="0305b9d8" style:font-style-asian="italic" style:font-style-complex="italic"/>
    </style:style>
    <style:style style:name="T832" style:family="text">
      <style:text-properties fo:font-style="italic" officeooo:rsid="0312a230" style:font-style-asian="italic" style:font-style-complex="italic"/>
    </style:style>
    <style:style style:name="T833" style:family="text">
      <style:text-properties fo:font-style="italic" officeooo:rsid="03187d7b" style:font-style-asian="italic" style:font-style-complex="italic"/>
    </style:style>
    <style:style style:name="T834" style:family="text">
      <style:text-properties fo:font-style="italic" officeooo:rsid="031fce92" style:font-style-asian="italic" style:font-style-complex="italic"/>
    </style:style>
    <style:style style:name="T835" style:family="text">
      <style:text-properties fo:font-style="italic" officeooo:rsid="03203c3d" style:font-style-asian="italic" style:font-style-complex="italic"/>
    </style:style>
    <style:style style:name="T836" style:family="text">
      <style:text-properties fo:font-style="italic" officeooo:rsid="0321781c" style:font-style-asian="italic" style:font-style-complex="italic"/>
    </style:style>
    <style:style style:name="T837" style:family="text">
      <style:text-properties fo:font-style="italic" officeooo:rsid="03264502" style:font-style-asian="italic" style:font-style-complex="italic"/>
    </style:style>
    <style:style style:name="T838" style:family="text">
      <style:text-properties fo:font-style="italic" officeooo:rsid="0328a755" style:font-style-asian="italic" style:font-style-complex="italic"/>
    </style:style>
    <style:style style:name="T839" style:family="text">
      <style:text-properties fo:font-style="italic" officeooo:rsid="0329a7b8" style:font-style-asian="italic" style:font-style-complex="italic"/>
    </style:style>
    <style:style style:name="T840" style:family="text">
      <style:text-properties fo:font-style="italic" officeooo:rsid="013756f2" style:font-style-asian="italic" style:font-style-complex="italic"/>
    </style:style>
    <style:style style:name="T841" style:family="text">
      <style:text-properties fo:font-style="italic" officeooo:rsid="013b9174" style:font-style-asian="italic" style:font-style-complex="italic"/>
    </style:style>
    <style:style style:name="T842" style:family="text">
      <style:text-properties fo:font-style="italic" officeooo:rsid="01a98d29" style:font-style-asian="italic" style:font-style-complex="italic"/>
    </style:style>
    <style:style style:name="T843" style:family="text">
      <style:text-properties fo:font-style="italic" officeooo:rsid="0450aa02" style:font-style-asian="italic" style:font-style-complex="italic"/>
    </style:style>
    <style:style style:name="T844" style:family="text">
      <style:text-properties fo:font-style="italic" officeooo:rsid="01ac002a" style:font-style-asian="italic" style:font-style-complex="italic"/>
    </style:style>
    <style:style style:name="T845" style:family="text">
      <style:text-properties fo:font-style="italic" style:text-underline-style="none" officeooo:rsid="0227c734"/>
    </style:style>
    <style:style style:name="T846"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47"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48"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49"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3"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4" style:family="text">
      <style:text-properties fo:font-style="italic" fo:font-weight="normal" officeooo:rsid="02e94ba9" style:font-style-asian="italic" style:font-weight-asian="normal" style:font-style-complex="italic" style:font-weight-complex="normal"/>
    </style:style>
    <style:style style:name="T855" style:family="text">
      <style:text-properties fo:font-style="normal" officeooo:rsid="01da5578" style:font-size-asian="12pt" style:font-style-asian="normal" style:font-style-complex="normal"/>
    </style:style>
    <style:style style:name="T856" style:family="text">
      <style:text-properties fo:font-style="normal" officeooo:rsid="01dabef0" style:font-size-asian="12pt" style:font-style-asian="normal" style:font-style-complex="normal"/>
    </style:style>
    <style:style style:name="T857" style:family="text">
      <style:text-properties fo:font-style="normal" officeooo:rsid="01e4af87" style:font-size-asian="12pt" style:font-style-asian="normal" style:font-style-complex="normal"/>
    </style:style>
    <style:style style:name="T858" style:family="text">
      <style:text-properties fo:font-style="normal" officeooo:rsid="01e82c47" style:font-size-asian="12pt" style:font-style-asian="normal" style:font-style-complex="normal"/>
    </style:style>
    <style:style style:name="T859" style:family="text">
      <style:text-properties fo:font-style="normal" officeooo:rsid="01e9703c" style:font-size-asian="12pt" style:font-style-asian="normal" style:font-style-complex="normal"/>
    </style:style>
    <style:style style:name="T860" style:family="text">
      <style:text-properties fo:font-style="normal" officeooo:rsid="0461d3b3" style:font-size-asian="12pt" style:font-style-asian="normal" style:font-style-complex="normal"/>
    </style:style>
    <style:style style:name="T861" style:family="text">
      <style:text-properties fo:font-style="normal" officeooo:rsid="0462f076" style:font-size-asian="12pt" style:font-style-asian="normal" style:font-style-complex="normal"/>
    </style:style>
    <style:style style:name="T862" style:family="text">
      <style:text-properties fo:font-style="normal" officeooo:rsid="04648e3e" style:font-size-asian="12pt" style:font-style-asian="normal" style:font-style-complex="normal"/>
    </style:style>
    <style:style style:name="T863" style:family="text">
      <style:text-properties fo:font-style="normal" officeooo:rsid="04667e19" style:font-size-asian="12pt" style:font-style-asian="normal" style:font-style-complex="normal"/>
    </style:style>
    <style:style style:name="T864" style:family="text">
      <style:text-properties fo:font-style="normal" officeooo:rsid="04691388" style:font-size-asian="12pt" style:font-style-asian="normal" style:font-style-complex="normal"/>
    </style:style>
    <style:style style:name="T865" style:family="text">
      <style:text-properties fo:font-style="normal" officeooo:rsid="01e9a95f" style:font-size-asian="12pt" style:font-style-asian="normal" style:font-style-complex="normal"/>
    </style:style>
    <style:style style:name="T866" style:family="text">
      <style:text-properties fo:font-style="normal" officeooo:rsid="01eab36e" style:font-size-asian="12pt" style:font-style-asian="normal" style:font-style-complex="normal"/>
    </style:style>
    <style:style style:name="T867" style:family="text">
      <style:text-properties fo:font-style="normal" officeooo:rsid="01ef0402" style:font-size-asian="12pt" style:font-style-asian="normal" style:font-style-complex="normal"/>
    </style:style>
    <style:style style:name="T868" style:family="text">
      <style:text-properties fo:font-style="normal" officeooo:rsid="01f1f5a1" style:font-size-asian="12pt" style:font-style-asian="normal" style:font-style-complex="normal"/>
    </style:style>
    <style:style style:name="T869" style:family="text">
      <style:text-properties fo:font-style="normal" officeooo:rsid="01f29317" style:font-size-asian="12pt" style:font-style-asian="normal" style:font-style-complex="normal"/>
    </style:style>
    <style:style style:name="T870" style:family="text">
      <style:text-properties fo:font-style="normal" officeooo:rsid="01f5a366" style:font-size-asian="12pt" style:font-style-asian="normal" style:font-style-complex="normal"/>
    </style:style>
    <style:style style:name="T871" style:family="text">
      <style:text-properties fo:font-style="normal" officeooo:rsid="01fd9ebb" style:font-size-asian="12pt" style:font-style-asian="normal" style:font-style-complex="normal"/>
    </style:style>
    <style:style style:name="T872" style:family="text">
      <style:text-properties fo:font-style="normal" fo:font-weight="bold" officeooo:rsid="01fd9ebb" style:font-style-asian="normal" style:font-weight-asian="bold" style:font-style-complex="normal" style:font-weight-complex="bold"/>
    </style:style>
    <style:style style:name="T873"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98"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99"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00" style:family="text">
      <style:text-properties fo:font-style="normal" fo:font-weight="normal" officeooo:rsid="022599c6" style:font-style-asian="normal" style:font-weight-asian="normal" style:font-style-complex="normal" style:font-weight-complex="normal"/>
    </style:style>
    <style:style style:name="T901" style:family="text">
      <style:text-properties fo:font-style="normal" fo:font-weight="normal" officeooo:rsid="023c089f" style:font-style-asian="normal" style:font-weight-asian="normal" style:font-style-complex="normal" style:font-weight-complex="normal"/>
    </style:style>
    <style:style style:name="T902" style:family="text">
      <style:text-properties fo:font-style="normal" fo:font-weight="normal" officeooo:rsid="02c870b5" style:font-style-asian="normal" style:font-weight-asian="normal" style:font-style-complex="normal" style:font-weight-complex="normal"/>
    </style:style>
    <style:style style:name="T903" style:family="text">
      <style:text-properties fo:font-style="normal" fo:font-weight="normal" officeooo:rsid="0242f156" style:font-style-asian="normal" style:font-weight-asian="normal" style:font-style-complex="normal" style:font-weight-complex="normal"/>
    </style:style>
    <style:style style:name="T904" style:family="text">
      <style:text-properties fo:font-style="normal" fo:font-weight="normal" officeooo:rsid="02e71355" style:font-style-asian="normal" style:font-weight-asian="normal" style:font-style-complex="normal" style:font-weight-complex="normal"/>
    </style:style>
    <style:style style:name="T905" style:family="text">
      <style:text-properties fo:font-style="normal" fo:font-weight="normal" officeooo:rsid="02e7e010" style:font-style-asian="normal" style:font-weight-asian="normal" style:font-style-complex="normal" style:font-weight-complex="normal"/>
    </style:style>
    <style:style style:name="T906" style:family="text">
      <style:text-properties fo:font-style="normal" fo:font-weight="normal" officeooo:rsid="02e94ba9" style:font-style-asian="normal" style:font-weight-asian="normal" style:font-style-complex="normal" style:font-weight-complex="normal"/>
    </style:style>
    <style:style style:name="T907" style:family="text">
      <style:text-properties fo:font-style="normal" fo:font-weight="normal" officeooo:rsid="02ea9480" style:font-style-asian="normal" style:font-weight-asian="normal" style:font-style-complex="normal" style:font-weight-complex="normal"/>
    </style:style>
    <style:style style:name="T908" style:family="text">
      <style:text-properties fo:font-style="normal" fo:font-weight="normal" officeooo:rsid="024dbf60" style:font-style-asian="normal" style:font-weight-asian="normal" style:font-style-complex="normal" style:font-weight-complex="normal"/>
    </style:style>
    <style:style style:name="T909" style:family="text">
      <style:text-properties fo:font-style="normal" fo:font-weight="normal" officeooo:rsid="030cbc64" style:font-style-asian="normal" style:font-weight-asian="normal" style:font-style-complex="normal" style:font-weight-complex="normal"/>
    </style:style>
    <style:style style:name="T910" style:family="text">
      <style:text-properties fo:font-style="normal" fo:font-weight="normal" officeooo:rsid="031062ff" style:font-style-asian="normal" style:font-weight-asian="normal" style:font-style-complex="normal" style:font-weight-complex="normal"/>
    </style:style>
    <style:style style:name="T911" style:family="text">
      <style:text-properties fo:font-style="normal" officeooo:rsid="02e67f45" style:font-style-asian="normal" style:font-style-complex="normal"/>
    </style:style>
    <style:style style:name="T912" style:family="text">
      <style:text-properties style:font-name="Courier New1"/>
    </style:style>
    <style:style style:name="T913" style:family="text">
      <style:text-properties style:font-name="Courier New1" officeooo:rsid="01db029f" style:font-size-asian="12pt"/>
    </style:style>
    <style:style style:name="T914" style:family="text">
      <style:text-properties style:font-name="Courier New1" officeooo:rsid="01e28ab7" style:font-size-asian="12pt"/>
    </style:style>
    <style:style style:name="T91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16" style:family="text">
      <style:text-properties style:font-name="Courier New1" fo:font-style="normal" officeooo:rsid="01e4af87" style:font-size-asian="12pt" style:font-style-asian="normal" style:font-style-complex="normal"/>
    </style:style>
    <style:style style:name="T917" style:family="text">
      <style:text-properties style:font-name="Courier New1" fo:font-style="normal" officeooo:rsid="01e82c47" style:font-size-asian="12pt" style:font-style-asian="normal" style:font-style-complex="normal"/>
    </style:style>
    <style:style style:name="T918" style:family="text">
      <style:text-properties style:font-name="Courier New1" fo:font-style="normal" officeooo:rsid="01e9703c" style:font-size-asian="12pt" style:font-style-asian="normal" style:font-style-complex="normal"/>
    </style:style>
    <style:style style:name="T919" style:family="text">
      <style:text-properties style:font-name="Courier New1" fo:font-size="10pt" style:font-size-asian="10pt" style:font-size-complex="10pt"/>
    </style:style>
    <style:style style:name="T920" style:family="text">
      <style:text-properties style:font-name="Courier New1" fo:font-size="9pt"/>
    </style:style>
    <style:style style:name="T921" style:family="text">
      <style:text-properties style:font-name="Courier New1" fo:font-size="9pt" fo:font-style="italic"/>
    </style:style>
    <style:style style:name="T922" style:family="text">
      <style:text-properties style:font-name="Courier New1" style:font-size-asian="9pt" style:font-size-complex="9pt"/>
    </style:style>
    <style:style style:name="T923" style:family="text">
      <style:text-properties style:font-name="Courier New1" fo:font-style="italic"/>
    </style:style>
    <style:style style:name="T924" style:family="text">
      <style:text-properties officeooo:rsid="020dc531"/>
    </style:style>
    <style:style style:name="T925" style:family="text">
      <style:text-properties officeooo:rsid="020f3749"/>
    </style:style>
    <style:style style:name="T926" style:family="text">
      <style:text-properties officeooo:rsid="020f52f1"/>
    </style:style>
    <style:style style:name="T927" style:family="text">
      <style:text-properties officeooo:rsid="020f9920"/>
    </style:style>
    <style:style style:name="T928" style:family="text">
      <style:text-properties officeooo:rsid="021131dd"/>
    </style:style>
    <style:style style:name="T929" style:family="text">
      <style:text-properties officeooo:rsid="023b19d6"/>
    </style:style>
    <style:style style:name="T930" style:family="text">
      <style:text-properties officeooo:rsid="02416d63"/>
    </style:style>
    <style:style style:name="T931" style:family="text">
      <style:text-properties officeooo:rsid="021750a1"/>
    </style:style>
    <style:style style:name="T932" style:family="text">
      <style:text-properties fo:color="#008000" style:font-name="Courier New1" fo:font-size="9pt" fo:font-weight="bold"/>
    </style:style>
    <style:style style:name="T933" style:family="text">
      <style:text-properties fo:color="#008000" style:font-name="Courier New1" fo:font-weight="bold"/>
    </style:style>
    <style:style style:name="T934" style:family="text">
      <style:text-properties fo:color="#008000" fo:font-weight="bold"/>
    </style:style>
    <style:style style:name="T935" style:family="text">
      <style:text-properties officeooo:rsid="021b9f17"/>
    </style:style>
    <style:style style:name="T936" style:family="text">
      <style:text-properties officeooo:rsid="022599c6"/>
    </style:style>
    <style:style style:name="T937" style:family="text">
      <style:text-properties officeooo:rsid="022739be"/>
    </style:style>
    <style:style style:name="T938" style:family="text">
      <style:text-properties officeooo:rsid="02279a19"/>
    </style:style>
    <style:style style:name="T939" style:family="text">
      <style:text-properties fo:color="#808080"/>
    </style:style>
    <style:style style:name="T940" style:family="text">
      <style:text-properties officeooo:rsid="02353903"/>
    </style:style>
    <style:style style:name="T941" style:family="text">
      <style:text-properties officeooo:rsid="023c0672"/>
    </style:style>
    <style:style style:name="T942" style:family="text">
      <style:text-properties officeooo:rsid="0242723d"/>
    </style:style>
    <style:style style:name="T943" style:family="text">
      <style:text-properties officeooo:rsid="0242f156"/>
    </style:style>
    <style:style style:name="T944" style:family="text">
      <style:text-properties officeooo:rsid="024a65e9"/>
    </style:style>
    <style:style style:name="T945" style:family="text">
      <style:text-properties officeooo:rsid="024af1d8"/>
    </style:style>
    <style:style style:name="T946" style:family="text">
      <style:text-properties officeooo:rsid="024bded5"/>
    </style:style>
    <style:style style:name="T947" style:family="text">
      <style:text-properties officeooo:rsid="024ec640"/>
    </style:style>
    <style:style style:name="T948" style:family="text">
      <style:text-properties fo:color="#808000"/>
    </style:style>
    <style:style style:name="T949" style:family="text">
      <style:text-properties fo:color="#808000" style:font-name="Courier New1" fo:font-size="9pt"/>
    </style:style>
    <style:style style:name="T950" style:family="text">
      <style:text-properties officeooo:rsid="024efdf9"/>
    </style:style>
    <style:style style:name="T951" style:family="text">
      <style:text-properties officeooo:rsid="0253a66e"/>
    </style:style>
    <style:style style:name="T952" style:family="text">
      <style:text-properties fo:background-color="#e4e4ff" loext:char-shading-value="0"/>
    </style:style>
    <style:style style:name="T953" style:family="text">
      <style:text-properties officeooo:rsid="02554dcc"/>
    </style:style>
    <style:style style:name="T954" style:family="text">
      <style:text-properties officeooo:rsid="0219558f"/>
    </style:style>
    <style:style style:name="T955" style:family="text">
      <style:text-properties officeooo:rsid="021b7192"/>
    </style:style>
    <style:style style:name="T956" style:family="text">
      <style:text-properties officeooo:rsid="022034ff"/>
    </style:style>
    <style:style style:name="T957" style:family="text">
      <style:text-properties officeooo:rsid="0220aa61"/>
    </style:style>
    <style:style style:name="T958" style:family="text">
      <style:text-properties officeooo:rsid="0221dadd"/>
    </style:style>
    <style:style style:name="T959" style:family="text">
      <style:text-properties officeooo:rsid="0224a079"/>
    </style:style>
    <style:style style:name="T960" style:family="text">
      <style:text-properties officeooo:rsid="02251837"/>
    </style:style>
    <style:style style:name="T961" style:family="text">
      <style:text-properties style:text-underline-style="none" officeooo:rsid="0227c734"/>
    </style:style>
    <style:style style:name="T962" style:family="text">
      <style:text-properties style:text-underline-style="none" officeooo:rsid="022928f9"/>
    </style:style>
    <style:style style:name="T963" style:family="text">
      <style:text-properties style:text-underline-style="none" officeooo:rsid="0229849c"/>
    </style:style>
    <style:style style:name="T964" style:family="text">
      <style:text-properties style:text-underline-style="none" officeooo:rsid="022b64c6"/>
    </style:style>
    <style:style style:name="T965" style:family="text">
      <style:text-properties style:text-underline-style="none" officeooo:rsid="022ce5ee"/>
    </style:style>
    <style:style style:name="T966" style:family="text">
      <style:text-properties style:text-underline-style="none" officeooo:rsid="022d42da"/>
    </style:style>
    <style:style style:name="T967" style:family="text">
      <style:text-properties style:text-underline-style="none" officeooo:rsid="02325bc8"/>
    </style:style>
    <style:style style:name="T968" style:family="text">
      <style:text-properties officeooo:rsid="0237b97e"/>
    </style:style>
    <style:style style:name="T969" style:family="text">
      <style:text-properties officeooo:rsid="02396907"/>
    </style:style>
    <style:style style:name="T970" style:family="text">
      <style:text-properties officeooo:rsid="023b755d"/>
    </style:style>
    <style:style style:name="T971" style:family="text">
      <style:text-properties officeooo:rsid="023c089f"/>
    </style:style>
    <style:style style:name="T972" style:family="text">
      <style:text-properties officeooo:rsid="02440595"/>
    </style:style>
    <style:style style:name="T973" style:family="text">
      <style:text-properties officeooo:rsid="02469bb4"/>
    </style:style>
    <style:style style:name="T974" style:family="text">
      <style:text-properties officeooo:rsid="024ac5fa"/>
    </style:style>
    <style:style style:name="T975" style:family="text">
      <style:text-properties officeooo:rsid="027e888e"/>
    </style:style>
    <style:style style:name="T976" style:family="text">
      <style:text-properties officeooo:rsid="02b705ab"/>
    </style:style>
    <style:style style:name="T977" style:family="text">
      <style:text-properties officeooo:rsid="02b8eed6"/>
    </style:style>
    <style:style style:name="T978" style:family="text">
      <style:text-properties officeooo:rsid="02bd4e93"/>
    </style:style>
    <style:style style:name="T979" style:family="text">
      <style:text-properties officeooo:rsid="02be42cf"/>
    </style:style>
    <style:style style:name="T980" style:family="text">
      <style:text-properties officeooo:rsid="02c0bf5b"/>
    </style:style>
    <style:style style:name="T981" style:family="text">
      <style:text-properties style:font-size-asian="9pt" style:font-size-complex="9pt"/>
    </style:style>
    <style:style style:name="T982" style:family="text">
      <style:text-properties officeooo:rsid="02d32bff"/>
    </style:style>
    <style:style style:name="T983" style:family="text">
      <style:text-properties officeooo:rsid="02d858b5"/>
    </style:style>
    <style:style style:name="T984" style:family="text">
      <style:text-properties officeooo:rsid="02d9432d"/>
    </style:style>
    <style:style style:name="T985" style:family="text">
      <style:text-properties fo:font-size="9pt" style:font-size-asian="9pt" style:font-size-complex="9pt"/>
    </style:style>
    <style:style style:name="T986" style:family="text">
      <style:text-properties style:use-window-font-color="true" fo:font-style="normal" officeooo:rsid="02e2723c" style:font-style-asian="normal" style:font-style-complex="normal"/>
    </style:style>
    <style:style style:name="T987"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988" style:family="text">
      <style:text-properties officeooo:rsid="02e5ea83"/>
    </style:style>
    <style:style style:name="T989" style:family="text">
      <style:text-properties officeooo:rsid="02ef7b24"/>
    </style:style>
    <style:style style:name="T990" style:family="text">
      <style:text-properties officeooo:rsid="02f01f5f"/>
    </style:style>
    <style:style style:name="T991" style:family="text">
      <style:text-properties officeooo:rsid="02f083aa"/>
    </style:style>
    <style:style style:name="T992" style:family="text">
      <style:text-properties officeooo:rsid="02f2e86d"/>
    </style:style>
    <style:style style:name="T993" style:family="text">
      <style:text-properties officeooo:rsid="02f3916b"/>
    </style:style>
    <style:style style:name="T994" style:family="text">
      <style:text-properties officeooo:rsid="02f5a3f2"/>
    </style:style>
    <style:style style:name="T995" style:family="text">
      <style:text-properties officeooo:rsid="02f71cc1"/>
    </style:style>
    <style:style style:name="T996" style:family="text">
      <style:text-properties officeooo:rsid="02f8b3ce"/>
    </style:style>
    <style:style style:name="T997" style:family="text">
      <style:text-properties officeooo:rsid="02f9e9c3"/>
    </style:style>
    <style:style style:name="T998" style:family="text">
      <style:text-properties fo:background-color="#ffe4ff" loext:char-shading-value="0"/>
    </style:style>
    <style:style style:name="T999" style:family="text">
      <style:text-properties officeooo:rsid="030010df"/>
    </style:style>
    <style:style style:name="T1000" style:family="text">
      <style:text-properties officeooo:rsid="030296d0"/>
    </style:style>
    <style:style style:name="T1001" style:family="text">
      <style:text-properties officeooo:rsid="03049cec"/>
    </style:style>
    <style:style style:name="T1002" style:family="text">
      <style:text-properties officeooo:rsid="0305b9d8"/>
    </style:style>
    <style:style style:name="T1003" style:family="text">
      <style:text-properties officeooo:rsid="0312a230"/>
    </style:style>
    <style:style style:name="T1004" style:family="text">
      <style:text-properties officeooo:rsid="0315060e"/>
    </style:style>
    <style:style style:name="T1005" style:family="text">
      <style:text-properties officeooo:rsid="03187d7b"/>
    </style:style>
    <style:style style:name="T1006" style:family="text">
      <style:text-properties officeooo:rsid="0319e713"/>
    </style:style>
    <style:style style:name="T1007" style:family="text">
      <style:text-properties officeooo:rsid="031fce92"/>
    </style:style>
    <style:style style:name="T1008" style:family="text">
      <style:text-properties officeooo:rsid="03203c3d"/>
    </style:style>
    <style:style style:name="T1009" style:family="text">
      <style:text-properties officeooo:rsid="0321781c"/>
    </style:style>
    <style:style style:name="T1010" style:family="text">
      <style:text-properties officeooo:rsid="0321a142"/>
    </style:style>
    <style:style style:name="T1011" style:family="text">
      <style:text-properties officeooo:rsid="03253836"/>
    </style:style>
    <style:style style:name="T1012" style:family="text">
      <style:text-properties officeooo:rsid="03264502"/>
    </style:style>
    <style:style style:name="T1013" style:family="text">
      <style:text-properties officeooo:rsid="032826e2"/>
    </style:style>
    <style:style style:name="T1014" style:family="text">
      <style:text-properties officeooo:rsid="0329a7b8"/>
    </style:style>
    <style:style style:name="T1015" style:family="text">
      <style:text-properties style:font-name-complex="Times New Roman1"/>
    </style:style>
    <style:style style:name="T1016" style:family="text">
      <style:text-properties officeooo:rsid="00540758" style:font-name-complex="Times New Roman1"/>
    </style:style>
    <style:style style:name="T1017" style:family="text">
      <style:text-properties officeooo:rsid="006b08d3"/>
    </style:style>
    <style:style style:name="T1018" style:family="text">
      <style:text-properties officeooo:rsid="0330c6a1"/>
    </style:style>
    <style:style style:name="T1019" style:family="text">
      <style:text-properties officeooo:rsid="03327cfb"/>
    </style:style>
    <style:style style:name="T1020" style:family="text">
      <style:text-properties officeooo:rsid="03346f08"/>
    </style:style>
    <style:style style:name="T1021" style:family="text">
      <style:text-properties officeooo:rsid="0334a4d9"/>
    </style:style>
    <style:style style:name="T1022" style:family="text">
      <style:text-properties officeooo:rsid="03360221"/>
    </style:style>
    <style:style style:name="T1023" style:family="text">
      <style:text-properties officeooo:rsid="0337b7a8"/>
    </style:style>
    <style:style style:name="T1024" style:family="text">
      <style:text-properties officeooo:rsid="034d8df4"/>
    </style:style>
    <style:style style:name="T1025" style:family="text">
      <style:text-properties officeooo:rsid="036db8c3"/>
    </style:style>
    <style:style style:name="T1026" style:family="text">
      <style:text-properties officeooo:rsid="036f557d"/>
    </style:style>
    <style:style style:name="T1027" style:family="text">
      <style:text-properties officeooo:rsid="037121c8"/>
    </style:style>
    <style:style style:name="T1028" style:family="text">
      <style:text-properties officeooo:rsid="037cba13"/>
    </style:style>
    <style:style style:name="T1029" style:family="text">
      <style:text-properties officeooo:rsid="038729ce"/>
    </style:style>
    <style:style style:name="T1030" style:family="text">
      <style:text-properties officeooo:rsid="03b8ad2f"/>
    </style:style>
    <style:style style:name="T1031" style:family="text">
      <style:text-properties fo:language="en" fo:country="US" officeooo:rsid="0414b0c2"/>
    </style:style>
    <style:style style:name="T1032" style:family="text">
      <style:text-properties fo:language="en" fo:country="US" officeooo:rsid="04617060"/>
    </style:style>
    <style:style style:name="T1033" style:family="text">
      <style:text-properties officeooo:rsid="04256378"/>
    </style:style>
    <style:style style:name="T1034" style:family="text">
      <style:text-properties officeooo:rsid="04276238"/>
    </style:style>
    <style:style style:name="T1035" style:family="text">
      <style:text-properties officeooo:rsid="04363789"/>
    </style:style>
    <style:style style:name="T1036" style:family="text">
      <style:text-properties officeooo:rsid="0439674a"/>
    </style:style>
    <style:style style:name="T1037" style:family="text">
      <style:text-properties officeooo:rsid="043b1168"/>
    </style:style>
    <style:style style:name="T1038" style:family="text">
      <style:text-properties officeooo:rsid="044d48d4"/>
    </style:style>
    <style:style style:name="T1039" style:family="text">
      <style:text-properties officeooo:rsid="044e9a0c"/>
    </style:style>
    <style:style style:name="T1040" style:family="text">
      <style:text-properties officeooo:rsid="044ecae8"/>
    </style:style>
    <style:style style:name="T1041" style:family="text">
      <style:text-properties officeooo:rsid="04538999"/>
    </style:style>
    <style:style style:name="T1042" style:family="text">
      <style:text-properties officeooo:rsid="0457defc"/>
    </style:style>
    <style:style style:name="T1043" style:family="text">
      <style:text-properties officeooo:rsid="045ebab3"/>
    </style:style>
    <style:style style:name="T1044" style:family="text">
      <style:text-properties officeooo:rsid="04607988"/>
    </style:style>
    <style:style style:name="T1045" style:family="text">
      <style:text-properties officeooo:rsid="019cc390"/>
    </style:style>
    <style:style style:name="T1046" style:family="text">
      <style:text-properties officeooo:rsid="04691388"/>
    </style:style>
    <style:style style:name="T1047" style:family="text">
      <style:text-properties officeooo:rsid="046bde8a"/>
    </style:style>
    <style:style style:name="T1048" style:family="text">
      <style:text-properties officeooo:rsid="047242cf"/>
    </style:style>
    <style:style style:name="T1049" style:family="text">
      <style:text-properties fo:language="ro" fo:country="RO" officeooo:rsid="04739591"/>
    </style:style>
    <style:style style:name="T1050" style:family="text">
      <style:text-properties officeooo:rsid="0474e6aa"/>
    </style:style>
    <style:style style:name="T1051" style:family="text">
      <style:text-properties officeooo:rsid="047cffb4"/>
    </style:style>
    <style:style style:name="T1052" style:family="text">
      <style:text-properties officeooo:rsid="047eec83"/>
    </style:style>
    <style:style style:name="T1053" style:family="text">
      <style:text-properties officeooo:rsid="048357f1"/>
    </style:style>
    <style:style style:name="T1054" style:family="text">
      <style:text-properties officeooo:rsid="0487b7a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9">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8"><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ții și scurt istoric<text:tab/>3</text:a></text:p>
          <text:p text:style-name="P249"><text:a xlink:type="simple" xlink:href="#__RefHeading___Toc6590_343084211" text:style-name="Index_20_Link" text:visited-style-name="Index_20_Link">Comparație: Grafica vectorială VS Grafica raster<text:tab/>5</text:a></text:p>
          <text:p text:style-name="P249"><text:a xlink:type="simple" xlink:href="#__RefHeading___Toc6594_343084211" text:style-name="Index_20_Link" text:visited-style-name="Index_20_Link">Despre limbajul Java<text:tab/>6</text:a></text:p>
          <text:p text:style-name="P249"><text:a xlink:type="simple" xlink:href="#__RefHeading___Toc6596_343084211" text:style-name="Index_20_Link" text:visited-style-name="Index_20_Link">Despre IDE-uri<text:tab/>7</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8</text:a></text:p>
          <text:p text:style-name="P249"><text:a xlink:type="simple" xlink:href="#__RefHeading___Toc10603_60537451" text:style-name="Index_20_Link" text:visited-style-name="Index_20_Link">Despre Scalable Vector Graphics (SVG)<text:tab/>9</text:a></text:p>
          <text:p text:style-name="P248"><text:a xlink:type="simple" xlink:href="#__RefHeading___Toc6844_343084211" text:style-name="Index_20_Link" text:visited-style-name="Index_20_Link">2.Despre implementarea lucrării<text:tab/>11</text:a></text:p>
          <text:p text:style-name="P249"><text:a xlink:type="simple" xlink:href="#__RefHeading___Toc6846_343084211" text:style-name="Index_20_Link" text:visited-style-name="Index_20_Link">Descrierea clasei BaseVectorizer<text:tab/>12</text:a></text:p>
          <text:p text:style-name="P249"><text:a xlink:type="simple" xlink:href="#__RefHeading___Toc6606_343084211" text:style-name="Index_20_Link" text:visited-style-name="Index_20_Link">Descrierea clasei RectangleVectorizer<text:tab/>14</text:a></text:p>
          <text:p text:style-name="P249"><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5</text:a></text:p>
          <text:p text:style-name="P249"><text:a xlink:type="simple" xlink:href="#__RefHeading___Toc10585_60537451" text:style-name="Index_20_Link" text:visited-style-name="Index_20_Link">Subclasa Job a clasei RectangleVectorizer<text:tab/>16</text:a></text:p>
          <text:p text:style-name="P249"><text:a xlink:type="simple" xlink:href="#__RefHeading___Toc6608_343084211" text:style-name="Index_20_Link" text:visited-style-name="Index_20_Link">Descrierea clasei TriangleVectorizer<text:tab/>18</text:a></text:p>
          <text:p text:style-name="P249"><text:a xlink:type="simple" xlink:href="#__RefHeading___Toc10575_60537451" text:style-name="Index_20_Link" text:visited-style-name="Index_20_Link">Implementarea clasei TriangleVectorizer<text:tab/>19</text:a></text:p>
          <text:p text:style-name="P249"><text:a xlink:type="simple" xlink:href="#__RefHeading___Toc10577_60537451" text:style-name="Index_20_Link" text:visited-style-name="Index_20_Link">Subclasa Job a clasei TriangleVectorizer<text:tab/>23</text:a></text:p>
          <text:p text:style-name="P249"><text:a xlink:type="simple" xlink:href="#__RefHeading___Toc6610_343084211" text:style-name="Index_20_Link" text:visited-style-name="Index_20_Link">Descrierea clasei PolygonVectorizer<text:tab/>29</text:a></text:p>
          <text:p text:style-name="P249"><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49"><text:a xlink:type="simple" xlink:href="#__RefHeading___Toc10594_60537451" text:style-name="Index_20_Link" text:visited-style-name="Index_20_Link">Subclasa Job a clasei PolygonVectorizer<text:tab/>31</text:a></text:p>
          <text:p text:style-name="P248"><text:a xlink:type="simple" xlink:href="#__RefHeading___Toc10612_60537451" text:style-name="Index_20_Link" text:visited-style-name="Index_20_Link">3.</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49"><text:a xlink:type="simple" xlink:href="#__RefHeading___Toc10614_60537451" text:style-name="Index_20_Link" text:visited-style-name="Index_20_Link">Clasa Static Point Array<text:tab/>36</text:a></text:p>
          <text:p text:style-name="P249"><text:a xlink:type="simple" xlink:href="#__RefHeading___Toc6850_343084211" text:style-name="Index_20_Link" text:visited-style-name="Index_20_Link">Clasa Utility<text:tab/>37</text:a></text:p>
          <text:p text:style-name="P249"><text:a xlink:type="simple" xlink:href="#__RefHeading___Toc6626_343084211" text:style-name="Index_20_Link" text:visited-style-name="Index_20_Link">Clasa Image Panel<text:tab/>39</text:a></text:p>
          <text:p text:style-name="P248"><text:a xlink:type="simple" xlink:href="#__RefHeading___Toc6614_343084211" text:style-name="Index_20_Link" text:visited-style-name="Index_20_Link">4.Benchmark-uri<text:tab/>41</text:a></text:p>
          <text:p text:style-name="P249"><text:a xlink:type="simple" xlink:href="#__RefHeading___Toc10598_60537451" text:style-name="Index_20_Link" text:visited-style-name="Index_20_Link">Benchmark Triangle Vectorizer<text:tab/>41</text:a></text:p>
          <text:p text:style-name="P249"><text:a xlink:type="simple" xlink:href="#__RefHeading___Toc10600_60537451" text:style-name="Index_20_Link" text:visited-style-name="Index_20_Link">Benchmark Square Vectorizer<text:tab/>42</text:a></text:p>
          <text:p text:style-name="P249"><text:a xlink:type="simple" xlink:href="#__RefHeading___Toc6618_343084211" text:style-name="Index_20_Link" text:visited-style-name="Index_20_Link">Benchmark Polygon Vectorizer<text:tab/>44</text:a></text:p>
          <text:p text:style-name="P248"><text:a xlink:type="simple" xlink:href="#__RefHeading___Toc6620_343084211" text:style-name="Index_20_Link" text:visited-style-name="Index_20_Link">5.Exemple de poze vectorizate<text:tab/>45</text:a></text:p>
          <text:p text:style-name="P248"><text:a xlink:type="simple" xlink:href="#__RefHeading___Toc6960_1975565357" text:style-name="Index_20_Link" text:visited-style-name="Index_20_Link">6.Bibliografie<text:tab/>47</text:a></text:p>
        </text:index-body>
      </text:table-of-content>
      <text:p text:style-name="P93"/>
      <text:h text:style-name="P131" text:outline-level="1"><text:bookmark-start text:name="__RefHeading___Toc6586_343084211"/>Introducere<text:bookmark-end text:name="__RefHeading___Toc6586_343084211"/></text:h>
      <text:h text:style-name="P132" text:outline-level="2"><text:bookmark-start text:name="__RefHeading___Toc7487_1975565357"/>Motivația<text:bookmark-end text:name="__RefHeading___Toc7487_1975565357"/></text:h>
      <text:p text:style-name="P5"><text:tab/>Într-o zi căutam un cadou pentru o prieten<text:span text:style-name="T1018">ă</text:span> prin zona <text:span text:style-name="T1019">Pieței</text:span> Unirii, iar unul dintre lucrurile care mi-a atras atenția au fost tricourile cu texte sau desene <text:span text:style-name="T1020">tipărite</text:span> pe ele. Trecând prin toate modele pe care le aveau nu am găsit ceva destul de potrivit. Am întrebat <text:span text:style-name="T1021">vânzătoarea</text:span> dacă poate să facă tricouri personalizate, <text:span text:style-name="T1022">ea spunând că </text:span>pozele <text:span text:style-name="T1022">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1023">acest</text:span> cu ușurința. </text:p>
      <text:p text:style-name="P4"><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6"><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1"><text:span text:style-name="T248"><text:tab/></text:span><text:span text:style-name="T254">Văzând</text:span><text:span text:style-name="T292"> toate aceste </text:span><text:span text:style-name="T293">implementări</text:span><text:span text:style-name="T292"> diferite oferite la pre</text:span><text:span text:style-name="T293">țuri</text:span><text:span text:style-name="T292"> relativ mari , am decis sa creez câteva </text:span><text:span text:style-name="T294">implementări</text:span><text:span text:style-name="T292"> pentru vectorizarea unei imagini, și s</text:span><text:span text:style-name="T295">ă</text:span><text:span text:style-name="T292"> public codul surs</text:span><text:span text:style-name="T296">ă</text:span><text:span text:style-name="T292"> pe GitHub.</text:span></text:p>
      <text:h text:style-name="P133" text:outline-level="2"><text:bookmark-start text:name="__RefHeading___Toc6588_343084211"/><text:span text:style-name="T1024">Definiții</text:span> <text:span text:style-name="T1024">și</text:span> scurt istoric<text:bookmark-end text:name="__RefHeading___Toc6588_343084211"/></text:h>
      <text:p text:style-name="P8"><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8"><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8"><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10"><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10"><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134" text:outline-level="2"><text:bookmark-start text:name="__RefHeading___Toc6590_343084211"/><text:soft-page-break/>Comparație: Grafica vectorial<text:span text:style-name="T1051">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0909in" svg:y="-0.1571in" svg:width="6.7717in" draw:z-index="13"><draw:text-box fo:min-height="2.6354in"><text:p text:style-name="Figura"><draw:frame draw:style-name="fr2" draw:name="Image1" text:anchor-type="paragraph" svg:width="4.9217in" svg:height="2.1689in" style:rel-height="scale" draw:z-index="14"><draw:image xlink:href="Pictures/100000000000018D000000AF1520DB24.png" xlink:type="simple" xlink:show="embed" xlink:actuate="onLoad"/></draw:frame>Figura <text:span text:style-name="T1025">1.1 </text:span>: http://vector-conversions.com/vectorizing/raster_vs_vector.html</text:p></draw:text-box></draw:frame><draw:frame draw:style-name="fr1" draw:name="Frame2" text:anchor-type="paragraph" svg:x="0.0701in" svg:y="3.5728in" svg:width="6.7819in" draw:z-index="15"><draw:text-box fo:min-height="2.9417in"><text:p text:style-name="P98"><draw:frame draw:style-name="fr2" draw:name="Image2" text:anchor-type="paragraph" svg:width="5.3965in" svg:height="2.6665in" style:rel-height="scale" draw:z-index="16"><draw:image xlink:href="Pictures/100000000000020600000100BFCE63CC.png" xlink:type="simple" xlink:show="embed" xlink:actuate="onLoad"/></draw:frame>Figura <text:span text:style-name="T1026">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94"/>
          </table:table-cell>
          <table:table-cell table:style-name="Table1.A1" office:value-type="string">
            <text:p text:style-name="P95">Avantaje</text:p>
          </table:table-cell>
          <table:table-cell table:style-name="Table1.C1" office:value-type="string">
            <text:p text:style-name="P95">Dezavantaje</text:p>
          </table:table-cell>
        </table:table-row>
        <table:table-row>
          <table:table-cell table:style-name="Table1.A2" office:value-type="string">
            <text:p text:style-name="P95">Vector</text:p>
          </table:table-cell>
          <table:table-cell table:style-name="Table1.A2" office:value-type="string">
            <text:p text:style-name="P96">* <text:span text:style-name="T108">Infinit scalabil : datorită proprietăților matematice ale figurilor geometrice, acestea se pot scala mai mic sau mare fără a pierde din calitate</text:span></text:p>
            <text:p text:style-name="P96">* <text:span text:style-name="T1027">Fișiere mai mici : pentru imagini conținând grafică simplă, precum figuri geometrice și tipografie</text:span></text:p>
            <text:p text:style-name="P96"><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97">*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97">* <text:span text:style-name="T110">Efecte limitate : prin definiție, imaginile </text:span><text:soft-page-break/><text:span text:style-name="T110">vectoriale sunt create din linii și puncte, deci nu sunt la dispoziție efecte precum blurare sau umbre</text:span></text:p>
            <text:p text:style-name="P97"/>
          </table:table-cell>
        </table:table-row>
        <table:table-row>
          <table:table-cell table:style-name="Table1.A2" office:value-type="string">
            <text:p text:style-name="P95">Raster</text:p>
          </table:table-cell>
          <table:table-cell table:style-name="Table1.A2" office:value-type="string">
            <text:p text:style-name="P94">* <text:span text:style-name="T106">Detalii bogate : o poza care are valoarea dpi mai mare va conține mai multe detalii subtile</text:span></text:p>
            <text:p text:style-name="P94">* <text:span text:style-name="T106">Editare precisa : oricare dintre pixeli poate fi modificat independent ; o persoană poate să editeze poza respectivă cu ușurință</text:span></text:p>
          </table:table-cell>
          <table:table-cell table:style-name="Table1.C2" office:value-type="string">
            <text:p text:style-name="P94">* <text:span text:style-name="T107">Blurată atunci când este mărita : deoarece exista un număr finit de pixeli, calculatorul va încerca sa umple spațiul dintre pixeli cu interpolari ale valorilor de pe canalele de culoare</text:span></text:p>
            <text:p text:style-name="P94">* <text:span text:style-name="T1028">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135" text:outline-level="2"/>
      <text:p text:style-name="P3"/>
      <text:h text:style-name="Heading_20_2" text:outline-level="2"><text:bookmark-start text:name="__RefHeading___Toc6594_343084211"/>Despre limbajul Java<text:bookmark-end text:name="__RefHeading___Toc6594_343084211"/></text:h>
      <text:p text:style-name="P18"><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8"><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8"><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7"><text:soft-page-break/><text:tab/><text:span text:style-name="T1029">Alții</text:span> au dezvoltat de asemenea implementări alternative pentru aceste tehnologii Java, cum ar fi Compilatorul GNU pentru Java, GNU Classpath (biblioteci standard) şi IcedTea-Web (un plugin pentru <text:span text:style-name="T1029">aplicațiile</text:span> de browser – applet-uri).</text:p>
      <text:p text:style-name="P18"><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8"><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8"><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3"><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4"><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133" text:outline-level="2"><text:bookmark-start text:name="__RefHeading___Toc6598_343084211"/><text:span text:style-name="T1016">D</text:span><text:span text:style-name="T1015">espre IntelliJ IDEA</text:span><text:bookmark-end text:name="__RefHeading___Toc6598_343084211"/></text:h>
      <text:p text:style-name="P25"><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5"><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5"><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5">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66">Acest IDE are doua </text:span><text:span text:style-name="T299">ediții</text:span><text:span text:style-name="T266"> : Community Edition ( gratuit ) și <text:s/>Ultimate Edition (plătit). Ambele pot fi folosite în scop comercial. </text:span></text:p>
      <text:p text:style-name="Text_20_body"><text:span text:style-name="T267"><text:tab/>Ambele </text:span><text:span text:style-name="T299">ediții</text:span><text:span text:style-name="T267"> au mai multe </text:span><text:span text:style-name="T300">capabilități</text:span><text:span text:style-name="T267"> comune precum : Smart Code Completion, On-The-Fly Code Analysis, Advanced Refactoring, </text:span><text:span text:style-name="T268">unelte de Version Control având </text:span><text:span text:style-name="T300">interfață</text:span><text:span text:style-name="T268"> unificata pentru Git,SVN, Mercurial etc,</text:span><text:span text:style-name="T267"> </text:span><text:span text:style-name="T268">și desigur suport pentru limbajul Java. </text:span><text:span text:style-name="T300">Ediția</text:span><text:span text:style-name="T268"> Ultimate </text:span><text:span text:style-name="T300">oferă</text:span><text:span text:style-name="T268"> mai multe lucruri precum unelte pentru lucru cu baze de dat</text:span><text:span text:style-name="T300">e</text:span><text:span text:style-name="T268">, designer pentru tabele UML, unelte pentru Web Development și altele.</text:span></text:p>
      <text:h text:style-name="P133" text:outline-level="2"><text:bookmark-start text:name="__RefHeading___Toc6600_343084211"/><text:span text:style-name="T1017">D</text:span>espre GitHub și Git<text:bookmark-end text:name="__RefHeading___Toc6600_343084211"/></text:h>
      <text:p text:style-name="P81"><text:tab/></text:p>
      <text:p text:style-name="Text_20_body"><text:span text:style-name="T112"><text:tab/></text:span><text:span text:style-name="T269">Git este un </text:span><text:span text:style-name="T270">distributed revision control system (sistem distribuit de control al </text:span><text:span text:style-name="T301">modificărilor</text:span><text:span text:style-name="T270">) care a fost conceput pentru </text:span><text:span text:style-name="T301">a avea </text:span><text:span text:style-name="T270">vitez</text:span><text:span text:style-name="T301">ă</text:span><text:span text:style-name="T270"> de procesare mare , </text:span><text:span text:style-name="T302">păstrarea</text:span><text:span text:style-name="T270"> </text:span><text:span text:style-name="T302">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03">e</text:span><text:span text:style-name="T272">a ce deosebește Git-ul fa</text:span><text:span text:style-name="T304">ț</text:span><text:span text:style-name="T272">a de celelalte sisteme este faptul c</text:span><text:span text:style-name="T304">ă</text:span><text:span text:style-name="T272"> fiecare director Git este un repozitor complet și „independent” care conține întreaga istorie a </text:span><text:span text:style-name="T304">modificărilor</text:span><text:span text:style-name="T272">, </text:span><text:span text:style-name="T304">neavând</text:span><text:span text:style-name="T272"> nevoie de acces la rețea sau un server central după ce a fost desc</text:span><text:span text:style-name="T304">ă</text:span><text:span text:style-name="T272">rcat sau copiat. </text:span><text:span text:style-name="T273">Asemenea kernel-ului Linux, Git este un program oferit gratuit sub </text:span><text:span text:style-name="T304">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05">convenționale</text:span><text:span text:style-name="T275">, astfel </text:span><text:span text:style-name="T305">ajungând</text:span><text:span text:style-name="T275"> la un design unic.</text:span></text:p>
      <text:p text:style-name="Text_20_body"><text:span text:style-name="T275"><text:tab/></text:span><text:span text:style-name="T276">Git permite unui developer s</text:span><text:span text:style-name="T306">ă</text:span><text:span text:style-name="T276"> verifice ce </text:span><text:span text:style-name="T306">modificări</text:span><text:span text:style-name="T276"> au fost făcute asupra unui proiect, sau </text:span><text:span text:style-name="T307">să </text:span><text:span text:style-name="T276">adauge noi </text:span><text:span text:style-name="T307">modificări</text:span><text:span text:style-name="T276"> la un repozitor, crearea unei noi „ramuri” de proiect pentru a crea </text:span><text:span text:style-name="T308">o facilitate</text:span><text:span text:style-name="T276"> nou</text:span><text:span text:style-name="T308">ă</text:span><text:span text:style-name="T276"> și apoi reunirea acestei ramuri la ramura principal</text:span><text:span text:style-name="T308">ă</text:span><text:span text:style-name="T276"> pentru ca întreg</text:span><text:span text:style-name="T308">ul</text:span><text:span text:style-name="T276"> proiect original sa conțină acest</text:span><text:span text:style-name="T309">ă</text:span><text:span text:style-name="T276"> nou</text:span><text:span text:style-name="T309">ă</text:span><text:span text:style-name="T276"> </text:span><text:span text:style-name="T309">facilitate</text:span><text:span text:style-name="T276">. De-asemenea dacă au fost făcute greșeli, se poate reîntoarce codul la un „commit” precedent.</text:span></text:p>
      <text:p text:style-name="Text_20_body"><text:span text:style-name="T277"><text:tab/></text:span><text:span text:style-name="T310">Am decis să îl folosesc pentru a putea readuce proiectul la o stare precedentă în cazul în care am făcut greșeli.</text:span></text:p>
      <text:p text:style-name="Text_20_body"><text:span text:style-name="T277"><text:tab/></text:span><text:span text:style-name="T278">Exista </text:span><text:span text:style-name="T311">opțiunea</text:span><text:span text:style-name="T278"> de a avea repozitorul stocat doar local pe </text:span><text:span text:style-name="T311">SSD-ul meu</text:span><text:span text:style-name="T278">, dar nu vroiam s</text:span><text:span text:style-name="T311">ă</text:span><text:span text:style-name="T278"> risc pierderea proiectului așa c</text:span><text:span text:style-name="T311">ă</text:span><text:span text:style-name="T278"> am decis sa folosesc GitHub pentru a stoca proiectul.</text:span></text:p>
      <text:p text:style-name="P78"><text:span text:style-name="T278"><text:tab/></text:span><text:span text:style-name="T279">GitHub este </text:span><text:span text:style-name="T312">un</text:span><text:span text:style-name="T279"> serviciu online de </text:span><text:span text:style-name="T313">găzduire</text:span><text:span text:style-name="T279"> a repozitoarelor Git, astfel având toate </text:span><text:span text:style-name="T313">capabilitățile</text:span><text:span text:style-name="T279"> </text:span><text:span text:style-name="T313">oferite de către </text:span><text:span text:style-name="T279">Git. </text:span><text:span text:style-name="T280">Spre deosebire de Git care </text:span><text:span text:style-name="T314">oferă</text:span><text:span text:style-name="T280"> strict doar un program care se </text:span><text:soft-page-break/><text:span text:style-name="T280">folosește prin linii de comanda, GitHub </text:span><text:span text:style-name="T314">oferă</text:span><text:span text:style-name="T280"> o </text:span><text:span text:style-name="T314">interfață</text:span><text:span text:style-name="T280"> grafic</text:span><text:span text:style-name="T314">ă</text:span><text:span text:style-name="T280"> pentru Web, desktop și telefoane smartphone. </text:span><text:span text:style-name="T281">De-asemenea </text:span><text:span text:style-name="T314">oferă</text:span><text:span text:style-name="T281"> administratorului posibilitatea de schimba </text:span><text:span text:style-name="T282">nivelul de acces al </text:span><text:span text:style-name="T314">celorlalte</text:span><text:span text:style-name="T282"> colegi care lucrează la proiect, și unelte de </text:span><text:span text:style-name="T315">colaborare</text:span><text:span text:style-name="T282"> precum bug tracking, feature request, </text:span><text:span text:style-name="T316">controlul</text:span><text:span text:style-name="T282"> task-urilor și </text:span><text:span text:style-name="T283">crearea </text:span><text:span text:style-name="T282">wiki-uri</text:span><text:span text:style-name="T316">lor</text:span><text:span text:style-name="T282">.</text:span></text:p>
      <text:p text:style-name="Text_20_body"><text:span text:style-name="T282"><text:tab/></text:span><text:span text:style-name="T284">Conturile gratuite de GitHub pot </text:span><text:span text:style-name="T317">găzdui</text:span><text:span text:style-name="T284"> decât proiecte care sunt complet vizibile </text:span><text:span text:style-name="T317">oricărei</text:span><text:span text:style-name="T284"> persoane care ori găsește repozitorul ori are link-ul direct către acesta. </text:span><text:span text:style-name="T285">În anul 2015 , GitHub a </text:span><text:span text:style-name="T317">raportat</text:span><text:span text:style-name="T285"> </text:span><text:span text:style-name="T317">faptul că</text:span><text:span text:style-name="T285"> are peste 9 milioane de utilizatori și peste 21.1 milioane de repozitoare, astfel fiind cel mai mare service de </text:span><text:span text:style-name="T317">găzduire</text:span><text:span text:style-name="T285"> a codurilor surs</text:span><text:span text:style-name="T317">ă</text:span><text:span text:style-name="T285"> de pe Pământ în acel moment.</text:span></text:p>
      <text:p text:style-name="P123"><text:span text:style-name="T285"><text:tab/></text:span><text:span text:style-name="T286">GitHub este de obicei folosit doar pentru cod sursa, dar </text:span><text:span text:style-name="T318">el permite în plus </text:span><text:span text:style-name="T319">vizualizarea</text:span><text:span text:style-name="T286"> </text:span><text:span text:style-name="T319">fișierelor</text:span><text:span text:style-name="T286"> grafice 3D sau </text:span><text:span text:style-name="T319">fișiere</text:span><text:span text:style-name="T28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105"><text:span text:style-name="T7"><text:tab/></text:span><text:span text:style-name="T695">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105"><text:tab/><text:span text:style-name="T696">Deoarece imaginile SVG sunt definite prin fișiere XML, ele pot fi parsate, indexate, scriptate și comprimate efcient. De-asemenea ele pot fi editate chiar și cu un editor text, dar în majoritatea cazurilor se folosesc software-uri specializate.</text:span></text:p>
      <text:p text:style-name="P105"><text:span text:style-name="T6"><text:tab/></text:span><text:span text:style-name="T698">Toate web browser-ele moderne sunt capabile de a </text:span><text:span text:style-name="T758">afișa</text:span><text:span text:style-name="T698"> imagini vectoriale SVG. </text:span></text:p>
      <text:p text:style-name="P106"><text:span text:style-name="T698"><text:tab/>S</text:span><text:span text:style-name="T697">VG-ul permite trei tipuri obiecte grafice: </text:span><text:span text:style-name="T699">grafic</text:span><text:span text:style-name="T758">ă</text:span><text:span text:style-name="T699"> vectorial</text:span><text:span text:style-name="T758">ă</text:span><text:span text:style-name="T699">, grafic</text:span><text:span text:style-name="T758">ă</text:span><text:span text:style-name="T699"> raster și text. Obiectele grafice, care includ imaginile raster PNG și JPEG, pot fi grupate, stilizate, transformate și </text:span><text:span text:style-name="T758">combinate</text:span><text:span text:style-name="T699"> cu obiectele care au fost deja randate. </text:span><text:span text:style-name="T700">El nu suporta în mod direct z-index-ing </text:span><text:span text:style-name="T701">care separa ordinea </text:span><text:span text:style-name="T759">desenării</text:span><text:span text:style-name="T701"> de ordinea lor în document pentru suprapunerea </text:span><text:span text:style-name="T759">obiectelor</text:span><text:span text:style-name="T701">, spre deosebire de alte standarde precum VML. </text:span><text:span text:style-name="T702">Asupra obiectelor grafice </text:span><text:span text:style-name="T703">se pot aplica </text:span><text:span text:style-name="T759">transformări</text:span><text:span text:style-name="T703"> multiple, clipping paths, masti alpha </text:span><text:span text:style-name="T759">și</text:span><text:span text:style-name="T703"> efecte de filtru.</text:span></text:p>
      <text:p text:style-name="P106"><text:span text:style-name="T704"><text:tab/></text:span><text:span text:style-name="T705">Începând cu 2001 , </text:span><text:span text:style-name="T759">specificația</text:span><text:span text:style-name="T705"> </text:span><text:span text:style-name="T706">SVG a fost </text:span><text:span text:style-name="T759">actualizată</text:span><text:span text:style-name="T706"> la versiunea 1.1. </text:span><text:span text:style-name="T707">SVG Mobile Recommendation a introdus dou</text:span><text:span text:style-name="T760">ă</text:span><text:span text:style-name="T707"> profile simplificate de SVG 1.1: SVG Basic și SVG Tiny, menit pentru aparatele cu putere </text:span><text:span text:style-name="T760">computațională</text:span><text:span text:style-name="T707"> redu</text:span><text:span text:style-name="T760">s</text:span><text:span text:style-name="T707">ă</text:span><text:span text:style-name="T708">. </text:span><text:span text:style-name="T709">O versiunea îmbunătățită numita SVG Tiny 1.2 a devenit mai târziu recomandarea autonoma.</text:span></text:p>
      <text:p text:style-name="P106"><text:span text:style-name="T709"><text:tab/></text:span><text:span text:style-name="T710">În momentul acesta se lucrează la SVG 2, care </text:span><text:span text:style-name="T760">incorporează</text:span><text:span text:style-name="T710"> </text:span><text:span text:style-name="T760">capabilități</text:span><text:span text:style-name="T710"> noi </text:span><text:span text:style-name="T711">și include și pe cele folosite în SVG 1.1 și SVG Tiny 1.2</text:span><text:span text:style-name="T710">.</text:span><text:span text:style-name="T706"> </text:span></text:p>
      <text:p text:style-name="P106"><text:span text:style-name="T706"><text:tab/></text:span><text:span text:style-name="T712">Deși </text:span><text:span text:style-name="T760">specificația</text:span><text:span text:style-name="T712"> SVG se </text:span><text:span text:style-name="T760">concentrează</text:span><text:span text:style-name="T712"> în mod primar pe limbajul de grafica vectorial</text:span><text:span text:style-name="T760">ă</text:span><text:span text:style-name="T712">, design-ul s</text:span><text:span text:style-name="T760">ă</text:span><text:span text:style-name="T712">u include și câteva </text:span><text:span text:style-name="T760">capabilități</text:span><text:span text:style-name="T712"> de baza pentru definirea </text:span><text:span text:style-name="T760">aranjării</text:span><text:span text:style-name="T712"> </text:span><text:span text:style-name="T760">obiectelor</text:span><text:span text:style-name="T712"> într-o pagin</text:span><text:span text:style-name="T760">ă</text:span><text:span text:style-name="T712"> precum format-ul PDF de la Adobe. </text:span><text:span text:style-name="T713">SVG-ul are informațiile necesare pentru aranja fiecare glyph și imagine </text:span><text:span text:style-name="T760">pe o</text:span><text:span text:style-name="T713"> poziția aleas</text:span><text:span text:style-name="T760">ă</text:span><text:span text:style-name="T713"> pe o pagina </text:span><text:span text:style-name="T714">de</text:span><text:span text:style-name="T713"> printat. </text:span><text:span text:style-name="T715">Spre deosebire </text:span><text:span text:style-name="T716">XHTML are ca scop principal s</text:span><text:span text:style-name="T761">ă</text:span><text:span text:style-name="T716"> comunice </text:span><text:span text:style-name="T761">conținutul</text:span><text:span text:style-name="T716"> s</text:span><text:span text:style-name="T761">ă</text:span><text:span text:style-name="T716">u, nu prezentarea lui, deci HTML specific</text:span><text:span text:style-name="T761">ă</text:span><text:span text:style-name="T716"> ce obiecte sunt </text:span><text:span text:style-name="T761">afișate</text:span><text:span text:style-name="T716"> , nu unde sunt aranjate. </text:span></text:p>
      <text:p text:style-name="P106"><text:span text:style-name="T716"><text:tab/></text:span><text:span text:style-name="T717">Imaginile SVG pot fi dinamic</text:span><text:span text:style-name="T762">e</text:span><text:span text:style-name="T717"> și interactive. </text:span><text:span text:style-name="T762">Modificările</text:span><text:span text:style-name="T717"> pe baz</text:span><text:span text:style-name="T762">ă</text:span><text:span text:style-name="T717"> de timp asupra obiectelor </text:span><text:soft-page-break/><text:span text:style-name="T717">pot fi descrise cu SMIL (Synchronized Multimedia Integration Language) sau JavaScript. </text:span><text:span text:style-name="T718">Deși W3C recomanda SMIL, Google Chrome l-a deprecat în August 2015. </text:span><text:span text:style-name="T719">Evenimente precum </text:span><text:span text:style-name="T791">onmouseover</text:span><text:span text:style-name="T719"> și </text:span><text:span text:style-name="T791">onclick</text:span><text:span text:style-name="T719"> pot fi folosite pentru a produce </text:span><text:span text:style-name="T763">modificări</text:span><text:span text:style-name="T719"> și animații în SVG.</text:span></text:p>
      <text:p text:style-name="P106"><text:span text:style-name="T719"><text:tab/></text:span><text:span text:style-name="T720">Deoarece SVG este scris în format XML, sunt foarte multe bucăți de text repetate, deci </text:span><text:span text:style-name="T763">el</text:span><text:span text:style-name="T720"> poate fi </text:span><text:span text:style-name="T763">comprimat </text:span><text:span text:style-name="T720">foarte ușor. </text:span><text:span text:style-name="T721">Atunci când o imagine SVG a fost comprimat</text:span><text:span text:style-name="T764">ă</text:span><text:span text:style-name="T721"> folosind algoritmul </text:span><text:span text:style-name="T792">gzip</text:span><text:span text:style-name="T721">, acesta este acuma referit ca </text:span><text:span text:style-name="T764">fiind de </text:span><text:span text:style-name="T721">tipul SVGZ. De obicei o imagine </text:span><text:span text:style-name="T764">în format </text:span><text:span text:style-name="T721">SVGZ </text:span><text:span text:style-name="T764">ocupă aproximativ</text:span><text:span text:style-name="T721"> 20-50% </text:span><text:span text:style-name="T764">din spațiul fizic de stocare față de aceeași imagine în format SVG.</text:span></text:p>
      <text:p text:style-name="P106"><text:span text:style-name="T721"><text:tab/></text:span><text:span text:style-name="T722">Formatul SVG ofer</text:span><text:span text:style-name="T764">ă</text:span><text:span text:style-name="T722"> la dispoziție 14 </text:span><text:span text:style-name="T764">funcționalități</text:span><text:span text:style-name="T722"> pentru definirea lui.</text:span></text:p>
      <text:p text:style-name="P106"><text:span text:style-name="T722">*<text:tab/></text:span><text:span text:style-name="T723">Path : </text:span><text:span text:style-name="T765">f</text:span><text:span text:style-name="T724">iguri geometrice definite prin linii drepte sau curbe. </text:span><text:span text:style-name="T725">Pentru a face mai compact</text:span><text:span text:style-name="T765">ă</text:span><text:span text:style-name="T725"> scrierea coordonatelor, se folosesc litere precum M(move) , L(line to) , Z(</text:span><text:span text:style-name="T765">î</text:span><text:span text:style-name="T725">nchide figura) ,C,S,Q,T,A. Dacă se folosește liter</text:span><text:span text:style-name="T765">ă</text:span><text:span text:style-name="T725"> mare, coordonatele sunt absolute, dacă se folosește liter</text:span><text:span text:style-name="T765">ă</text:span><text:span text:style-name="T725"> mic</text:span><text:span text:style-name="T765">ă</text:span><text:span text:style-name="T725">, coordonatele sunt relative </text:span><text:span text:style-name="T765">fată</text:span><text:span text:style-name="T725"> de cele precedente.</text:span></text:p>
      <text:p text:style-name="P106"><text:span text:style-name="T724">*<text:tab/></text:span><text:span text:style-name="T727">Basic shapes</text:span></text:p>
      <text:p text:style-name="P106"><text:span text:style-name="T724">*<text:tab/></text:span><text:span text:style-name="T726">Text : </text:span><text:span text:style-name="T765">s</text:span><text:span text:style-name="T728">uport pentru caractere Unicode. Este posibil</text:span><text:span text:style-name="T765">ă</text:span><text:span text:style-name="T728"> </text:span><text:span text:style-name="T765">scrierea textului în ambele sensuri orizontale</text:span><text:span text:style-name="T729">, dar și vertical pentru chinez</text:span><text:span text:style-name="T765">ă</text:span><text:span text:style-name="T729">. </text:span><text:span text:style-name="T730">Textul poate de</text:span><text:span text:style-name="T765">-</text:span><text:span text:style-name="T730">asemenea să fie scris </text:span><text:span text:style-name="T731">de-a lungul un</text:span><text:span text:style-name="T765">e</text:span><text:span text:style-name="T731">i </text:span><text:span text:style-name="T765">căi</text:span><text:span text:style-name="T731"> </text:span><text:span text:style-name="T732">și s</text:span><text:span text:style-name="T765">ă</text:span><text:span text:style-name="T732"> folosească </text:span><text:span text:style-name="T765">diverse</text:span><text:span text:style-name="T732"> efecte vizuale.</text:span></text:p>
      <text:p text:style-name="P106"><text:span text:style-name="T732">*<text:tab/></text:span><text:span text:style-name="T733">Painting : </text:span><text:span text:style-name="T734">figurile pot fi umplute și/sau conturate folosind diverse culori, gradiente sau paterne.</text:span></text:p>
      <text:p text:style-name="P106"><text:span text:style-name="T734">* <text:tab/></text:span><text:span text:style-name="T735">Color : culorile sunt definite fie prin </text:span><text:span text:style-name="T766">cuvinte </text:span><text:span text:style-name="T735">literale precum „black” , „red”, prin </text:span><text:span text:style-name="T766">hexazecimale</text:span><text:span text:style-name="T735"> #63ff01 , #02f , prin decimale cu rgb(123,23,12) sau prin procente rgb(100%,0%,50%)</text:span></text:p>
      <text:p text:style-name="P106"><text:span text:style-name="T735">*<text:tab/></text:span><text:span text:style-name="T767">Gradiente și paterne</text:span></text:p>
      <text:p text:style-name="P106"><text:span text:style-name="T736">*<text:tab/></text:span><text:span text:style-name="T737">Clipping, masking </text:span><text:span text:style-name="T767">și</text:span><text:span text:style-name="T737"> compositing : conturul de </text:span><text:span text:style-name="T767">la </text:span><text:span text:style-name="T737">alte elemente grafice, precume texte, </text:span><text:span text:style-name="T767">căi și figuri</text:span><text:span text:style-name="T737"> pot fi folosite pentru a definii aceste lucruri</text:span></text:p>
      <text:p text:style-name="P106"><text:span text:style-name="T737">*<text:tab/></text:span><text:span text:style-name="T767">Efecte de filtru </text:span><text:span text:style-name="T738">: SVG are la dispoziție mai multe filtre precum : blend,gaussian blur , merge , tile etc</text:span></text:p>
      <text:p text:style-name="P106"><text:span text:style-name="T738">*<text:tab/></text:span><text:span text:style-name="T767">Interactivitate</text:span><text:span text:style-name="T739"> : orice parte dintr-o imagine SVG poate avea „event listeners”</text:span></text:p>
      <text:p text:style-name="P106"><text:span text:style-name="T739">*<text:tab/></text:span><text:span text:style-name="T740">Linking</text:span></text:p>
      <text:p text:style-name="P108">*<text:tab/>Scrip<text:span text:style-name="T1038">tare</text:span></text:p>
      <text:p text:style-name="P106"><text:span text:style-name="T724">*<text:tab/></text:span><text:span text:style-name="T767">Animații</text:span><text:span text:style-name="T740"> : </text:span><text:span text:style-name="T767">conținutul</text:span><text:span text:style-name="T740"> SVG poate fi animat folosind elemente precum &lt;animate&gt; , &lt;animateMotion&gt; și &lt;animateColor&gt;</text:span></text:p>
      <text:p text:style-name="P106"><text:span text:style-name="T740">*<text:tab/></text:span><text:span text:style-name="T741">Font</text:span><text:span text:style-name="T767">uri</text:span></text:p>
      <text:p text:style-name="P106"><text:span text:style-name="T741">*<text:tab/></text:span><text:span text:style-name="T742">Metadata</text:span></text:p>
      <text:p text:style-name="P106"><text:span text:style-name="T742"><text:tab/></text:span><text:span text:style-name="T743">Exemplu :</text:span></text:p>
      <text:p text:style-name="P109"><draw:frame draw:style-name="fr4" draw:name="Image3" text:anchor-type="paragraph" svg:width="4.3555in" svg:height="4.3555in" draw:z-index="17"><draw:image xlink:href="Pictures/1000089F00002B3700002B37E4A1D03D.svg" xlink:type="simple" xlink:show="embed" xlink:actuate="onLoad"/><draw:image xlink:href="Pictures/10000201000001A2000001A25ECC9617.png" xlink:type="simple" xlink:show="embed" xlink:actuate="onLoad"/></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5">&lt;svg xmlns="http://www.w3.org/2000/svg" version="1.1"&gt;</text:p>
      <text:p text:style-name="P115"><text:s text:c="2"/>&lt;rect x="25" y="25" width="200" height="200" fill="lime" stroke-width="4" stroke="pink" /&gt;</text:p>
      <text:p text:style-name="P115"><text:s text:c="2"/>&lt;circle cx="125" cy="125" r="75" fill="orange" /&gt;</text:p>
      <text:p text:style-name="P115"><text:s text:c="2"/>&lt;polyline points="50,150 50,200 200,200 200,100" stroke="red" stroke-width="4" fill="none" /&gt;</text:p>
      <text:p text:style-name="P115"><text:s text:c="2"/>&lt;line x1="50" y1="50" x2="200" y2="200" stroke="blue" stroke-width="4" /&gt;</text:p>
      <text:p text:style-name="P115">&lt;/svg&gt;</text:p>
      <text:p text:style-name="P107"><text:span text:style-name="T286"><text:tab/></text:span><text:span text:style-name="T775">În acest exemplu este desenat totul în afară de grilă și texte. Acesta poate fi de-asemenea scris într-un notepad, salvat cu formatul SVG, și apoi deschis cu un browser modern precum Firefox sau Chrome.</text:span></text:p>
      <text:h text:style-name="P126" text:outline-level="1"><text:bookmark-start text:name="__RefHeading___Toc6844_343084211"/>Despre implementarea <text:span text:style-name="T1030">lucrării</text:span><text:bookmark-end text:name="__RefHeading___Toc6844_343084211"/></text:h>
      <text:p text:style-name="P27"><text:span text:style-name="T1"><text:tab/></text:span><text:span text:style-name="T70">În proiectul meu am creat trei clase de vectorizare care extind o clas</text:span><text:span text:style-name="T71">ă</text:span><text:span text:style-name="T70"> BaseVectorizer.</text:span></text:p>
      <text:p text:style-name="P77"><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136" text:outline-level="2"><text:bookmark-start text:name="__RefHeading___Toc6846_343084211"/><text:soft-page-break/><text:span text:style-name="T1050">Descrierea</text:span> clasei BaseVectorizer<text:bookmark-end text:name="__RefHeading___Toc6846_343084211"/></text:h>
      <text:p text:style-name="P28"><text:span text:style-name="T339">protected </text:span><text:span text:style-name="T403">BufferedImage</text:span><text:span text:style-name="T404"> </text:span><text:span text:style-name="T382">originalImage</text:span><text:span text:style-name="T404">;</text:span></text:p>
      <text:p text:style-name="P29"><text:span text:style-name="T334">protected </text:span><text:span text:style-name="T401">BufferedImage </text:span><text:span text:style-name="T380">destImage</text:span><text:span text:style-name="T401">;</text:span></text:p>
      <text:p text:style-name="P82"><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6">vectori</text:span><text:span text:style-name="T174"> ajutăto</text:span><text:span text:style-name="T262">ri</text:span><text:span text:style-name="T174">.</text:span></text:p>
      <text:p text:style-name="Standard"><text:span text:style-name="T338">protected char</text:span><text:span text:style-name="T402">[] </text:span><text:span text:style-name="T381">originalRedArray</text:span><text:span text:style-name="T402">;</text:span></text:p>
      <text:p text:style-name="P86"><text:span text:style-name="T327">protected char</text:span>[] <text:span text:style-name="T377">originalGreenArray</text:span>;</text:p>
      <text:p text:style-name="P86"><text:span text:style-name="T327">protected char</text:span>[] <text:span text:style-name="T377">originalBlueArray</text:span>;</text:p>
      <text:p text:style-name="P83"><text:span text:style-name="T327">protected int</text:span>[] <text:span text:style-name="T377">originalColorArray</text:span>;</text:p>
      <text:p text:style-name="P83"><text:span text:style-name="T327">public void </text:span>calculateColorArrays()</text:p>
      <text:p text:style-name="P38"><text:tab/><text:span text:style-name="T287">În </text:span><text:span text:style-name="T297">ace</text:span><text:span text:style-name="T298">ști</text:span><text:span text:style-name="T287"> </text:span><text:span text:style-name="T320">vectori</text:span><text:span text:style-name="T287"> sunt păstra</text:span><text:span text:style-name="T320">te</text:span><text:span text:style-name="T287"> valorile culorilor roșu, verde, albastru și </text:span><text:span text:style-name="T320">combinația</text:span><text:span text:style-name="T287"> lor. Motiv</text:span><text:span text:style-name="T321">ul</text:span><text:span text:style-name="T287"> de ce prim</text:span><text:span text:style-name="T321">ii</text:span><text:span text:style-name="T287"> </text:span><text:span text:style-name="T321">trei</text:span><text:span text:style-name="T287"> </text:span><text:span text:style-name="T321">vectori</text:span><text:span text:style-name="T287"> sunt de tip </text:span><text:span text:style-name="T148">char</text:span><text:span text:style-name="T287"> </text:span><text:span text:style-name="T288">este d</text:span><text:span text:style-name="T322">e</text:span><text:span text:style-name="T288">oarece Java </text:span><text:span text:style-name="T323">folosește acest tip de date pentru a stoca valori de la 0 la 255 spre comparație de tipul </text:span><text:span text:style-name="T149">byte</text:span><text:span text:style-name="T291"> care stochează valori de la -128 la 127.</text:span><text:span text:style-name="T288"> </text:span><text:span text:style-name="T324">Acești</text:span><text:span text:style-name="T289"> </text:span><text:span text:style-name="T324">vectori vor fi folosiți pentru a calcula rapid media culorilor dintr-o zonă</text:span><text:span text:style-name="T289">. În descrierea vectoriza</text:span><text:span text:style-name="T325">toa</text:span><text:span text:style-name="T289">relor vor fi mai multe detalii despre acestea. <text:s/></text:span></text:p>
      <text:p text:style-name="P38"><text:span text:style-name="T289"><text:tab/>Metoda </text:span><text:span text:style-name="T150">calculateColorArrays()</text:span><text:span text:style-name="T289"> este chemat</text:span><text:span text:style-name="T326">ă</text:span><text:span text:style-name="T289"> imediat după ce s-a setat </text:span><text:span text:style-name="T326">un</text:span><text:span text:style-name="T290"> nou obiect </text:span><text:span text:style-name="T151">originalImage</text:span><text:span text:style-name="T290">.</text:span></text:p>
      <text:p text:style-name="P82"><text:span text:style-name="T327">protected short </text:span><text:span text:style-name="T377">w</text:span>,<text:span text:style-name="T377">h</text:span>;</text:p>
      <text:p text:style-name="P82"><text:span text:style-name="T327">protected int </text:span><text:span text:style-name="T377">area</text:span>;</text:p>
      <text:p text:style-name="P82"><text:tab/><text:span text:style-name="T176">Aceste</text:span><text:span text:style-name="T177">a</text:span><text:span text:style-name="T176"> sunt variabile ajutătoare pentru alte funcții.</text:span></text:p>
      <text:p text:style-name="P82"><text:span text:style-name="T345">public int </text:span><text:span text:style-name="T386">threshold</text:span><text:span text:style-name="T679">=-</text:span><text:span text:style-name="T668">1</text:span><text:span text:style-name="T679">;</text:span></text:p>
      <text:p text:style-name="Text_20_body"><text:span text:style-name="T679"><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46">protected </text:span><text:span text:style-name="T647">ImagePanel </text:span><text:span text:style-name="T387">destImagePanel</text:span><text:span text:style-name="T647">;</text:span></text:p>
      <text:p text:style-name="P39"><text:span text:style-name="T647"><text:tab/></text:span><text:span text:style-name="T405">Clasa </text:span><text:span text:style-name="T483">ImagePanel</text:span><text:span text:style-name="T405"> a fost creat</text:span><text:span text:style-name="T428">ă</text:span><text:span text:style-name="T405"> deoar</text:span><text:span text:style-name="T406">e</text:span><text:span text:style-name="T405">ce nu </text:span><text:span text:style-name="T431">există </text:span><text:span text:style-name="T405">element </text:span><text:span text:style-name="T429">de interfață</text:span><text:span text:style-name="T405"> </text:span><text:span text:style-name="T430">grafică făcut special pentru a </text:span><text:span text:style-name="T405">afi</text:span><text:span text:style-name="T430">șa</text:span><text:span text:style-name="T405"> o imagine.</text:span></text:p>
      <text:p text:style-name="P39"><text:span text:style-name="T347">protected </text:span><text:span text:style-name="T648">JobThread </text:span><text:span text:style-name="T388">lastJob</text:span><text:span text:style-name="T648">;</text:span></text:p>
      <text:p text:style-name="P40"><text:span text:style-name="T407"><text:tab/></text:span><text:span text:style-name="T405">Cl</text:span><text:span text:style-name="T408">asa </text:span><text:span text:style-name="T484">JobThread</text:span><text:span text:style-name="T408"> a fost creat</text:span><text:span text:style-name="T432">ă</text:span><text:span text:style-name="T408"> deoarece clasa Thread nu conține o metoda </text:span><text:span text:style-name="T409">de încredere de a opri subit o linie de execuție. </text:span><text:span text:style-name="T410">Cea mai </text:span><text:span text:style-name="T433">potrivită</text:span><text:span text:style-name="T410"> </text:span><text:span text:style-name="T433">ar fi fost</text:span><text:span text:style-name="T410"> metoda </text:span><text:span text:style-name="T485">stop()</text:span><text:span text:style-name="T410">, care din păcate este deprecat</text:span><text:span text:style-name="T433">ă</text:span><text:span text:style-name="T410">.</text:span></text:p>
      <text:p text:style-name="P40"><text:span text:style-name="T410"><text:s/><text:tab/></text:span><text:span text:style-name="T411">Aceasta clasa acum conține un boolean </text:span><text:span text:style-name="T434">numit </text:span><text:span text:style-name="T486">canceled</text:span><text:span text:style-name="T411"> care </text:span><text:span text:style-name="T434">inițial</text:span><text:span text:style-name="T411"> </text:span><text:span text:style-name="T434">are valoarea</text:span><text:span text:style-name="T411"> false. </text:span><text:span text:style-name="T412">Atunci </text:span><text:soft-page-break/><text:span text:style-name="T412">când se </text:span><text:span text:style-name="T434">apelează metoda</text:span><text:span text:style-name="T412"> </text:span><text:span text:style-name="T487">setCanceled(true)</text:span><text:span text:style-name="T412">, </text:span><text:span text:style-name="T487">canceled</text:span><text:span text:style-name="T412"> va primi valoarea true. Acum depinde de ce se afla în implementarea metodei run(). </text:span><text:span text:style-name="T435">E</text:span><text:span text:style-name="T412">a trebuie s</text:span><text:span text:style-name="T435">ă</text:span><text:span text:style-name="T412"> verifice în mai multe puncte dacă </text:span><text:span text:style-name="T435">valo</text:span><text:span text:style-name="T436">a</text:span><text:span text:style-name="T435">rea </text:span><text:span text:style-name="T487">canceled</text:span><text:span text:style-name="T412"> a devenit true și s</text:span><text:span text:style-name="T437">ă</text:span><text:span text:style-name="T412"> </text:span><text:span text:style-name="T435">oprească</text:span><text:span text:style-name="T412"> execuția într-un mod curat </text:span><text:span text:style-name="T413">(</text:span><text:span text:style-name="T435">exemplu: </text:span><text:span text:style-name="T414">închiderea unor stream-uri sau thread-uri secundare</text:span><text:span text:style-name="T413">)</text:span><text:span text:style-name="T412">.</text:span></text:p>
      <text:p text:style-name="Text_20_body"><text:span text:style-name="T346">protected final </text:span><text:span text:style-name="T647">Object </text:span><text:span text:style-name="T387">jobLock</text:span><text:span text:style-name="T647">=</text:span><text:span text:style-name="T346">new </text:span><text:span text:style-name="T647">Object();</text:span></text:p>
      <text:p text:style-name="P87"><text:span text:style-name="T328">public abstract void </text:span><text:span text:style-name="T689">startJob();</text:span></text:p>
      <text:p text:style-name="P82"><text:span text:style-name="T327">public abstract void </text:span>cancelLastJob();</text:p>
      <text:p text:style-name="P84"><text:span text:style-name="T209"><text:tab/>Obiect</text:span><text:span text:style-name="T210">ul</text:span><text:span text:style-name="T209"> mutex </text:span><text:span text:style-name="T263">jobLock </text:span><text:span text:style-name="T257">es</text:span><text:span text:style-name="T258">t</text:span><text:span text:style-name="T257">e</text:span><text:span text:style-name="T264"> </text:span><text:span text:style-name="T209">f</text:span><text:span text:style-name="T211">olosit </text:span><text:span text:style-name="T210">în blocu</text:span><text:span text:style-name="T265">rile</text:span><text:span text:style-name="T210"> </text:span><text:span text:style-name="T240">synchronized</text:span><text:span text:style-name="T211">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15"><text:tab/></text:span><text:span text:style-name="T416">Pentru a permite userului sa încerce rapid diferite valori pentru </text:span><text:span text:style-name="T489">threshold</text:span><text:span text:style-name="T416">, codul trebuie s</text:span><text:span text:style-name="T438">ă</text:span><text:span text:style-name="T416"> poate crea și opri cât mai rapid thread-urile dar în același timp s</text:span><text:span text:style-name="T438">ă</text:span><text:span text:style-name="T416"> elimine posibile probleme de mul</text:span><text:span text:style-name="T438">t</text:span><text:span text:style-name="T416">i-threading precum „data racing”. Metoda </text:span><text:span text:style-name="T488">startJob</text:span><text:span text:style-name="T416"> are gri</text:span><text:span text:style-name="T439">jă</text:span><text:span text:style-name="T416"> mai întâi </text:span><text:span text:style-name="T439">să verifice</text:span><text:span text:style-name="T416"> dacă exist</text:span><text:span text:style-name="T439">ă</text:span><text:span text:style-name="T416"> </text:span><text:span text:style-name="T439">deja </text:span><text:span text:style-name="T416">un </text:span><text:span text:style-name="T439">obiect</text:span><text:span text:style-name="T416"> </text:span><text:span text:style-name="T488">jobThread</text:span><text:span text:style-name="T416"> care ruleaz</text:span><text:span text:style-name="T439">ă, dacă da, îi </text:span><text:span text:style-name="T416">oprește </text:span><text:span text:style-name="T439">execuția </text:span><text:span text:style-name="T416">cu metoda </text:span><text:span text:style-name="T488">setCanceled</text:span><text:span text:style-name="T416"> și </text:span><text:span text:style-name="T439">așteaptă ca el să se oprească</text:span><text:span text:style-name="T416">. </text:span><text:span text:style-name="T439">D</text:span><text:span text:style-name="T417">upă </text:span><text:span text:style-name="T439">aceea se poate </text:span><text:span text:style-name="T440">crea</text:span><text:span text:style-name="T439"> </text:span><text:span text:style-name="T417">un nou </text:span><text:span text:style-name="T439">obiect </text:span><text:span text:style-name="T490">jobThread </text:span><text:span text:style-name="T417">în siguranț</text:span><text:span text:style-name="T440">ă</text:span><text:span text:style-name="T417">.</text:span><text:span text:style-name="T418"> Metoda </text:span><text:span text:style-name="T491">cancelLastJob</text:span><text:span text:style-name="T418"> execut</text:span><text:span text:style-name="T441">ă</text:span><text:span text:style-name="T418"> la fel în afar</text:span><text:span text:style-name="T441">ă</text:span><text:span text:style-name="T418"> de crearea nou</text:span><text:span text:style-name="T441">lui</text:span><text:span text:style-name="T418"> thread.</text:span></text:p>
      <text:p text:style-name="P41"><text:span text:style-name="T348">public abstract void </text:span><text:span text:style-name="T649">exportToSVG(OutputStream os,</text:span><text:span text:style-name="T348">boolean </text:span><text:span text:style-name="T649">isCompressed);</text:span></text:p>
      <text:p text:style-name="P41"><text:span text:style-name="T418"><text:tab/></text:span><text:span text:style-name="T419">Atunci când se dorește exportarea rezultatului curent în format SVG sau SVGZ, se deschide un </text:span><text:span text:style-name="T442">fișier</text:span><text:span text:style-name="T419"> , se </text:span><text:span text:style-name="T442">obține</text:span><text:span text:style-name="T419"> OutputStream-ul lui, se alege dacă va fi exportat comprimat sau nu, și se apeleaz</text:span><text:span text:style-name="T442">ă</text:span><text:span text:style-name="T419"> </text:span><text:span text:style-name="T442">metoda</text:span><text:span text:style-name="T419">. <text:s/></text:span><text:span text:style-name="T420">Dacă s-a ales </text:span><text:span text:style-name="T442">opțiunea</text:span><text:span text:style-name="T420"> de comprimare a </text:span><text:span text:style-name="T442">fișierului</text:span><text:span text:style-name="T420"> , folosesc un obiect de tip GZIPOutputStream pentru comprimare. Ce este interesant cu acest </text:span><text:span text:style-name="T421">obiect</text:span><text:span text:style-name="T420"> este c</text:span><text:span text:style-name="T442">ă</text:span><text:span text:style-name="T420"> metoda de comprimare este compatibila cu </text:span><text:span text:style-name="T442">aplicația </text:span><text:span text:style-name="T420">InkScape pentru a deschide </text:span><text:span text:style-name="T442">fișierul</text:span><text:span text:style-name="T420"> nou creat. </text:span><text:span text:style-name="T442">După</text:span><text:span text:style-name="T422"> ac</text:span><text:span text:style-name="T442">e</text:span><text:span text:style-name="T422">ea obiectul este </text:span><text:span text:style-name="T443">înfășurat</text:span><text:span text:style-name="T422"> cu un BufferedOutputStream, acesta poate ajuta la procese</text:span><text:span text:style-name="T443">le</text:span><text:span text:style-name="T422"> </text:span><text:span text:style-name="T443">lente </text:span><text:span text:style-name="T422">de scriere.</text:span></text:p>
      <text:p text:style-name="Preformatted_20_Text"><text:span text:style-name="T349">public char </text:span><text:span text:style-name="T650">redOrig(</text:span><text:span text:style-name="T349">int </text:span><text:span text:style-name="T650">x,</text:span><text:span text:style-name="T349">int </text:span><text:span text:style-name="T650">y){</text:span><text:span text:style-name="T344">return </text:span><text:span text:style-name="T385">originalRedArray</text:span><text:span text:style-name="T646">[y*</text:span><text:span text:style-name="T385">w</text:span><text:span text:style-name="T646">+x];}</text:span></text:p>
      <text:p text:style-name="P91"><text:span text:style-name="T362">public char </text:span><text:span text:style-name="T655">blueOrig(</text:span><text:span text:style-name="T362">int </text:span><text:span text:style-name="T655">x,</text:span><text:span text:style-name="T362">int </text:span><text:span text:style-name="T655">y){</text:span><text:span text:style-name="T362">return </text:span><text:span text:style-name="T391">originalBlueArray</text:span><text:span text:style-name="T655">[y*</text:span><text:span text:style-name="T391">w</text:span><text:span text:style-name="T655">+x];}</text:span></text:p>
      <text:p text:style-name="P91"><text:span text:style-name="T327">public char </text:span>greenOrig(<text:span text:style-name="T327">int </text:span>x,<text:span text:style-name="T327">int </text:span>y){<text:span text:style-name="T327">return </text:span><text:span text:style-name="T377">originalGreenArray</text:span>[y*<text:span text:style-name="T377">w</text:span>+x];}</text:p>
      <text:p text:style-name="Preformatted_20_Text"><text:span text:style-name="T356">public int </text:span><text:span text:style-name="T677">colorOrig(</text:span><text:span text:style-name="T356">int </text:span><text:span text:style-name="T677">x,</text:span><text:span text:style-name="T356">int </text:span><text:span text:style-name="T677">y) {</text:span><text:span text:style-name="T356">return </text:span><text:span text:style-name="T390">originalColorArray</text:span><text:span text:style-name="T677">[y*</text:span><text:span text:style-name="T390">w</text:span><text:span text:style-name="T677">+x];}</text:span></text:p>
      <text:p text:style-name="P88"><text:tab/></text:p>
      <text:p text:style-name="P92"><text:span text:style-name="T422"><text:tab/></text:span><text:span text:style-name="T423">Metode ajutătoare pentru accesarea valorilor culorilor pentru </text:span><text:span text:style-name="T444">anumiți</text:span><text:span text:style-name="T423"> pixeli. Numele metodelor sunt foarte simpliste și scurte deoarece ele sunt foarte des folosite și ar umple codul prea mult.</text:span></text:p>
      <text:p text:style-name="P90"/>
      <text:p text:style-name="P92"><text:span text:style-name="T353">public void</text:span><text:span text:style-name="T350"> </text:span><text:span text:style-name="T651">initialize(){</text:span><text:span text:style-name="T646">calculateColorArrays();</text:span><text:span text:style-name="T652">}</text:span></text:p>
      <text:p text:style-name="P89"><text:tab/></text:p>
      <text:p text:style-name="Text_20_body"><text:span text:style-name="T423"><text:tab/></text:span><text:span text:style-name="T424">Este chemat</text:span><text:span text:style-name="T445">ă</text:span><text:span text:style-name="T424"> atunci c</text:span><text:span text:style-name="T445">â</text:span><text:span text:style-name="T424">nd </text:span><text:span text:style-name="T492">setOriginalImage(BufferedImage image)</text:span><text:span text:style-name="T424"> primește ca p</text:span><text:span text:style-name="T425">a</text:span><text:span text:style-name="T424">r</text:span><text:span text:style-name="T446">a</text:span><text:span text:style-name="T424">metru un </text:span><text:span text:style-name="T492">image</text:span><text:span text:style-name="T424"> care este diferit de fostul obiect </text:span><text:span text:style-name="T492">originalImage</text:span><text:span text:style-name="T424">.</text:span></text:p>
      <text:p text:style-name="Text_20_body"><text:span text:style-name="T351">public void </text:span><text:span text:style-name="T653">setOriginalImage(BufferedImage image)</text:span></text:p>
      <text:p text:style-name="Text_20_body"><text:span text:style-name="T424"><text:tab/></text:span><text:span text:style-name="T426">Metoda aceasta verific</text:span><text:span text:style-name="T447">ă</text:span><text:span text:style-name="T426"> dacă imaginea setat</text:span><text:span text:style-name="T447">ă</text:span><text:span text:style-name="T426"> este </text:span><text:span text:style-name="T493">null</text:span><text:span text:style-name="T426"> atunci s</text:span><text:span text:style-name="T447">ă</text:span><text:span text:style-name="T426"> oprească </text:span><text:span text:style-name="T493">jobThread</text:span><text:span text:style-name="T426">-ul curent și s</text:span><text:span text:style-name="T448">ă</text:span><text:span text:style-name="T426"> reseteze valorile auxiliare la valorile lor default. Altfel dacă noul </text:span><text:span text:style-name="T493">image</text:span><text:span text:style-name="T426"> este diferit fat</text:span><text:span text:style-name="T448">ă</text:span><text:span text:style-name="T426"> de cel vechi atunci se va executa procesul de inițializare.</text:span></text:p>
      <text:p text:style-name="P85"><text:span text:style-name="T352">protected </text:span><text:span text:style-name="T987">StringBuilder</text:span><text:span text:style-name="T352"> </text:span><text:span text:style-name="T389">svgStringBuilder </text:span><text:span text:style-name="T352">= new </text:span><text:span text:style-name="T987">StringBuilder</text:span><text:span text:style-name="T355">(</text:span><text:span text:style-name="T669">2000000</text:span><text:span text:style-name="T355">)</text:span><text:span text:style-name="T352">;</text:span></text:p>
      <text:p text:style-name="P85"><text:span text:style-name="T327">protected </text:span>StringBuilder <text:span text:style-name="T377">svgzStringBuilder </text:span>= <text:span text:style-name="T327">new </text:span>StringBuilder(<text:span text:style-name="T667">2000000</text:span>);</text:p>
      <text:p text:style-name="P85"><text:span text:style-name="T327">protected </text:span>ByteArrayOutputStream <text:span text:style-name="T377">baos </text:span>= <text:span text:style-name="T327">new </text:span>ByteArrayOutputStream(<text:span text:style-name="T667">2000000</text:span>);</text:p>
      <text:p text:style-name="P82"><text:soft-page-break/><text:span text:style-name="T327">protected </text:span>GZIPOutputStream <text:span text:style-name="T377">gzos</text:span>;</text:p>
      <text:p text:style-name="Preformatted_20_Text"><text:span text:style-name="T352">protected abstract void </text:span><text:span text:style-name="T654">constructStringSVG();</text:span></text:p>
      <text:p text:style-name="P79"><text:span text:style-name="T427"><text:tab/></text:span><text:span text:style-name="T496">Metoda </text:span><text:span text:style-name="T494">constructStringSVG</text:span><text:span text:style-name="T496"> are rolul de a construi conținutul fișierelor în formate SVG și SVGZ și de a le stoca în obiectele </text:span><text:span text:style-name="T494">svgStringBuilder </text:span><text:span text:style-name="T496">și </text:span><text:span text:style-name="T494">svgzStringBuilder</text:span><text:span text:style-name="T496">. Motivul de ce păstrez referința acestor </text:span><text:span text:style-name="T497">trei</text:span><text:span text:style-name="T496"> obiecte este pentru a anula costul de construire și deconstruire al acestora atunci când apelez metoda </text:span><text:span text:style-name="T494">constructStringSVG</text:span><text:span text:style-name="T496">. Ca și optimizare în plus le ofer un spațiu generos inițial la prima lor construcție. </text:span><text:span text:style-name="T497">Obiectul </text:span><text:span text:style-name="T495">gzos</text:span><text:span text:style-name="T497"> este creat mai târziu atunci când este nevoie de el.</text:span></text:p>
      <text:h text:style-name="P138" text:outline-level="2"><text:bookmark-start text:name="__RefHeading___Toc6606_343084211"/><text:span text:style-name="T1049">Descrierea clasei </text:span><text:span text:style-name="T1031">Rectangle</text:span>Vectorizer<text:bookmark-end text:name="__RefHeading___Toc6606_343084211"/></text:h>
      <text:p text:style-name="P62"><text:span text:style-name="T502"><text:tab/></text:span><text:span text:style-name="T503">Acest vectorizator </text:span><text:span text:style-name="T560">creează</text:span><text:span text:style-name="T503"> o list</text:span><text:span text:style-name="T560">ă</text:span><text:span text:style-name="T503"> de dreptunghiuri </text:span><text:span text:style-name="T504">care acoperă întreaga suprafaț</text:span><text:span text:style-name="T560">ă</text:span><text:span text:style-name="T504"> a pozei originale. Fiecare dintre dreptunghiuri are o culoare care este calculat</text:span><text:span text:style-name="T560">ă</text:span><text:span text:style-name="T504"> făcând media culorilor pixelilor care </text:span><text:span text:style-name="T561">aparțin</text:span><text:span text:style-name="T504"> dreptunghiului respectiv. </text:span></text:p>
      <text:p text:style-name="P62"><text:span text:style-name="T504"><text:tab/></text:span><text:span text:style-name="T505">Pentru a ajuta codarea acestei clase , am creat o clasa ajutătoare </text:span><text:span text:style-name="T562">Rectangle</text:span><text:span text:style-name="T563">Fragment</text:span><text:span text:style-name="T505"> care </text:span><text:span text:style-name="T593">stochează</text:span><text:span text:style-name="T505"> marginile left, right, top, down și culoarea dreptunghiului. Toate </text:span><text:span text:style-name="T594">câmpurile</text:span><text:span text:style-name="T505"> sunt publice pentru a fi folosite mai rapid. </text:span><text:span text:style-name="T506">Pentru a spori siguranța, clasa </text:span><text:span text:style-name="T595">Rectangle</text:span><text:span text:style-name="T564">Fragment</text:span><text:span text:style-name="T506"> conține o </text:span><text:span text:style-name="T599">metodă</text:span><text:span text:style-name="T506"> </text:span><text:span text:style-name="T564">isValid()</text:span><text:span text:style-name="T506"> care return</text:span><text:span text:style-name="T596">ea</text:span><text:span text:style-name="T598">ză</text:span><text:span text:style-name="T506"> </text:span><text:span text:style-name="T564">true</text:span><text:span text:style-name="T506"> dacă marginile sunt valide.</text:span></text:p>
      <text:p text:style-name="P63"><text:span text:style-name="T506"><text:tab/></text:span><text:span text:style-name="T507">Procesul de divizare în </text:span><text:span text:style-name="T600">dreptunghiuri</text:span><text:span text:style-name="T507"> este recursiv, încercând prima dat</text:span><text:span text:style-name="T600">ă</text:span><text:span text:style-name="T507"> un dreptunghi care ocupa toată suprafața imagini</text:span><text:span text:style-name="T600">i</text:span><text:span text:style-name="T507"> , și dacă acest</text:span><text:span text:style-name="T600">a</text:span><text:span text:style-name="T507"> nu e</text:span><text:span text:style-name="T600">ste</text:span><text:span text:style-name="T507"> considerat bun el va fi fragmentat în 4 dreptunghiuri și procesul continua de acolo. </text:span></text:p>
      <text:p text:style-name="P63"><text:span text:style-name="T507"><text:tab/></text:span><text:span text:style-name="T508">Am decis ca procesul de fragmentare să fie randomizat și în același timp limitat. Aleg aleator doua valori </text:span><text:span text:style-name="T592">midX</text:span><text:span text:style-name="T508"> și </text:span><text:span text:style-name="T565">midY</text:span><text:span text:style-name="T508"> ambele afl</text:span><text:span text:style-name="T600">â</text:span><text:span text:style-name="T508">ndu-se intre o </text:span><text:span text:style-name="T601">pătrime</text:span><text:span text:style-name="T508"> și trei </text:span><text:span text:style-name="T601">pătrimi</text:span><text:span text:style-name="T508"> din </text:span><text:span text:style-name="T601">lungimea și lățimea dreptunghiului</text:span><text:span text:style-name="T508"> original, </text:span><text:span text:style-name="T601">a</text:span><text:span text:style-name="T508">stfel </text:span><text:span text:style-name="T601">lăsând</text:span><text:span text:style-name="T508"> posibilitatea </text:span><text:span text:style-name="T601">utilizatorului</text:span><text:span text:style-name="T508"> sa </text:span><text:span text:style-name="T601">reîncerce</text:span><text:span text:style-name="T508"> vectorizarea p</text:span><text:span text:style-name="T601">â</text:span><text:span text:style-name="T508">n</text:span><text:span text:style-name="T601">ă</text:span><text:span text:style-name="T508"> când este mulțumit. Din cauza naturii aleatoare, este foarte posibil ca mărimea </text:span><text:span text:style-name="T601">fișierului</text:span><text:span text:style-name="T508"> generat după o imagine sursa și un </text:span><text:span text:style-name="T565">threshold</text:span><text:span text:style-name="T508"> anume s</text:span><text:span text:style-name="T601">ă</text:span><text:span text:style-name="T508"> difere considerabil. </text:span></text:p>
      <text:p text:style-name="P63"><text:span text:style-name="T508"><text:tab/></text:span><text:span text:style-name="T509">În primele revizii ale programului </text:span><text:span text:style-name="T602">valorile </text:span><text:span text:style-name="T566">midX</text:span><text:span text:style-name="T509"> și </text:span><text:span text:style-name="T566">midY</text:span><text:span text:style-name="T509"> erau pur și simplu </text:span><text:span text:style-name="T511">alese </text:span><text:span text:style-name="T509">să fie în mijlocul </text:span><text:span text:style-name="T603">dreptunghiului</text:span><text:span text:style-name="T509">, dar acestea generau imagini vectoriale care avea aspect de „caiet de matematica”; </text:span><text:span text:style-name="T603">arătând</text:span><text:span text:style-name="T509"> tabelat și </text:span><text:span text:style-name="T604">științific</text:span><text:span text:style-name="T510">. </text:span><text:span text:style-name="T604">Acum că cele două valori sunt alese aleator imaginile generate au un aspect mai plăcut.</text:span><text:span text:style-name="T510"> </text:span></text:p>
      <text:p text:style-name="P73"><text:span text:style-name="T513"><text:tab/></text:span><text:span text:style-name="T605">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6"> Dacă un dreptunghi este respins acesta este </text:span><text:span text:style-name="T605">tăiat</text:span><text:span text:style-name="T516"> în patru și se va încerca validarea acestora. Dacă un dreptunghi este valid , media </text:span><text:span text:style-name="T605">adevărata a</text:span><text:span text:style-name="T516"> culorilor din acel dreptunghi este stocat</text:span><text:span text:style-name="T517">a în câmpul </text:span><text:span text:style-name="T567">color</text:span><text:span text:style-name="T517"> de la obiectul </text:span><text:span text:style-name="T568">Rectangle</text:span><text:span text:style-name="T567">Fragment</text:span><text:span text:style-name="T517"> folosit la validare, </text:span><text:span text:style-name="T518">apoi </text:span><text:span text:style-name="T605">el </text:span><text:span text:style-name="T518">este </text:span><text:span text:style-name="T605">adăugat</text:span><text:span text:style-name="T518"> unei liste care a fost trimis</text:span><text:span text:style-name="T605">ă</text:span><text:span text:style-name="T518"> ca argument.</text:span></text:p>
      <text:p text:style-name="P63"><text:span text:style-name="T518"><text:tab/>Am decis s</text:span><text:span text:style-name="T606">ă</text:span><text:span text:style-name="T518"> trimit ca parametru un </text:span><text:span text:style-name="T569">LinkedList</text:span><text:span text:style-name="T518"> gol </text:span><text:span text:style-name="T606">fiecărui thread muncitor </text:span><text:span text:style-name="T518">care s</text:span><text:span text:style-name="T606">ă</text:span><text:span text:style-name="T518"> adune toate rezultatele găsite pentru a putea abuza de multithreading fără a avea probleme de data racing când încerc s</text:span><text:span text:style-name="T606">ă</text:span><text:span text:style-name="T518"> adaug obiecte la </text:span><text:span text:style-name="T569">LinkedList</text:span><text:span text:style-name="T607"> </text:span><text:span text:style-name="T608">comun</text:span><text:span text:style-name="T518">. Din păcate din cauza acestei decizii acum numărul minim de dreptunghiuri care poate reprezenta o imagine este patru, dar acest detali</text:span><text:span text:style-name="T546">u</text:span><text:span text:style-name="T518"> este </text:span><text:soft-page-break/><text:span text:style-name="T518">neglijabil având în considerare faptul c</text:span><text:span text:style-name="T616">ă</text:span><text:span text:style-name="T518"> acum lucrează patru thread-uri, fiecare thread </text:span><text:span text:style-name="T616">rulând</text:span><text:span text:style-name="T518"> metode recursiva cu patru </text:span><text:span text:style-name="T569">LinkedList</text:span><text:span text:style-name="T518">-uri independente și patru </text:span><text:span text:style-name="T616">obiecte </text:span><text:span text:style-name="T570">Rectangle</text:span><text:span text:style-name="T569">Fragment</text:span><text:span text:style-name="T518"> care a</text:span><text:span text:style-name="T616">u</text:span><text:span text:style-name="T518"> fost generate aleator din </text:span><text:span text:style-name="T570">Rectangle</text:span><text:span text:style-name="T569">Fragment</text:span><text:span text:style-name="T518">-ul principal. </text:span></text:p>
      <text:p text:style-name="P63"><text:span text:style-name="T518"><text:tab/></text:span><text:span text:style-name="T519">Când fiecare din thread-uri își termina </text:span><text:span text:style-name="T617">execuția</text:span><text:span text:style-name="T519">, rezultatele depuse în LinkedList-</text:span><text:span text:style-name="T520">ul respectiv</text:span><text:span text:style-name="T519"> sunt acuma depuse de către thread-ul principal într-un ArrayList de SquareFragments.<text:tab/></text:span><text:span text:style-name="T520">Am ales ArrayList pentru performanța sporita la citire.</text:span></text:p>
      <text:p text:style-name="P101"><text:span text:style-name="T520"><text:tab/></text:span><text:span text:style-name="T521">După ce s-a </text:span><text:span text:style-name="T617">generat lista de</text:span><text:span text:style-name="T521"> dreptunghiurile, se </text:span><text:span text:style-name="T643">construiesc</text:span><text:span text:style-name="T521"> </text:span><text:span text:style-name="T635">string-urile </text:span><text:span text:style-name="T521">care v</text:span><text:span text:style-name="T643">or</text:span><text:span text:style-name="T521"> conține lista în format</text:span><text:span text:style-name="T644">ele</text:span><text:span text:style-name="T521"> SVG </text:span><text:span text:style-name="T635">și SVGZ</text:span><text:span text:style-name="T521">. Am decis sa construiesc acest string </text:span><text:span text:style-name="T617">ca să pot afișa pe ecran</text:span><text:span text:style-name="T521"> mărimea </text:span><text:span text:style-name="T617">fișierului</text:span><text:span text:style-name="T521"> când este salvat </text:span><text:span text:style-name="T522">în formatele SVG și SVGZ</text:span><text:span text:style-name="T521">. </text:span><text:span text:style-name="T618">Deasemenea </text:span><text:span text:style-name="T523">se </text:span><text:span text:style-name="T617">creează</text:span><text:span text:style-name="T523"> un nou </text:span><text:span text:style-name="T571">BufferedImage</text:span><text:span text:style-name="T523"> în care este </text:span><text:span text:style-name="T617">randat</text:span><text:span text:style-name="T523"> </text:span><text:span text:style-name="T524">o </text:span><text:span text:style-name="T617">aproximație</text:span><text:span text:style-name="T524"> a </text:span><text:span text:style-name="T617">imaginii</text:span><text:span text:style-name="T524"> vectoriale </text:span><text:span text:style-name="T619">și apoi afișat utilizatorului</text:span><text:span text:style-name="T524">. </text:span></text:p>
      <text:h text:style-name="P141" text:outline-level="2"><text:bookmark-start text:name="__RefHeading___Toc10583_60537451"/><text:span text:style-name="T661">Implementarea clasei RectangleVectorizer</text:span><text:span text:style-name="T662"> </text:span><text:bookmark-end text:name="__RefHeading___Toc10583_60537451"/></text:h>
      <text:p text:style-name="P168"><text:span text:style-name="T874"><text:tab/></text:span><text:span text:style-name="T343">private </text:span><text:span text:style-name="T920">Random </text:span><text:span text:style-name="T383">random </text:span><text:span text:style-name="T920">= </text:span><text:span text:style-name="T343">new </text:span><text:span text:style-name="T920">Random(System.</text:span><text:span text:style-name="T921">currentTimeMillis</text:span><text:span text:style-name="T920">());</text:span></text:p>
      <text:p text:style-name="P168"><text:span text:style-name="T920"><text:tab/></text:span><text:span text:style-name="T877">Es</text:span><text:span text:style-name="T875">te nevoie de o valorea aleatoare pentru ca paternele care sunt generate sa nu arate ca un desen „tehnic” . Fiind aleator exista o șansa ca </text:span><text:span text:style-name="T878">dreptunghiurile</text:span><text:span text:style-name="T875"> să se aranjeze în paterne mai orgnanice.</text:span></text:p>
      <text:p text:style-name="P205"><text:span text:style-name="T372"><text:tab/>private ArrayList&lt;SquareFragment&gt; </text:span><text:span text:style-name="T397">lastSavedSquareList</text:span><text:span text:style-name="T372">;</text:span></text:p>
      <text:p text:style-name="P145"><text:tab/>Aceasta d<text:span text:style-name="T968">o</text:span>ar tine o referinta către ultima lista de <text:span text:style-name="T968">dreptunghiuri</text:span> care <text:s/>a fost generata de către un Job. Este posibil sa renunț la aceasta implementare dacă nu ii găsesc folos , pentru ca lista de <text:span text:style-name="T968">dreptunghiuri</text:span> este totuși considerabila ca și mărime.</text:p>
      <text:p text:style-name="P173"><text:span text:style-name="T89"><text:tab/>Functi</text:span><text:span text:style-name="T90">ile</text:span><text:span text:style-name="T89"> </text:span><text:span text:style-name="T687">startJob() </text:span><text:span text:style-name="T688">și </text:span><text:span text:style-name="T687">cancelLastJob()</text:span><text:span text:style-name="T82"> </text:span><text:span text:style-name="T83">sunt identice cu cele din TriangleVectorizer</text:span><text:span text:style-name="T82">.</text:span></text:p>
      <text:p text:style-name="P194"><text:span text:style-name="T327">public void </text:span>drawFunction(ArrayList&lt;SquareFragment&gt; list){</text:p>
      <text:p text:style-name="P245"><text:s text:c="4"/><text:span text:style-name="T334">if</text:span><text:span text:style-name="T912">(</text:span><text:span text:style-name="T380">destImage</text:span><text:span text:style-name="T912">!=</text:span><text:span text:style-name="T334">null </text:span><text:span text:style-name="T912">|| </text:span><text:span text:style-name="T380">isInBenchmark</text:span><text:span text:style-name="T912">) {</text:span></text:p>
      <text:p text:style-name="P245"><text:s text:c="8"/><text:span text:style-name="T912">Graphics2D g = </text:span><text:span text:style-name="T380">destImage</text:span><text:span text:style-name="T912">.createGraphics();</text:span></text:p>
      <text:p text:style-name="P245"><text:s text:c="8"/><text:span text:style-name="T334">for </text:span><text:span text:style-name="T912">(SquareFragment s : list) {</text:span></text:p>
      <text:p text:style-name="P245"><text:s text:c="12"/><text:span text:style-name="T912">g.setColor(</text:span><text:span text:style-name="T334">new </text:span><text:span text:style-name="T912">Color(s.</text:span><text:span text:style-name="T380">color</text:span><text:span text:style-name="T912">));</text:span></text:p>
      <text:p text:style-name="P245"><text:s text:c="12"/><text:span text:style-name="T912">g.fillRect(s.</text:span><text:span text:style-name="T380">l</text:span><text:span text:style-name="T912">, s.</text:span><text:span text:style-name="T380">t</text:span><text:span text:style-name="T912">, s.</text:span><text:span text:style-name="T380">r </text:span><text:span text:style-name="T912">- s.</text:span><text:span text:style-name="T380">l </text:span><text:span text:style-name="T912">+ </text:span><text:span text:style-name="T670">1</text:span><text:span text:style-name="T912">, s.</text:span><text:span text:style-name="T380">d </text:span><text:span text:style-name="T912">- s.</text:span><text:span text:style-name="T380">t </text:span><text:span text:style-name="T912">+ </text:span><text:span text:style-name="T670">1</text:span><text:span text:style-name="T912">);</text:span></text:p>
      <text:p text:style-name="P245"><text:s text:c="8"/><text:span text:style-name="T912">}</text:span></text:p>
      <text:p text:style-name="P245"><text:s text:c="8"/><text:span text:style-name="T334">if</text:span><text:span text:style-name="T912">(!</text:span><text:span text:style-name="T380">isInBenchmark</text:span><text:span text:style-name="T912">) {</text:span></text:p>
      <text:p text:style-name="P245"><text:s text:c="12"/><text:span text:style-name="T380">destImagePanel</text:span><text:span text:style-name="T912">.setImage(</text:span><text:span text:style-name="T380">destImage</text:span><text:span text:style-name="T912">);</text:span></text:p>
      <text:p text:style-name="P245"><text:s text:c="8"/><text:span text:style-name="T912">}</text:span></text:p>
      <text:p text:style-name="P245"><text:s text:c="4"/><text:span text:style-name="T912">}</text:span></text:p>
      <text:p text:style-name="P204">}</text:p>
      <text:p text:style-name="P148"><text:tab/><text:span text:style-name="T969">Metoda aceasta este foarte similara cu functia </text:span><text:span text:style-name="T812">drawTriangles</text:span><text:span text:style-name="T969"> din </text:span><text:span text:style-name="T812">TriangleVectorizer</text:span><text:span text:style-name="T969">. Am folosit metoda </text:span><text:span text:style-name="T812">fillRect </text:span><text:span text:style-name="T970">în loc de </text:span><text:span text:style-name="T813">fill</text:span><text:span text:style-name="T970"> deoarece aceasta este specializata pentru a desena drepthunghiuri deci exista o șansa foarte mare și fie mai rapidă. Motivul de ce am adaugat 1 la latime și lungime este deoarece metoda scade cu 1 aceste valori înainte sa deseneze.</text:span></text:p>
      <text:p text:style-name="P168"><text:span text:style-name="T343">protected void </text:span><text:span text:style-name="T920">constructStringSVG()</text:span></text:p>
      <text:p text:style-name="P148"><text:tab/>Metoda creata pentru construirea string-urilor care va conține imaginea vectoriala în formatele SVG și SVGZ. <text:span text:style-name="T971">Ea este foarte similara cu ceea din </text:span><text:span text:style-name="T814">TriangleVectorizer</text:span><text:span text:style-name="T971">.</text:span></text:p>
      <text:p text:style-name="P168"><text:span text:style-name="T876"><text:tab/></text:span><text:span text:style-name="T879">Mai jos voi explica singura diferența.</text:span></text:p>
      <text:p text:style-name="P201"><text:soft-page-break/><text:span text:style-name="T374">for</text:span><text:span text:style-name="T901">(SquareFragment sf : </text:span><text:span text:style-name="T398">lastSavedSquareList</text:span><text:span text:style-name="T901">) {</text:span></text:p>
      <text:p text:style-name="P245"><text:s text:c="4"/><text:span text:style-name="T380">svgStringBuilder</text:span><text:span text:style-name="T912">.append(String.</text:span><text:span text:style-name="T923">format</text:span><text:span text:style-name="T912">(</text:span><text:span text:style-name="T933">"&lt;rect x='%d' y='%d' width='%d' height='%d' style='fill:#%06X'/&gt;</text:span><text:span text:style-name="T334">\n</text:span><text:span text:style-name="T933">"</text:span><text:span text:style-name="T912">,</text:span></text:p>
      <text:p text:style-name="P245"><text:s text:c="12"/><text:span text:style-name="T912">sf.</text:span><text:span text:style-name="T380">l</text:span><text:span text:style-name="T912">,</text:span></text:p>
      <text:p text:style-name="P245"><text:s text:c="12"/><text:span text:style-name="T912">sf.</text:span><text:span text:style-name="T380">t</text:span><text:span text:style-name="T912">,</text:span></text:p>
      <text:p text:style-name="P245"><text:s text:c="12"/><text:span text:style-name="T912">sf.</text:span><text:span text:style-name="T380">r</text:span><text:span text:style-name="T912">-sf.</text:span><text:span text:style-name="T380">l</text:span><text:span text:style-name="T912">+</text:span><text:span text:style-name="T670">2</text:span><text:span text:style-name="T912">,</text:span></text:p>
      <text:p text:style-name="P245"><text:s text:c="12"/><text:span text:style-name="T912">sf.</text:span><text:span text:style-name="T380">d</text:span><text:span text:style-name="T912">-sf.</text:span><text:span text:style-name="T380">t</text:span><text:span text:style-name="T912">+</text:span><text:span text:style-name="T670">2</text:span><text:span text:style-name="T912">,</text:span></text:p>
      <text:p text:style-name="P245"><text:s text:c="12"/><text:span text:style-name="T912">sf.</text:span><text:span text:style-name="T380">color</text:span><text:span text:style-name="T912">&amp;</text:span><text:span text:style-name="T670">0xffffff</text:span><text:span text:style-name="T912">));</text:span></text:p>
      <text:p text:style-name="P204">}</text:p>
      <text:p text:style-name="P168"><text:span text:style-name="T879"><text:tab/></text:span><text:span text:style-name="T880">Am decis sa folosesc tag-ul </text:span><text:span text:style-name="T846">rect</text:span><text:span text:style-name="T880"> pentru al face mai natural de citit , și manipulat într-un editor de fisiere vectoriale precum Inkscape. Dacă aș folosi un tag mai compact precum </text:span><text:span text:style-name="T846">path </text:span><text:span text:style-name="T880">atuncea dimensiunea fisierelor în format SVG ar scadea foarte mult dar s-ar pierde intuitivitatea.</text:span></text:p>
      <text:p text:style-name="P168"><text:span text:style-name="T880"><text:tab/></text:span><text:span text:style-name="T881">Am observat ca obțin rezultate corecte din punct de vedere vizual dacă cresc cu 2 latimea și lungimea dreptunghiurilor. </text:span><text:span text:style-name="T882">Un mic advantaj la SquareVectorizer este faptul ca toate coordonatele sunt numere întregi , ceea ce facă construirea string-ului mai rapidă.</text:span></text:p>
      <text:h text:style-name="P140" text:outline-level="2"><text:bookmark-start text:name="__RefHeading___Toc10585_60537451"/>Subclasa Job a clasei <text:span text:style-name="T1048">Rectangle</text:span>Vectorizer<text:bookmark-end text:name="__RefHeading___Toc10585_60537451"/></text:h>
      <text:p text:style-name="P148"><text:bookmark-start text:name="__RefHeading___Toc6634_343084211"/><text:tab/><text:span text:style-name="T942">Clasa aceasta are rolul de a crea în mod relativ eficient lista de dreptunghiuri a procesului de vectorizare. Ea extinde clasa JobThread care conține un flag boolean </text:span><text:span text:style-name="T804">canceled</text:span><text:span text:style-name="T942">.</text:span><text:bookmark-end text:name="__RefHeading___Toc6634_343084211"/></text:p>
      <text:p text:style-name="P177"><text:span text:style-name="T327">private </text:span>ArrayList&lt;SquareFragment&gt; <text:span text:style-name="T377">fragList </text:span>= <text:span text:style-name="T327">new </text:span>ArrayList&lt;&gt;();</text:p>
      <text:p text:style-name="P148"><text:span text:style-name="T942"><text:tab/>Aici va tine ca referinta lista de dreptunghiuri la care lucrează thead-ul, dacă operația de vectorizare se termina cu succes , referinta aceasta va fi copiata mai târziu în </text:span><text:span text:style-name="T805">lastSaved</text:span><text:span text:style-name="T815">Square</text:span><text:span text:style-name="T805">List</text:span><text:span text:style-name="T943">.</text:span></text:p>
      <text:p text:style-name="P154"><text:tab/>Am ales sa folosesc ArrayList pentru aceasta lista pentru a avea viteza constanta la citirea datelor din ea.</text:p>
      <text:p text:style-name="P203"><text:span text:style-name="T327">private void </text:span>splitSquareFragmentInFour(SquareFragment s,SquareFragment s1,SquareFragment s2,SquareFragment s3,SquareFragment s4){</text:p>
      <text:p text:style-name="P243"><text:s text:c="4"/><text:span text:style-name="T334">short </text:span><text:span text:style-name="T912">midX = (</text:span><text:span text:style-name="T334">short</text:span><text:span text:style-name="T912">) (s.</text:span><text:span text:style-name="T380">l </text:span><text:span text:style-name="T912">+ (</text:span><text:span text:style-name="T380">random</text:span><text:span text:style-name="T912">.nextFloat() / </text:span><text:span text:style-name="T670">2 </text:span><text:span text:style-name="T912">+ </text:span><text:span text:style-name="T670">0.25f</text:span><text:span text:style-name="T912">) * (s.</text:span><text:span text:style-name="T380">r </text:span><text:span text:style-name="T912">- s.</text:span><text:span text:style-name="T380">l</text:span><text:span text:style-name="T912">));</text:span></text:p>
      <text:p text:style-name="P243"><text:s text:c="4"/><text:span text:style-name="T334">short </text:span><text:span text:style-name="T912">midY = (</text:span><text:span text:style-name="T334">short</text:span><text:span text:style-name="T912">) (s.</text:span><text:span text:style-name="T380">t </text:span><text:span text:style-name="T912">+ (</text:span><text:span text:style-name="T380">random</text:span><text:span text:style-name="T912">.nextFloat() / </text:span><text:span text:style-name="T670">2 </text:span><text:span text:style-name="T912">+ </text:span><text:span text:style-name="T670">0.25f</text:span><text:span text:style-name="T912">) * (s.</text:span><text:span text:style-name="T380">d </text:span><text:span text:style-name="T912">- s.</text:span><text:span text:style-name="T380">t</text:span><text:span text:style-name="T912">));</text:span></text:p>
      <text:p text:style-name="P243"><text:s text:c="4"/><text:span text:style-name="T912">s1.set(s.</text:span><text:span text:style-name="T380">l</text:span><text:span text:style-name="T912">, midX, s.</text:span><text:span text:style-name="T380">t</text:span><text:span text:style-name="T912">, midY);</text:span></text:p>
      <text:p text:style-name="P243"><text:s text:c="4"/><text:span text:style-name="T912">s2.set((</text:span><text:span text:style-name="T334">short</text:span><text:span text:style-name="T912">) (midX + </text:span><text:span text:style-name="T670">1</text:span><text:span text:style-name="T912">), s.</text:span><text:span text:style-name="T380">r</text:span><text:span text:style-name="T912">, s.</text:span><text:span text:style-name="T380">t</text:span><text:span text:style-name="T912">, midY);</text:span></text:p>
      <text:p text:style-name="P243"><text:s text:c="4"/><text:span text:style-name="T912">s3.set(s.</text:span><text:span text:style-name="T380">l</text:span><text:span text:style-name="T912">, midX, (</text:span><text:span text:style-name="T334">short</text:span><text:span text:style-name="T912">) (midY + </text:span><text:span text:style-name="T670">1</text:span><text:span text:style-name="T912">), s.</text:span><text:span text:style-name="T380">d</text:span><text:span text:style-name="T912">);</text:span></text:p>
      <text:p text:style-name="P243"><text:s text:c="4"/><text:span text:style-name="T912">s4.set((</text:span><text:span text:style-name="T334">short</text:span><text:span text:style-name="T912">)(midX + </text:span><text:span text:style-name="T670">1</text:span><text:span text:style-name="T912">), s.</text:span><text:span text:style-name="T380">r</text:span><text:span text:style-name="T912">, (</text:span><text:span text:style-name="T334">short</text:span><text:span text:style-name="T912">) (midY + </text:span><text:span text:style-name="T670">1</text:span><text:span text:style-name="T912">), s.</text:span><text:span text:style-name="T380">d</text:span><text:span text:style-name="T912">);</text:span></text:p>
      <text:p text:style-name="P200">}</text:p>
      <text:p text:style-name="P154"><text:tab/><text:span text:style-name="T972">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4"><text:tab/><text:span text:style-name="T973">Metoda a fost creata special pentru a recicla fragmente vechi sau proaspăt create, de aceea pasez ca argumente obiectele </text:span><text:span text:style-name="T816">s1,s2,s3,s4</text:span><text:span text:style-name="T973">.</text:span></text:p>
      <text:p text:style-name="P168"><text:span text:style-name="T343">public void </text:span><text:span text:style-name="T920">run()</text:span></text:p>
      <text:p text:style-name="P154"><text:tab/>În urmatoarele paragrafe voi explica continutul metodei run.</text:p>
      <text:p text:style-name="P201"><text:soft-page-break/><text:span text:style-name="T327">if </text:span>(<text:span text:style-name="T377">originalImage </text:span>== <text:span text:style-name="T327">null </text:span>|| <text:span text:style-name="T377">canceled</text:span>) <text:span text:style-name="T327">return</text:span>;</text:p>
      <text:p text:style-name="P237">SquareFragment squareFragment = <text:span text:style-name="T327">new </text:span>SquareFragment((<text:span text:style-name="T327">short</text:span>)<text:span text:style-name="T667">0</text:span>,(<text:span text:style-name="T327">short</text:span>) (<text:span text:style-name="T377">w </text:span>- <text:span text:style-name="T667">1</text:span>),(<text:span text:style-name="T327">short</text:span>) <text:span text:style-name="T667">0</text:span>, (<text:span text:style-name="T327">short</text:span>)(<text:span text:style-name="T377">h </text:span>- <text:span text:style-name="T667">1</text:span>), -<text:span text:style-name="T667">1</text:span>);</text:p>
      <text:p text:style-name="P237"><text:span text:style-name="T377">startTime </text:span>= System.<text:span text:style-name="T786">currentTimeMillis</text:span>();</text:p>
      <text:p text:style-name="P237">SquareFragment s1 = <text:span text:style-name="T327">new </text:span>SquareFragment();</text:p>
      <text:p text:style-name="P237">SquareFragment s2 = <text:span text:style-name="T327">new </text:span>SquareFragment();</text:p>
      <text:p text:style-name="P237">SquareFragment s3 = <text:span text:style-name="T327">new </text:span>SquareFragment();</text:p>
      <text:p text:style-name="P237">SquareFragment s4 = <text:span text:style-name="T327">new </text:span>SquareFragment();</text:p>
      <text:p text:style-name="P204">splitSquareFragmentInFour(squareFragment,s1,s2,s3,s4);</text:p>
      <text:p text:style-name="P148"><text:span text:style-name="T943"><text:tab/>Din prima linie se verifica dacă valorea flag-ului </text:span><text:span text:style-name="T805">canceled</text:span><text:span text:style-name="T943"> a fost deja setat fals. Este posibil ca utilizatorul sa scroleze rapid bara de threshold , deci este nevoie ca un Job thread să fie nevoit să fie oprit imediat pentru a începe unul nou cu un nou threshold.</text:span></text:p>
      <text:p text:style-name="P154"><text:tab/><text:span text:style-name="T974">Se genereaza cele patru dreptunghiuri initiale generate randomizat de către </text:span><text:span text:style-name="T817">splitSquareFragmentInFour</text:span><text:span text:style-name="T818">().</text:span></text:p>
      <text:p text:style-name="P168"><text:span text:style-name="T847"><text:tab/></text:span><text:span text:style-name="T883">După aceea se creaza 3 thread-uri muncitoare și 3 containere de SquareFragments asemenator ca în </text:span><text:span text:style-name="T847">TriangleVectorizer</text:span><text:span text:style-name="T883">. Acele thread-uri și împreuna cu thread-ul principal lucrează pe cele 4 fragmente generate anterior pentru a aduna întreaga lista de dreptunghiuri care alcatuieste poza.</text:span></text:p>
      <text:p text:style-name="P168"><text:span text:style-name="T883"><text:tab/></text:span><text:span text:style-name="T884">Pe parcursul adăugării listelor de fragmente din thread-uri , mai verific boolean-ul </text:span><text:span text:style-name="T848">canceled</text:span><text:span text:style-name="T884"> pentru a fi sigur ca userul dorește </text:span><text:span text:style-name="T885">sau nu sa înceapă o noua </text:span><text:span text:style-name="T884">vectorizare.</text:span></text:p>
      <text:p text:style-name="P168"><text:span text:style-name="T883"><text:tab/></text:span><text:span text:style-name="T886">Acum ca s-au colectat toate </text:span><text:span text:style-name="T887">dreptunghiurile</text:span><text:span text:style-name="T886"> într-o lista comuna, se seteaza lista de </text:span><text:span text:style-name="T887">dreptunghiuri</text:span><text:span text:style-name="T886"> a intregului obiect </text:span><text:span text:style-name="T849">Square</text:span><text:span text:style-name="T850">Vectorizer</text:span><text:span text:style-name="T886">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4"><text:tab/></text:p>
      <text:p text:style-name="P180"><text:span text:style-name="T327">private void </text:span>recFragCheck(SquareFragment s,Collection&lt;SquareFragment&gt; localFragList) </text:p>
      <text:p text:style-name="P157"><text:tab/><text:span text:style-name="T976">Aceasta metoda cauta în mod recursiv toate drepuntghiurile care se afla în obiectul </text:span><text:span text:style-name="T819">s</text:span><text:span text:style-name="T976"> și le depoziteaza în lista </text:span><text:span text:style-name="T819">localFragList</text:span><text:span text:style-name="T976">. Valorile sunt mai ușor de recuperat dacă trimit lista ca parametru.</text:span><text:tab/></text:p>
      <text:p text:style-name="P194"><text:span text:style-name="T327">int </text:span>rTotal, gTotal, bTotal, avgColor;</text:p>
      <text:p text:style-name="P233">rTotal=(redOrig(s.<text:span text:style-name="T377">l</text:span>,s.<text:span text:style-name="T377">t</text:span>)+redOrig(s.<text:span text:style-name="T377">r</text:span>,s.<text:span text:style-name="T377">t</text:span>)+redOrig(s.<text:span text:style-name="T377">l</text:span>,s.<text:span text:style-name="T377">d</text:span>)+redOrig(s.<text:span text:style-name="T377">r</text:span>,s.<text:span text:style-name="T377">d</text:span>))/<text:span text:style-name="T667">4</text:span>;</text:p>
      <text:p text:style-name="P233">gTotal=(greenOrig(s.<text:span text:style-name="T377">l</text:span>,s.<text:span text:style-name="T377">t</text:span>)+greenOrig(s.<text:span text:style-name="T377">r</text:span>,s.<text:span text:style-name="T377">t</text:span>)+greenOrig(s.<text:span text:style-name="T377">l</text:span>,s.<text:span text:style-name="T377">d</text:span>)+greenOrig(s.<text:span text:style-name="T377">r</text:span>,s.<text:span text:style-name="T377">d</text:span>))/<text:span text:style-name="T667">4</text:span>;</text:p>
      <text:p text:style-name="P233">bTotal=(blueOrig(s.<text:span text:style-name="T377">l</text:span>,s.<text:span text:style-name="T377">t</text:span>)+blueOrig(s.<text:span text:style-name="T377">r</text:span>,s.<text:span text:style-name="T377">t</text:span>)+blueOrig(s.<text:span text:style-name="T377">l</text:span>,s.<text:span text:style-name="T377">d</text:span>)+blueOrig(s.<text:span text:style-name="T377">r</text:span>,s.<text:span text:style-name="T377">d</text:span>))/<text:span text:style-name="T667">4</text:span>;</text:p>
      <text:p text:style-name="P194">avgColor = <text:span text:style-name="T667">0xff000000 </text:span>| (rTotal &lt;&lt; <text:span text:style-name="T667">16</text:span>) | (gTotal &lt;&lt; <text:span text:style-name="T667">8</text:span>) | bTotal;</text:p>
      <text:p text:style-name="P157"><text:tab/><text:span text:style-name="T977">Prima data calculez media culorilor varfurilor dreptunghiului pentru a aproxima culoare spre care trebuie sa tinda restul dreptunghiului. Cu cât dreptunghiul este mai mic cu atât aproximarea va fi mai precisa.</text:span></text:p>
      <text:p text:style-name="P180"><text:span text:style-name="T327">boolean </text:span>fail = <text:span text:style-name="T327">false</text:span>;</text:p>
      <text:p text:style-name="P233">rTotal = <text:span text:style-name="T667">0</text:span>; gTotal = <text:span text:style-name="T667">0</text:span>; bTotal = <text:span text:style-name="T667">0</text:span>;</text:p>
      <text:p text:style-name="P233"><text:span text:style-name="T327">for </text:span>(<text:span text:style-name="T327">int </text:span>y = s.<text:span text:style-name="T377">t</text:span>; y &lt;= s.<text:span text:style-name="T377">d </text:span>&amp;&amp; !fail; y++)</text:p>
      <text:p text:style-name="P246"><text:s text:c="4"/><text:span text:style-name="T343">for </text:span><text:span text:style-name="T920">(</text:span><text:span text:style-name="T343">int </text:span><text:span text:style-name="T920">x = s.</text:span><text:span text:style-name="T383">l</text:span><text:span text:style-name="T920">; x &lt;= s.</text:span><text:span text:style-name="T383">r </text:span><text:span text:style-name="T920">&amp;&amp; !fail; x++) {</text:span></text:p>
      <text:p text:style-name="P246"><text:soft-page-break/><text:s text:c="8"/><text:span text:style-name="T343">if </text:span><text:span text:style-name="T920">(</text:span><text:span text:style-name="T383">canceled</text:span><text:span text:style-name="T920">) </text:span><text:span text:style-name="T343">return</text:span><text:span text:style-name="T920">;</text:span></text:p>
      <text:p text:style-name="P246"><text:s text:c="8"/><text:span text:style-name="T920">rTotal += redOrig(x,y); gTotal += greenOrig(x, y); bTotal += blueOrig(x,y);</text:span></text:p>
      <text:p text:style-name="P246"><text:s text:c="8"/><text:span text:style-name="T343">if </text:span><text:span text:style-name="T920">(Utility.</text:span><text:span text:style-name="T921">manhattanDistance</text:span><text:span text:style-name="T920">(colorOrig(x, y), avgColor) &gt; </text:span><text:span text:style-name="T383">threshold</text:span><text:span text:style-name="T920">)</text:span></text:p>
      <text:p text:style-name="P246"><text:s text:c="12"/><text:span text:style-name="T920">fail = </text:span><text:span text:style-name="T343">true</text:span><text:span text:style-name="T920">;</text:span></text:p>
      <text:p text:style-name="P218"><text:s text:c="4"/><text:span text:style-name="T920">}</text:span></text:p>
      <text:p text:style-name="P157"><text:span text:style-name="T977"><text:tab/>Resetez sumele de culori și initializez un valoarea boolean </text:span><text:span text:style-name="T820">fail</text:span><text:span text:style-name="T978"> cu scopul de a monitoriza dacă dreptunghiul curent conține culori prea distincte fata de media calculata mai devreme.</text:span></text:p>
      <text:p text:style-name="P157"><text:span text:style-name="T978"><text:tab/>Pentru fiecare pixel în parte adun valorile culorilor lor în sumele lor respective și verific dacă diferența dintre culoarea ei și a valorii </text:span><text:span text:style-name="T820">avgColor</text:span><text:span text:style-name="T978"> este mai mica sau egal cu cea a lui </text:span><text:span text:style-name="T820">threshold</text:span><text:span text:style-name="T978">, altfel procesul se va întrerupe atribuindui boolean-ul </text:span><text:span text:style-name="T820">fail </text:span><text:span text:style-name="T979">valoarea false.</text:span></text:p>
      <text:p text:style-name="P157"><text:span text:style-name="T979"><text:tab/>Dacă după ce s-au iterat toate punctele variabila </text:span><text:span text:style-name="T821">fail</text:span><text:span text:style-name="T980"> a rămas falsa , înseamnă ca acest dreptunghi este bun și va fi adaugat în lista </text:span><text:span text:style-name="T821">localFragList </text:span><text:span text:style-name="T980">după ce i se atribui campului </text:span><text:span text:style-name="T821">color</text:span><text:span text:style-name="T980"> al acestuia media corecta a culorilor bazate pe sumele </text:span><text:span text:style-name="T821">rTotal, gTotal </text:span><text:span text:style-name="T980">și</text:span><text:span text:style-name="T821"> bTotal.</text:span></text:p>
      <text:p text:style-name="P220"><text:span text:style-name="T611"><text:tab/>Dacă valoarea lui </text:span><text:span text:style-name="T591">fail</text:span><text:span text:style-name="T612"> este true , atunci dreptunghiul curent este spart în patru folosind metoda </text:span><text:span text:style-name="T591">splitSquareFragmentInFour</text:span><text:span text:style-name="T612"> și se verifica în mod recursiv cele patru noi dreptunghiuri dacă sunt sau nou potrivite pentru ariile lor respective.</text:span></text:p>
      <text:h text:style-name="Heading_20_2" text:outline-level="2"><text:bookmark-start text:name="__RefHeading___Toc6608_343084211"/><text:span text:style-name="T659">Descrierea clasei </text:span><text:span text:style-name="T657">TriangleV</text:span><text:span text:style-name="T656">ectorizer</text:span><text:bookmark-end text:name="__RefHeading___Toc6608_343084211"/></text:h>
      <text:p text:style-name="P65"><text:span text:style-name="T498"><text:tab/></text:span><text:span text:style-name="T503">Acest vectorizator </text:span><text:span text:style-name="T620">creează</text:span><text:span text:style-name="T503"> o lista de </text:span><text:span text:style-name="T525">triunghiuri</text:span><text:span text:style-name="T503"> </text:span><text:span text:style-name="T504">care acoperă întreaga suprafaț</text:span><text:span text:style-name="T621">ă</text:span><text:span text:style-name="T504"> a pozei originale. Fiecare dintre </text:span><text:span text:style-name="T525">triunghiuri</text:span><text:span text:style-name="T504"> are o culoare care este calculat</text:span><text:span text:style-name="T621">ă</text:span><text:span text:style-name="T504"> făcând media </text:span><text:span text:style-name="T621">aritmetică a </text:span><text:span text:style-name="T504">culorilor pixelilor care </text:span><text:span text:style-name="T621">aparțin</text:span><text:span text:style-name="T504"> </text:span><text:span text:style-name="T621">suprafeței </text:span><text:span text:style-name="T525">triunghiu</text:span><text:span text:style-name="T526">lui</text:span><text:span text:style-name="T504"> respectiv. </text:span></text:p>
      <text:p text:style-name="P66"><text:span text:style-name="T504"><text:tab/></text:span><text:span text:style-name="T505">Pentru a ajuta codarea acestei clase, am creat o clasa ajutătoare </text:span><text:span text:style-name="T572">Triangle</text:span><text:span text:style-name="T505"> care rețin</text:span><text:span text:style-name="T527">e coordonatele </text:span><text:span text:style-name="T621">vârfurilor</text:span><text:span text:style-name="T527"> </text:span><text:span text:style-name="T622">reținute</text:span><text:span text:style-name="T527"> </text:span><text:span text:style-name="T622">în valori </text:span><text:span text:style-name="T573">float</text:span><text:span text:style-name="T527">, </text:span><text:span text:style-name="T528">culoarea într-o valoare </text:span><text:span text:style-name="T574">integer</text:span><text:span text:style-name="T528"> și câteva valori ajutătoare precum </text:span><text:span text:style-name="T574">xMin</text:span><text:span text:style-name="T528">, </text:span><text:span text:style-name="T574">yMin</text:span><text:span text:style-name="T528">, </text:span><text:span text:style-name="T574">xMax</text:span><text:span text:style-name="T528"> și </text:span><text:span text:style-name="T574">yMax</text:span><text:span text:style-name="T528"> care reprezintă bounding-box-ul </text:span><text:span text:style-name="T623">triunghiului</text:span><text:span text:style-name="T528"> având lungimea și </text:span><text:span text:style-name="T623">lățimea</text:span><text:span text:style-name="T528"> paralele cu axele </text:span><text:span text:style-name="T597">o</text:span><text:span text:style-name="T529">X și </text:span><text:span text:style-name="T597">o</text:span><text:span text:style-name="T529">Y ale imaginii. </text:span><text:span text:style-name="T623">De-asemenea</text:span><text:span text:style-name="T530"> în fiecare obiect de tipul Triangle se mai afl</text:span><text:span text:style-name="T623">ă</text:span><text:span text:style-name="T530"> și un obiect de tipul Path2D.Float numit </text:span><text:span text:style-name="T575">path</text:span><text:span text:style-name="T530"> care este folosit la optimizarea </text:span><text:span text:style-name="T623">creării</text:span><text:span text:style-name="T530"> imaginii demonstrative utilizatorului.</text:span></text:p>
      <text:p text:style-name="P42"><text:tab/>Clasa <text:span text:style-name="T798">Triangle</text:span> a fost notat<text:span text:style-name="T1033">ă</text:span> ca fiind serializabila și valorile și obiectul <text:span text:style-name="T1034">ajutător</text:span> sunt notate ca fiind transient ceea ce înseamnă c<text:span text:style-name="T1034">ă</text:span> ele nu vor fi scrise la serializare.</text:p>
      <text:p text:style-name="P67"><text:span text:style-name="T506"><text:tab/></text:span><text:span text:style-name="T507">Procesul de divizare în </text:span><text:span text:style-name="T531">triunghiuri</text:span><text:span text:style-name="T507"> este recursiv. </text:span><text:span text:style-name="T532">În faza </text:span><text:span text:style-name="T624">inițială</text:span><text:span text:style-name="T532"> imaginea care este dreptunghiular</text:span><text:span text:style-name="T624">ă</text:span><text:span text:style-name="T532"> este </text:span><text:span text:style-name="T624">despărțită</text:span><text:span text:style-name="T532"> în dou</text:span><text:span text:style-name="T624">ă</text:span><text:span text:style-name="T532"> triunghiuri pe una dintre diagonalele ei. </text:span><text:span text:style-name="T533">Fiecare triunghi este verificat dacă satisfac</text:span><text:span text:style-name="T624">e</text:span><text:span text:style-name="T533"> valoarea curent</text:span><text:span text:style-name="T624">ă</text:span><text:span text:style-name="T533"> a </text:span><text:span text:style-name="T576">threshold</text:span><text:span text:style-name="T533">-ului. Dacă da, ac</text:span><text:span text:style-name="T624">esta</text:span><text:span text:style-name="T533"> este </text:span><text:span text:style-name="T624">adăugat</text:span><text:span text:style-name="T533"> la o lista de obiecte </text:span><text:span text:style-name="T576">Triangle</text:span><text:span text:style-name="T533">. </text:span><text:span text:style-name="T534">Altfel ac</text:span><text:span text:style-name="T625">esta</text:span><text:span text:style-name="T534"> este fragmentat în 2 triunghiuri și procesul continu</text:span><text:span text:style-name="T625">ă</text:span><text:span text:style-name="T534"> de acolo.</text:span></text:p>
      <text:p text:style-name="P68"><text:span text:style-name="T507"><text:tab/></text:span><text:span text:style-name="T535">Am decis ca procesul de fragmentare să fie randomizat și în același limitat. Aleg aleator o </text:span><text:span text:style-name="T626">valoare</text:span><text:span text:style-name="T535"> uniform</text:span><text:span text:style-name="T626">ă</text:span><text:span text:style-name="T535"> </text:span><text:span text:style-name="T577">r</text:span><text:span text:style-name="T536"> </text:span><text:span text:style-name="T535">între 0.2 și 0.8, apoi caut latura cea mai lunga a </text:span><text:span text:style-name="T626">triunghiului.</text:span><text:span text:style-name="T535"> </text:span><text:span text:style-name="T536">Linia care va fragmenta tri</text:span><text:span text:style-name="T627">u</text:span><text:span text:style-name="T536">nghiul în dou</text:span><text:span text:style-name="T628">ă</text:span><text:span text:style-name="T536"> este tras</text:span><text:span text:style-name="T628">ă</text:span><text:span text:style-name="T536"> de la colțul opus al laturii mari la un punct interpolat </text:span><text:span text:style-name="T537">intre cele dou</text:span><text:span text:style-name="T628">ă</text:span><text:span text:style-name="T537"> puncte ale laturi mari folosind valo</text:span><text:span text:style-name="T628">a</text:span><text:span text:style-name="T537">rea </text:span><text:span text:style-name="T578">r</text:span><text:span text:style-name="T537">.</text:span><text:span text:style-name="T538"> </text:span><text:span text:style-name="T508">Din cauza naturii aleatoare, este foarte posibil ca mărimea </text:span><text:span text:style-name="T629">fișierului</text:span><text:span text:style-name="T508"> generat după o imagine sursa și un </text:span><text:span text:style-name="T565">threshold</text:span><text:span text:style-name="T508"> anume s</text:span><text:span text:style-name="T629">ă</text:span><text:span text:style-name="T508"> difere considerabil. </text:span><text:span text:style-name="T539">Deoarece </text:span><text:span text:style-name="T579">r</text:span><text:span text:style-name="T539"> este ales aleator, las posibilitatea </text:span><text:span text:style-name="T629">utilizatorului</text:span><text:span text:style-name="T539"> sa </text:span><text:span text:style-name="T629">reîncerce</text:span><text:span text:style-name="T539"> vectorizarea p</text:span><text:span text:style-name="T629">â</text:span><text:span text:style-name="T539">n</text:span><text:span text:style-name="T629">ă</text:span><text:span text:style-name="T539"> când este mulțumit de rezultat. </text:span></text:p>
      <text:p text:style-name="P74"><text:soft-page-break/><text:span text:style-name="T449"><text:tab/></text:span><text:span text:style-name="T450">În primele revizii ale programului valoarea </text:span><text:span text:style-name="T478">r</text:span><text:span text:style-name="T450"> era aleas</text:span><text:span text:style-name="T459">ă</text:span><text:span text:style-name="T450"> direct ca fiind 0.5, dar aceste genera un efect </text:span><text:span text:style-name="T459">caleidoscopic</text:span><text:span text:style-name="T540"> </text:span><text:span text:style-name="T450">care deși ar</text:span><text:span text:style-name="T459">ă</text:span><text:span text:style-name="T450">ta interesant era prea predictiv.</text:span><text:span text:style-name="T451"> </text:span></text:p>
      <text:p text:style-name="P64"><text:span text:style-name="T510"><text:tab/></text:span><text:span text:style-name="T512">Valorile alese aleator pentru </text:span><text:span text:style-name="T541">r</text:span><text:span text:style-name="T512"> da un aspect mai plăcut </text:span><text:span text:style-name="T513">imaginii vectoriale generate. </text:span></text:p>
      <text:p text:style-name="P69"><text:span text:style-name="T514"><text:tab/>Procesul de validare al </text:span><text:span text:style-name="T630">unui</text:span><text:span text:style-name="T514"> </text:span><text:span text:style-name="T542">triunghi</text:span><text:span text:style-name="T514"> </text:span><text:span text:style-name="T630">începe cu calcularea unei medii aproximative a culorilor folosind doar vârfurile sale.</text:span><text:span text:style-name="T515"> </text:span><text:span text:style-name="T630">După aceea iterând fiecare pixel care aparține suprafeței triunghiului se verific</text:span><text:span text:style-name="T631">ă</text:span><text:span text:style-name="T630"> suma modulelor diferențelor valorilor culorilor dintre media aproximativa și pixelul verificat este mai mare decât valoarea </text:span><text:span text:style-name="T580">threshold, </text:span><text:span text:style-name="T609">atunci acest triunghi este respins. </text:span><text:span text:style-name="T516">Dacă un </text:span><text:span text:style-name="T543">triunghi</text:span><text:span text:style-name="T516"> este respins acesta este </text:span><text:span text:style-name="T632">tăiat</text:span><text:span text:style-name="T516"> în </text:span><text:span text:style-name="T544">doua</text:span><text:span text:style-name="T516"> și se va încerca validarea acestora. </text:span><text:span text:style-name="T548">Este posibil ca din cauza erorilor de calcul ca un triunghi sa ajungă sa aib</text:span><text:span text:style-name="T632">ă</text:span><text:span text:style-name="T548"> aria mai mica de 0.5, </text:span><text:span text:style-name="T633">dacă se întâmplă acest lucru triunghiul va fi ignorat</text:span><text:span text:style-name="T634">.</text:span><text:span text:style-name="T547"> </text:span><text:span text:style-name="T516">Dacă un </text:span><text:span text:style-name="T545">triunghi</text:span><text:span text:style-name="T516"> este valid, media </text:span><text:span text:style-name="T634">aritmetică a </text:span><text:span text:style-name="T516">culorilor din acel </text:span><text:span text:style-name="T545">triunghi</text:span><text:span text:style-name="T516"> este </text:span><text:span text:style-name="T634">calculată și </text:span><text:span text:style-name="T516">stocat</text:span><text:span text:style-name="T517">a în câmpul </text:span><text:span text:style-name="T567">color</text:span><text:span text:style-name="T517"> de la obiectul </text:span><text:span text:style-name="T581">Triangle</text:span><text:span text:style-name="T517"> folosit la validare, </text:span><text:span text:style-name="T518">iar apoi este </text:span><text:span text:style-name="T634">adăugat</text:span><text:span text:style-name="T518"> unei liste care a fost trimis</text:span><text:span text:style-name="T634">ă</text:span><text:span text:style-name="T518"> ca argument.</text:span></text:p>
      <text:p text:style-name="P57"><text:tab/>Am decis s<text:span text:style-name="T1035">ă</text:span> trimit ca parametru un <text:span text:style-name="T798">LinkedList</text:span> gol care s<text:span text:style-name="T1035">ă</text:span> adune toate rezultatele găsite pentru a putea abuza de multithreading fără a avea probleme de data racing când încerc s<text:span text:style-name="T1035">ă</text:span> adaug obiecte la același <text:span text:style-name="T798">LinkedList</text:span>. <text:span text:style-name="T690">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64"><text:span text:style-name="T518"><text:tab/></text:span><text:span text:style-name="T519">Când fiecare din thread-uri își termina </text:span><text:span text:style-name="T635">execuția</text:span><text:span text:style-name="T519">, rezultatele depuse în </text:span><text:span text:style-name="T582">LinkedList</text:span><text:span text:style-name="T519">-</text:span><text:span text:style-name="T520">ul respectiv</text:span><text:span text:style-name="T519"> sunt acum depuse de către thread-ul principal într-un</text:span><text:span text:style-name="T582"> ArrayList</text:span><text:span text:style-name="T519">. </text:span><text:span text:style-name="T520">Am ales </text:span><text:span text:style-name="T583">ArrayList</text:span><text:span text:style-name="T520"> pentru performanța sporita la citire.</text:span></text:p>
      <text:p text:style-name="P101"><text:span text:style-name="T499"><text:tab/></text:span><text:span text:style-name="T521">După ce s-a făcut rost de </text:span><text:span text:style-name="T584">ArrayList</text:span><text:span text:style-name="T521">-ul cu toate </text:span><text:span text:style-name="T549">triunghiurile</text:span><text:span text:style-name="T521">, se </text:span><text:span text:style-name="T643">construiesc</text:span><text:span text:style-name="T521"> </text:span><text:span text:style-name="T635">string-urile </text:span><text:span text:style-name="T521">care v</text:span><text:span text:style-name="T643">or</text:span><text:span text:style-name="T521"> conține lista în </text:span><text:span text:style-name="T645">formatele</text:span><text:span text:style-name="T521"> SVG </text:span><text:span text:style-name="T635">și SVGZ</text:span><text:span text:style-name="T521">. Am decis s</text:span><text:span text:style-name="T635">ă</text:span><text:span text:style-name="T521"> </text:span><text:span text:style-name="T635">construiesc</text:span><text:span text:style-name="T521"> acest</text:span><text:span text:style-name="T635">e</text:span><text:span text:style-name="T521"> string-</text:span><text:span text:style-name="T635">uri</text:span><text:span text:style-name="T521"> </text:span><text:span text:style-name="T635">devreme pentru a afișa utilizatorului </text:span><text:span text:style-name="T521">mărimea </text:span><text:span text:style-name="T635">fișierului</text:span><text:span text:style-name="T521"> când este salvat </text:span><text:span text:style-name="T522">în formatele SVG și SVGZ</text:span><text:span text:style-name="T521">.</text:span></text:p>
      <text:h text:style-name="Heading_20_2" text:outline-level="2"><text:bookmark-start text:name="__RefHeading___Toc10575_60537451"/><text:span text:style-name="T1047">Implementarea clasei TriangleVectorizer</text:span><text:bookmark-end text:name="__RefHeading___Toc10575_60537451"/></text:h>
      <text:p text:style-name="P143"><text:span text:style-name="T936">Acuma voi prezenta mai multe detalii despre implementarea vectorizatorului pe baza de triunghiuri. </text:span></text:p>
      <text:p text:style-name="P167"><text:span text:style-name="T874"><text:tab/></text:span><text:span text:style-name="T343">private </text:span><text:span text:style-name="T920">Random </text:span><text:span text:style-name="T383">random </text:span><text:span text:style-name="T920">= </text:span><text:span text:style-name="T343">new </text:span><text:span text:style-name="T920">Random(System.</text:span><text:span text:style-name="T921">currentTimeMillis</text:span><text:span text:style-name="T920">());</text:span></text:p>
      <text:p text:style-name="P167"><text:span text:style-name="T920"><text:tab/></text:span><text:span text:style-name="T874">A</text:span><text:span text:style-name="T875">este nevoie de o valorea aleatoare pentru ca paternele care sunt generate sa nu arate ca un desen „tehnic” . Fiind aleator exista o șansa ca tringhiurile să se aranjeze în paterne mai orgnanice.</text:span></text:p>
      <text:p text:style-name="P193"><text:span text:style-name="T327"><text:tab/>private </text:span>ArrayList&lt;Triangle&gt; <text:span text:style-name="T377">lastSavedTriangleList </text:span>= <text:span text:style-name="T327">null</text:span>;</text:p>
      <text:p text:style-name="P14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210"><text:span text:style-name="T900"><text:tab/></text:span><text:span text:style-name="T327">public void </text:span>startJob() {</text:p>
      <text:p text:style-name="P227"><text:s text:c="4"/><text:span text:style-name="T327">synchronized </text:span>(<text:span text:style-name="T377">jobLock</text:span>) {</text:p>
      <text:p text:style-name="P227"><text:s text:c="8"/><text:span text:style-name="T327">if </text:span>(<text:span text:style-name="T377">lastJob </text:span>!= <text:span text:style-name="T327">null</text:span>) {</text:p>
      <text:p text:style-name="P227"><text:s text:c="12"/><text:span text:style-name="T377">lastJob</text:span>.setCanceled(<text:span text:style-name="T327">true</text:span>);</text:p>
      <text:p text:style-name="P227"><text:s text:c="12"/><text:span text:style-name="T327">try </text:span>{</text:p>
      <text:p text:style-name="P227"><text:soft-page-break/><text:s text:c="16"/><text:span text:style-name="T377">lastJob</text:span>.join();</text:p>
      <text:p text:style-name="P227"><text:s text:c="12"/>} <text:span text:style-name="T327">catch </text:span>(InterruptedException e) {</text:p>
      <text:p text:style-name="P227"><text:s text:c="16"/>e.printStackTrace();</text:p>
      <text:p text:style-name="P227"><text:s text:c="12"/>}</text:p>
      <text:p text:style-name="P227"><text:s text:c="8"/>}</text:p>
      <text:p text:style-name="P227"><text:s text:c="8"/>setIsDone(<text:span text:style-name="T327">false</text:span>);</text:p>
      <text:p text:style-name="P227"><text:s text:c="8"/><text:span text:style-name="T377">lastJob </text:span>= <text:span text:style-name="T327">new </text:span>Job();</text:p>
      <text:p text:style-name="P227"><text:s text:c="8"/><text:span text:style-name="T377">aproxCompletedPixelCount</text:span>.set(<text:span text:style-name="T667">0</text:span>);</text:p>
      <text:p text:style-name="P227"><text:s text:c="8"/><text:span text:style-name="T377">lastJob</text:span>.start();</text:p>
      <text:p text:style-name="P227"><text:s text:c="4"/>}</text:p>
      <text:p text:style-name="P210">}</text:p>
      <text:p text:style-name="P144"><text:tab/>Functia asta o s-o descriu decât o singura data aici deoarece ea este practic identica cu celelalte vectorizatoare.</text:p>
      <text:p text:style-name="P144"><text:tab/>Motivul de ce am folosit un obiect jobLock pentru a îmi asigura siguranța datelor este deoarece obiectul lastJob mai trebuie accesat și din alta parte , astfel având nevoie de un obiect comun ca sa creeze sincronizarea.</text:p>
      <text:p text:style-name="P143"><text:span text:style-name="T936"><text:tab/>După ce mi-am asigurat acces-ul unui singur thread la date importante , verific dacă exista vreun Job în referinta lastJob. Dacă acceasta exista , este posibil ca sa și ruleze , așa ca setez flag-ul </text:span><text:span text:style-name="T801">canceled </text:span><text:span text:style-name="T937">pe true. Thread-ul de tip job nu se va opri instant , trebuie asteptata oprirea ei folosind </text:span><text:span text:style-name="T802">lastJob.join();</text:span><text:span text:style-name="T937"> . Chiar și așa , functia care ruleaza pe Job trebuie sa verifice în mod constant valorea flag-ului </text:span><text:span text:style-name="T802">canceled.</text:span><text:span text:style-name="T937"> Voi discuta despre asta mai jos.</text:span></text:p>
      <text:p text:style-name="P143"><text:span text:style-name="T937"><text:tab/>Acum ca sunt sigur ca numai exista niciun Job thread ruland , care ar putea sa corupa date , sau sa țină referinta la structuri de date nedorite , </text:span><text:span text:style-name="T802">lastJob </text:span><text:span text:style-name="T937">primește</text:span><text:span text:style-name="T802"> </text:span><text:span text:style-name="T937">referinta unui nou thread Job. </text:span></text:p>
      <text:p text:style-name="P143"><text:span text:style-name="T937"><text:tab/>Functia </text:span><text:span text:style-name="T802">setIsDone() </text:span><text:span text:style-name="T938">este folosită în benchmarking pentru a anunța atunci când un Job a terminat , și poate sa înceapă unul nou în siguranța. Deoarece aici practic job-ul a fost înlocuit cu altul nou , îl setez pe fals petru siguranța.</text:span></text:p>
      <text:p text:style-name="P143"><text:span text:style-name="T937"><text:tab/>Ca ultima asigurare înainte sa porneasca noul thread , resetez valorea atomică </text:span><text:span text:style-name="T802">aproxCompletedPixelCount </text:span><text:span text:style-name="T937">la 0 . </text:span></text:p>
      <text:p text:style-name="P167"><text:span text:style-name="T343">public void </text:span><text:span text:style-name="T920">cancelLastJob(){</text:span></text:p>
      <text:p text:style-name="P242"><text:s text:c="4"/><text:tab/><text:span text:style-name="T343">synchronized </text:span><text:span text:style-name="T920">(</text:span><text:span text:style-name="T383">jobLock</text:span><text:span text:style-name="T920">){</text:span></text:p>
      <text:p text:style-name="P242"><text:s text:c="8"/><text:tab/><text:span text:style-name="T343">if </text:span><text:span text:style-name="T920">(</text:span><text:span text:style-name="T383">lastJob </text:span><text:span text:style-name="T920">!= </text:span><text:span text:style-name="T343">null</text:span><text:span text:style-name="T920">) {</text:span></text:p>
      <text:p text:style-name="P242"><text:s text:c="12"/><text:tab/><text:span text:style-name="T383">lastJob</text:span><text:span text:style-name="T920">.setCanceled(</text:span><text:span text:style-name="T343">true</text:span><text:span text:style-name="T920">);</text:span></text:p>
      <text:p text:style-name="P242"><text:s text:c="12"/><text:tab/><text:span text:style-name="T343">try </text:span><text:span text:style-name="T920">{</text:span></text:p>
      <text:p text:style-name="P242"><text:s text:c="16"/><text:tab/><text:tab/><text:span text:style-name="T383">lastJob</text:span><text:span text:style-name="T920">.join();</text:span></text:p>
      <text:p text:style-name="P242"><text:s text:c="12"/><text:tab/><text:span text:style-name="T920">} </text:span><text:span text:style-name="T343">catch </text:span><text:span text:style-name="T920">(InterruptedException e) {</text:span></text:p>
      <text:p text:style-name="P242"><text:s text:c="16"/><text:tab/><text:tab/><text:span text:style-name="T920">e.printStackTrace();</text:span></text:p>
      <text:p text:style-name="P242"><text:s text:c="12"/><text:tab/><text:span text:style-name="T920">}</text:span></text:p>
      <text:p text:style-name="P242"><text:s text:c="8"/><text:tab/><text:span text:style-name="T920">}</text:span></text:p>
      <text:p text:style-name="P242"><text:s text:c="8"/><text:tab/><text:span text:style-name="T920">setIsDone(</text:span><text:span text:style-name="T343">true</text:span><text:span text:style-name="T920">);</text:span></text:p>
      <text:p text:style-name="P242"><text:s text:c="4"/><text:tab/><text:span text:style-name="T920">}</text:span></text:p>
      <text:p text:style-name="P193">}</text:p>
      <text:p text:style-name="P147"><text:tab/>Metoda cancelLastJob este foarte similara la prima vedere. </text:p>
      <text:p text:style-name="P143"><text:span text:style-name="T937"><text:tab/>Se folosește tot obiectul </text:span><text:span text:style-name="T802">lastJob</text:span><text:span text:style-name="T937"> pentru a asigurare siguranța datelor. Se așteaptă oprirea executiei ultimului job curent. Și se apeleaza functia </text:span><text:span text:style-name="T802">setIsDone(true)</text:span><text:span text:style-name="T937"> pentru a anunțat benchmark-ul ca vectorizatorul a terminat ceva.</text:span></text:p>
      <text:p text:style-name="P147"><text:tab/>Metoda aceasta este similara cu cele din celelalte vectorizatoare deci nu este necesar sa îl <text:soft-page-break/>mai explic din nou mai jos.</text:p>
      <text:p text:style-name="P167"><text:span text:style-name="T343">private void </text:span><text:span text:style-name="T920">drawTriangles(ArrayList&lt;Triangle&gt; list){</text:span></text:p>
      <text:p text:style-name="P242"><text:s text:c="4"/><text:span text:style-name="T343">if</text:span><text:span text:style-name="T920">(</text:span><text:span text:style-name="T383">destImagePanel</text:span><text:span text:style-name="T920">!=</text:span><text:span text:style-name="T343">null </text:span><text:span text:style-name="T920">|| </text:span><text:span text:style-name="T383">isInBenchmark</text:span><text:span text:style-name="T920">){</text:span></text:p>
      <text:p text:style-name="P242"><text:s text:c="8"/><text:span text:style-name="T920">Graphics2D g = </text:span><text:span text:style-name="T383">destImage</text:span><text:span text:style-name="T920">.createGraphics();</text:span></text:p>
      <text:p text:style-name="P242"><text:s text:c="8"/><text:span text:style-name="T343">for</text:span><text:span text:style-name="T920">(Triangle t:list){</text:span></text:p>
      <text:p text:style-name="P242"><text:s text:c="12"/><text:span text:style-name="T920">g.setColor(</text:span><text:span text:style-name="T343">new </text:span><text:span text:style-name="T920">Color(t.</text:span><text:span text:style-name="T383">color</text:span><text:span text:style-name="T920">));</text:span></text:p>
      <text:p text:style-name="P242"><text:s text:c="12"/><text:span text:style-name="T920">g.fill(t.getPath());</text:span></text:p>
      <text:p text:style-name="P242"><text:s text:c="8"/><text:span text:style-name="T920">}</text:span></text:p>
      <text:p text:style-name="P242"><text:s text:c="8"/><text:span text:style-name="T343">if</text:span><text:span text:style-name="T920">(!</text:span><text:span text:style-name="T383">isInBenchmark</text:span><text:span text:style-name="T920">) {</text:span></text:p>
      <text:p text:style-name="P242"><text:span text:style-name="T939"><text:s text:c="12"/></text:span><text:span text:style-name="T383">destImagePanel</text:span><text:span text:style-name="T920">.setImage(</text:span><text:span text:style-name="T383">destImage</text:span><text:span text:style-name="T920">);</text:span></text:p>
      <text:p text:style-name="P242"><text:s text:c="8"/><text:span text:style-name="T920">}</text:span></text:p>
      <text:p text:style-name="P242"><text:s text:c="4"/><text:span text:style-name="T920">}</text:span></text:p>
      <text:p text:style-name="P193">}</text:p>
      <text:p text:style-name="P147"><text:tab/>Metoda aceasta este folosita pentru a afisa userului rezultatul aproximativ (si superficial) al vectorizarii. Mai întâi se verifica dacă am referinta către obiectul ImagePanel , sau dacă vectorizarea doar este în Benchmark-ing.</text:p>
      <text:p text:style-name="P147"><text:tab/>Am dorit sa masor timpul de desenare în benchmark deoarece o imagine mai mare și un threshold mic începe sa ingreuneze simnificativ viteza de creare a imaginii de prezentare după vectorizare.</text:p>
      <text:p text:style-name="P147"><text:tab/>Nu am văzut observat niciun overhead simnificativ în crearea obiectului Graphics2D la fiecare a chemare a metodei drawTraignles() așa ca l-am lăsat așa.</text:p>
      <text:p text:style-name="P147"><text:tab/>După aceea intereez prin toată lista de obiecte Triangle, la fiecare pas setand culoarea triunghi-ului , și umplerea figurii geometrice definite de către obiectul triunghi (t.getPath()).</text:p>
      <text:p text:style-name="P147"><text:tab/>Dacă vectorizarea a fost făcută cu scopul masurarii performantei sale , nu se va afisa nimic userului.</text:p>
      <text:p text:style-name="P167"><text:span text:style-name="T343">protected void </text:span><text:span text:style-name="T920">constructStringSVG()</text:span></text:p>
      <text:p text:style-name="P147"><text:tab/>Metoda creata pentru construirea string-urilor care va conține imaginea vectoriala în formatele SVG și SVGZ.</text:p>
      <text:p text:style-name="P167"><text:span text:style-name="T383">svgStringBuilder</text:span><text:span text:style-name="T920">.setLength(</text:span><text:span text:style-name="T671">0</text:span><text:span text:style-name="T920">);</text:span></text:p>
      <text:p text:style-name="P14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75"><text:span text:style-name="T377">svgStringBuilder</text:span>.append(String.<text:span text:style-name="T786">format</text:span>(<text:span text:style-name="T934">"&lt;svg xmlns='http://www.w3.org/2000/svg' version='1.1' width='%d' height='%d'&gt;</text:span><text:span text:style-name="T327">\n</text:span><text:span text:style-name="T934">"</text:span>, <text:span text:style-name="T377">w</text:span>, <text:span text:style-name="T377">h</text:span>));</text:p>
      <text:p text:style-name="P147"><text:tab/>Prima linie pe care o conține SVG-ul va descrie în ce format este scris , și ce latime și înălțime trebuie sa aibe fișierul imagine.</text:p>
      <text:p text:style-name="P175">DecimalFormat decimalFormat = <text:span text:style-name="T327">new </text:span>DecimalFormat(<text:span text:style-name="T934">"#.#"</text:span>);</text:p>
      <text:p text:style-name="P147"><text:tab/><text:span text:style-name="T940">Acesta este un obiect destul de interesant. Atunci când se creaza un string folosind acest format și un numar real , el va încerca sa îl reprezinte ca în acel format. </text:span></text:p>
      <text:p text:style-name="P150"><text:soft-page-break/><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76"><text:span text:style-name="T377">svgStringBuilder</text:span>.append(String.<text:span text:style-name="T786">format</text:span>(<text:span text:style-name="T934">"&lt;g stroke-width='0.5'&gt;</text:span><text:span text:style-name="T327">\n</text:span><text:span text:style-name="T934">"</text:span>));</text:p>
      <text:p text:style-name="P176"><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76"><text:span text:style-name="T327">for</text:span>(Triangle t:<text:span text:style-name="T377">lastSavedTriangleList</text:span>){</text:p>
      <text:p text:style-name="P242"><text:s text:c="4"/><text:span text:style-name="T383">svgStringBuilder</text:span><text:span text:style-name="T920">.append(String.</text:span><text:span text:style-name="T921">format</text:span><text:span text:style-name="T920">(</text:span><text:span text:style-name="T932">"&lt;path d='M%s,%sL%s,%sL%s,%sZ' fill='#%06X' stroke='#%06X'/&gt;</text:span><text:span text:style-name="T343">\n</text:span><text:span text:style-name="T932">"</text:span><text:span text:style-name="T920">,</text:span></text:p>
      <text:p text:style-name="P242"><text:s text:c="12"/><text:span text:style-name="T920">decimalFormat.format(t.</text:span><text:span text:style-name="T383">x0</text:span><text:span text:style-name="T920">),</text:span></text:p>
      <text:p text:style-name="P242"><text:s text:c="12"/><text:span text:style-name="T920">decimalFormat.format(t.</text:span><text:span text:style-name="T383">y0</text:span><text:span text:style-name="T920">),</text:span></text:p>
      <text:p text:style-name="P242"><text:s text:c="12"/><text:span text:style-name="T920">decimalFormat.format(t.</text:span><text:span text:style-name="T383">x1</text:span><text:span text:style-name="T920">),</text:span></text:p>
      <text:p text:style-name="P242"><text:s text:c="12"/><text:span text:style-name="T920">decimalFormat.format(t.</text:span><text:span text:style-name="T383">y1</text:span><text:span text:style-name="T920">),</text:span></text:p>
      <text:p text:style-name="P242"><text:s text:c="12"/><text:span text:style-name="T920">decimalFormat.format(t.</text:span><text:span text:style-name="T383">x2</text:span><text:span text:style-name="T920">),</text:span></text:p>
      <text:p text:style-name="P242"><text:s text:c="12"/><text:span text:style-name="T920">decimalFormat.format(t.</text:span><text:span text:style-name="T383">y2</text:span><text:span text:style-name="T920">),</text:span></text:p>
      <text:p text:style-name="P242"><text:s text:c="12"/><text:span text:style-name="T920">t.</text:span><text:span text:style-name="T383">color</text:span><text:span text:style-name="T920">&amp;</text:span><text:span text:style-name="T671">0xffffff</text:span><text:span text:style-name="T920">,</text:span></text:p>
      <text:p text:style-name="P242"><text:s text:c="12"/><text:span text:style-name="T920">t.</text:span><text:span text:style-name="T383">color</text:span><text:span text:style-name="T920">&amp;</text:span><text:span text:style-name="T671">0xffffff</text:span><text:span text:style-name="T920">));</text:span></text:p>
      <text:p text:style-name="P193">}<text:span text:style-name="T876"><text:tab/></text:span></text:p>
      <text:p text:style-name="P150"><text:tab/>Iterand fiecare triunghi din ultima lista salvată de triunghiuri , încep sa adaug fiecare dintre ele <text:s/>în formatul SVG.</text:p>
      <text:p text:style-name="P147"><text:span text:style-name="T940"><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3">fill </text:span><text:span text:style-name="T929">și</text:span><text:span text:style-name="T799"> stroke</text:span><text:span text:style-name="T803"> </text:span><text:span text:style-name="T929">primesc ca valoare o culoare definita asemănător stilului HTML. Format-ul </text:span><text:span text:style-name="T799">%06X </text:span><text:span text:style-name="T941">defineste un numar hexadecimal în care dacă numărul sau de cifre nu depășește 6 va fi umplut în stânga cu cifre 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76"><text:span text:style-name="T377">svgStringBuilder</text:span>.append(<text:span text:style-name="T934">"&lt;/g&gt;</text:span><text:span text:style-name="T327">\n</text:span><text:span text:style-name="T934">"</text:span>);</text:p>
      <text:p text:style-name="P193"><text:soft-page-break/><text:span text:style-name="T377">svgStringBuilder</text:span>.append(<text:span text:style-name="T934">"&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67"><text:span text:style-name="T343">try </text:span><text:span text:style-name="T920">{</text:span></text:p>
      <text:p text:style-name="P242"><text:s text:c="4"/><text:span text:style-name="T343">if</text:span><text:span text:style-name="T920">(</text:span><text:span text:style-name="T383">gzos</text:span><text:span text:style-name="T920">==</text:span><text:span text:style-name="T343">null</text:span><text:span text:style-name="T920">)</text:span></text:p>
      <text:p text:style-name="P242"><text:s text:c="8"/><text:span text:style-name="T383">gzos </text:span><text:span text:style-name="T920">= </text:span><text:span text:style-name="T343">new </text:span><text:span text:style-name="T920">GZIPOutputStream(</text:span><text:span text:style-name="T383">baos</text:span><text:span text:style-name="T920">,</text:span><text:span text:style-name="T343">true</text:span><text:span text:style-name="T920">);</text:span></text:p>
      <text:p text:style-name="P242"><text:s text:c="4"/><text:span text:style-name="T383">baos</text:span><text:span text:style-name="T920">.reset();</text:span></text:p>
      <text:p text:style-name="P242"><text:s text:c="4"/><text:span text:style-name="T383">gzos</text:span><text:span text:style-name="T920">.write(</text:span><text:span text:style-name="T383">svgStringBuilder</text:span><text:span text:style-name="T920">.toString().getBytes());</text:span></text:p>
      <text:p text:style-name="P242"><text:s text:c="4"/><text:span text:style-name="T383">gzos</text:span><text:span text:style-name="T920">.flush();</text:span></text:p>
      <text:p text:style-name="P242"><text:s text:c="4"/><text:span text:style-name="T383">svgzStringBuilder</text:span><text:span text:style-name="T920">.setLength(</text:span><text:span text:style-name="T671">0</text:span><text:span text:style-name="T920">);</text:span></text:p>
      <text:p text:style-name="P242"><text:s text:c="4"/><text:span text:style-name="T383">svgzStringBuilder</text:span><text:span text:style-name="T920">.append(</text:span><text:span text:style-name="T383">baos</text:span><text:span text:style-name="T920">.toString());</text:span></text:p>
      <text:p text:style-name="P232">} <text:span text:style-name="T327">catch </text:span>(IOException e) {</text:p>
      <text:p text:style-name="P242"><text:s text:c="4"/><text:span text:style-name="T920">e.printStackTrace();</text:span></text:p>
      <text:p text:style-name="P193">}</text:p>
      <text:p text:style-name="P147"><text:span text:style-name="T929"><text:tab/>Obiectul </text:span><text:span text:style-name="T799">gzos</text:span><text:span text:style-name="T929"> este de tipul GZipOutputStream , iar obiectul </text:span><text:span text:style-name="T799">baos</text:span><text:span text:style-name="T929"> este de tipul ByteArrayOutputStream. Obiectul </text:span><text:span text:style-name="T799">baos</text:span><text:span text:style-name="T929"> a fost initializat cu un buffer de 2000000 de bytes , ceea ce ar trebuii să fie suficient pentru start, iar obiect-ul </text:span><text:span text:style-name="T799">gzos</text:span><text:span text:style-name="T929"> am decis sa îl initializez aici.</text:span></text:p>
      <text:p text:style-name="P147"><text:span text:style-name="T929"><text:tab/>Obiectul </text:span><text:span text:style-name="T799">gzos</text:span><text:span text:style-name="T929"> funcționează folosinduse de încă un OutputStream deși el este la rândul lui un OutputStream. </text:span></text:p>
      <text:p text:style-name="P147"><text:span text:style-name="T929"><text:tab/>Resetarea obiectului </text:span><text:span text:style-name="T799">baos</text:span><text:span text:style-name="T929">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7"><text:span text:style-name="T929"><text:tab/>Continul vechi al lui </text:span><text:span text:style-name="T799">svgzStringBuilder </text:span><text:span text:style-name="T930">este resetat , și apoi continut obiectului </text:span><text:span text:style-name="T800">baos</text:span><text:span text:style-name="T930"> este scris în el.</text:span></text:p>
      <text:h text:style-name="P139" text:outline-level="2"><text:bookmark-start text:name="__RefHeading___Toc10577_60537451"/>Subclasa Job a clasei TriangleVectorizer<text:bookmark-end text:name="__RefHeading___Toc10577_60537451"/></text:h>
      <text:p text:style-name="P147"><text:bookmark-start text:name="__RefHeading___Toc6630_343084211"/><text:tab/><text:span text:style-name="T942">Clasa aceasta are rolul de a crea în mod relativ eficient lista de triunghiuri a procesului de vectorizare. Ea extinde clasa JobThread care conține un flag boolean </text:span><text:span text:style-name="T804">canceled</text:span><text:span text:style-name="T942">.</text:span><text:bookmark-end text:name="__RefHeading___Toc6630_343084211"/></text:p>
      <text:p text:style-name="P176"><text:span text:style-name="T327">private </text:span>ArrayList&lt;Triangle&gt; <text:span text:style-name="T377">triangles </text:span>= <text:span text:style-name="T327">new </text:span>ArrayList&lt;&gt;();</text:p>
      <text:p text:style-name="P147"><text:span text:style-name="T942"><text:tab/>Aici va tine ca referinta lista de triunghiuri la care lucrează thead-ul, dacă operația de vectorizare se termina cu succes , referinta aceasta va fi copiata mai târziu în </text:span><text:span text:style-name="T805">lastSavedTriangleList</text:span><text:span text:style-name="T943">.</text:span></text:p>
      <text:p text:style-name="P153"><text:tab/>Am ales sa folosesc ArrayList pentru aceasta lista pentru a avea viteza constanta la citirea datelor din ea.</text:p>
      <text:p text:style-name="P167"><text:soft-page-break/><text:span text:style-name="T343">public void </text:span><text:span text:style-name="T920">run()</text:span></text:p>
      <text:p text:style-name="P153"><text:tab/>În urmatoarele paragrafe voi explica continutul metodei run.</text:p>
      <text:p text:style-name="P167"><text:span text:style-name="T343">if</text:span><text:span text:style-name="T920">(</text:span><text:span text:style-name="T383">canceled</text:span><text:span text:style-name="T920">)</text:span><text:span text:style-name="T343">return</text:span><text:span text:style-name="T920">;</text:span></text:p>
      <text:p text:style-name="P232"><text:span text:style-name="T327">final </text:span>Triangle t1 = <text:span text:style-name="T327">new </text:span>Triangle(<text:span text:style-name="T667">0</text:span>,<text:span text:style-name="T667">0</text:span>,<text:span text:style-name="T377">w</text:span>-<text:span text:style-name="T667">1</text:span>,<text:span text:style-name="T667">0</text:span>,<text:span text:style-name="T377">w</text:span>-<text:span text:style-name="T667">1</text:span>,<text:span text:style-name="T377">h</text:span>-<text:span text:style-name="T667">1</text:span>);</text:p>
      <text:p text:style-name="P193"><text:span text:style-name="T327">final </text:span>Triangle t2 = <text:span text:style-name="T327">new </text:span>Triangle(<text:span text:style-name="T667">0</text:span>,<text:span text:style-name="T667">0</text:span>,<text:span text:style-name="T667">0</text:span>,<text:span text:style-name="T377">h</text:span>-<text:span text:style-name="T667">1</text:span>,<text:span text:style-name="T377">w</text:span>-<text:span text:style-name="T667">1</text:span>,<text:span text:style-name="T377">h</text:span>-<text:span text:style-name="T667">1</text:span>);</text:p>
      <text:p text:style-name="P147"><text:span text:style-name="T943"><text:tab/>Din prima linie se verifica dacă valorea flag-ului </text:span><text:span text:style-name="T805">canceled</text:span><text:span text:style-name="T943"> a fost deja setat fals. Este posibil ca utilizatorul sa scroleze rapid bara de threshold , deci este nevoie ca un Job thread să fie nevoit să fie oprit imediat pentru a începe unul nou cu un nou threshold.</text:span></text:p>
      <text:p text:style-name="P153"><text:tab/>Cele doua triunghiuri sunt folosite pentru a împarți în jumătate lucrul functiei. Triunghiul t1 este deasupra diagonelei principale , iar t2 este dedesubtul diagonalei principale.</text:p>
      <text:p text:style-name="P193">LinkedList&lt;Triangle&gt; triangleArray1 = <text:span text:style-name="T327">new </text:span>LinkedList&lt;&gt;();</text:p>
      <text:p text:style-name="P232">LinkedList&lt;Triangle&gt; triangleArray2 = <text:span text:style-name="T327">new </text:span>LinkedList&lt;&gt;();</text:p>
      <text:p text:style-name="P232">Thread th = <text:span text:style-name="T327">new </text:span>Thread(() -&gt; {</text:p>
      <text:p text:style-name="P242"><text:s text:c="4"/><text:span text:style-name="T920">recTriangulation(t1,triangleArray1);</text:span></text:p>
      <text:p text:style-name="P232">});</text:p>
      <text:p text:style-name="P232">th.start();</text:p>
      <text:p text:style-name="P232">recTriangulation(t2, triangleArray2);</text:p>
      <text:p text:style-name="P232"><text:span text:style-name="T327">try </text:span>{</text:p>
      <text:p text:style-name="P242"><text:s text:c="4"/><text:span text:style-name="T920">th.join();</text:span></text:p>
      <text:p text:style-name="P232">} <text:span text:style-name="T327">catch </text:span>(InterruptedException e) {</text:p>
      <text:p text:style-name="P242"><text:s text:c="4"/><text:span text:style-name="T920">e.printStackTrace();</text:span></text:p>
      <text:p text:style-name="P232">}</text:p>
      <text:p text:style-name="P193"><text:span text:style-name="T327">if</text:span>(<text:span text:style-name="T377">canceled</text:span>)<text:span text:style-name="T327">return</text:span>;</text:p>
      <text:p text:style-name="P193"/>
      <text:p text:style-name="P147"><text:span text:style-name="T943"><text:tab/>Aceste linii de cod par puțin exagerate , dar dacă sunt urmărite cu atenție , ele defapt executa </text:span><text:span text:style-name="T805">recTriangulation()</text:span><text:span text:style-name="T943"> pe doua fire de execuție. Una pe cea curenta , una pe un thread nou.</text:span></text:p>
      <text:p text:style-name="P15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7"><text:span text:style-name="T943">Creez un nou thread , acesta va executa </text:span><text:span text:style-name="T805">recTriangulation</text:span><text:span text:style-name="T943"> pe </text:span><text:span text:style-name="T805">t1 </text:span><text:span text:style-name="T944">și va depune rezultatele în prima lista. După aceea pornesc acel thread cu </text:span><text:span text:style-name="T806">start()</text:span><text:span text:style-name="T944"> , acuma ca el a pornit vectorizarea pe triunghiul </text:span><text:span text:style-name="T806">t1</text:span><text:span text:style-name="T944"> , încep vectorizarea pe firul principal executantd </text:span><text:span text:style-name="T806">recTriangulation(t2, triangleArray2); </text:span></text:p>
      <text:p text:style-name="P147"><text:span text:style-name="T806"><text:tab/></text:span><text:span text:style-name="T944">Dacă dintr-un motiv vectorizarea pe </text:span><text:span text:style-name="T806">t2</text:span><text:span text:style-name="T944"> a reușit sa termine mai repede , trebuie să mă asigur ca celalalt triunghi a fost terminat și el. Execut metoda </text:span><text:span text:style-name="T806">join()</text:span><text:span text:style-name="T944"> pe thread-ul creat anterior , astfel dacă thread-ul nu a terminat , firul principal va aștepta pana când acesta termina , sau dacă thread-ul deja a terminat , </text:span><text:span text:style-name="T806">join() </text:span><text:span text:style-name="T944">va returna imediat.</text:span></text:p>
      <text:p text:style-name="P147"><text:span text:style-name="T944"><text:tab/>Exista posibilitatea ca flag-ul </text:span><text:span text:style-name="T807">canceled</text:span><text:span text:style-name="T945">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7"><text:span text:style-name="T383">triangles</text:span><text:span text:style-name="T920">.ensureCapacity(triangleArray1.size() + triangleArray2.size());</text:span></text:p>
      <text:p text:style-name="P232"><text:soft-page-break/><text:span text:style-name="T377">triangles</text:span>.addAll(triangleArray1);</text:p>
      <text:p text:style-name="P232"><text:span text:style-name="T377">triangles</text:span>.addAll(triangleArray2);</text:p>
      <text:p text:style-name="P193"><text:span text:style-name="T327">if</text:span>(<text:span text:style-name="T377">canceled</text:span>)<text:span text:style-name="T327">return</text:span>;</text:p>
      <text:p text:style-name="P147"><text:span text:style-name="T945"><text:tab/>Dacă cele doua linii de execuție au executat cu succes </text:span><text:span text:style-name="T807">recTriangulation</text:span><text:span text:style-name="T945"> , trebuie culese informațiile adunate de către ele într-o lista comuna. Prima data ma asigur ca ArrayList-ul </text:span><text:span text:style-name="T807">triangles </text:span><text:span text:style-name="T946">va avea o zona de memorie suficient de mare pentru a putea include toate datele dintr-o data. După aceea ele sunt adaugate una câte una.</text:span></text:p>
      <text:p text:style-name="P147"><text:span text:style-name="T946"><text:tab/>Mai fac încă o verificare a flag-ului </text:span><text:span text:style-name="T808">canceled</text:span><text:span text:style-name="T947"> pentru ca tocmai s-a executat câteva linii care au o durata considerabila de timp de execuție.</text:span></text:p>
      <text:p text:style-name="P176"><text:span text:style-name="T377">lastSavedTriangleList </text:span>= <text:span text:style-name="T377">triangles</text:span>;</text:p>
      <text:p text:style-name="P232">th = <text:span text:style-name="T327">new </text:span>Thread(<text:span text:style-name="T327">new </text:span>Runnable() {</text:p>
      <text:p text:style-name="P242"><text:s text:c="4"/><text:span text:style-name="T949">@Override</text:span></text:p>
      <text:p text:style-name="P242"><text:span text:style-name="T948"><text:s text:c="4"/></text:span><text:span text:style-name="T343">public void </text:span><text:span text:style-name="T920">run() {</text:span></text:p>
      <text:p text:style-name="P242"><text:s text:c="8"/><text:span text:style-name="T920">constructStringSVG();</text:span></text:p>
      <text:p text:style-name="P242"><text:s text:c="8"/><text:span text:style-name="T920">updateDetails(String.</text:span><text:span text:style-name="T921">format</text:span><text:span text:style-name="T920">(</text:span><text:span text:style-name="T932">"SVG:%s SVGZ:%s"</text:span><text:span text:style-name="T920">,</text:span></text:p>
      <text:p text:style-name="P242"><text:s text:c="16"/><text:span text:style-name="T920">Utility.</text:span><text:span text:style-name="T921">aproximateDataSize</text:span><text:span text:style-name="T920">(</text:span><text:span text:style-name="T383">svgStringBuilder</text:span><text:span text:style-name="T920">.length()),</text:span></text:p>
      <text:p text:style-name="P242"><text:s text:c="16"/><text:span text:style-name="T920">Utility.</text:span><text:span text:style-name="T921">aproximateDataSize</text:span><text:span text:style-name="T920">(</text:span><text:span text:style-name="T383">svgzStringBuilder</text:span><text:span text:style-name="T920">.length())));</text:span></text:p>
      <text:p text:style-name="P242"><text:s text:c="4"/><text:span text:style-name="T920">}</text:span></text:p>
      <text:p text:style-name="P232">});</text:p>
      <text:p text:style-name="P232">th.start();</text:p>
      <text:p text:style-name="P232">drawTriangles(<text:span text:style-name="T377">triangles</text:span>);</text:p>
      <text:p text:style-name="P232"><text:span text:style-name="T327">try </text:span>{</text:p>
      <text:p text:style-name="P242"><text:s text:c="4"/><text:span text:style-name="T920">th.join();</text:span></text:p>
      <text:p text:style-name="P232">} <text:span text:style-name="T327">catch </text:span>(InterruptedException e) {</text:p>
      <text:p text:style-name="P242"><text:s text:c="4"/><text:span text:style-name="T920">e.printStackTrace();</text:span></text:p>
      <text:p text:style-name="P232">}</text:p>
      <text:p text:style-name="P193">setIsDone(<text:span text:style-name="T327">true</text:span>);</text:p>
      <text:p text:style-name="P147"><text:tab/><text:span text:style-name="T950">Acum ca s-au colectat toate triunghiurile într-o lista comuna, se seteaza lista de triunghiuri a intregului obiect TriangleVectorizer cu aceasta.</text:span></text:p>
      <text:p text:style-name="P15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9"><text:span text:style-name="T327">public void </text:span>recTriangulation(Triangle triangle,AbstractList&lt;Triangle&gt; triangles)</text:p>
      <text:p text:style-name="P156"><text:tab/><text:span text:style-name="T951">Aceasta metoda cauta în mod recursiv toate triunghiurile care se afla în obiectul </text:span><text:span text:style-name="T809">triangle</text:span><text:span text:style-name="T951"> și le depoziteaza în lista </text:span><text:span text:style-name="T809">triangles</text:span><text:span text:style-name="T951">. Valorile sunt mai ușor de recuperat dacă trimit lista ca parametru.</text:span></text:p>
      <text:p text:style-name="P179"><text:span text:style-name="T327">float </text:span>i0=<text:span text:style-name="T667">0</text:span>,i1=<text:span text:style-name="T667">0</text:span>,man;</text:p>
      <text:p text:style-name="P232"><text:span text:style-name="T327">int </text:span>flag;</text:p>
      <text:p text:style-name="P232"><text:span text:style-name="T327">float </text:span>a;</text:p>
      <text:p text:style-name="P232"><text:span text:style-name="T327">float </text:span>x0 = triangle.<text:span text:style-name="T377">x0</text:span>;</text:p>
      <text:p text:style-name="P232"><text:span text:style-name="T327">float </text:span>x1 = triangle.<text:span text:style-name="T377">x1</text:span>;</text:p>
      <text:p text:style-name="P232"><text:span text:style-name="T327">float </text:span>x2 = triangle.<text:span text:style-name="T377">x2</text:span>;</text:p>
      <text:p text:style-name="P232"><text:span text:style-name="T327">float </text:span>y0 = triangle.<text:span text:style-name="T377">y0</text:span>;</text:p>
      <text:p text:style-name="P232"><text:span text:style-name="T327">float </text:span>y1 = triangle.<text:span text:style-name="T377">y1</text:span>;</text:p>
      <text:p text:style-name="P232"><text:span text:style-name="T327">float </text:span>y2 = triangle.<text:span text:style-name="T377">y2</text:span>;</text:p>
      <text:p text:style-name="P232"><text:span text:style-name="T327">float </text:span>xMin = triangle.<text:span text:style-name="T377">xMin</text:span>;</text:p>
      <text:p text:style-name="P232"><text:span text:style-name="T327">float </text:span>xMax = triangle.<text:span text:style-name="T377">xMax</text:span>;</text:p>
      <text:p text:style-name="P232"><text:span text:style-name="T327">float </text:span>yMin = triangle.<text:span text:style-name="T377">yMin</text:span>;</text:p>
      <text:p text:style-name="P232"><text:span text:style-name="T327">float </text:span>yMax = triangle.<text:span text:style-name="T377">yMax</text:span>;</text:p>
      <text:p text:style-name="P232"><text:span text:style-name="T327">int </text:span>rTotal=<text:span text:style-name="T667">0</text:span>,gTotal=<text:span text:style-name="T667">0</text:span>,bTotal=<text:span text:style-name="T667">0</text:span>,count=<text:span text:style-name="T667">0</text:span>;</text:p>
      <text:p text:style-name="P232"><text:span text:style-name="T327">int </text:span>rMed=<text:span text:style-name="T667">0</text:span>,gMed=<text:span text:style-name="T667">0</text:span>,bMed=<text:span text:style-name="T667">0</text:span>;</text:p>
      <text:p text:style-name="P193"><text:span text:style-name="T327">int </text:span>m;</text:p>
      <text:p text:style-name="P159"><text:soft-page-break/><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82">rMed += redOrig((<text:span text:style-name="T327">int</text:span>)x0,(<text:span text:style-name="T327">int</text:span>)y0);</text:p>
      <text:p text:style-name="P232">rMed += redOrig((<text:span text:style-name="T327">int</text:span>)x1,(<text:span text:style-name="T327">int</text:span>)y1);</text:p>
      <text:p text:style-name="P232">rMed += redOrig((<text:span text:style-name="T327">int</text:span>)<text:span text:style-name="T952">x2</text:span>,(<text:span text:style-name="T327">int</text:span>)y2);</text:p>
      <text:p text:style-name="P232">bMed += blueOrig((<text:span text:style-name="T327">int</text:span>) x0, (<text:span text:style-name="T327">int</text:span>) y0);</text:p>
      <text:p text:style-name="P232">bMed += blueOrig((<text:span text:style-name="T327">int</text:span>) x1, (<text:span text:style-name="T327">int</text:span>) y1);</text:p>
      <text:p text:style-name="P232">bMed += blueOrig((<text:span text:style-name="T327">int</text:span>) <text:span text:style-name="T952">x2</text:span>, (<text:span text:style-name="T327">int</text:span>) y2);</text:p>
      <text:p text:style-name="P232">gMed += greenOrig((<text:span text:style-name="T327">int</text:span>) x0, (<text:span text:style-name="T327">int</text:span>) y0);</text:p>
      <text:p text:style-name="P232">gMed += greenOrig((<text:span text:style-name="T327">int</text:span>) x1, (<text:span text:style-name="T327">int</text:span>) y1);</text:p>
      <text:p text:style-name="P232">gMed += greenOrig((<text:span text:style-name="T327">int</text:span>) <text:span text:style-name="T952">x2</text:span>, (<text:span text:style-name="T327">int</text:span>) y2);</text:p>
      <text:p text:style-name="P232">rMed/=<text:span text:style-name="T667">3</text:span>;</text:p>
      <text:p text:style-name="P232">gMed/=<text:span text:style-name="T667">3</text:span>;</text:p>
      <text:p text:style-name="P193">bMed/=<text:span text:style-name="T667">3</text:span>;</text:p>
      <text:p text:style-name="P160"><text:tab/><text:span text:style-name="T953">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82"><text:span text:style-name="T327">boolean </text:span>fail = <text:span text:style-name="T327">false</text:span>;</text:p>
      <text:p text:style-name="P193"><text:span text:style-name="T327">for </text:span>(<text:span text:style-name="T327">int </text:span>y = (<text:span text:style-name="T327">int</text:span>) yMin; y &lt;= yMax &amp;&amp; !fail; y++) {</text:p>
      <text:p text:style-name="P161"><text:tab/><text:span text:style-name="T954">Iterez de sus în jos toate liniile orizontale care se intersectează cu triunghiul.Deasemenea verific dacă variabila </text:span><text:span text:style-name="T810">fail</text:span><text:span text:style-name="T955"> a devenit true , deoarce este posibil ca un pixel sa fi fost prea diferit pentru threshold. </text:span></text:p>
      <text:p text:style-name="P183">flag = <text:span text:style-name="T667">0</text:span>;</text:p>
      <text:p text:style-name="P230">a = <text:span text:style-name="T667">1.f </text:span>* (y - y0) / (y1 - y0);</text:p>
      <text:p text:style-name="P190">flag += ((a &gt;= <text:span text:style-name="T667">0</text:span>) &amp;&amp; (a &lt;= <text:span text:style-name="T667">1</text:span>)) ? <text:span text:style-name="T667">1 </text:span>: <text:span text:style-name="T667">0</text:span>;</text:p>
      <text:p text:style-name="P190"><text:span text:style-name="T327">if </text:span>(flag == <text:span text:style-name="T667">1</text:span>) {</text:p>
      <text:p text:style-name="P241"><text:s text:c="4"/><text:span text:style-name="T912">i0 = (</text:span><text:span text:style-name="T334">int</text:span><text:span text:style-name="T912">) (x0 + (x1 - x0) * a);</text:span></text:p>
      <text:p text:style-name="P198">}</text:p>
      <text:p text:style-name="P161"><text:tab/><text:span text:style-name="T956">Aici se calculează punctul de intersectie dintre linia y și linia de la (x0,y0) la (x1,y1). Dacă punctul acesta de intersectie se afla în segmentul (x0,y0)(x1,y1) , coordonata x a acestui va fi memorata în i0 .</text:span></text:p>
      <text:p text:style-name="P161"><text:tab/><text:span text:style-name="T957">Procesul de calculare și respingere este unul rapid și eficient. Variabila </text:span><text:span text:style-name="T811">flag</text:span><text:span text:style-name="T957"> are rolul de număra câte puncte de intersectie s-au găsit pana acuma.</text:span></text:p>
      <text:p text:style-name="P183">a = <text:span text:style-name="T667">1.f </text:span>* (y - y1) / (y2 - y1);</text:p>
      <text:p text:style-name="P230">flag += ((a &gt;= <text:span text:style-name="T667">0</text:span>) &amp;&amp; (a &lt;= <text:span text:style-name="T667">1</text:span>)) ? <text:span text:style-name="T667">1 </text:span>: <text:span text:style-name="T667">0</text:span>;</text:p>
      <text:p text:style-name="P230"><text:span text:style-name="T327">if </text:span>(flag == <text:span text:style-name="T667">1</text:span>) {</text:p>
      <text:p text:style-name="P239"><text:s text:c="4"/><text:span text:style-name="T912">i0 = (</text:span><text:span text:style-name="T334">int</text:span><text:span text:style-name="T912">) (x1 + (x2 - x1) * a);</text:span></text:p>
      <text:p text:style-name="P230">} <text:span text:style-name="T327">else if </text:span>(flag == <text:span text:style-name="T667">2</text:span>) {</text:p>
      <text:p text:style-name="P239"><text:s text:c="4"/><text:span text:style-name="T912">i1 = (</text:span><text:span text:style-name="T334">int</text:span><text:span text:style-name="T912">) (x1 + (x2 - x1) * a);</text:span></text:p>
      <text:p text:style-name="P190">}</text:p>
      <text:p text:style-name="P172"><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83"><text:soft-page-break/><text:span text:style-name="T329">if </text:span><text:span text:style-name="T957">(flag == </text:span><text:span text:style-name="T672">1</text:span><text:span text:style-name="T957">) {</text:span></text:p>
      <text:p text:style-name="P239"><text:s text:c="4"/><text:span text:style-name="T912">a = </text:span><text:span text:style-name="T670">1.f </text:span><text:span text:style-name="T912">* (y - y2) / (y0 - y2);</text:span></text:p>
      <text:p text:style-name="P239"><text:s text:c="4"/><text:span text:style-name="T912">i1 = (</text:span><text:span text:style-name="T334">int</text:span><text:span text:style-name="T912">) (x2 + (x0 - x2) * a);</text:span></text:p>
      <text:p text:style-name="P190">}</text:p>
      <text:p text:style-name="P172"><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83"><text:span text:style-name="T330">if </text:span><text:span text:style-name="T958">(i0 &gt; i1) {</text:span></text:p>
      <text:p text:style-name="P239"><text:s text:c="4"/><text:span text:style-name="T912">man = i0;</text:span></text:p>
      <text:p text:style-name="P239"><text:s text:c="4"/><text:span text:style-name="T912">i0 = i1;</text:span></text:p>
      <text:p text:style-name="P239"><text:s text:c="4"/><text:span text:style-name="T912">i1 = man;</text:span></text:p>
      <text:p text:style-name="P230">}</text:p>
      <text:p text:style-name="P230">i0 = (<text:span text:style-name="T327">int</text:span>) Math.<text:span text:style-name="T786">floor</text:span>(i0);</text:p>
      <text:p text:style-name="P230">i1 = (<text:span text:style-name="T327">int</text:span>) Math.<text:span text:style-name="T786">ceil</text:span>(i1);</text:p>
      <text:p text:style-name="P230"><text:span text:style-name="T327">if</text:span>(i0 &lt; xMin) i0 = xMin;</text:p>
      <text:p text:style-name="P190"><text:span text:style-name="T327">if</text:span>(i1 &gt; xMax) i1 = xMax;</text:p>
      <text:p text:style-name="P172"><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83"><text:span text:style-name="T331">if</text:span><text:span text:style-name="T959">(</text:span><text:span text:style-name="T378">canceled</text:span><text:span text:style-name="T959">)</text:span><text:span text:style-name="T331">return</text:span><text:span text:style-name="T959">;</text:span></text:p>
      <text:p text:style-name="P172"><text:span text:style-name="T95"><text:tab/></text:span><text:span text:style-name="T96">Se verifica dacă s-a apelat metoda de anulare.</text:span></text:p>
      <text:p text:style-name="P183"><text:span text:style-name="T332">for </text:span><text:span text:style-name="T960">(</text:span><text:span text:style-name="T332">int </text:span><text:span text:style-name="T960">x = (</text:span><text:span text:style-name="T332">int</text:span><text:span text:style-name="T960">) i0; x &lt;= i1 &amp;&amp; !fail; x++) {</text:span></text:p>
      <text:p text:style-name="P215"><text:s text:c="4"/><text:span text:style-name="T334">if</text:span><text:span text:style-name="T912">(</text:span><text:span text:style-name="T380">canceled</text:span><text:span text:style-name="T912">)</text:span><text:span text:style-name="T334">return</text:span><text:span text:style-name="T912">;</text:span></text:p>
      <text:p text:style-name="P172"><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89">count++;</text:p>
      <text:p text:style-name="P189">rTotal += redOrig(x, y);</text:p>
      <text:p text:style-name="P230">gTotal += greenOrig(x, y);</text:p>
      <text:p text:style-name="P190">bTotal += blueOrig(x, y);</text:p>
      <text:p text:style-name="P172"><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83"><text:span text:style-name="T961">m = Math.</text:span><text:span text:style-name="T845">abs</text:span><text:span text:style-name="T961">(rMed - redOrig(x, y)) +</text:span></text:p>
      <text:p text:style-name="P239"><text:s text:c="8"/><text:span text:style-name="T912">Math.</text:span><text:span text:style-name="T923">abs</text:span><text:span text:style-name="T912">(gMed - greenOrig(x, y)) +</text:span></text:p>
      <text:p text:style-name="P215"><text:s text:c="8"/><text:span text:style-name="T912">Math.</text:span><text:span text:style-name="T923">abs</text:span><text:span text:style-name="T912">(bMed - blueOrig(x, y));</text:span></text:p>
      <text:p text:style-name="P172"><text:span text:style-name="T102"><text:tab/></text:span><text:span text:style-name="T103">Se calculează distanța Manhatten bazata pe valorile culorilor RGB dintre pixelul current și media aproximativa a culorilor.</text:span></text:p>
      <text:p text:style-name="P183"><text:span text:style-name="T366">if</text:span><text:span text:style-name="T962">(m &gt; </text:span><text:span text:style-name="T392">threshold</text:span><text:span text:style-name="T962">)</text:span></text:p>
      <text:p text:style-name="P215"><text:soft-page-break/><text:s text:c="4"/><text:span text:style-name="T912">fail = </text:span><text:span text:style-name="T334">true</text:span><text:span text:style-name="T912">;</text:span></text:p>
      <text:p text:style-name="P172"><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83"><text:span text:style-name="T367">if</text:span><text:span text:style-name="T963">(</text:span><text:span text:style-name="T393">canceled</text:span><text:span text:style-name="T963">)</text:span><text:span text:style-name="T367">return</text:span><text:span text:style-name="T963">;</text:span></text:p>
      <text:p text:style-name="P230"><text:span text:style-name="T327">if</text:span>(count==<text:span text:style-name="T667">0</text:span>)</text:p>
      <text:p text:style-name="P239"><text:s text:c="4"/><text:span text:style-name="T334">return</text:span><text:span text:style-name="T912">;</text:span></text:p>
      <text:p text:style-name="P230"><text:span text:style-name="T327">else </text:span>{</text:p>
      <text:p text:style-name="P239"><text:s text:c="4"/><text:span text:style-name="T912">rTotal /= count;</text:span></text:p>
      <text:p text:style-name="P239"><text:s text:c="4"/><text:span text:style-name="T912">gTotal /= count;</text:span></text:p>
      <text:p text:style-name="P239"><text:s text:c="4"/><text:span text:style-name="T912">bTotal /= count;</text:span></text:p>
      <text:p text:style-name="P190">}</text:p>
      <text:p text:style-name="P172"><text:span text:style-name="T104"><text:tab/></text:span><text:span text:style-name="T105">Dacă dintr-un vreun motiv un s-a găsit nici măcar nu pixel , procesul de vectorizare în acel triunghi este oprit. Altfel se calculează media adevărata a culorilor.</text:span></text:p>
      <text:p text:style-name="P183"><text:span text:style-name="T368">if</text:span><text:span text:style-name="T964">(!fail || triangle.</text:span><text:span text:style-name="T394">area</text:span><text:span text:style-name="T964">&lt;=</text:span><text:span text:style-name="T673">3</text:span><text:span text:style-name="T964">){</text:span></text:p>
      <text:p text:style-name="P239"><text:s text:c="4"/><text:span text:style-name="T912">triangle.</text:span><text:span text:style-name="T380">color </text:span><text:span text:style-name="T912">= </text:span><text:span text:style-name="T670">0xff000000 </text:span><text:span text:style-name="T912">| (rTotal&lt;&lt;</text:span><text:span text:style-name="T670">16</text:span><text:span text:style-name="T912">) | (gTotal&lt;&lt;</text:span><text:span text:style-name="T670">8</text:span><text:span text:style-name="T912">) | bTotal;</text:span></text:p>
      <text:p text:style-name="P239"><text:s text:c="4"/><text:span text:style-name="T912">triangles.add(triangle);</text:span></text:p>
      <text:p text:style-name="P239"><text:s text:c="4"/><text:span text:style-name="T334">int </text:span><text:span text:style-name="T912">x = </text:span><text:span text:style-name="T380">aproxCompletedPixelCount</text:span><text:span text:style-name="T912">.addAndGet((</text:span><text:span text:style-name="T334">int</text:span><text:span text:style-name="T912">)Math.</text:span><text:span text:style-name="T923">ceil</text:span><text:span text:style-name="T912">(triangle.</text:span><text:span text:style-name="T380">area </text:span><text:span text:style-name="T912">* </text:span><text:span text:style-name="T670">100</text:span><text:span text:style-name="T912">));</text:span></text:p>
      <text:p text:style-name="P215"><text:s text:c="4"/><text:span text:style-name="T912">updateDetails(String.</text:span><text:span text:style-name="T923">format</text:span><text:span text:style-name="T912">(</text:span><text:span text:style-name="T933">"Progress : %.1f%%"</text:span><text:span text:style-name="T912">,</text:span><text:span text:style-name="T670">1.f</text:span><text:span text:style-name="T912">*x/</text:span><text:span text:style-name="T380">area</text:span><text:span text:style-name="T912">));</text:span></text:p>
      <text:p text:style-name="P222"><text:span text:style-name="T105"><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0"><text:span text:style-name="T965">}</text:span><text:span text:style-name="T369">else</text:span><text:span text:style-name="T965">{</text:span></text:p>
      <text:p text:style-name="P226"><text:s text:c="4"/><text:span text:style-name="T327">double </text:span>dist0 = Math.<text:span text:style-name="T786">sqrt</text:span>((x0-x1)*(x0-x1) + (y0-y1)*(y0-y1));</text:p>
      <text:p text:style-name="P226"><text:s text:c="4"/><text:span text:style-name="T327">double </text:span>dist1 = Math.<text:span text:style-name="T786">sqrt</text:span>((x2-x1)*(x2-x1) + (y2-y1)*(y2-y1));</text:p>
      <text:p text:style-name="P209"><text:s text:c="4"/><text:span text:style-name="T327">double </text:span>dist2 = Math.<text:span text:style-name="T786">sqrt</text:span>((x0-x2)*(x0-x2) + (y0-y2)*(y0-y2));</text:p>
      <text:p text:style-name="P222"><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99"><text:span text:style-name="T370">float </text:span><text:span text:style-name="T966">r = </text:span><text:span text:style-name="T395">random</text:span><text:span text:style-name="T966">.nextFloat()*</text:span><text:span text:style-name="T674">0.6f </text:span><text:span text:style-name="T966">+ </text:span><text:span text:style-name="T674">0.2f</text:span><text:span text:style-name="T966">;</text:span></text:p>
      <text:p text:style-name="P236">Triangle t1,t2;</text:p>
      <text:p text:style-name="P236"><text:span text:style-name="T327">if</text:span>(dist0&gt;=dist1 &amp;&amp; dist0&gt;=dist2){</text:p>
      <text:p text:style-name="P241"><text:s text:c="4"/><text:span text:style-name="T912">t1 = </text:span><text:span text:style-name="T334">new </text:span><text:span text:style-name="T912">Triangle(Utility.</text:span><text:span text:style-name="T923">interpolate</text:span><text:span text:style-name="T912">(x0, x1, r),Utility.</text:span><text:span text:style-name="T923">interpolate</text:span><text:span text:style-name="T912">(y0, y1, r),x2,y2,x0,y0);</text:span></text:p>
      <text:p text:style-name="P241"><text:s text:c="4"/><text:span text:style-name="T912">t2 = </text:span><text:span text:style-name="T334">new </text:span><text:span text:style-name="T912">Triangle(Utility.</text:span><text:span text:style-name="T923">interpolate</text:span><text:span text:style-name="T912">(x0, x1, r),Utility.</text:span><text:span text:style-name="T923">interpolate</text:span><text:span text:style-name="T912">(y0, y1, r),x2,y2,x1,y1);</text:span></text:p>
      <text:p text:style-name="P236">}<text:span text:style-name="T327">else if</text:span>(dist1&gt;=dist0 &amp;&amp; dist1&gt;=dist2){</text:p>
      <text:p text:style-name="P241"><text:s text:c="4"/><text:span text:style-name="T912">t1 = </text:span><text:span text:style-name="T334">new </text:span><text:span text:style-name="T912">Triangle(Utility.</text:span><text:span text:style-name="T923">interpolate</text:span><text:span text:style-name="T912">(x2, x1, r),Utility.</text:span><text:span text:style-name="T923">interpolate</text:span><text:span text:style-name="T912">(y2, y1, r),x0,y0,x2,y2);</text:span></text:p>
      <text:p text:style-name="P241"><text:s text:c="4"/><text:span text:style-name="T912">t2 = </text:span><text:span text:style-name="T334">new </text:span><text:span text:style-name="T912">Triangle(Utility.</text:span><text:span text:style-name="T923">interpolate</text:span><text:span text:style-name="T912">(x2, x1, r),Utility.</text:span><text:span text:style-name="T923">interpolate</text:span><text:span text:style-name="T912">(y2, y1, r),x0,y0,x1,y1);</text:span></text:p>
      <text:p text:style-name="P236">}<text:span text:style-name="T327">else</text:span>{</text:p>
      <text:p text:style-name="P241"><text:s text:c="4"/><text:span text:style-name="T912">t1 = </text:span><text:span text:style-name="T334">new </text:span><text:span text:style-name="T912">Triangle(Utility.</text:span><text:span text:style-name="T923">interpolate</text:span><text:span text:style-name="T912">(x2, x0, r),Utility.</text:span><text:span text:style-name="T923">interpolate</text:span><text:span text:style-name="T912">(y2, y0, r),x1,y1,x2,y2);</text:span></text:p>
      <text:p text:style-name="P241"><text:s text:c="4"/><text:span text:style-name="T912">t2 = </text:span><text:span text:style-name="T334">new </text:span><text:span text:style-name="T912">Triangle(Utility.</text:span><text:span text:style-name="T923">interpolate</text:span><text:span text:style-name="T912">(x2, x0, r),Utility.</text:span><text:span text:style-name="T923">interpolate</text:span><text:span text:style-name="T912">(y2, y0, r),x1,y1,x0,y0);</text:span></text:p>
      <text:p text:style-name="P198">}</text:p>
      <text:p text:style-name="P222"><text:soft-page-break/><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212"><text:span text:style-name="T371">if</text:span><text:span text:style-name="T967">(t1.</text:span><text:span text:style-name="T396">area</text:span><text:span text:style-name="T967">&gt;</text:span><text:span text:style-name="T675">0.5</text:span><text:span text:style-name="T967">)recTriangulation(t1,triangles);</text:span></text:p>
      <text:p text:style-name="P190"><text:span text:style-name="T327">if</text:span>(t2.<text:span text:style-name="T377">area</text:span>&gt;<text:span text:style-name="T667">0.5</text:span>)recTriangulation(t2,triangles);</text:p>
      <text:p text:style-name="P222"><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219"><text:span text:style-name="T613"><text:tab/></text:span><text:span text:style-name="T614">Atunci când un triunghi este considerat suficient de mare , se continu</text:span><text:span text:style-name="T615">ă </text:span><text:span text:style-name="T614">procesul recursiv , pasand referinta către containerul de triunghiuri.</text:span></text:p>
      <text:h text:style-name="Heading_20_2" text:outline-level="2"><text:bookmark-start text:name="__RefHeading___Toc6610_343084211"/><text:span text:style-name="T660">Descrierea clasei </text:span><text:span text:style-name="T658">Polygon</text:span><text:span text:style-name="T657">V</text:span><text:span text:style-name="T656">ectorizer</text:span><text:bookmark-end text:name="__RefHeading___Toc6610_343084211"/></text:h>
      <text:p text:style-name="P71"><text:span text:style-name="T498"><text:tab/></text:span><text:span text:style-name="T503">Acest vectorizator </text:span><text:span text:style-name="T636">creează</text:span><text:span text:style-name="T503"> o list</text:span><text:span text:style-name="T636">ă</text:span><text:span text:style-name="T503"> de </text:span><text:span text:style-name="T550">poligoane</text:span><text:span text:style-name="T503"> </text:span><text:span text:style-name="T504">care acoperă întreaga suprafaț</text:span><text:span text:style-name="T636">ă</text:span><text:span text:style-name="T504"> a pozei originale. Fiecare dintre </text:span><text:span text:style-name="T550">poligoane</text:span><text:span text:style-name="T504"> are o culoare care este </text:span><text:span text:style-name="T637">calculată</text:span><text:span text:style-name="T504"> făcând media </text:span><text:span text:style-name="T637">aritmetică a </text:span><text:span text:style-name="T504">culorilor pixelilor care </text:span><text:span text:style-name="T637">aparțin</text:span><text:span text:style-name="T504"> </text:span><text:span text:style-name="T550">poligonului</text:span><text:span text:style-name="T504"> respectiv. </text:span></text:p>
      <text:p text:style-name="P70"><text:span text:style-name="T504"><text:tab/></text:span><text:span text:style-name="T505">Pentru a ajuta codarea acestei clase, am creat o clasa ajutătoare </text:span><text:span text:style-name="T585">Colored</text:span><text:span text:style-name="T586">Polygon</text:span><text:span text:style-name="T505"> care rețin</text:span><text:span text:style-name="T527">e coordonatele </text:span><text:span text:style-name="T638">vârfurilor</text:span><text:span text:style-name="T527"> </text:span><text:span text:style-name="T551">stocate într-un </text:span><text:span text:style-name="T638">vector</text:span><text:span text:style-name="T551"> de </text:span><text:span text:style-name="T587">short</text:span><text:span text:style-name="T551">-uri folosind un obiect de tipul </text:span><text:span text:style-name="T587">StaticPointArray</text:span><text:span text:style-name="T551"> și</text:span><text:span text:style-name="T527"> </text:span><text:span text:style-name="T528">culoarea într-o valoare </text:span><text:span text:style-name="T574">integer</text:span><text:span text:style-name="T529">. </text:span><text:span text:style-name="T530">De-asemenea în fiecare obiect de tipul </text:span><text:span text:style-name="T588">ColoredPolygon</text:span><text:span text:style-name="T530"> se mai afla și un obiect de tipul </text:span><text:span text:style-name="T575">Path2D.Float</text:span><text:span text:style-name="T530"> numit </text:span><text:span text:style-name="T575">path</text:span><text:span text:style-name="T530"> care este folosit la optimizarea </text:span><text:span text:style-name="T639">creării</text:span><text:span text:style-name="T530"> imaginii demonstrative utilizatorului.</text:span></text:p>
      <text:p text:style-name="P70"><text:span text:style-name="T530"><text:tab/></text:span><text:span text:style-name="T552">Clasa </text:span><text:span text:style-name="T589">StaticPointArray</text:span><text:span text:style-name="T552"> a fost creat</text:span><text:span text:style-name="T639">ă</text:span><text:span text:style-name="T552"> pentru a spori viteza </text:span><text:span text:style-name="T639">procesării</text:span><text:span text:style-name="T552"> datelor.</text:span></text:p>
      <text:p text:style-name="P43"><text:tab/>Clas<text:span text:style-name="T692">ele</text:span> <text:span text:style-name="T840">ColoredPolygon</text:span><text:span text:style-name="T691"> și </text:span><text:span text:style-name="T840">StaticPointArray</text:span> a<text:span text:style-name="T692">u</text:span> fost notat<text:span text:style-name="T692">e</text:span> ca fiind serializabil<text:span text:style-name="T692">e</text:span> și obiectul <text:span text:style-name="T1036">ajutător</text:span> <text:span text:style-name="T841">path</text:span><text:span text:style-name="T693"> a fost </text:span>notat ca fiind <text:span text:style-name="T798">transient</text:span> ceea ce înseamnă ca <text:span text:style-name="T694">ele</text:span> nu vor fi scris<text:span text:style-name="T1037">e</text:span> la serializare.</text:p>
      <text:p text:style-name="P72"><text:span text:style-name="T506"><text:tab/></text:span><text:span text:style-name="T553">Procesul de divizare în poligoane const</text:span><text:span text:style-name="T640">ă</text:span><text:span text:style-name="T553"> în căutarea zonelor de culori care sunt similare </text:span><text:span text:style-name="T554">și continue. </text:span><text:span text:style-name="T555">Mulțimea de poligoane descoperita nu este cea mai eficient</text:span><text:span text:style-name="T640">ă</text:span><text:span text:style-name="T555"> deoarece am ales sa folosesc metoda Greedy pentru descoperirea lor. Folosind metoda Greedy am scăzut dificultatea codului de a-l scrie. </text:span><text:span text:style-name="T556">Din păcate procesul se </text:span><text:span text:style-name="T641">rulează</text:span><text:span text:style-name="T556"> decât pe un singur thread, dar este posibil</text:span><text:span text:style-name="T641">ă</text:span><text:span text:style-name="T556"> divizarea imaginii în celule și apoi aplicarea procesului doar pe acele celule pentru fiecare thread. </text:span><text:span text:style-name="T557">Procesul în sine nu este aleator, o imagine va da aceleași rezultate de fiecare data pentru un </text:span><text:span text:style-name="T590">threshold</text:span><text:span text:style-name="T557"> anume.</text:span></text:p>
      <text:p text:style-name="P72"><text:span text:style-name="T507"><text:tab/></text:span><text:span text:style-name="T558">Una dintre </text:span><text:span text:style-name="T642">dificultățile</text:span><text:span text:style-name="T558"> codului a fost faptul ca perimetrele poligoanelor erau dificil de calculat, odată chiar încercând sa folosesc </text:span><text:span text:style-name="T610">backtracking</text:span><text:span text:style-name="T558">, dar am ajuns la un cod care găsește în timp liniar per</text:span><text:span text:style-name="T559">i</text:span><text:span text:style-name="T558">metrul unei </text:span><text:span text:style-name="T642">mulțimi</text:span><text:span text:style-name="T558"> conectate de pixeli.</text:span><text:span text:style-name="T508"> </text:span></text:p>
      <text:p text:style-name="P75"><text:span text:style-name="T449"><text:tab/></text:span><text:span text:style-name="T452">De fiecare dat</text:span><text:span text:style-name="T460">ă</text:span><text:span text:style-name="T452"> când se începe un proces de divizare se </text:span><text:span text:style-name="T460">inițializează</text:span><text:span text:style-name="T452"> o matrice de flag-uri cu valori dacă un pixel este vizitat sau nevizitat.</text:span></text:p>
      <text:p text:style-name="P75"><text:span text:style-name="T452"><text:tab/></text:span><text:span text:style-name="T453">Atunci când se găsește un pixel nevizitat, se caut</text:span><text:span text:style-name="T460">ă</text:span><text:span text:style-name="T453"> toți pixelii conectați de acesta și care </text:span><text:span text:style-name="T460">suma modulelor diferențelor</text:span><text:span text:style-name="T453"> culorilor </text:span><text:span text:style-name="T460">d</text:span><text:span text:style-name="T453">intre pixel</text:span><text:span text:style-name="T460">i</text:span><text:span text:style-name="T453"> nu depășește </text:span><text:span text:style-name="T479">threshold</text:span><text:span text:style-name="T453">-ul curent. </text:span><text:span text:style-name="T454">Toți pixeli conectați sunt apoi </text:span><text:span text:style-name="T461">considerați</text:span><text:span text:style-name="T454"> </text:span><text:span text:style-name="T461">vizitați.</text:span><text:span text:style-name="T455"> </text:span><text:span text:style-name="T456">Fiecare poligon descoperit este </text:span><text:span text:style-name="T461">adăugat</text:span><text:span text:style-name="T456"> la un </text:span><text:span text:style-name="T480">LinkedList</text:span><text:span text:style-name="T456">.</text:span></text:p>
      <text:p text:style-name="P102"><text:soft-page-break/><text:span text:style-name="T499"><text:tab/></text:span><text:span text:style-name="T457">După ce s-a făcut rost de </text:span><text:span text:style-name="T462">lista</text:span><text:span text:style-name="T457"> cu toate </text:span><text:span text:style-name="T463">triunghiurile</text:span><text:span text:style-name="T457">, se </text:span><text:span text:style-name="T465">construiesc</text:span><text:span text:style-name="T457"> </text:span><text:span text:style-name="T464">string-urile </text:span><text:span text:style-name="T457">care v</text:span><text:span text:style-name="T465">or</text:span><text:span text:style-name="T457"> conține lista în </text:span><text:span text:style-name="T466">formatele</text:span><text:span text:style-name="T457"> SVG </text:span><text:span text:style-name="T464">și SVGZ</text:span><text:span text:style-name="T457">. Am decis s</text:span><text:span text:style-name="T464">ă</text:span><text:span text:style-name="T457"> </text:span><text:span text:style-name="T464">construiesc</text:span><text:span text:style-name="T457"> acest</text:span><text:span text:style-name="T464">e</text:span><text:span text:style-name="T457"> string-</text:span><text:span text:style-name="T464">uri</text:span><text:span text:style-name="T457"> </text:span><text:span text:style-name="T464">devreme pentru a afișa utilizatorului </text:span><text:span text:style-name="T457">mărimea </text:span><text:span text:style-name="T464">fișierului</text:span><text:span text:style-name="T457"> când este salvat </text:span><text:span text:style-name="T458">în formatele SVG și SVGZ</text:span><text:span text:style-name="T457">.</text:span></text:p>
      <text:h text:style-name="P142" text:outline-level="2"><text:bookmark-start text:name="__RefHeading___Toc10592_60537451"/><text:span text:style-name="T665">I</text:span><text:span text:style-name="T666">mplementarea clasei PolygonVectorizer</text:span><text:bookmark-end text:name="__RefHeading___Toc10592_60537451"/></text:h>
      <text:p text:style-name="P192"><text:span text:style-name="T327">private </text:span>StaticPointArray <text:span text:style-name="T377">list</text:span>;</text:p>
      <text:p text:style-name="P196"><text:span text:style-name="T333">private </text:span><text:span text:style-name="T981">StaticPointArray </text:span><text:span text:style-name="T379">workList</text:span><text:span text:style-name="T981">;</text:span></text:p>
      <text:p text:style-name="P171"><text:span text:style-name="T877"><text:tab/></text:span><text:span text:style-name="T888">Aceste liste sunt folosite pentru a scade din punctele redundante folosite la definirea unui poligon. </text:span><text:span text:style-name="T889">Ele sunt inițializate în constructor având mărimea maxima egala cu aria imaginii , ceea ce elimina orice posibilitate de „overflow” dar sacrifica foarte mult spațiu de pe RAM.</text:span></text:p>
      <text:p text:style-name="P192"><text:span text:style-name="T375">private static final int </text:span><text:span text:style-name="T400">DIR_X</text:span><text:span text:style-name="T902">[] = </text:span><text:span text:style-name="T375">new int</text:span><text:span text:style-name="T902">[]{</text:span><text:span text:style-name="T676">1</text:span><text:span text:style-name="T902">,</text:span><text:span text:style-name="T676">1</text:span><text:span text:style-name="T902">,</text:span><text:span text:style-name="T676">0</text:span><text:span text:style-name="T902">,-</text:span><text:span text:style-name="T676">1</text:span><text:span text:style-name="T902">,-</text:span><text:span text:style-name="T676">1</text:span><text:span text:style-name="T902">,-</text:span><text:span text:style-name="T676">1</text:span><text:span text:style-name="T902">,</text:span><text:span text:style-name="T676">0</text:span><text:span text:style-name="T902">,</text:span><text:span text:style-name="T676">1</text:span><text:span text:style-name="T902">};</text:span></text:p>
      <text:p text:style-name="P191"><text:span text:style-name="T327">private static final int </text:span><text:span text:style-name="T399">DIR_Y</text:span>[] = <text:span text:style-name="T327">new int</text:span>[]{<text:span text:style-name="T667">0</text:span>,<text:span text:style-name="T667">1</text:span>,<text:span text:style-name="T667">1</text:span>,<text:span text:style-name="T667">1</text:span>,<text:span text:style-name="T667">0</text:span>,-<text:span text:style-name="T667">1</text:span>,-<text:span text:style-name="T667">1</text:span>,-<text:span text:style-name="T667">1</text:span>};</text:p>
      <text:p text:style-name="P171"><text:span text:style-name="T888"><text:tab/></text:span><text:span text:style-name="T890">Atunci când se cauta pixeli învecinați , în loc de a folosi opt condiții </text:span><text:span text:style-name="T851">if</text:span><text:span text:style-name="T890"> , folosesc un </text:span><text:span text:style-name="T851">for</text:span><text:span text:style-name="T890"> care </text:span><text:span text:style-name="T891">iterează</text:span><text:span text:style-name="T890"> toate aceste valori pentru a calcula </text:span><text:span text:style-name="T891">pozițiile</text:span><text:span text:style-name="T890"> vecinilor. </text:span><text:span text:style-name="T892">Motivul de ce am ales primul vecin verificat să fie cel drept ( 1,0 ) este pentru a putea folosi cât mai mult posibil cache-ul procesorului. </text:span></text:p>
      <text:p text:style-name="P171"><text:span text:style-name="T892"><text:tab/>Atunci când un procesor face un request pentru informații de pe RAM , acesta de obicei obține și date imediat </text:span><text:span text:style-name="T895">învecinate</text:span><text:span text:style-name="T892"> și le stochează împreuna în cache. Cache-ul este semnificativ mai rapid decât memoria RAM , dar aceasta este limitata (exemplu : procesorul Intel i5 4460 are 6MB de cache) . </text:span><text:span text:style-name="T893">Dacă un cod accesează în mod consecutive biți de informație de pe RAM , procesorul va folosi foarte des și corect cache-ul său. Dacă un cod accesează biți </text:span><text:span text:style-name="T894">în mod aleator de pe RAM , cache-ul va fi folosit ineficient , și viteza de procesare a informațiilor va scădea semnificativ.</text:span></text:p>
      <text:p text:style-name="P184"><text:span text:style-name="T327">private char </text:span><text:span text:style-name="T377">visitMatrix</text:span>[];</text:p>
      <text:p text:style-name="P191"><text:span text:style-name="T327">private char </text:span><text:span text:style-name="T377">workMatrix</text:span>[];</text:p>
      <text:p text:style-name="P171"><text:span text:style-name="T894"><text:tab/></text:span><text:span text:style-name="T896">Cele doua matrice conține una din patru valori numerice despre fiecare pixel în parte , și sunt folosite la descoperirea poligoanelor de culori continue. Matricea </text:span><text:span text:style-name="T852">workMatrix</text:span><text:span text:style-name="T897"> stochează informațiile relevante doar la poligonul curent procesat, iar matricea </text:span><text:span text:style-name="T852">visitMatrix</text:span><text:span text:style-name="T897"> stochează informații despre toate poligoanele descoperite în momentul procesării. Mai multe detalii despre cele patru valori vor fi prezentate mai jos.</text:span></text:p>
      <text:p text:style-name="P208"><text:span text:style-name="T372">private LinkedList&lt;ColoredPolygon&gt; </text:span><text:span text:style-name="T397">coloredPolygons </text:span><text:span text:style-name="T372">= new LinkedList&lt;&gt;();</text:span></text:p>
      <text:p text:style-name="P146"><text:tab/>Aceasta d<text:span text:style-name="T968">o</text:span>ar tine o referinta către ultima lista de <text:span text:style-name="T983">poligoane</text:span> care a fost generata de către un Job. Este posibil sa renunț la aceasta implementare dacă nu ii găsesc folos , pentru ca lista de <text:span text:style-name="T984">poligoane</text:span> este totuși considerabila ca și mărime.</text:p>
      <text:p text:style-name="P174"><text:span text:style-name="T89"><text:tab/>Functi</text:span><text:span text:style-name="T90">ile</text:span><text:span text:style-name="T89"> </text:span><text:span text:style-name="T687">startJob() </text:span><text:span text:style-name="T688">și </text:span><text:span text:style-name="T687">cancelLastJob()</text:span><text:span text:style-name="T82"> </text:span><text:span text:style-name="T83">sunt identice cu cele din TriangleVectorizer</text:span><text:span text:style-name="T82">.</text:span></text:p>
      <text:p text:style-name="P208"><text:span text:style-name="T373">private void </text:span><text:span text:style-name="T985">drawFunction(AbstractList&lt;ColoredPolygon&gt; coloredPolygonList)</text:span></text:p>
      <text:p text:style-name="P149"><text:tab/><text:span text:style-name="T969">Metoda aceasta este foarte similara cu functia </text:span><text:span text:style-name="T812">drawTriangles</text:span><text:span text:style-name="T969"> din </text:span><text:span text:style-name="T812">TriangleVectorizer</text:span><text:span text:style-name="T969">.</text:span></text:p>
      <text:p text:style-name="P171"><text:span text:style-name="T343">protected void </text:span><text:span text:style-name="T920">constructStringSVG()</text:span></text:p>
      <text:p text:style-name="P149"><text:soft-page-break/><text:tab/>Metoda creata pentru construirea string-urilor care va conține imaginea vectoriala în formatele SVG și SVGZ. <text:span text:style-name="T971">Ea este foarte similara cu ceea din </text:span><text:span text:style-name="T814">TriangleVectorizer</text:span><text:span text:style-name="T971">.</text:span></text:p>
      <text:p text:style-name="P171"><text:span text:style-name="T876"><text:tab/></text:span><text:span text:style-name="T879">Mai jos voi explica singura diferența.</text:span></text:p>
      <text:p text:style-name="P192"><text:span text:style-name="T374">for</text:span><text:span text:style-name="T901">(ColoredPolygon c : </text:span><text:span text:style-name="T398">coloredPolygons</text:span><text:span text:style-name="T901">){</text:span></text:p>
      <text:p text:style-name="P240"><text:s text:c="4"/><text:span text:style-name="T912">StaticPointArray spa = c.</text:span><text:span text:style-name="T380">pointArray</text:span><text:span text:style-name="T912">;</text:span></text:p>
      <text:p text:style-name="P240"><text:s text:c="4"/><text:span text:style-name="T380">svgStringBuilder</text:span><text:span text:style-name="T912">.append(</text:span><text:span text:style-name="T933">"&lt;path d='M"</text:span><text:span text:style-name="T912">);</text:span></text:p>
      <text:p text:style-name="P240"><text:s text:c="4"/><text:span text:style-name="T334">int </text:span><text:span text:style-name="T912">n = spa.size()-</text:span><text:span text:style-name="T670">1</text:span><text:span text:style-name="T912">;</text:span></text:p>
      <text:p text:style-name="P240"><text:s text:c="4"/><text:span text:style-name="T334">for</text:span><text:span text:style-name="T912">(</text:span><text:span text:style-name="T334">int </text:span><text:span text:style-name="T912">i=</text:span><text:span text:style-name="T670">0</text:span><text:span text:style-name="T912">;i&lt;n;i++){</text:span></text:p>
      <text:p text:style-name="P240"><text:s text:c="8"/><text:span text:style-name="T380">svgStringBuilder</text:span><text:span text:style-name="T912">.append(spa.getX(i));</text:span></text:p>
      <text:p text:style-name="P240"><text:s text:c="8"/><text:span text:style-name="T380">svgStringBuilder</text:span><text:span text:style-name="T912">.append(</text:span><text:span text:style-name="T933">','</text:span><text:span text:style-name="T912">);</text:span></text:p>
      <text:p text:style-name="P240"><text:s text:c="8"/><text:span text:style-name="T380">svgStringBuilder</text:span><text:span text:style-name="T912">.append(spa.getY(i));</text:span></text:p>
      <text:p text:style-name="P240"><text:s text:c="8"/><text:span text:style-name="T380">svgStringBuilder</text:span><text:span text:style-name="T912">.append(</text:span><text:span text:style-name="T933">'L'</text:span><text:span text:style-name="T912">);</text:span></text:p>
      <text:p text:style-name="P240"><text:s text:c="4"/><text:span text:style-name="T912">}</text:span></text:p>
      <text:p text:style-name="P240"><text:s text:c="4"/><text:span text:style-name="T380">svgStringBuilder</text:span><text:span text:style-name="T912">.append(spa.getX(n));</text:span></text:p>
      <text:p text:style-name="P240"><text:s text:c="4"/><text:span text:style-name="T380">svgStringBuilder</text:span><text:span text:style-name="T912">.append(</text:span><text:span text:style-name="T933">','</text:span><text:span text:style-name="T912">);</text:span></text:p>
      <text:p text:style-name="P240"><text:s text:c="4"/><text:span text:style-name="T380">svgStringBuilder</text:span><text:span text:style-name="T912">.append(spa.getY(n));</text:span></text:p>
      <text:p text:style-name="P240"><text:s text:c="4"/><text:span text:style-name="T380">svgStringBuilder</text:span><text:span text:style-name="T912">.append(String.</text:span><text:span text:style-name="T923">format</text:span><text:span text:style-name="T912">(</text:span><text:span text:style-name="T933">"Z' fill='#%06X'/&gt;</text:span><text:span text:style-name="T334">\n</text:span><text:span text:style-name="T933">"</text:span><text:span text:style-name="T912">,c.</text:span><text:span text:style-name="T380">color</text:span><text:span text:style-name="T912">&amp;</text:span><text:span text:style-name="T670">0xffffff</text:span><text:span text:style-name="T912">));</text:span></text:p>
      <text:p text:style-name="P191">}</text:p>
      <text:p text:style-name="P171"><text:span text:style-name="T879"><text:tab/></text:span><text:span text:style-name="T880">Am decis sa folosesc tag-ul </text:span><text:span text:style-name="T853">path</text:span><text:span text:style-name="T880"> pentru al face mai natural de citit , și manipulat într-un editor de fisiere vectoriale precum Inkscape. </text:span><text:span text:style-name="T898">Litera M are rolul de a muta „pensula” la acea poziție absolută , litera L are rolul de a trasa o linie la aceea poziție absolută iar litera Z are rolul de a închide cu o linie figura geometrica desenata.</text:span><text:span text:style-name="T881"> </text:span><text:span text:style-name="T882">Un mic advantaj la </text:span><text:span text:style-name="T898">Polygon</text:span><text:span text:style-name="T882">Vectorizer este faptul ca toate coordonatele sunt numere întregi , ceea ce </text:span><text:span text:style-name="T899">face</text:span><text:span text:style-name="T882"> construirea string-ului mai rapidă.</text:span></text:p>
      <text:h text:style-name="P142" text:outline-level="2"><text:bookmark-start text:name="__RefHeading___Toc10594_60537451"/>Subclasa Job a clasei <text:span text:style-name="T982">Polygon</text:span>Vectorizer<text:bookmark-end text:name="__RefHeading___Toc10594_60537451"/></text:h>
      <text:p text:style-name="P149"><text:bookmark-start text:name="__RefHeading___Toc6634_34308421128"/><text:tab/><text:span text:style-name="T942">Clasa aceasta are rolul de a crea în mod relativ eficient lista de poligoane a procesului de vectorizare. Ea extinde clasa JobThread care conține un flag boolean </text:span><text:span text:style-name="T804">canceled</text:span><text:span text:style-name="T942">.</text:span><text:bookmark-end text:name="__RefHeading___Toc6634_34308421128"/></text:p>
      <text:p text:style-name="P178"><text:span text:style-name="T327">private </text:span>LinkedList&lt;ColoredPolygon&gt; <text:span text:style-name="T377">localList </text:span>= <text:span text:style-name="T327">new </text:span>LinkedList&lt;&gt;();</text:p>
      <text:p text:style-name="P149"><text:span text:style-name="T942"><text:tab/>Aici se va tine ca referința lista de poligoane la care lucrează thead-ul, dacă operația de vectorizare se termina cu succes , referința aceasta va fi copiată mai târziu în </text:span><text:span text:style-name="T822">coloredPolygons</text:span><text:span text:style-name="T942">.</text:span></text:p>
      <text:p text:style-name="P185"><text:span text:style-name="T327">if</text:span>(<text:span text:style-name="T377">visitMatrix</text:span>==<text:span text:style-name="T327">null </text:span>|| <text:span text:style-name="T377">visitMatrix</text:span>.<text:span text:style-name="T377">length </text:span>&lt; <text:span text:style-name="T377">h</text:span>*<text:span text:style-name="T377">w</text:span>) {</text:p>
      <text:p text:style-name="P240"><text:s text:c="4"/><text:span text:style-name="T380">visitMatrix </text:span><text:span text:style-name="T912">= </text:span><text:span text:style-name="T334">new char</text:span><text:span text:style-name="T912">[</text:span><text:span text:style-name="T380">h</text:span><text:span text:style-name="T912">*</text:span><text:span text:style-name="T380">w</text:span><text:span text:style-name="T912">];</text:span></text:p>
      <text:p text:style-name="P231">}</text:p>
      <text:p text:style-name="P231"><text:span text:style-name="T327">if</text:span>(<text:span text:style-name="T377">workMatrix</text:span>==<text:span text:style-name="T327">null </text:span>|| <text:span text:style-name="T377">workMatrix</text:span>.<text:span text:style-name="T377">length </text:span>&lt; <text:span text:style-name="T377">h</text:span>*<text:span text:style-name="T377">w</text:span>){</text:p>
      <text:p text:style-name="P240"><text:s text:c="4"/><text:span text:style-name="T380">workMatrix </text:span><text:span text:style-name="T912">= </text:span><text:span text:style-name="T334">new char</text:span><text:span text:style-name="T912">[</text:span><text:span text:style-name="T380">h</text:span><text:span text:style-name="T912">*</text:span><text:span text:style-name="T380">w</text:span><text:span text:style-name="T912">];</text:span></text:p>
      <text:p text:style-name="P191">}<text:span text:style-name="T363"><text:tab/></text:span></text:p>
      <text:p text:style-name="P169"><text:span text:style-name="T376"><text:tab/></text:span><text:span text:style-name="T986">Deoarece este foarte posibil ca utilizatorul sa reîncerce diferite poze a trebuit sa creez o metoda de a recicla array-urile cele vechi. </text:span></text:p>
      <text:p text:style-name="P195"><text:span text:style-name="T952">Arrays</text:span>.<text:span text:style-name="T786">fill</text:span>(<text:span text:style-name="T377">visitMatrix</text:span>,<text:span text:style-name="T667">0</text:span>,<text:span text:style-name="T377">h</text:span>*<text:span text:style-name="T377">w</text:span>,(<text:span text:style-name="T327">char</text:span>)<text:span text:style-name="T667">0</text:span>);</text:p>
      <text:p text:style-name="P191"><text:span text:style-name="T952">Arrays</text:span>.<text:span text:style-name="T786">fill</text:span>(<text:span text:style-name="T377">workMatrix</text:span>,<text:span text:style-name="T667">0</text:span>,<text:span text:style-name="T377">h</text:span>*<text:span text:style-name="T377">w</text:span>,(<text:span text:style-name="T327">char</text:span>)<text:span text:style-name="T667">0</text:span>);</text:p>
      <text:p text:style-name="P169"><text:tab/><text:span text:style-name="T988">Ultimul pas al reciclării este curățarea conținuturilor lor. Functia </text:span><text:span text:style-name="T823">Arrays.fill</text:span><text:span text:style-name="T824">()</text:span><text:span text:style-name="T911"> doar itereaza array-ul intre cele doua valori 0 și h*w cu un simplu </text:span><text:span text:style-name="T824">for</text:span><text:span text:style-name="T911">. Este posibil ca prin folosință repetata ca JIT-ul sa eficientizeze acele loop-uri.</text:span></text:p>
      <text:p text:style-name="P192"><text:span text:style-name="T327">for</text:span>(y0=<text:span text:style-name="T667">0</text:span>;y0&lt;<text:span text:style-name="T377">h</text:span>;y0++){</text:p>
      <text:p text:style-name="P240"><text:soft-page-break/><text:s text:c="4"/><text:span text:style-name="T334">for</text:span><text:span text:style-name="T912">(x0=</text:span><text:span text:style-name="T670">0</text:span><text:span text:style-name="T912">;x0&lt;</text:span><text:span text:style-name="T380">w</text:span><text:span text:style-name="T912">;x0++){</text:span></text:p>
      <text:p text:style-name="P240"><text:s text:c="8"/><text:span text:style-name="T912">pixel = y0*</text:span><text:span text:style-name="T380">w</text:span><text:span text:style-name="T912">+x0;</text:span></text:p>
      <text:p text:style-name="P240"><text:s text:c="8"/><text:span text:style-name="T334">if</text:span><text:span text:style-name="T912">(</text:span><text:span text:style-name="T380">canceled</text:span><text:span text:style-name="T912">)</text:span><text:span text:style-name="T334">return</text:span><text:span text:style-name="T912">;</text:span></text:p>
      <text:p text:style-name="P240"><text:s text:c="8"/><text:span text:style-name="T334">if </text:span><text:span text:style-name="T912">(</text:span><text:span text:style-name="T380">visitMatrix</text:span><text:span text:style-name="T912">[pixel] == </text:span><text:span text:style-name="T670">0</text:span><text:span text:style-name="T912">) {</text:span></text:p>
      <text:p text:style-name="P240"><text:s text:c="12"/><text:span text:style-name="T912">ColoredPolygon coloredPolygon = findShape(x0,y0);</text:span></text:p>
      <text:p text:style-name="P240"><text:s text:c="12"/><text:span text:style-name="T380">localList</text:span><text:span text:style-name="T912">.add(coloredPolygon);</text:span></text:p>
      <text:p text:style-name="P240"><text:s text:c="8"/><text:span text:style-name="T912">}</text:span></text:p>
      <text:p text:style-name="P240"><text:s text:c="4"/><text:span text:style-name="T912">}</text:span></text:p>
      <text:p text:style-name="P240"><text:s text:c="4"/><text:span text:style-name="T334">int </text:span><text:span text:style-name="T912">k = </text:span><text:span text:style-name="T380">aproxCompletedPixelCount</text:span><text:span text:style-name="T912">.addAndGet(</text:span><text:span text:style-name="T380">w</text:span><text:span text:style-name="T912">);</text:span></text:p>
      <text:p text:style-name="P240"><text:s text:c="4"/><text:span text:style-name="T912">updateDetails(String.</text:span><text:span text:style-name="T923">format</text:span><text:span text:style-name="T912">(</text:span><text:span text:style-name="T933">"Progress : %.1f%%"</text:span><text:span text:style-name="T912">, </text:span><text:span text:style-name="T670">100.f </text:span><text:span text:style-name="T912">* k / </text:span><text:span text:style-name="T380">area</text:span><text:span text:style-name="T912">));</text:span></text:p>
      <text:p text:style-name="P191">}</text:p>
      <text:p text:style-name="P170"><text:span text:style-name="T903"><text:tab/></text:span><text:span text:style-name="T904">Caut fiecare figura geometrica prin iterarea tuturor pixelilor din imagine. Atunci când o figura geometrica este descoperita , pixelii care ii aparțin acestuia sunt vizitați. </text:span><text:span text:style-name="T905">Se va încerca căutarea unei figuri geometrice numai și numai dacă acest pixel nu a fost notat ca fiind vizitat.</text:span></text:p>
      <text:p text:style-name="P170"><text:span text:style-name="T905"><text:tab/>Următoarele linii de cod sunt similare cu cele din TriangleVectorizer. Lista locala de poligoane este copiata </text:span><text:span text:style-name="T906">la lista principala </text:span><text:span text:style-name="T854">coloredPolygons</text:span><text:span text:style-name="T906">, iar apoi folosind thread-ul principal și unul secundar </text:span><text:span text:style-name="T907">se afișează imaginea rezultat aproximativa și se construiesc fișierele în formatele SVG și SVGZ. </text:span><text:span text:style-name="T908">Functia set isDone() anunța testul benchmark momentul când a terminat vectorizatorul treaba.</text:span></text:p>
      <text:p text:style-name="P186"><text:span text:style-name="T327">private char </text:span>getWorkPixel(<text:span text:style-name="T327">int </text:span>x,<text:span text:style-name="T327">int </text:span>y)</text:p>
      <text:p text:style-name="P163"><text:tab/><text:span text:style-name="T989">Returnează valoarea de vizitare dacă coordonatele x și y aparțin imaginii pe care se lucrează.</text:span></text:p>
      <text:p text:style-name="P186"><text:span text:style-name="T327">private boolean </text:span>isWorkPixelNotVisited(<text:span text:style-name="T327">int </text:span>x,<text:span text:style-name="T327">int </text:span>y)</text:p>
      <text:p text:style-name="P163"><text:tab/><text:span text:style-name="T990">Returnează dacă pixelul este valid și dacă este nevizitat.</text:span></text:p>
      <text:p text:style-name="P187"><text:span text:style-name="T327">private boolean </text:span>isThereAnyEmptySpaces(<text:span text:style-name="T327">int </text:span>x0,<text:span text:style-name="T327">int </text:span>y0)</text:p>
      <text:p text:style-name="P155"><text:tab/><text:span text:style-name="T991">Se verifica dacă în jurul pixelului se afla cel puțin un pixel nevizitat , sau dacă se afla pe marginea imaginii.</text:span></text:p>
      <text:p text:style-name="P181"><text:span text:style-name="T327">private </text:span>ColoredPolygon findShape(<text:span text:style-name="T327">short </text:span>x,<text:span text:style-name="T327">short </text:span>y)</text:p>
      <text:p text:style-name="P158"><text:tab/><text:span text:style-name="T992">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5">findShape</text:span><text:span text:style-name="T992">.</text:span></text:p>
      <text:p text:style-name="P188"><text:span text:style-name="T952">ColoredPolygon</text:span> coloredPolygon = <text:span text:style-name="T327">new </text:span><text:span text:style-name="T952">ColoredPolygon</text:span>();</text:p>
      <text:p text:style-name="P231"><text:span text:style-name="T327">int </text:span>startColor = colorOrig(x,y);</text:p>
      <text:p text:style-name="P231"><text:span text:style-name="T327">int </text:span>rTotal=<text:span text:style-name="T667">0</text:span>,gTotal=<text:span text:style-name="T667">0</text:span>,bTotal=<text:span text:style-name="T667">0</text:span>;</text:p>
      <text:p text:style-name="P231"><text:span text:style-name="T327">int </text:span>count=<text:span text:style-name="T667">0</text:span>;</text:p>
      <text:p text:style-name="P191"><text:span text:style-name="T327">int </text:span>currentColor;</text:p>
      <text:p text:style-name="P158"><text:tab/><text:span text:style-name="T993">Obiectul </text:span><text:span text:style-name="T826">coloredPolygon</text:span><text:span text:style-name="T993"> reprezintă obiectul ce va fi adăugat. Dacă procesul nu a fost anulat el va conține informații relevante.</text:span></text:p>
      <text:p text:style-name="P158"><text:tab/><text:span text:style-name="T993">Pentru a cauta cât mai rapid poligonul, o să presupun că pixelul inițial conține media aproximativă a culorilor pe care trebuie sa le caut. <text:s/>În </text:span><text:span text:style-name="T827">rTotal,gTotal </text:span><text:span text:style-name="T994">și </text:span><text:span text:style-name="T827">bTotal </text:span><text:span text:style-name="T994">stochez suma canalelor de culori pentru a calcula media adevărata a culorilor. Variabila </text:span><text:span text:style-name="T828">count</text:span><text:span text:style-name="T995"> reprezintă numărul de pixeli care aparțin poligonului construit , iar </text:span><text:span text:style-name="T828">currentColor</text:span><text:span text:style-name="T995"> este o variabila ajutătoare.</text:span></text:p>
      <text:p text:style-name="P188"><text:span text:style-name="T377">workMatrix</text:span>[y*<text:span text:style-name="T377">w</text:span>+x] = <text:span text:style-name="T667">2</text:span>;</text:p>
      <text:p text:style-name="P158"><text:soft-page-break/><text:tab/><text:span text:style-name="T996">Valoarea 2 reprezintă faptul ca pixelul este vizitat , este considerat perete , dar nu a fost încă adăugat la lista finală. </text:span></text:p>
      <text:p text:style-name="P188"><text:span text:style-name="T327">short </text:span>x0=x,y0=y,x1,y1;</text:p>
      <text:p text:style-name="P231"><text:span text:style-name="T377">list</text:span>.clearAll();</text:p>
      <text:p text:style-name="P231"><text:span text:style-name="T377">list</text:span>.push((<text:span text:style-name="T327">short</text:span>) (x0 - <text:span text:style-name="T667">1</text:span>), y0);</text:p>
      <text:p text:style-name="P231"><text:span text:style-name="T377">list</text:span>.push(x0, (<text:span text:style-name="T327">short</text:span>) (y0-<text:span text:style-name="T667">1</text:span>));</text:p>
      <text:p text:style-name="P231"><text:span text:style-name="T377">list</text:span>.push(x0, (<text:span text:style-name="T327">short</text:span>) (y0+<text:span text:style-name="T667">1</text:span>));</text:p>
      <text:p text:style-name="P191"><text:span text:style-name="T377">list</text:span>.push((<text:span text:style-name="T327">short</text:span>) (x0+<text:span text:style-name="T667">1</text:span>),y0);</text:p>
      <text:p text:style-name="P158"><text:tab/><text:span text:style-name="T997">Deși obiectul </text:span><text:span text:style-name="T829">list</text:span><text:span text:style-name="T997">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88"><text:span text:style-name="T998">rTotal</text:span> += redOrig(x, y);</text:p>
      <text:p text:style-name="P231">gTotal += greenOrig(x, y);</text:p>
      <text:p text:style-name="P231">bTotal += blueOrig(x, y);</text:p>
      <text:p text:style-name="P191">count++;</text:p>
      <text:p text:style-name="P158"><text:tab/><text:span text:style-name="T999">Se adaugă valorile culorilor ale punctului inițial și incrementează variabila </text:span><text:span text:style-name="T830">count</text:span><text:span text:style-name="T999">.</text:span></text:p>
      <text:p text:style-name="P188"><text:span text:style-name="T327">short </text:span>minX=x,maxX=x,minY=y,maxY=y;</text:p>
      <text:p text:style-name="P158"><text:tab/><text:span text:style-name="T1000">Valorile acestea vor fi folosite mai jos pentru a descoperii cel mai nordic pixel care are valoarea de vizitări egala cu 2 (perete care nu este încă adăugat la lista de puncte).</text:span></text:p>
      <text:p text:style-name="P188"><text:span text:style-name="T327">while</text:span>(!<text:span text:style-name="T377">list</text:span>.isEmpty()){</text:p>
      <text:p text:style-name="P240"><text:s text:c="4"/><text:span text:style-name="T334">if</text:span><text:span text:style-name="T912">(</text:span><text:span text:style-name="T380">canceled</text:span><text:span text:style-name="T912">)</text:span><text:span text:style-name="T334">return </text:span><text:span text:style-name="T912">coloredPolygon;</text:span></text:p>
      <text:p text:style-name="P240"><text:s text:c="4"/><text:span text:style-name="T912">x0 = </text:span><text:span text:style-name="T380">list</text:span><text:span text:style-name="T912">.getLastX();</text:span></text:p>
      <text:p text:style-name="P240"><text:s text:c="4"/><text:span text:style-name="T912">y0 = </text:span><text:span text:style-name="T380">list</text:span><text:span text:style-name="T912">.getLastY();</text:span></text:p>
      <text:p text:style-name="P216"><text:s text:c="4"/><text:span text:style-name="T380">list</text:span><text:span text:style-name="T912">.deleteLast();</text:span></text:p>
      <text:p text:style-name="P158"><text:tab/><text:span text:style-name="T1001">Cât timp mai sunt puncte în liste , acestea vor fi verificate , deasemenea se verifică dacă job-ul curent a fost anulat sau nu.</text:span></text:p>
      <text:p text:style-name="P188"><text:span text:style-name="T327">int </text:span>index = y0*<text:span text:style-name="T377">w</text:span>+x0;</text:p>
      <text:p text:style-name="P231"><text:span text:style-name="T327">if</text:span>(x0&lt;<text:span text:style-name="T667">0 </text:span>|| x0&gt;=<text:span text:style-name="T377">w </text:span>|| y0&lt;<text:span text:style-name="T667">0 </text:span>|| y0&gt;=<text:span text:style-name="T377">h</text:span>)<text:span text:style-name="T327">continue</text:span>;</text:p>
      <text:p text:style-name="P231"><text:span text:style-name="T327">if</text:span>(<text:span text:style-name="T377">workMatrix</text:span>[index]!=<text:span text:style-name="T667">0</text:span>)<text:span text:style-name="T327">continue</text:span>;</text:p>
      <text:p text:style-name="P191">currentColor = colorOrig(x0,y0);</text:p>
      <text:p text:style-name="P158"><text:tab/><text:span text:style-name="T1002">Variabila </text:span><text:span text:style-name="T831">index</text:span><text:span text:style-name="T1002"> are rol ajutător. Se verifică dacă pixelul acesta se află în imagine , și dacă da, dacă acel pixel a fost sau nu vizitat. După aceea se stochează culoarea curentă .</text:span></text:p>
      <text:p text:style-name="P188"><text:span text:style-name="T327">if</text:span>(minX&gt;x0)minX = x0;</text:p>
      <text:p text:style-name="P231"><text:span text:style-name="T327">if</text:span>(minY&gt;y0)minY = y0;</text:p>
      <text:p text:style-name="P231"><text:span text:style-name="T327">if</text:span>(maxX&lt;x0)maxX = x0;</text:p>
      <text:p text:style-name="P191"><text:span text:style-name="T327">if</text:span>(maxY&lt;y0)maxY = y0;</text:p>
      <text:p text:style-name="P164"><text:tab/>Se reactualizează valorile min și max.</text:p>
      <text:p text:style-name="P192"><text:span text:style-name="T327">if</text:span><text:span text:style-name="T667">(x0==0 || x0==</text:span><text:span text:style-name="T377">w</text:span><text:span text:style-name="T667">-1 || y0==0 || y0==</text:span><text:span text:style-name="T377">h</text:span><text:span text:style-name="T667">-1 ||</text:span></text:p>
      <text:p text:style-name="P240"><text:s text:c="8"/><text:span text:style-name="T380">visitMatrix</text:span><text:span text:style-name="T912">[index]!=</text:span><text:span text:style-name="T670">0 </text:span><text:span text:style-name="T912">||</text:span></text:p>
      <text:p text:style-name="P240"><text:s text:c="8"/><text:span text:style-name="T912">Utility.</text:span><text:span text:style-name="T923">manhattanDistance</text:span><text:span text:style-name="T912">(startColor, currentColor)&gt;</text:span><text:span text:style-name="T380">threshold</text:span><text:span text:style-name="T912">)</text:span></text:p>
      <text:p text:style-name="P231"><text:soft-page-break/>{</text:p>
      <text:p text:style-name="P240"><text:s text:c="4"/><text:span text:style-name="T380">workMatrix</text:span><text:span text:style-name="T912">[index]=</text:span><text:span text:style-name="T670">2</text:span><text:span text:style-name="T912">;</text:span></text:p>
      <text:p text:style-name="P191">}</text:p>
      <text:p text:style-name="P170"><text:span text:style-name="T909"><text:tab/></text:span><text:span text:style-name="T910">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21">else</text:p>
      <text:p text:style-name="P231">{</text:p>
      <text:p text:style-name="P240"><text:s text:c="4"/><text:span text:style-name="T380">workMatrix</text:span><text:span text:style-name="T912">[index]=</text:span><text:span text:style-name="T670">1</text:span><text:span text:style-name="T912">;</text:span></text:p>
      <text:p text:style-name="P240"><text:s text:c="4"/><text:span text:style-name="T912">rTotal += Utility.</text:span><text:span text:style-name="T923">red</text:span><text:span text:style-name="T912">(currentColor);</text:span></text:p>
      <text:p text:style-name="P240"><text:s text:c="4"/><text:span text:style-name="T912">gTotal += Utility.</text:span><text:span text:style-name="T923">green</text:span><text:span text:style-name="T912">(currentColor);</text:span></text:p>
      <text:p text:style-name="P240"><text:s text:c="4"/><text:span text:style-name="T912">bTotal += Utility.</text:span><text:span text:style-name="T923">blue</text:span><text:span text:style-name="T912">(currentColor);</text:span></text:p>
      <text:p text:style-name="P240"><text:s text:c="4"/><text:span text:style-name="T912">count++;</text:span></text:p>
      <text:p text:style-name="P240"><text:s text:c="4"/><text:span text:style-name="T334">if</text:span><text:span text:style-name="T912">(isWorkPixelNotVisited(x0,y0+</text:span><text:span text:style-name="T670">1</text:span><text:span text:style-name="T912">))</text:span></text:p>
      <text:p text:style-name="P240"><text:s text:c="8"/><text:span text:style-name="T380">list</text:span><text:span text:style-name="T912">.push(x0, (</text:span><text:span text:style-name="T334">short</text:span><text:span text:style-name="T912">) (y0+</text:span><text:span text:style-name="T670">1</text:span><text:span text:style-name="T912">));</text:span></text:p>
      <text:p text:style-name="P240"><text:s text:c="4"/><text:span text:style-name="T334">if</text:span><text:span text:style-name="T912">(isWorkPixelNotVisited(x0+</text:span><text:span text:style-name="T670">1</text:span><text:span text:style-name="T912">,y0))</text:span></text:p>
      <text:p text:style-name="P240"><text:s text:c="8"/><text:span text:style-name="T380">list</text:span><text:span text:style-name="T912">.push((</text:span><text:span text:style-name="T334">short</text:span><text:span text:style-name="T912">) (x0+</text:span><text:span text:style-name="T670">1</text:span><text:span text:style-name="T912">),y0);</text:span></text:p>
      <text:p text:style-name="P240"><text:s text:c="4"/><text:span text:style-name="T334">if</text:span><text:span text:style-name="T912">(isWorkPixelNotVisited(x0-</text:span><text:span text:style-name="T670">1</text:span><text:span text:style-name="T912">,y0))</text:span></text:p>
      <text:p text:style-name="P240"><text:s text:c="8"/><text:span text:style-name="T380">list</text:span><text:span text:style-name="T912">.push((</text:span><text:span text:style-name="T334">short</text:span><text:span text:style-name="T912">) (x0-</text:span><text:span text:style-name="T670">1</text:span><text:span text:style-name="T912">),y0);</text:span></text:p>
      <text:p text:style-name="P240"><text:s text:c="4"/><text:span text:style-name="T334">if</text:span><text:span text:style-name="T912">(isWorkPixelNotVisited(x0,y0-</text:span><text:span text:style-name="T670">1</text:span><text:span text:style-name="T912">))</text:span></text:p>
      <text:p text:style-name="P240"><text:s text:c="8"/><text:span text:style-name="T380">list</text:span><text:span text:style-name="T912">.push(x0, (</text:span><text:span text:style-name="T334">short</text:span><text:span text:style-name="T912">) (y0-</text:span><text:span text:style-name="T670">1</text:span><text:span text:style-name="T912">));</text:span></text:p>
      <text:p text:style-name="P191">}</text:p>
      <text:p text:style-name="P158"><text:tab/><text:span text:style-name="T1003">Dacă pixelul nu a eșuat niciuna dintre testele precedente , atuncea acesta este un pixel interior poligonului căutat. Valorile culorilor sale sunt adunate , iar vecini săi sunt adăugați la container-ul </text:span><text:span text:style-name="T832">list</text:span><text:span text:style-name="T1003">.</text:span></text:p>
      <text:p text:style-name="P207">y = minY;</text:p>
      <text:p text:style-name="P238">x = minX;</text:p>
      <text:p text:style-name="P206"><text:span text:style-name="T327">while</text:span>(getWorkPixel(x,y)!=<text:span text:style-name="T667">2</text:span>)x++;</text:p>
      <text:p text:style-name="P158"><text:span text:style-name="T1004"><text:s text:c="2"/><text:tab/>Se caută primul pixel de linia </text:span><text:span text:style-name="T833">minY </text:span><text:span text:style-name="T1005">care face parte din perimetru.</text:span></text:p>
      <text:p text:style-name="P188"><text:span text:style-name="T377">list</text:span>.push(x,y);</text:p>
      <text:p text:style-name="P231"><text:span text:style-name="T377">workMatrix</text:span>[y * <text:span text:style-name="T377">w </text:span>+ x] = <text:span text:style-name="T667">3</text:span>;</text:p>
      <text:p text:style-name="P231"><text:span text:style-name="T327">boolean </text:span>done = <text:span text:style-name="T327">false</text:span>;</text:p>
      <text:p text:style-name="P191"><text:span text:style-name="T327">int </text:span>dir=<text:span text:style-name="T667">0</text:span>,dir2;</text:p>
      <text:p text:style-name="P158"><text:tab/><text:span text:style-name="T1006">Acel punct găsit mai devreme face cu siguranța parte din perimetru , deci el va fi notat cu valoarea 3. El este adăugat în lista pentru a ajutat la găsirea următoarelor puncte în ordinea corectă.</text:span></text:p>
      <text:p text:style-name="P192"><text:span text:style-name="T327">while</text:span>(!done) {</text:p>
      <text:p text:style-name="P240"><text:s text:c="4"/><text:span text:style-name="T334">if </text:span><text:span text:style-name="T912">(</text:span><text:span text:style-name="T380">canceled</text:span><text:span text:style-name="T912">) </text:span><text:span text:style-name="T334">return </text:span><text:span text:style-name="T912">coloredPolygon;</text:span></text:p>
      <text:p text:style-name="P240"><text:s text:c="4"/><text:span text:style-name="T912">x1 = </text:span><text:span text:style-name="T380">list</text:span><text:span text:style-name="T912">.getLastX();</text:span></text:p>
      <text:p text:style-name="P240"><text:s text:c="4"/><text:span text:style-name="T912">y1 = </text:span><text:span text:style-name="T380">list</text:span><text:span text:style-name="T912">.getLastY();</text:span></text:p>
      <text:p text:style-name="P240"><text:s text:c="4"/><text:span text:style-name="T334">for </text:span><text:span text:style-name="T912">(dir2 = dir; dir2 &lt; </text:span><text:span text:style-name="T670">8 </text:span><text:span text:style-name="T912">+ dir; dir2++) {</text:span></text:p>
      <text:p text:style-name="P240"><text:s text:c="8"/><text:span text:style-name="T912">x0 = (</text:span><text:span text:style-name="T334">short</text:span><text:span text:style-name="T912">) (x1 + </text:span><text:span text:style-name="T384">DIR_X</text:span><text:span text:style-name="T912">[dir2 % </text:span><text:span text:style-name="T670">8</text:span><text:span text:style-name="T912">]);</text:span></text:p>
      <text:p text:style-name="P240"><text:s text:c="8"/><text:span text:style-name="T912">y0 = (</text:span><text:span text:style-name="T334">short</text:span><text:span text:style-name="T912">) (y1 + </text:span><text:span text:style-name="T384">DIR_Y</text:span><text:span text:style-name="T912">[dir2 % </text:span><text:span text:style-name="T670">8</text:span><text:span text:style-name="T912">]);</text:span></text:p>
      <text:p text:style-name="P240"><text:s text:c="8"/><text:span text:style-name="T334">if </text:span><text:span text:style-name="T912">(x0 &lt; </text:span><text:span text:style-name="T670">0 </text:span><text:span text:style-name="T912">|| x0 &gt;= </text:span><text:span text:style-name="T380">w </text:span><text:span text:style-name="T912">|| y0 &lt; </text:span><text:span text:style-name="T670">0 </text:span><text:span text:style-name="T912">|| y0 &gt;= </text:span><text:span text:style-name="T380">h</text:span><text:span text:style-name="T912">) </text:span><text:span text:style-name="T334">continue</text:span><text:span text:style-name="T912">;</text:span></text:p>
      <text:p text:style-name="P240"><text:s text:c="8"/><text:span text:style-name="T334">if </text:span><text:span text:style-name="T912">(y0 == y &amp;&amp; x0 == x) {</text:span></text:p>
      <text:p text:style-name="P240"><text:s text:c="12"/><text:span text:style-name="T912">done = </text:span><text:span text:style-name="T334">true</text:span><text:span text:style-name="T912">;</text:span></text:p>
      <text:p text:style-name="P240"><text:s text:c="12"/><text:span text:style-name="T334">break</text:span><text:span text:style-name="T912">;</text:span></text:p>
      <text:p text:style-name="P240"><text:s text:c="8"/><text:span text:style-name="T912">} </text:span><text:span text:style-name="T334">else if </text:span><text:span text:style-name="T912">(</text:span><text:span text:style-name="T380">workMatrix</text:span><text:span text:style-name="T912">[y0 * </text:span><text:span text:style-name="T380">w </text:span><text:span text:style-name="T912">+ x0] == </text:span><text:span text:style-name="T670">2</text:span><text:span text:style-name="T912">) {</text:span></text:p>
      <text:p text:style-name="P240"><text:s text:c="12"/><text:span text:style-name="T334">if </text:span><text:span text:style-name="T912">(isThereAnyEmptySpaces(x0, y0)) {</text:span></text:p>
      <text:p text:style-name="P240"><text:s text:c="16"/><text:span text:style-name="T380">workMatrix</text:span><text:span text:style-name="T912">[y0 * </text:span><text:span text:style-name="T380">w </text:span><text:span text:style-name="T912">+ x0] = </text:span><text:span text:style-name="T670">3</text:span><text:span text:style-name="T912">;</text:span></text:p>
      <text:p text:style-name="P240"><text:s text:c="16"/><text:span text:style-name="T380">list</text:span><text:span text:style-name="T912">.push(x0, y0);</text:span></text:p>
      <text:p text:style-name="P240"><text:s text:c="16"/><text:span text:style-name="T912">dir = (dir2 + </text:span><text:span text:style-name="T670">5</text:span><text:span text:style-name="T912">) % </text:span><text:span text:style-name="T670">8</text:span><text:span text:style-name="T912">;</text:span></text:p>
      <text:p text:style-name="P240"><text:soft-page-break/><text:s text:c="16"/><text:span text:style-name="T334">break</text:span><text:span text:style-name="T912">;</text:span></text:p>
      <text:p text:style-name="P240"><text:s text:c="12"/><text:span text:style-name="T912">} </text:span><text:span text:style-name="T334">else </text:span><text:span text:style-name="T912">{</text:span></text:p>
      <text:p text:style-name="P240"><text:s text:c="16"/><text:span text:style-name="T380">workMatrix</text:span><text:span text:style-name="T912">[y0 * </text:span><text:span text:style-name="T380">w </text:span><text:span text:style-name="T912">+ x0] = </text:span><text:span text:style-name="T670">1</text:span><text:span text:style-name="T912">;</text:span></text:p>
      <text:p text:style-name="P240"><text:s text:c="16"/><text:span text:style-name="T912">rTotal += redOrig(x0, y0);</text:span></text:p>
      <text:p text:style-name="P240"><text:s text:c="16"/><text:span text:style-name="T912">gTotal += greenOrig(x0, y0);</text:span></text:p>
      <text:p text:style-name="P240"><text:s text:c="16"/><text:span text:style-name="T912">bTotal += blueOrig(x0, y0);</text:span></text:p>
      <text:p text:style-name="P240"><text:s text:c="16"/><text:span text:style-name="T912">count++;</text:span></text:p>
      <text:p text:style-name="P240"><text:s text:c="12"/><text:span text:style-name="T912">}</text:span></text:p>
      <text:p text:style-name="P240"><text:s text:c="8"/><text:span text:style-name="T912">}</text:span></text:p>
      <text:p text:style-name="P240"><text:s text:c="4"/><text:span text:style-name="T912">}</text:span></text:p>
      <text:p text:style-name="P191">}</text:p>
      <text:p text:style-name="P158"><text:tab/><text:span text:style-name="T1007">De fiecare data când se repeta ciclul </text:span><text:span text:style-name="T834">while</text:span><text:span text:style-name="T1007"> se verifica toate cele opt punctele învecinate acestuia dacă sunt valide(in interiorul imaginii) și dacă este considerat perete nevalidat (cu valoarea 2). Din cauza felului cum sunt implementate array-urile </text:span><text:span text:style-name="T834">DIR_X </text:span><text:span text:style-name="T1007">și </text:span><text:span text:style-name="T834">DIR_Y</text:span><text:span text:style-name="T1007"> și a algoritmului de parcurgere a suprafeței imaginii se va găsii întotdeauna cel puțin un punct care este corect.</text:span></text:p>
      <text:p text:style-name="P158"><text:tab/><text:span text:style-name="T1007">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5">for, </text:span><text:span text:style-name="T1010">altfel acel punct va fi notat ca un punct interior obișnuit și se vor adaugă valorile culorilor sale la sumele lor respective.</text:span><text:span text:style-name="T835"> </text:span><text:span text:style-name="T1008">Dacă unul dintre punctele învecinate este chiar punctul inițial , înseamna ca lista a fost construită corect , și se poate întrerupe ciclul </text:span><text:span text:style-name="T835">while</text:span><text:span text:style-name="T1008">.</text:span></text:p>
      <text:p text:style-name="P158"><text:tab/><text:span text:style-name="T1009">Rolul variabilelor </text:span><text:span text:style-name="T836">dir </text:span><text:span text:style-name="T1009">și </text:span><text:span text:style-name="T836">dir2 </text:span><text:span text:style-name="T1009">este de a alege poziția corecta din care să se înceapă căutarea, în așa fel încât primul punct valid este și cel corect, astfel algoritm-ul nu are nevoie sa folosească metoda backtrack-ing.</text:span></text:p>
      <text:p text:style-name="P188">coloredPolygon.<text:span text:style-name="T377">pointArray </text:span>= <text:span text:style-name="T377">list</text:span>.cloneUpTo(<text:span text:style-name="T377">list</text:span>.size());</text:p>
      <text:p text:style-name="P158"><text:tab/><text:span text:style-name="T1011">După ce s-a creat lista redusă , poligonul va primi o clonă a listei respective , dar cu mărimea maxima redusa la exact cât este necesar. <text:s/></text:span></text:p>
      <text:p text:style-name="P213"><text:span text:style-name="T327">int </text:span>index;</text:p>
      <text:p text:style-name="P228"><text:span text:style-name="T327">for</text:span>(y0=minY;y0&lt;=maxY;y0++)</text:p>
      <text:p text:style-name="P228"><text:s text:c="4"/><text:span text:style-name="T327">for</text:span>(x0=minX;x0&lt;=maxX;x0++) {</text:p>
      <text:p text:style-name="P228"><text:s text:c="8"/><text:span text:style-name="T327">if</text:span>(<text:span text:style-name="T377">canceled</text:span>)<text:span text:style-name="T327">return </text:span>coloredPolygon;</text:p>
      <text:p text:style-name="P228"><text:s text:c="8"/>index = y0 * <text:span text:style-name="T377">w </text:span>+ x0;</text:p>
      <text:p text:style-name="P228"><text:s text:c="8"/><text:span text:style-name="T327">if</text:span>(<text:span text:style-name="T377">workMatrix</text:span>[index]==<text:span text:style-name="T667">1</text:span>||(<text:span text:style-name="T377">workMatrix</text:span>[index]==<text:span text:style-name="T667">3</text:span>&amp;&amp;(x0==<text:span text:style-name="T667">0</text:span>||x0==<text:span text:style-name="T377">w</text:span>-<text:span text:style-name="T667">1</text:span>||y0==<text:span text:style-name="T667">0</text:span>||y==<text:span text:style-name="T377">h</text:span>-<text:span text:style-name="T667">1</text:span>))){</text:p>
      <text:p text:style-name="P228"><text:s text:c="12"/><text:span text:style-name="T377">visitMatrix</text:span>[index] = <text:span text:style-name="T377">workMatrix</text:span>[index];</text:p>
      <text:p text:style-name="P228"><text:s text:c="8"/>}</text:p>
      <text:p text:style-name="P228"><text:s text:c="8"/><text:span text:style-name="T377">workMatrix</text:span>[index]=<text:span text:style-name="T667">0</text:span>;</text:p>
      <text:p text:style-name="P211"><text:s text:c="4"/>}</text:p>
      <text:p text:style-name="P158"><text:tab/><text:span text:style-name="T1012">Se copiază în </text:span><text:span text:style-name="T837">visitMatrix</text:span><text:span text:style-name="T1012"> valorile de vizitare care sunt relevante: valorile de 1 care reprezintă faptul ca pixelul a fost în interiorul poligonului, și valorile de 3 care sunt pe marginea imaginii. Și în același timp se șterg valorile curente din </text:span><text:span text:style-name="T838">workMatrix</text:span><text:span text:style-name="T1013">.</text:span></text:p>
      <text:p text:style-name="P158"><text:tab/><text:span text:style-name="T1014">Ca să fie mai eficientă parcurgerea , se traversează doar zona cuprinsă de </text:span><text:span text:style-name="T839">minX</text:span><text:span text:style-name="T1014">,</text:span><text:span text:style-name="T839">minY</text:span><text:span text:style-name="T1014">,</text:span><text:span text:style-name="T839">maxX</text:span><text:span text:style-name="T1014"> și </text:span><text:span text:style-name="T839">maxY</text:span><text:span text:style-name="T1014">. <text:s/></text:span></text:p>
      <text:p text:style-name="P188"><text:span text:style-name="T327">return </text:span>coloredPolygon;</text:p>
      <text:p text:style-name="P223"><text:span text:style-name="T475"><text:tab/></text:span><text:span text:style-name="T476">La final se returnează poligonul generat.</text:span></text:p>
      <text:h text:style-name="P130" text:outline-level="1"><text:bookmark-start text:name="__RefHeading___Toc10612_60537451"/><text:soft-page-break/><text:span text:style-name="T664">C</text:span><text:span text:style-name="T663">lase utilitare</text:span><text:bookmark-end text:name="__RefHeading___Toc10612_60537451"/></text:h>
      <text:h text:style-name="Heading_20_2" text:outline-level="2"><text:bookmark-start text:name="__RefHeading___Toc10614_60537451"/><text:span text:style-name="T1046">Clasa </text:span>Static Point Array<text:bookmark-end text:name="__RefHeading___Toc10614_60537451"/></text:h>
      <text:p text:style-name="P104"><text:span text:style-name="T10"><text:tab/></text:span><text:span text:style-name="T750">Pentru a m</text:span><text:span text:style-name="T772">ă</text:span><text:span text:style-name="T750">ri viteza de procesare a perimetrelor la vectorizatorul de poligoane am creat o nou</text:span><text:span text:style-name="T772">ă</text:span><text:span text:style-name="T750"> clas</text:span><text:span text:style-name="T772">ă</text:span><text:span text:style-name="T750"> care s</text:span><text:span text:style-name="T772">ă</text:span><text:span text:style-name="T750"> memoreze coordonatele punctelor perimetrelor. </text:span></text:p>
      <text:p text:style-name="P104"><text:span text:style-name="T751"><text:tab/>A</text:span><text:span text:style-name="T772">m</text:span><text:span text:style-name="T751"> denumit-o </text:span><text:span text:style-name="T787">Static</text:span><text:span text:style-name="T751"> Point Array deoarece odată ce este creat acest obiect, el are la dispoziție un </text:span><text:span text:style-name="T772">vector</text:span><text:span text:style-name="T751"> de mărime</text:span><text:span text:style-name="T772">a</text:span><text:span text:style-name="T751"> </text:span><text:span text:style-name="T787">size </text:span><text:span text:style-name="T855">cu care să facă toate </text:span><text:span text:style-name="T860">operațiile.</text:span><text:span text:style-name="T855"> </text:span><text:span text:style-name="T856">Nu funcționează ca un </text:span><text:span text:style-name="T793">ArrayList</text:span><text:span text:style-name="T856"> în care dacă se depășește spațiul disponibil să se realoce un </text:span><text:span text:style-name="T860">vector</text:span><text:span text:style-name="T856"> nou.</text:span></text:p>
      <text:p text:style-name="P104"><text:span text:style-name="T750"><text:tab/></text:span><text:span text:style-name="T752">Am ales s</text:span><text:span text:style-name="T772">ă</text:span><text:span text:style-name="T752"> folosesc do</text:span><text:span text:style-name="T772">i</text:span><text:span text:style-name="T752"> </text:span><text:span text:style-name="T772">vectori</text:span><text:span text:style-name="T752"> de tipul </text:span><text:span text:style-name="T793">short</text:span><text:span text:style-name="T752"> ca s</text:span><text:span text:style-name="T772">ă</text:span><text:span text:style-name="T752"> memorez coordonatele, deoarece nu m</text:span><text:span text:style-name="T772">ă</text:span><text:span text:style-name="T752"> aștept ca vreun u</text:span><text:span text:style-name="T772">tilizator</text:span><text:span text:style-name="T752"> s</text:span><text:span text:style-name="T772">ă</text:span><text:span text:style-name="T752"> folosească poze care au înălțimea sau </text:span><text:span text:style-name="T772">lățimea</text:span><text:span text:style-name="T752"> mai mare de 32000.</text:span></text:p>
      <text:p text:style-name="P104"><text:span text:style-name="T752"><text:tab/></text:span><text:span text:style-name="T754">Exista o variabila cu numele </text:span><text:span text:style-name="T794">count</text:span><text:span text:style-name="T754"> care </text:span><text:span text:style-name="T772">memorează</text:span><text:span text:style-name="T754"> lungimea curent</text:span><text:span text:style-name="T772">ă</text:span><text:span text:style-name="T754"> a datelor relevante din </text:span><text:span text:style-name="T772">vectori</text:span><text:span text:style-name="T754">.</text:span></text:p>
      <text:p text:style-name="P104"><text:span text:style-name="T752"><text:tab/></text:span><text:span text:style-name="T753">Descrierea metodelor :</text:span></text:p>
      <text:p text:style-name="P114"><text:span text:style-name="T24"><text:tab/></text:span><text:span text:style-name="T335">public void </text:span><text:span text:style-name="T913">push(</text:span><text:span text:style-name="T335">short </text:span><text:span text:style-name="T913">x,</text:span><text:span text:style-name="T335">short </text:span><text:span text:style-name="T913">y)</text:span></text:p>
      <text:p text:style-name="P114"><text:span text:style-name="T913"><text:tab/></text:span><text:span text:style-name="T774">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114"><text:span text:style-name="T24"><text:tab/></text:span><text:span text:style-name="T335">public void </text:span><text:span text:style-name="T913">deleteLast()</text:span></text:p>
      <text:p text:style-name="P104"><text:span text:style-name="T753"><text:tab/></text:span><text:span text:style-name="T773">Șterge</text:span><text:span text:style-name="T755"> punctul final din </text:span><text:span text:style-name="T773">vectori.</text:span><text:span text:style-name="T755"> </text:span><text:span text:style-name="T773">Metoda</text:span><text:span text:style-name="T755"> arunc</text:span><text:span text:style-name="T773">ă</text:span><text:span text:style-name="T755"> excepții dacă operația nu este posibila. Tot ce se face este să se decrementeze variabila </text:span><text:span text:style-name="T788">count</text:span><text:span text:style-name="T755">. Operația are timp constant deoarece ea mereu </text:span><text:span text:style-name="T773">șterge</text:span><text:span text:style-name="T755"> de la finalul listei.</text:span></text:p>
      <text:p text:style-name="P114"><text:span text:style-name="T28"><text:tab/></text:span><text:span text:style-name="T336">public void </text:span><text:span text:style-name="T914">clearAll()</text:span></text:p>
      <text:p text:style-name="P104"><text:span text:style-name="T755"><text:tab/>Se</text:span><text:span text:style-name="T756"> </text:span><text:span text:style-name="T773">șterg</text:span><text:span text:style-name="T756"> toate punctele din </text:span><text:span text:style-name="T773">vectori</text:span><text:span text:style-name="T756">. </text:span><text:span text:style-name="T757">Tot ce se face este să fie setata variabila </text:span><text:span text:style-name="T789">count </text:span><text:span text:style-name="T857">la 0. Operația are timp constant.</text:span></text:p>
      <text:p text:style-name="P114"><text:span text:style-name="T78"><text:tab/></text:span><text:span text:style-name="T340">public boolean </text:span><text:span text:style-name="T916">isEmpty()</text:span></text:p>
      <text:p text:style-name="P104"><text:span text:style-name="T857"><text:tab/></text:span><text:span text:style-name="T858">Se </text:span><text:span text:style-name="T861">returnează</text:span><text:span text:style-name="T858"> dacă </text:span><text:span text:style-name="T790">count </text:span><text:span text:style-name="T858">este egal cu 0.</text:span></text:p>
      <text:p text:style-name="P114"><text:span text:style-name="T79"><text:tab/></text:span><text:span text:style-name="T341">public int </text:span><text:span text:style-name="T917">size()</text:span></text:p>
      <text:p text:style-name="P104"><text:span text:style-name="T858"><text:tab/></text:span><text:span text:style-name="T859">Deși numele pe care l-am ales pentru funcție este </text:span><text:span text:style-name="T795">size</text:span><text:span text:style-name="T859">, el defapt </text:span><text:span text:style-name="T861">returnează</text:span><text:span text:style-name="T859"> </text:span><text:span text:style-name="T795">count</text:span><text:span text:style-name="T859">.</text:span></text:p>
      <text:p text:style-name="P114"><text:span text:style-name="T80"><text:tab/></text:span><text:span text:style-name="T342">public short </text:span><text:span text:style-name="T918">getX(</text:span><text:span text:style-name="T342">int </text:span><text:span text:style-name="T918">i)</text:span></text:p>
      <text:p text:style-name="P114"><text:span text:style-name="T915"><text:tab/></text:span><text:span text:style-name="T342">public short </text:span><text:span text:style-name="T918">getY(</text:span><text:span text:style-name="T342">int </text:span><text:span text:style-name="T918">i)</text:span></text:p>
      <text:p text:style-name="P104"><text:span text:style-name="T918"><text:tab/></text:span><text:span text:style-name="T865">Funcții getter pentru puncte de pe </text:span><text:span text:style-name="T861">anumiți</text:span><text:span text:style-name="T865"> indexi, a trebuit s</text:span><text:span text:style-name="T861">ă</text:span><text:span text:style-name="T865"> fac dou</text:span><text:span text:style-name="T862">ă</text:span><text:span text:style-name="T865"> deoarece nu vroiam s</text:span><text:span text:style-name="T861">ă</text:span><text:span text:style-name="T865"> fac un struct care s</text:span><text:span text:style-name="T861">ă</text:span><text:span text:style-name="T865"> conțină ambele puncte. </text:span><text:span text:style-name="T866">Operația are timp constant deoarece se citește dintr-un </text:span><text:span text:style-name="T861">vector</text:span><text:span text:style-name="T866">.</text:span></text:p>
      <text:p text:style-name="P114"><text:span text:style-name="T84"><text:tab/></text:span><text:span text:style-name="T357">public short </text:span><text:span text:style-name="T682">getLastX()</text:span></text:p>
      <text:p text:style-name="P114"><text:span text:style-name="T84"><text:tab/></text:span><text:span text:style-name="T357">public short </text:span><text:span text:style-name="T682">getLastY()</text:span></text:p>
      <text:p text:style-name="P104"><text:soft-page-break/><text:span text:style-name="T866"><text:tab/></text:span><text:span text:style-name="T867">Funcții getter specializate, citește ultima valoare din </text:span><text:span text:style-name="T862">vectori</text:span><text:span text:style-name="T867">.</text:span></text:p>
      <text:p text:style-name="P114"><text:span text:style-name="T81"><text:tab/></text:span><text:span text:style-name="T361">public void </text:span><text:span text:style-name="T686">setX(</text:span><text:span text:style-name="T361">short </text:span><text:span text:style-name="T686">i,</text:span><text:span text:style-name="T361">short </text:span><text:span text:style-name="T686">x)</text:span></text:p>
      <text:p text:style-name="P116"><text:span text:style-name="T81"><text:tab/></text:span><text:span text:style-name="T364">public void </text:span><text:span text:style-name="T81">setY(</text:span><text:span text:style-name="T364">short </text:span><text:span text:style-name="T81">i,</text:span><text:span text:style-name="T364">short </text:span><text:span text:style-name="T81">y)</text:span></text:p>
      <text:p text:style-name="P119"><text:span text:style-name="T87"><text:tab/></text:span><text:span text:style-name="T365">public void </text:span><text:span text:style-name="T87">setXY(</text:span><text:span text:style-name="T365">int </text:span><text:span text:style-name="T87">i,</text:span><text:span text:style-name="T365">short </text:span><text:span text:style-name="T87">x,</text:span><text:span text:style-name="T365">short </text:span><text:span text:style-name="T87">y)</text:span></text:p>
      <text:p text:style-name="P104"><text:span text:style-name="T867"><text:tab/></text:span><text:span text:style-name="T863">Metode</text:span><text:span text:style-name="T868"> setter pentru puncte de pe anumite poziții. În momentul acesta nu se verifica dacă index-ul se afl</text:span><text:span text:style-name="T863">ă</text:span><text:span text:style-name="T868"> </text:span><text:span text:style-name="T863">î</text:span><text:span text:style-name="T868">ntre 0 și </text:span><text:span text:style-name="T797">count</text:span><text:span text:style-name="T868">. </text:span></text:p>
      <text:p text:style-name="P114"><text:span text:style-name="T85"><text:tab/></text:span><text:span text:style-name="T358">public </text:span><text:span text:style-name="T683">StaticPointArray cloneUpTo(</text:span><text:span text:style-name="T358">int </text:span><text:span text:style-name="T683">s)</text:span></text:p>
      <text:p text:style-name="P104"><text:span text:style-name="T868"><text:tab/></text:span><text:span text:style-name="T863">Metodă</text:span><text:span text:style-name="T869"> folosită pentru a crea un nou obiect </text:span><text:span text:style-name="T796">StaticPointArray</text:span><text:span text:style-name="T869"> de mărime </text:span><text:span text:style-name="T796">s</text:span><text:span text:style-name="T869"> care </text:span><text:span text:style-name="T863">copiază</text:span><text:span text:style-name="T869"> din </text:span><text:span text:style-name="T863">vectorii</text:span><text:span text:style-name="T869"> original</text:span><text:span text:style-name="T863">i</text:span><text:span text:style-name="T869"> p</text:span><text:span text:style-name="T863">â</text:span><text:span text:style-name="T869">n</text:span><text:span text:style-name="T863">ă</text:span><text:span text:style-name="T869"> la indexul </text:span><text:span text:style-name="T796">s</text:span><text:span text:style-name="T869">. Timpul de execuție este liniar.</text:span></text:p>
      <text:p text:style-name="P114"><text:span text:style-name="T86"><text:tab/></text:span><text:span text:style-name="T359">public void </text:span><text:span text:style-name="T684">delete(</text:span><text:span text:style-name="T359">int </text:span><text:span text:style-name="T684">i)</text:span></text:p>
      <text:p text:style-name="P114"><text:span text:style-name="T684"><text:tab/></text:span><text:span text:style-name="T863">Metodă </text:span><text:span text:style-name="T870">pentru a </text:span><text:span text:style-name="T863">șterge</text:span><text:span text:style-name="T870"> un punct de la o anumit</text:span><text:span text:style-name="T863">ă</text:span><text:span text:style-name="T870"> poziție. Din păcate timpul de execuție este liniar , din cauza </text:span><text:span text:style-name="T863">vectorilor</text:span><text:span text:style-name="T870">.</text:span></text:p>
      <text:p text:style-name="P114"><text:span text:style-name="T86"><text:tab/></text:span><text:span text:style-name="T359">public void </text:span><text:span text:style-name="T684">copyFrom(StaticPointArray spa)</text:span></text:p>
      <text:p text:style-name="P125"><text:span text:style-name="T472"><text:tab/></text:span><text:span text:style-name="T473">Am creat </text:span><text:span text:style-name="T474">metoda</text:span><text:span text:style-name="T473"> </text:span><text:span text:style-name="T474">aceasta </text:span><text:span text:style-name="T473">pentru a copia rapid valori de la </text:span><text:span text:style-name="T474">un obiect </text:span><text:span text:style-name="T482">StaticPointArray</text:span><text:span text:style-name="T473"> la altul. Timpul de copiere este liniar, și arunc</text:span><text:span text:style-name="T474">ă</text:span><text:span text:style-name="T473"> excepție dacă nu este suficient spațiu pentru a copia </text:span><text:span text:style-name="T474">vectorii</text:span><text:span text:style-name="T473">.</text:span></text:p>
      <text:h text:style-name="Heading_20_2" text:outline-level="2"><text:bookmark-start text:name="__RefHeading___Toc6850_343084211"/>Clasa Utility<text:bookmark-end text:name="__RefHeading___Toc6850_343084211"/></text:h>
      <text:p text:style-name="P104"><text:span text:style-name="T14"><text:tab/></text:span><text:span text:style-name="T871">Deoarece <text:s/>majoritatea claselor folosesc <text:s/>mai multe </text:span><text:span text:style-name="T864">funcții</text:span><text:span text:style-name="T871"> </text:span><text:span text:style-name="T864">comune</text:span><text:span text:style-name="T871"> am decis s</text:span><text:span text:style-name="T864">ă </text:span><text:span text:style-name="T871">le mut pe toate într-o clasa utilitar</text:span><text:span text:style-name="T864">ă</text:span><text:span text:style-name="T871">. </text:span></text:p>
      <text:p text:style-name="P114"><text:span text:style-name="T15"><text:tab/></text:span><text:span text:style-name="T354">public static int </text:span><text:span text:style-name="T681">manhattanDistance</text:span><text:span text:style-name="T680">(</text:span><text:span text:style-name="T354">int </text:span><text:span text:style-name="T680">c1,</text:span><text:span text:style-name="T354">int </text:span><text:span text:style-name="T680">c2){</text:span></text:p>
      <text:p text:style-name="P229"><text:s text:c="4"/><text:tab/><text:tab/><text:span text:style-name="T327">char </text:span>b1 = (<text:span text:style-name="T327">char</text:span>)(c1 &amp; <text:span text:style-name="T667">255</text:span>);</text:p>
      <text:p text:style-name="P229"><text:s text:c="4"/><text:tab/><text:tab/>c1 &gt;&gt;= <text:span text:style-name="T667">8</text:span>;</text:p>
      <text:p text:style-name="P229"><text:s text:c="4"/><text:tab/><text:tab/><text:span text:style-name="T327">char </text:span>g1 = (<text:span text:style-name="T327">char</text:span>)(c1 &amp; <text:span text:style-name="T667">255</text:span>);</text:p>
      <text:p text:style-name="P229"><text:s text:c="4"/><text:tab/><text:tab/>c1 &gt;&gt;= <text:span text:style-name="T667">8</text:span>;</text:p>
      <text:p text:style-name="P229"><text:s text:c="4"/><text:tab/><text:tab/><text:span text:style-name="T327">char </text:span>r1 = (<text:span text:style-name="T327">char</text:span>)(c1 &amp; <text:span text:style-name="T667">255</text:span>);</text:p>
      <text:p text:style-name="P229"><text:s text:c="4"/><text:tab/><text:tab/><text:span text:style-name="T327">char </text:span>b2 = (<text:span text:style-name="T327">char</text:span>)(c2 &amp; <text:span text:style-name="T667">255</text:span>);</text:p>
      <text:p text:style-name="P229"><text:s text:c="4"/><text:tab/><text:tab/>c2 &gt;&gt;= <text:span text:style-name="T667">8</text:span>;</text:p>
      <text:p text:style-name="P229"><text:s text:c="4"/><text:tab/><text:tab/><text:span text:style-name="T327">char </text:span>g2 = (<text:span text:style-name="T327">char</text:span>)(c2 &amp; <text:span text:style-name="T667">255</text:span>);</text:p>
      <text:p text:style-name="P229"><text:s text:c="4"/><text:tab/><text:tab/>c2 &gt;&gt;= <text:span text:style-name="T667">8</text:span>;</text:p>
      <text:p text:style-name="P229"><text:s text:c="4"/><text:tab/><text:tab/><text:span text:style-name="T327">char </text:span>r2 = (<text:span text:style-name="T327">char</text:span>)(c2 &amp; <text:span text:style-name="T667">255</text:span>);</text:p>
      <text:p text:style-name="P229"><text:s text:c="4"/><text:tab/><text:tab/><text:span text:style-name="T327">return </text:span><text:span text:style-name="T786">abs</text:span>(r1,r2)+<text:span text:style-name="T786">abs</text:span>(g1,g2)+<text:span text:style-name="T786">abs</text:span>(b1,b2);</text:p>
      <text:p text:style-name="P214"><text:tab/>}</text:p>
      <text:p text:style-name="P117"><text:span text:style-name="T872"><text:tab/></text:span><text:span text:style-name="T217">Folosesc </text:span><text:span text:style-name="T218">variabile de tipul int pentru a stoca culori, metoda aceasta este des întâlnită.</text:span></text:p>
      <text:p text:style-name="P118"><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118"><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text:span><text:soft-page-break/><text:span text:style-name="T223">baza hexa</text:span><text:span text:style-name="T227">z</text:span><text:span text:style-name="T223">ecimal</text:span><text:span text:style-name="T226">ă</text:span><text:span text:style-name="T223">. </text:span></text:p>
      <text:p text:style-name="P118"><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110"><text:tab/><text:span text:style-name="T924">După aceea se pot repeta operatiile precedente pentru a obtine bitii pentru verde și pentru roșu. Nu repet acelesi lucru și pentru valorea alpha deoarece nu am de gând sa procesez și imagini care au transparenta. </text:span></text:p>
      <text:p text:style-name="P110"><text:tab/><text:span text:style-name="T925">După ce obtini valorile culorilor de la prima variabila , repet același proces pentru a doua variabila . </text:span></text:p>
      <text:p text:style-name="P110"><text:tab/><text:span text:style-name="T926">Am numit functia manhattenDistance deoarece doar insumez valorile absolute ale diferentelor culorilor pentru a obtine valorea care o doresc. Sunt mulțumit de rezultate și nu doresc sa calculez distanța euclidiana . </text:span></text:p>
      <text:p text:style-name="P110"><text:tab/><text:span text:style-name="T927">Deoarece folosesc operatii pe biti , întreaga funcție ar trebuii să fie destul de rapid, ca și bonus , am creat o funcție specială care calculează modulul cu variabile char.</text:span></text:p>
      <text:p text:style-name="P114"><text:span text:style-name="T88"><text:tab/></text:span><text:span text:style-name="T344">public static int </text:span><text:span text:style-name="T678">abs(</text:span><text:span text:style-name="T344">char </text:span><text:span text:style-name="T678">a,</text:span><text:span text:style-name="T344">char </text:span><text:span text:style-name="T678">b){</text:span></text:p>
      <text:p text:style-name="P229"><text:s text:c="4"/><text:tab/><text:tab/><text:span text:style-name="T327">if</text:span>(a&lt;b) <text:span text:style-name="T327">return </text:span>b-a;</text:p>
      <text:p text:style-name="P229"><text:s text:c="4"/><text:tab/><text:tab/><text:span text:style-name="T327">return </text:span>a-b;</text:p>
      <text:p text:style-name="P214"><text:tab/>}</text:p>
      <text:p text:style-name="P110"><text:tab/><text:span text:style-name="T928">Java da eroare dacă încerc sa returnez char, deoarce operația de scădere într-o doua variabile char returneaza o variabila int , și nu am vrut să mai creez overhead cu typecast-ul diferentei înapoi în char.</text:span></text:p>
      <text:p text:style-name="P114"><text:span text:style-name="T88"><text:tab/></text:span><text:span text:style-name="T338">public static void </text:span><text:span text:style-name="T919">writeTo(String s,OutputStream os) </text:span><text:span text:style-name="T338">throws </text:span><text:span text:style-name="T919">IOException {</text:span></text:p>
      <text:p text:style-name="P244"><text:s text:c="4"/><text:tab/><text:tab/><text:span text:style-name="T912">os.write(s.getBytes());</text:span></text:p>
      <text:p text:style-name="P202"><text:tab/>}</text:p>
      <text:p text:style-name="P202"><text:tab/><text:span text:style-name="T191">Funcție creata doar de dragul convenientei.</text:span></text:p>
      <text:p text:style-name="P100"><text:span text:style-name="T327">public static float </text:span>distanceFromPointToLine(<text:span text:style-name="T327">float </text:span>x0,<text:span text:style-name="T327">float </text:span>y0,<text:span text:style-name="T327">float </text:span>x1,<text:span text:style-name="T327">float </text:span>y1,<text:span text:style-name="T327">float </text:span>x2,<text:span text:style-name="T327">float </text:span>y2){</text:p>
      <text:p text:style-name="P247"><text:s text:c="4"/><text:tab/><text:tab/><text:span text:style-name="T343">float </text:span><text:span text:style-name="T920">a = (y2-y1)*x0-(x2-x1)*y0+x2*y1-y2*x1;</text:span></text:p>
      <text:p text:style-name="P247"><text:s text:c="4"/><text:tab/><text:tab/><text:span text:style-name="T920">a = Math.</text:span><text:span text:style-name="T921">abs</text:span><text:span text:style-name="T920">(a);</text:span></text:p>
      <text:p text:style-name="P247"><text:s text:c="4"/><text:tab/><text:tab/><text:span text:style-name="T343">float </text:span><text:span text:style-name="T920">b = (y2-y1)*(y2-y1)+(x2-x1)*(x2-x1);</text:span></text:p>
      <text:p text:style-name="P247"><text:s text:c="4"/><text:tab/><text:tab/><text:span text:style-name="T920">b = (</text:span><text:span text:style-name="T343">float</text:span><text:span text:style-name="T920">) Math.</text:span><text:span text:style-name="T921">sqrt</text:span><text:span text:style-name="T920">(b);</text:span></text:p>
      <text:p text:style-name="P247"><text:s text:c="4"/><text:tab/><text:tab/><text:span text:style-name="T343">return </text:span><text:span text:style-name="T920">a/b;</text:span></text:p>
      <text:p text:style-name="P197"><text:tab/>}</text:p>
      <text:p text:style-name="P197"><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97"><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110"><text:soft-page-break/><text:tab/></text:p>
      <text:p text:style-name="P124"/>
      <text:p text:style-name="P113"><text:span text:style-name="T343">public static float </text:span><text:span text:style-name="T920">interpolate(</text:span><text:span text:style-name="T343">float </text:span><text:span text:style-name="T920">a, </text:span><text:span text:style-name="T343">float </text:span><text:span text:style-name="T920">b,</text:span><text:span text:style-name="T343">float </text:span><text:span text:style-name="T920">x)</text:span></text:p>
      <text:p text:style-name="P120">{</text:p>
      <text:p text:style-name="P247"><text:s text:c="4"/><text:span text:style-name="T343">return </text:span><text:span text:style-name="T920">a + x*(b-a);</text:span></text:p>
      <text:p text:style-name="P197">}</text:p>
      <text:p text:style-name="P110"><text:tab/><text:span text:style-name="T931">Funcție creata deoarece am început sa scriu în mod repetat o bucata de cod și am vrut sa o incapsulez.</text:span></text:p>
      <text:p text:style-name="P234"><text:span text:style-name="T327">public static </text:span>String aproximateDataSize(<text:span text:style-name="T327">int </text:span>x) {</text:p>
      <text:p text:style-name="P247"><text:s text:c="4"/><text:span text:style-name="T343">if</text:span><text:span text:style-name="T920">(x &lt; </text:span><text:span text:style-name="T671">0</text:span><text:span text:style-name="T920">)</text:span></text:p>
      <text:p text:style-name="P247"><text:s text:c="8"/><text:span text:style-name="T343">return </text:span><text:span text:style-name="T932">"-1 B"</text:span><text:span text:style-name="T920">;</text:span></text:p>
      <text:p text:style-name="P247"><text:s text:c="4"/><text:span text:style-name="T343">if</text:span><text:span text:style-name="T920">(x&lt;</text:span><text:span text:style-name="T671">1000</text:span><text:span text:style-name="T920">)</text:span></text:p>
      <text:p text:style-name="P247"><text:s text:c="8"/><text:span text:style-name="T343">return </text:span><text:span text:style-name="T920">x+</text:span><text:span text:style-name="T932">" B"</text:span><text:span text:style-name="T920">;</text:span></text:p>
      <text:p text:style-name="P247"><text:s text:c="4"/><text:span text:style-name="T343">if</text:span><text:span text:style-name="T920">(x&lt;</text:span><text:span text:style-name="T671">1000000</text:span><text:span text:style-name="T920">)</text:span></text:p>
      <text:p text:style-name="P247"><text:s text:c="8"/><text:span text:style-name="T343">return </text:span><text:span text:style-name="T920">String.</text:span><text:span text:style-name="T921">format</text:span><text:span text:style-name="T920">(</text:span><text:span text:style-name="T932">"%.2f KB"</text:span><text:span text:style-name="T920">,x/</text:span><text:span text:style-name="T671">1024.f</text:span><text:span text:style-name="T920">);</text:span></text:p>
      <text:p text:style-name="P247"><text:s text:c="4"/><text:span text:style-name="T343">if</text:span><text:span text:style-name="T920">(x&lt;</text:span><text:span text:style-name="T671">1000000000</text:span><text:span text:style-name="T920">)</text:span></text:p>
      <text:p text:style-name="P247"><text:s text:c="8"/><text:span text:style-name="T343">return </text:span><text:span text:style-name="T920">String.</text:span><text:span text:style-name="T921">format</text:span><text:span text:style-name="T920">(</text:span><text:span text:style-name="T932">"%.2f MB"</text:span><text:span text:style-name="T920">,x/</text:span><text:span text:style-name="T671">1048576.f</text:span><text:span text:style-name="T920">);</text:span></text:p>
      <text:p text:style-name="P247"><text:s text:c="4"/></text:p>
      <text:p text:style-name="P247"><text:s text:c="4"/><text:span text:style-name="T343">return </text:span><text:span text:style-name="T920">String.</text:span><text:span text:style-name="T921">format</text:span><text:span text:style-name="T920">(</text:span><text:span text:style-name="T932">"%.2f GB"</text:span><text:span text:style-name="T920">,x/</text:span><text:span text:style-name="T671">1073741824.f</text:span><text:span text:style-name="T920">);</text:span></text:p>
      <text:p text:style-name="P197">}</text:p>
      <text:p text:style-name="P111"><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111"><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111"><text:span text:style-name="T11"><text:tab/></text:span><text:span text:style-name="T935">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112"><text:tab/>Prin repozitorul Git , se poate vedea ca aceasta clasa cândva avea mai multe functionalitati dar o să menționez doar pe cele care încă le folosesc.</text:p>
      <text:p text:style-name="P113"><text:span text:style-name="T873"><text:tab/></text:span><text:span text:style-name="T343">private </text:span><text:span text:style-name="T920">BufferedImage </text:span><text:span text:style-name="T383">image</text:span><text:span text:style-name="T920">;</text:span></text:p>
      <text:p text:style-name="P112"><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21"><text:span text:style-name="T212"><text:tab/></text:span><text:span text:style-name="T343">protected void </text:span><text:span text:style-name="T920">paintComponent(Graphics g) {</text:span></text:p>
      <text:p text:style-name="P247"><text:s text:c="4"/><text:tab/><text:tab/><text:span text:style-name="T920">g.drawImage(</text:span><text:span text:style-name="T383">image</text:span><text:span text:style-name="T920">, </text:span><text:span text:style-name="T671">0</text:span><text:span text:style-name="T920">, </text:span><text:span text:style-name="T671">0</text:span><text:span text:style-name="T920">, getWidth(), getHeight(), </text:span><text:span text:style-name="T343">null</text:span><text:span text:style-name="T920">);</text:span></text:p>
      <text:p text:style-name="P235"><text:tab/>}</text:p>
      <text:p text:style-name="P235"><text:span text:style-name="T327"><text:tab/>public void </text:span>setImage(BufferedImage img){</text:p>
      <text:p text:style-name="P247"><text:soft-page-break/><text:s text:c="4"/><text:tab/><text:tab/><text:span text:style-name="T383">image </text:span><text:span text:style-name="T920">= img;</text:span></text:p>
      <text:p text:style-name="P247"><text:s text:c="4"/><text:tab/><text:tab/><text:span text:style-name="T920">repaint();</text:span></text:p>
      <text:p text:style-name="P197"><text:tab/>}</text:p>
      <text:p text:style-name="P197"><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97"><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97"><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5"><text:tab/>Renuntand la folosirea metodei super.paintComponent(g) și a block-urilor if/else și try/catch am mai redus puțin din overhead-ul de performanța.</text:p>
      <text:p text:style-name="P197"><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6"><text:tab/>Metodele sunt rapide, scurte și ușor de citit.</text:p>
      <text:p text:style-name="P217"><text:span text:style-name="T214"><text:tab/></text:span><text:span text:style-name="T360">public boolean </text:span><text:span text:style-name="T685">isOpaque() {</text:span><text:span text:style-name="T337">return true</text:span><text:span text:style-name="T922">;}</text:span></text:p>
      <text:p text:style-name="P197"><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225"><text:span text:style-name="T477"><text:tab/>Am decis sa returnez true , pentru a reduce din overhead-ul de performanța .</text:span></text:p>
      <text:h text:style-name="P127" text:outline-level="1"><text:bookmark-start text:name="__RefHeading___Toc6614_343084211"/><text:soft-page-break/><text:span text:style-name="T1054">Teste de performanță</text:span> <text:bookmark-end text:name="__RefHeading___Toc6614_343084211"/></text:h>
      <text:h text:style-name="P137" text:outline-level="2"><text:bookmark-start text:name="__RefHeading___Toc10598_60537451"/><text:span text:style-name="T1054">Teste pentru </text:span>Triangle Vectorizer<text:bookmark-end text:name="__RefHeading___Toc10598_60537451"/></text:h>
      <text:p text:style-name="P46"><draw:frame draw:style-name="fr5" draw:name="Object1" text:anchor-type="paragraph" svg:x="-0.7874in" svg:y="0.0291in" svg:width="7.7193in" svg:height="4.6402in" draw:z-index="0"><draw:object xlink:href="./Object 1" xlink:type="simple" xlink:show="embed" xlink:actuate="onLoad"/><draw:image xlink:href="./ObjectReplacements/Object 1" xlink:type="simple" xlink:show="embed" xlink:actuate="onLoad"/></draw:frame><text:tab/><text:span text:style-name="T1039">Figura aceasta măsoară în secunde timpul de vectorizare al imaginii.</text:span></text:p>
      <text:p text:style-name="P54"><text:tab/>Având în vedere faptul ca <text:span text:style-name="T1040">procesul</text:span> folosește doar dou<text:span text:style-name="T1040">ă</text:span> thread-uri, sunt mulțumit de performanța pe care o ofer<text:span text:style-name="T1040">ă</text:span>. </text:p>
      <text:p text:style-name="P45"><draw:frame draw:style-name="fr5" draw:name="Object2" text:anchor-type="paragraph" svg:x="-0.5689in" svg:y="0in" svg:width="7.8299in" svg:height="3.5429in" draw:z-index="1"><draw:object xlink:href="./Object 2" xlink:type="simple" xlink:show="embed" xlink:actuate="onLoad"/><draw:image xlink:href="./ObjectReplacements/Object 2" xlink:type="simple" xlink:show="embed" xlink:actuate="onLoad"/></draw:frame><text:soft-page-break/><text:tab/><text:span text:style-name="T781">Se poate observa imediat fenomenul bizar când </text:span><text:span text:style-name="T843">threshold</text:span><text:span text:style-name="T781"> este foarte mare, timpul de execuție este foarte mic. </text:span><text:span text:style-name="T842">Treshold</text:span><text:span text:style-name="T781">-ul este atât de mare încât vectorizarea returnează doar două triunghiuri mari care ocupă toată imaginea.</text:span><text:tab/><text:span text:style-name="T1041">Figura această măsoară dimensiunea fișierelor SVG și SVGZ în bytes.</text:span></text:p>
      <text:p text:style-name="P56"><draw:frame draw:style-name="fr5" draw:name="Object3" text:anchor-type="paragraph" svg:x="-0.298in" svg:y="0.011in" svg:width="7.3957in" svg:height="3.3618in" draw:z-index="2"><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41">ră</text:span> logaritmica. În majoritatea cazurilor se vede cum SVGZ este aproximativ de 10 ori mai mic decât SVG.</text:p>
      <text:p text:style-name="P44"><text:tab/><text:span text:style-name="T782">Această figură reprezintă procentul de similaritate cu poza originală. Se vede imediat cât de mult variază la diferite valori de </text:span><text:span text:style-name="T844">threshold</text:span><text:span text:style-name="T782">, dar până la urmă scade puțin câte puțin.</text:span></text:p>
      <text:p text:style-name="P122"><text:span text:style-name="T469"><text:tab/></text:span><text:span text:style-name="T470">Chiar dacă valoarea de </text:span><text:span text:style-name="T481">threshold</text:span><text:span text:style-name="T470"> este 0 , vectorizarea folosind triunghiuri nu poate să reproducă 100% poza originală.</text:span></text:p>
      <text:h text:style-name="Heading_20_2" text:outline-level="2"><draw:frame draw:style-name="fr5" draw:name="Object4" text:anchor-type="paragraph" svg:x="-0.2528in" svg:y="0.461in" svg:width="7.3654in" svg:height="2.6126in" draw:z-index="3"><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80"><text:span text:style-name="T500"><text:tab/></text:span><text:span text:style-name="T467">Figura a</text:span><text:span text:style-name="T468">ce</text:span><text:span text:style-name="T467">a</text:span><text:span text:style-name="T468">st</text:span><text:span text:style-name="T471">a</text:span><text:span text:style-name="T468"> măsoară în secunde timpul de vectorizare a imaginii.</text:span></text:p>
      <text:p text:style-name="P55"><text:tab/>Având în vedere faptul c<text:span text:style-name="T1042">ă</text:span> vectorizarea cu dreptunghiuri folosește doar patru thread-uri, sunt mulțumit de performanța pe care o ofer<text:span text:style-name="T1042">ă</text:span>. </text:p>
      <text:p text:style-name="P58"><draw:frame draw:style-name="fr5" draw:name="Object5" text:anchor-type="paragraph" svg:x="-0.3791in" svg:y="0.0161in" svg:width="7.452in" svg:height="3.5429in" draw:z-index="4"><draw:object xlink:href="./Object 5" xlink:type="simple" xlink:show="embed" xlink:actuate="onLoad"/><draw:image xlink:href="./ObjectReplacements/Object 5" xlink:type="simple" xlink:show="embed" xlink:actuate="onLoad"/></draw:frame><text:soft-page-break/><text:span text:style-name="T2"><text:tab/></text:span><text:span text:style-name="T1042">Figura</text:span><text:span text:style-name="T778"> ace</text:span><text:span text:style-name="T779">a</text:span><text:span text:style-name="T778">st</text:span><text:span text:style-name="T779">a</text:span><text:span text:style-name="T778"> </text:span><text:span text:style-name="T779">măsoară</text:span><text:span text:style-name="T778"> </text:span><text:span text:style-name="T780">dimensiunea</text:span><text:span text:style-name="T778"> </text:span><text:span text:style-name="T780">fișierelor</text:span><text:span text:style-name="T778"> SVG și SVGZ în bytes.</text:span></text:p>
      <text:p text:style-name="P47"><text:span text:style-name="T4"><text:tab/></text:span><text:span text:style-name="T744">La prima vedere, nu pare a fi prea mare diferența. Dar aceasta este o scar</text:span><text:span text:style-name="T768">ă</text:span><text:span text:style-name="T744"> logaritmic</text:span><text:span text:style-name="T768">ă</text:span><text:span text:style-name="T744">. În majoritatea cazurilor se vede cum SVGZ este aproximativ de 10 ori mai mic decât SVG.</text:span></text:p>
      <text:p text:style-name="P60"/>
      <text:p text:style-name="P48"><draw:frame draw:style-name="fr6" draw:name="Object6" text:anchor-type="paragraph" svg:width="7.1138in" svg:height="3.5429in" draw:z-index="5"><draw:object xlink:href="./Object 6" xlink:type="simple" xlink:show="embed" xlink:actuate="onLoad"/><draw:image xlink:href="./ObjectReplacements/Object 6" xlink:type="simple" xlink:show="embed" xlink:actuate="onLoad"/></draw:frame><text:span text:style-name="T744"><text:tab/></text:span><text:span text:style-name="T782">Acestă figură reprezintă procentul de similaritate cu poza originală. Se vede imediat cât de mult variază la diferite valori de </text:span><text:span text:style-name="T844">threshold</text:span><text:span text:style-name="T782">, dar până la urmă scade puțin câte puțin.</text:span></text:p>
      <text:p text:style-name="P48"><text:span text:style-name="T744"><text:tab/></text:span><text:span text:style-name="T745">Vectorizarea folosind dreptunghiuri </text:span><text:span text:style-name="T746">poate s</text:span><text:span text:style-name="T770">ă</text:span><text:span text:style-name="T746"> reprod</text:span><text:span text:style-name="T769">u</text:span><text:span text:style-name="T746">c</text:span><text:span text:style-name="T769">ă</text:span><text:span text:style-name="T746"> 100% poza original</text:span><text:span text:style-name="T770">ă</text:span><text:span text:style-name="T746">, dar cu dezavantajul c</text:span><text:span text:style-name="T770">ă</text:span><text:span text:style-name="T746">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2634in" svg:y="0.0909in" svg:width="7.3756in" svg:height="3.5429in" draw:z-index="6"><draw:object xlink:href="./Object 7" xlink:type="simple" xlink:show="embed" xlink:actuate="onLoad"/><draw:image xlink:href="./ObjectReplacements/Object 7" xlink:type="simple" xlink:show="embed" xlink:actuate="onLoad"/></draw:frame><text:span text:style-name="T8"><text:tab/></text:span><text:span text:style-name="T771">Figura</text:span><text:span text:style-name="T783"> această măsoară în secunde timpul de vectorizare a imaginii.</text:span></text:p>
      <text:p text:style-name="P49"><draw:frame draw:style-name="fr5" draw:name="Object8" text:anchor-type="paragraph" svg:x="-0.4717in" svg:y="0.6709in" svg:width="7.4693in" svg:height="3.5429in" draw:z-index="7"><draw:object xlink:href="./Object 8" xlink:type="simple" xlink:show="embed" xlink:actuate="onLoad"/><draw:image xlink:href="./ObjectReplacements/Object 8" xlink:type="simple" xlink:show="embed" xlink:actuate="onLoad"/></draw:frame><text:span text:style-name="T9"><text:tab/></text:span><text:span text:style-name="T747">Având în vedere faptul ca vectorizarea cu </text:span><text:span text:style-name="T748">poligoane</text:span><text:span text:style-name="T747"> folosește doar </text:span><text:span text:style-name="T749">un singur</text:span><text:span text:style-name="T747"> thread , sunt mulțumit de performanța pe care o ofer</text:span><text:span text:style-name="T771">ă</text:span><text:span text:style-name="T747">.</text:span></text:p>
      <text:p text:style-name="P51"><text:tab/><text:span text:style-name="T1044">Figura aceasta măsoară dimensiunile fișierelor SVG și SVGZ în bytes.</text:span></text:p>
      <text:p text:style-name="P52"><text:tab/><text:span text:style-name="T744">La prima vedere, nu pare a fi prea mare diferența. Dar aceasta este o scar</text:span><text:span text:style-name="T768">ă</text:span><text:span text:style-name="T744"> logaritmic</text:span><text:span text:style-name="T768">ă</text:span><text:span text:style-name="T744">. În majoritatea cazurilor se vede cum SVGZ este aproximativ de 10 ori mai mic decât SVG.</text:span></text:p>
      <text:p text:style-name="P76"><draw:frame draw:style-name="fr5" draw:name="Object9" text:anchor-type="paragraph" svg:x="-0.2937in" svg:y="0.0992in" svg:width="7.2811in" svg:height="3.5429in" draw:z-index="8"><draw:object xlink:href="./Object 9" xlink:type="simple" xlink:show="embed" xlink:actuate="onLoad"/><draw:image xlink:href="./ObjectReplacements/Object 9" xlink:type="simple" xlink:show="embed" xlink:actuate="onLoad"/></draw:frame><text:soft-page-break/><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30"><text:tab/>Vectorizarea folosind <text:span text:style-name="T1043">poligoane</text:span> poate sa reprod<text:span text:style-name="T1043">u</text:span>c<text:span text:style-name="T1043">ă</text:span> 100% poza original<text:span text:style-name="T1043">ă</text:span>, dar cu dezavantajul c<text:span text:style-name="T1043">ă</text:span> este irosit foarte mult spațiu.</text:p>
      <text:h text:style-name="P128" text:outline-level="1"><text:bookmark-start text:name="__RefHeading___Toc6620_343084211"/>Exemple <text:span text:style-name="T1053">de poze vectorizate</text:span><text:bookmark-end text:name="__RefHeading___Toc6620_343084211"/></text:h>
      <text:p text:style-name="P59"><text:span text:style-name="T2"><text:tab/></text:span><text:span text:style-name="T776">Poza originala : </text:span><text:span text:style-name="T777">JPG 1600 x 1200 370 KB</text:span></text:p>
      <text:p text:style-name="P53"><draw:frame draw:style-name="fr3" draw:name="Image4" text:anchor-type="paragraph" svg:x="0.4673in" svg:y="0in" svg:width="5.7283in" svg:height="4.2965in" draw:z-index="9"><draw:image xlink:href="Pictures/1000000000000640000004B092D8EE85.jpg" xlink:type="simple" xlink:show="embed" xlink:actuate="onLoad"/></draw:frame><text:soft-page-break/><text:tab/><text:span text:style-name="T1032">TriangleVectorizer: </text:span>SVG: 6.12 MB ; SVGZ: 1.2 MB<text:span text:style-name="T1045"><text:tab/></text:span></text:p>
      <text:p text:style-name="P50"><draw:frame draw:style-name="fr3" draw:name="Image5" text:anchor-type="paragraph" svg:x="0.4634in" svg:y="-0.0638in" svg:width="5.7693in" svg:height="4.3272in" draw:z-index="10"><draw:image xlink:href="Pictures/1000020100000641000004B19C0A1CF4.png" xlink:type="simple" xlink:show="embed" xlink:actuate="onLoad"/></draw:frame></text:p>
      <text:p text:style-name="P50"><text:tab/><text:span text:style-name="T1032">RectangleVectorizer: </text:span><text:span text:style-name="T784">SVG: 4.81 MB ; SVGZ: 0.65 MB</text:span></text:p>
      <text:p text:style-name="P50"><draw:frame draw:style-name="fr3" draw:name="Image6" text:anchor-type="paragraph" svg:x="0.3535in" svg:y="-0.0283in" svg:width="6.1102in" svg:height="4.5835in" draw:z-index="11"><draw:image xlink:href="Pictures/1000020100000641000004B1C5578E50.png" xlink:type="simple" xlink:show="embed" xlink:actuate="onLoad"/></draw:frame><text:tab/><text:span text:style-name="T1032">PolygonVectorizer: </text:span><text:span text:style-name="T785">SVG: 4.22 MB ; SVGZ: 1.02 MB</text:span></text:p>
      <text:p text:style-name="P61"><draw:frame draw:style-name="fr3" draw:name="Image7" text:anchor-type="paragraph" svg:x="0.3654in" svg:y="0.0217in" svg:width="5.9874in" svg:height="4.489in" draw:z-index="12"><draw:image xlink:href="Pictures/100002010000063F000004AF0D675B85.png" xlink:type="simple" xlink:show="embed" xlink:actuate="onLoad"/></draw:frame><text:soft-page-break/></text:p>
      <text:p text:style-name="P224"><text:span text:style-name="T501"><text:tab/></text:span></text:p>
      <text:h text:style-name="P129"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75">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1T13:38:04.420000000</dc:date>
    <meta:editing-duration>P4DT15H25M6S</meta:editing-duration>
    <meta:editing-cycles>1108</meta:editing-cycles>
    <meta:generator>LibreOffice/4.4.6.3$Windows_x86 LibreOffice_project/e8938fd3328e95dcf59dd64e7facd2c7d67c704d</meta:generator>
    <meta:document-statistic meta:table-count="1" meta:image-count="7" meta:object-count="9" meta:page-count="47" meta:paragraph-count="926" meta:word-count="13932" meta:character-count="94430" meta:non-whitespace-character-count="793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